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pd1" office:value-type="string" calcext:value-type="string">
            <text:p>genus</text:p>
          </table:table-cell>
          <table:table-cell table:style-name="pd1" office:value-type="string" calcext:value-type="string">
            <text:p>Feces_Day1_Mean</text:p>
          </table:table-cell>
          <table:table-cell table:style-name="pd1" office:value-type="string" calcext:value-type="string">
            <text:p>Feces_Day1_SD</text:p>
          </table:table-cell>
          <table:table-cell table:style-name="pd1" office:value-type="string" calcext:value-type="string">
            <text:p>Feces_Day7_Mean</text:p>
          </table:table-cell>
          <table:table-cell table:style-name="pd1" office:value-type="string" calcext:value-type="string">
            <text:p>Feces_Day7_SD</text:p>
          </table:table-cell>
          <table:table-cell table:style-name="pd1" office:value-type="string" calcext:value-type="string">
            <text:p>Feces_Day21_Mean</text:p>
          </table:table-cell>
          <table:table-cell table:style-name="pd1" office:value-type="string" calcext:value-type="string">
            <text:p>Feces_Day21_SD</text:p>
          </table:table-cell>
          <table:table-cell table:style-name="pd1" office:value-type="string" calcext:value-type="string">
            <text:p>Feces_Day35_Mean</text:p>
          </table:table-cell>
          <table:table-cell table:style-name="pd1" office:value-type="string" calcext:value-type="string">
            <text:p>Feces_Day35_SD</text:p>
          </table:table-cell>
          <table:table-cell table:style-name="pd1" office:value-type="string" calcext:value-type="string">
            <text:p>Cecum_Day1_Mean</text:p>
          </table:table-cell>
          <table:table-cell table:style-name="pd1" office:value-type="string" calcext:value-type="string">
            <text:p>Cecum_Day1_SD</text:p>
          </table:table-cell>
          <table:table-cell table:style-name="pd1" office:value-type="string" calcext:value-type="string">
            <text:p>Cecum_Day7_Mean</text:p>
          </table:table-cell>
          <table:table-cell table:style-name="pd1" office:value-type="string" calcext:value-type="string">
            <text:p>Cecum_Day7_SD</text:p>
          </table:table-cell>
          <table:table-cell table:style-name="pd1" office:value-type="string" calcext:value-type="string">
            <text:p>Cecum_Day21_Mean</text:p>
          </table:table-cell>
          <table:table-cell table:style-name="pd1" office:value-type="string" calcext:value-type="string">
            <text:p>Cecum_Day21_SD</text:p>
          </table:table-cell>
          <table:table-cell table:style-name="pd1" office:value-type="string" calcext:value-type="string">
            <text:p>Cecum_Day35_Mean</text:p>
          </table:table-cell>
          <table:table-cell table:style-name="pd1" office:value-type="string" calcext:value-type="string">
            <text:p>Cecum_Day35_SD</text:p>
          </table:table-cell>
          <table:table-cell table:style-name="pd1" office:value-type="string" calcext:value-type="string">
            <text:p>Duodenum_Day7_Mean</text:p>
          </table:table-cell>
          <table:table-cell table:style-name="pd1" office:value-type="string" calcext:value-type="string">
            <text:p>Duodenum_Day7_SD</text:p>
          </table:table-cell>
          <table:table-cell table:style-name="pd1" office:value-type="string" calcext:value-type="string">
            <text:p>Duodenum_Day21_Mean</text:p>
          </table:table-cell>
          <table:table-cell table:style-name="pd1" office:value-type="string" calcext:value-type="string">
            <text:p>Duodenum_Day21_SD</text:p>
          </table:table-cell>
          <table:table-cell table:style-name="pd1" office:value-type="string" calcext:value-type="string">
            <text:p>Duodenum_Day35_Mean</text:p>
          </table:table-cell>
          <table:table-cell table:style-name="pd1" office:value-type="string" calcext:value-type="string">
            <text:p>Duodenum_Day35_SD</text:p>
          </table:table-cell>
        </table:table-row>
        <table:table-row table:style-name="ro1">
          <table:table-cell office:value-type="string" calcext:value-type="string">
            <text:p>Acetanaero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0843301721188333" calcext:value-type="float">
            <text:p>8.43301721188333E-06</text:p>
          </table:table-cell>
          <table:table-cell office:value-type="float" office:value="0.0000130684189544867" calcext:value-type="float">
            <text:p>1.30684189544867E-05</text:p>
          </table:table-cell>
          <table:table-cell office:value-type="float" office:value="0.00001383990396145" calcext:value-type="float">
            <text:p>1.383990396145E-05</text:p>
          </table:table-cell>
          <table:table-cell office:value-type="float" office:value="0.0000234207421123286" calcext:value-type="float">
            <text:p>2.34207421123286E-05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office:value-type="float" office:value="0.00002013916914635" calcext:value-type="float">
            <text:p>2.013916914635E-05</text:p>
          </table:table-cell>
          <table:table-cell office:value-type="float" office:value="0.0000325200107487952" calcext:value-type="float">
            <text:p>3.25200107487952E-05</text:p>
          </table:table-cell>
          <table:table-cell office:value-type="float" office:value="0.0000751984340423167" calcext:value-type="float">
            <text:p>7.51984340423167E-05</text:p>
          </table:table-cell>
          <table:table-cell office:value-type="float" office:value="0.0000351006909633405" calcext:value-type="float">
            <text:p>3.51006909633405E-05</text:p>
          </table:table-cell>
          <table:table-cell office:value-type="float" office:value="0.0000457867959470333" calcext:value-type="float">
            <text:p>4.57867959470333E-05</text:p>
          </table:table-cell>
          <table:table-cell office:value-type="float" office:value="0.0000214518736390697" calcext:value-type="float">
            <text:p>2.14518736390697E-05</text:p>
          </table:table-cell>
          <table:table-cell office:value-type="float" office:value="0.00000596861239148" calcext:value-type="float">
            <text:p>5.96861239148E-06</text:p>
          </table:table-cell>
          <table:table-cell office:value-type="float" office:value="0.00000817501750835666" calcext:value-type="float">
            <text:p>8.175017508356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53952774941667" calcext:value-type="float">
            <text:p>2.53952774941667E-06</text:p>
          </table:table-cell>
          <table:table-cell office:value-type="float" office:value="0.00000622054717370937" calcext:value-type="float">
            <text:p>6.22054717370937E-06</text:p>
          </table:table-cell>
        </table:table-row>
        <table:table-row table:style-name="ro1">
          <table:table-cell office:value-type="string" calcext:value-type="string">
            <text:p>Acetitomaculu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8448970996417" calcext:value-type="float">
            <text:p>0.000198448970996417</text:p>
          </table:table-cell>
          <table:table-cell office:value-type="float" office:value="0.000475373493660557" calcext:value-type="float">
            <text:p>0.00047537349366055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romobacter</text:p>
          </table:table-cell>
          <table:table-cell office:value-type="float" office:value="0.000248176536980667" calcext:value-type="float">
            <text:p>0.000248176536980667</text:p>
          </table:table-cell>
          <table:table-cell office:value-type="float" office:value="0.000216714983798338" calcext:value-type="float">
            <text:p>0.000216714983798338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office:value-type="float" office:value="0.00000824494490018333" calcext:value-type="float">
            <text:p>8.24494490018333E-06</text:p>
          </table:table-cell>
          <table:table-cell office:value-type="float" office:value="0.0000135029925249711" calcext:value-type="float">
            <text:p>1.35029925249711E-05</text:p>
          </table:table-cell>
          <table:table-cell office:value-type="float" office:value="0.00000443628168615" calcext:value-type="float">
            <text:p>4.43628168615E-06</text:p>
          </table:table-cell>
          <table:table-cell office:value-type="float" office:value="0.0000108666264863213" calcext:value-type="float">
            <text:p>1.08666264863213E-05</text:p>
          </table:table-cell>
          <table:table-cell office:value-type="float" office:value="0.0000400719409427167" calcext:value-type="float">
            <text:p>4.00719409427167E-05</text:p>
          </table:table-cell>
          <table:table-cell office:value-type="float" office:value="0.0000480296240213897" calcext:value-type="float">
            <text:p>4.8029624021389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2626888896478" calcext:value-type="float">
            <text:p>0.00012626888896478</text:p>
          </table:table-cell>
          <table:table-cell office:value-type="float" office:value="0.000169116606631592" calcext:value-type="float">
            <text:p>0.000169116606631592</text:p>
          </table:table-cell>
          <table:table-cell office:value-type="float" office:value="0.0000325825700014333" calcext:value-type="float">
            <text:p>3.25825700014333E-05</text:p>
          </table:table-cell>
          <table:table-cell office:value-type="float" office:value="0.0000274547831012408" calcext:value-type="float">
            <text:p>2.74547831012408E-05</text:p>
          </table:table-cell>
        </table:table-row>
        <table:table-row table:style-name="ro1">
          <table:table-cell office:value-type="string" calcext:value-type="string">
            <text:p>Acinetobacter</text:p>
          </table:table-cell>
          <table:table-cell office:value-type="float" office:value="0.0228346487382972" calcext:value-type="float">
            <text:p>0.0228346487382972</text:p>
          </table:table-cell>
          <table:table-cell office:value-type="float" office:value="0.0167054540315587" calcext:value-type="float">
            <text:p>0.0167054540315587</text:p>
          </table:table-cell>
          <table:table-cell office:value-type="float" office:value="0.00000541250817968333" calcext:value-type="float">
            <text:p>5.41250817968333E-06</text:p>
          </table:table-cell>
          <table:table-cell office:value-type="float" office:value="0.00000843064206663045" calcext:value-type="float">
            <text:p>8.43064206663045E-06</text:p>
          </table:table-cell>
          <table:table-cell office:value-type="float" office:value="0.000580604655270133" calcext:value-type="float">
            <text:p>0.000580604655270133</text:p>
          </table:table-cell>
          <table:table-cell office:value-type="float" office:value="0.000825613972167008" calcext:value-type="float">
            <text:p>0.000825613972167008</text:p>
          </table:table-cell>
          <table:table-cell office:value-type="float" office:value="0.0001005513887502" calcext:value-type="float">
            <text:p>0.0001005513887502</text:p>
          </table:table-cell>
          <table:table-cell office:value-type="float" office:value="0.000226970491855249" calcext:value-type="float">
            <text:p>0.000226970491855249</text:p>
          </table:table-cell>
          <table:table-cell office:value-type="float" office:value="0.0014687026319667" calcext:value-type="float">
            <text:p>0.0014687026319667</text:p>
          </table:table-cell>
          <table:table-cell office:value-type="float" office:value="0.00232199284243696" calcext:value-type="float">
            <text:p>0.00232199284243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30648362944167" calcext:value-type="float">
            <text:p>4.30648362944167E-05</text:p>
          </table:table-cell>
          <table:table-cell office:value-type="float" office:value="0.0000652644627039411" calcext:value-type="float">
            <text:p>6.52644627039411E-05</text:p>
          </table:table-cell>
          <table:table-cell office:value-type="float" office:value="0.0000102488418808667" calcext:value-type="float">
            <text:p>1.02488418808667E-05</text:p>
          </table:table-cell>
          <table:table-cell office:value-type="float" office:value="0.0000251044330625896" calcext:value-type="float">
            <text:p>2.51044330625896E-05</text:p>
          </table:table-cell>
          <table:table-cell office:value-type="float" office:value="0.00018822730941562" calcext:value-type="float">
            <text:p>0.00018822730941562</text:p>
          </table:table-cell>
          <table:table-cell office:value-type="float" office:value="0.000134091345862159" calcext:value-type="float">
            <text:p>0.000134091345862159</text:p>
          </table:table-cell>
          <table:table-cell office:value-type="float" office:value="0.134236577965331" calcext:value-type="float">
            <text:p>0.134236577965331</text:p>
          </table:table-cell>
          <table:table-cell office:value-type="float" office:value="0.172735888901206" calcext:value-type="float">
            <text:p>0.172735888901206</text:p>
          </table:table-cell>
          <table:table-cell office:value-type="float" office:value="0.0657567505138055" calcext:value-type="float">
            <text:p>0.0657567505138055</text:p>
          </table:table-cell>
          <table:table-cell office:value-type="float" office:value="0.158321022339079" calcext:value-type="float">
            <text:p>0.158321022339079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float" office:value="0.0000461692921752167" calcext:value-type="float">
            <text:p>4.61692921752167E-05</text:p>
          </table:table-cell>
          <table:table-cell office:value-type="float" office:value="0.0000766630091580497" calcext:value-type="float">
            <text:p>7.66630091580497E-0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nomadu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7066393123167" calcext:value-type="float">
            <text:p>1.47066393123167E-05</text:p>
          </table:table-cell>
          <table:table-cell office:value-type="float" office:value="0.0000360237621463315" calcext:value-type="float">
            <text:p>3.6023762146331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nomarinales</text:p>
          </table:table-cell>
          <table:table-cell office:value-type="float" office:value="0.0000864322229214833" calcext:value-type="float">
            <text:p>8.64322229214833E-05</text:p>
          </table:table-cell>
          <table:table-cell office:value-type="float" office:value="0.000182489728963654" calcext:value-type="float">
            <text:p>0.00018248972896365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nomyces</text:p>
          </table:table-cell>
          <table:table-cell office:value-type="float" office:value="0.000342561940173667" calcext:value-type="float">
            <text:p>0.000342561940173667</text:p>
          </table:table-cell>
          <table:table-cell office:value-type="float" office:value="0.00020270550950826" calcext:value-type="float">
            <text:p>0.00020270550950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4495992587333" calcext:value-type="float">
            <text:p>1.44495992587333E-05</text:p>
          </table:table-cell>
          <table:table-cell office:value-type="float" office:value="0.0000167058814142944" calcext:value-type="float">
            <text:p>1.6705881414294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81337782798333" calcext:value-type="float">
            <text:p>2.81337782798333E-05</text:p>
          </table:table-cell>
          <table:table-cell office:value-type="float" office:value="0.0000689134013221879" calcext:value-type="float">
            <text:p>6.8913401322187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079358081076" calcext:value-type="float">
            <text:p>0.0000079358081076</text:p>
          </table:table-cell>
          <table:table-cell office:value-type="float" office:value="0.0000108733823606491" calcext:value-type="float">
            <text:p>1.08733823606491E-05</text:p>
          </table:table-cell>
          <table:table-cell office:value-type="float" office:value="0.00001581624361795" calcext:value-type="float">
            <text:p>1.581624361795E-05</text:p>
          </table:table-cell>
          <table:table-cell office:value-type="float" office:value="0.0000196403993781959" calcext:value-type="float">
            <text:p>1.96403993781959E-05</text:p>
          </table:table-cell>
        </table:table-row>
        <table:table-row table:style-name="ro1">
          <table:table-cell office:value-type="string" calcext:value-type="string">
            <text:p>Actinomycetospora</text:p>
          </table:table-cell>
          <table:table-cell office:value-type="float" office:value="0.000508917271109833" calcext:value-type="float">
            <text:p>0.000508917271109833</text:p>
          </table:table-cell>
          <table:table-cell office:value-type="float" office:value="0.00113230763848225" calcext:value-type="float">
            <text:p>0.00113230763848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1816360260167" calcext:value-type="float">
            <text:p>1.41816360260167E-05</text:p>
          </table:table-cell>
          <table:table-cell office:value-type="float" office:value="0.000023023490793268" calcext:value-type="float">
            <text:p>2.302349079326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office:value-type="float" office:value="0.0000060538917443" calcext:value-type="float">
            <text:p>0.0000060538917443</text:p>
          </table:table-cell>
          <table:table-cell office:value-type="float" office:value="0.0000148289457315826" calcext:value-type="float">
            <text:p>1.48289457315826E-05</text:p>
          </table:table-cell>
        </table:table-row>
        <table:table-row table:style-name="ro1">
          <table:table-cell office:value-type="string" calcext:value-type="string">
            <text:p>Actinotalea</text:p>
          </table:table-cell>
          <table:table-cell office:value-type="float" office:value="0.0000878028661896833" calcext:value-type="float">
            <text:p>8.78028661896833E-05</text:p>
          </table:table-cell>
          <table:table-cell office:value-type="float" office:value="0.000189827501160466" calcext:value-type="float">
            <text:p>0.00018982750116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44785814794" calcext:value-type="float">
            <text:p>0.0000444785814794</text:p>
          </table:table-cell>
          <table:table-cell office:value-type="float" office:value="0.0000368253029845551" calcext:value-type="float">
            <text:p>3.6825302984555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5416895386004" calcext:value-type="float">
            <text:p>0.0005416895386004</text:p>
          </table:table-cell>
          <table:table-cell office:value-type="float" office:value="0.000241357677182611" calcext:value-type="float">
            <text:p>0.000241357677182611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Aeriscardovia</text:p>
          </table:table-cell>
          <table:table-cell office:value-type="float" office:value="0.0000843374764118333" calcext:value-type="float">
            <text:p>8.43374764118333E-05</text:p>
          </table:table-cell>
          <table:table-cell office:value-type="float" office:value="0.000206583783403004" calcext:value-type="float">
            <text:p>0.000206583783403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773862035876667" calcext:value-type="float">
            <text:p>7.73862035876667E-06</text:p>
          </table:table-cell>
          <table:table-cell office:value-type="float" office:value="0.000018955671192092" calcext:value-type="float">
            <text:p>1.8955671192092E-05</text:p>
          </table:table-cell>
          <table:table-cell office:value-type="float" office:value="0.0130745968306212" calcext:value-type="float">
            <text:p>0.0130745968306212</text:p>
          </table:table-cell>
          <table:table-cell office:value-type="float" office:value="0.0318642588012768" calcext:value-type="float">
            <text:p>0.031864258801276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coccus</text:p>
          </table:table-cell>
          <table:table-cell office:value-type="float" office:value="0.0000622349200254833" calcext:value-type="float">
            <text:p>6.22349200254833E-05</text:p>
          </table:table-cell>
          <table:table-cell office:value-type="float" office:value="0.00012902930929712" calcext:value-type="float">
            <text:p>0.00012902930929712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2770318026345" calcext:value-type="float">
            <text:p>2.770318026345E-05</text:p>
          </table:table-cell>
          <table:table-cell office:value-type="float" office:value="0.0000435691460153046" calcext:value-type="float">
            <text:p>4.3569146015304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86235197562" calcext:value-type="float">
            <text:p>5.86235197562E-06</text:p>
          </table:table-cell>
          <table:table-cell office:value-type="float" office:value="0.0000131086175255165" calcext:value-type="float">
            <text:p>1.31086175255165E-05</text:p>
          </table:table-cell>
          <table:table-cell office:value-type="float" office:value="0.00002952245018866" calcext:value-type="float">
            <text:p>2.952245018866E-05</text:p>
          </table:table-cell>
          <table:table-cell office:value-type="float" office:value="0.0000215395613877384" calcext:value-type="float">
            <text:p>2.15395613877384E-05</text:p>
          </table:table-cell>
          <table:table-cell office:value-type="float" office:value="0.0000163976690741167" calcext:value-type="float">
            <text:p>1.63976690741167E-05</text:p>
          </table:table-cell>
          <table:table-cell office:value-type="float" office:value="0.0000205926842884495" calcext:value-type="float">
            <text:p>2.05926842884495E-05</text:p>
          </table:table-cell>
        </table:table-row>
        <table:table-row table:style-name="ro1">
          <table:table-cell office:value-type="string" calcext:value-type="string">
            <text:p>Aeromonas</text:p>
          </table:table-cell>
          <table:table-cell office:value-type="float" office:value="0.0143542212749912" calcext:value-type="float">
            <text:p>0.0143542212749912</text:p>
          </table:table-cell>
          <table:table-cell office:value-type="float" office:value="0.0115486369976949" calcext:value-type="float">
            <text:p>0.0115486369976949</text:p>
          </table:table-cell>
          <table:table-cell office:value-type="float" office:value="0.00000798558082126667" calcext:value-type="float">
            <text:p>7.98558082126667E-06</text:p>
          </table:table-cell>
          <table:table-cell office:value-type="float" office:value="0.0000130037080767718" calcext:value-type="float">
            <text:p>1.30037080767718E-05</text:p>
          </table:table-cell>
          <table:table-cell office:value-type="float" office:value="0.00014573779426485" calcext:value-type="float">
            <text:p>0.00014573779426485</text:p>
          </table:table-cell>
          <table:table-cell office:value-type="float" office:value="0.000255187717848933" calcext:value-type="float">
            <text:p>0.000255187717848933</text:p>
          </table:table-cell>
          <table:table-cell office:value-type="float" office:value="0.0000536102444105333" calcext:value-type="float">
            <text:p>5.36102444105333E-05</text:p>
          </table:table-cell>
          <table:table-cell office:value-type="float" office:value="0.000112269577589339" calcext:value-type="float">
            <text:p>0.000112269577589339</text:p>
          </table:table-cell>
          <table:table-cell office:value-type="float" office:value="0.00094409826353895" calcext:value-type="float">
            <text:p>0.00094409826353895</text:p>
          </table:table-cell>
          <table:table-cell office:value-type="float" office:value="0.00173785954722004" calcext:value-type="float">
            <text:p>0.00173785954722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96861239148" calcext:value-type="float">
            <text:p>5.96861239148E-06</text:p>
          </table:table-cell>
          <table:table-cell office:value-type="float" office:value="0.00000817501750835666" calcext:value-type="float">
            <text:p>8.17501750835666E-06</text:p>
          </table:table-cell>
          <table:table-cell office:value-type="float" office:value="0.00012736879220012" calcext:value-type="float">
            <text:p>0.00012736879220012</text:p>
          </table:table-cell>
          <table:table-cell office:value-type="float" office:value="0.0000671748156074233" calcext:value-type="float">
            <text:p>6.71748156074233E-05</text:p>
          </table:table-cell>
          <table:table-cell office:value-type="float" office:value="0.0000861494227633833" calcext:value-type="float">
            <text:p>8.61494227633833E-05</text:p>
          </table:table-cell>
          <table:table-cell office:value-type="float" office:value="0.0000676341121994465" calcext:value-type="float">
            <text:p>6.76341121994465E-05</text:p>
          </table:table-cell>
        </table:table-row>
        <table:table-row table:style-name="ro1">
          <table:table-cell office:value-type="string" calcext:value-type="string">
            <text:p>Aerosphaera</text:p>
          </table:table-cell>
          <table:table-cell office:value-type="float" office:value="0.0000174134984149333" calcext:value-type="float">
            <text:p>1.74134984149333E-05</text:p>
          </table:table-cell>
          <table:table-cell office:value-type="float" office:value="0.0000299620703568611" calcext:value-type="float">
            <text:p>2.9962070356861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office:value-type="float" office:value="0.00000338162290846667" calcext:value-type="float">
            <text:p>3.38162290846667E-06</text:p>
          </table:table-cell>
          <table:table-cell office:value-type="float" office:value="0.00000828325062824972" calcext:value-type="float">
            <text:p>8.28325062824972E-06</text:p>
          </table:table-cell>
          <table:table-cell office:value-type="float" office:value="0.0000465170774201667" calcext:value-type="float">
            <text:p>4.65170774201667E-05</text:p>
          </table:table-cell>
          <table:table-cell office:value-type="float" office:value="0.0000744007460751063" calcext:value-type="float">
            <text:p>7.44007460751063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77178359188" calcext:value-type="float">
            <text:p>0.0000077178359188</text:p>
          </table:table-cell>
          <table:table-cell office:value-type="float" office:value="0.0000172576057536263" calcext:value-type="float">
            <text:p>1.72576057536263E-05</text:p>
          </table:table-cell>
          <table:table-cell office:value-type="float" office:value="0.00000722282412423333" calcext:value-type="float">
            <text:p>7.22282412423333E-06</text:p>
          </table:table-cell>
          <table:table-cell office:value-type="float" office:value="0.0000176922336062364" calcext:value-type="float">
            <text:p>1.76922336062364E-05</text:p>
          </table:table-cell>
        </table:table-row>
        <table:table-row table:style-name="ro1">
          <table:table-cell office:value-type="string" calcext:value-type="string">
            <text:p>Agathobacter</text:p>
          </table:table-cell>
          <table:table-cell office:value-type="float" office:value="0.000493398652324667" calcext:value-type="float">
            <text:p>0.000493398652324667</text:p>
          </table:table-cell>
          <table:table-cell office:value-type="float" office:value="0.00052057969692081" calcext:value-type="float">
            <text:p>0.00052057969692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67151100663333" calcext:value-type="float">
            <text:p>2.67151100663333E-05</text:p>
          </table:table-cell>
          <table:table-cell office:value-type="float" office:value="0.0000654383880848071" calcext:value-type="float">
            <text:p>6.54383880848071E-05</text:p>
          </table:table-cell>
          <table:table-cell office:value-type="float" office:value="0.00000443628168615" calcext:value-type="float">
            <text:p>4.43628168615E-06</text:p>
          </table:table-cell>
          <table:table-cell office:value-type="float" office:value="0.0000108666264863213" calcext:value-type="float">
            <text:p>1.08666264863213E-05</text:p>
          </table:table-cell>
          <table:table-cell office:value-type="float" office:value="0.0000216413679075" calcext:value-type="float">
            <text:p>0.0000216413679075</text:p>
          </table:table-cell>
          <table:table-cell office:value-type="float" office:value="0.0000530103087092183" calcext:value-type="float">
            <text:p>5.30103087092183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126976387471" calcext:value-type="float">
            <text:p>0.0000126976387471</text:p>
          </table:table-cell>
          <table:table-cell office:value-type="float" office:value="0.0000311027358685877" calcext:value-type="float">
            <text:p>3.11027358685877E-05</text:p>
          </table:table-cell>
        </table:table-row>
        <table:table-row table:style-name="ro1">
          <table:table-cell office:value-type="string" calcext:value-type="string">
            <text:p>Aggregatibacter</text:p>
          </table:table-cell>
          <table:table-cell office:value-type="float" office:value="0.00013275134860005" calcext:value-type="float">
            <text:p>0.00013275134860005</text:p>
          </table:table-cell>
          <table:table-cell office:value-type="float" office:value="0.00028126396193322" calcext:value-type="float">
            <text:p>0.0002812639619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ermansia</text:p>
          </table:table-cell>
          <table:table-cell office:value-type="float" office:value="0.0000489508207421667" calcext:value-type="float">
            <text:p>4.89508207421667E-05</text:p>
          </table:table-cell>
          <table:table-cell office:value-type="float" office:value="0.000119904533308755" calcext:value-type="float">
            <text:p>0.0001199045333087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40715702122833" calcext:value-type="float">
            <text:p>1.40715702122833E-05</text:p>
          </table:table-cell>
          <table:table-cell office:value-type="float" office:value="0.0000165499182998884" calcext:value-type="float">
            <text:p>1.65499182998884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32549420586667" calcext:value-type="float">
            <text:p>5.32549420586667E-06</text:p>
          </table:table-cell>
          <table:table-cell office:value-type="float" office:value="0.0000130447434325216" calcext:value-type="float">
            <text:p>1.30447434325216E-05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hewanella</text:p>
          </table:table-cell>
          <table:table-cell office:value-type="float" office:value="0.0000698188353003333" calcext:value-type="float">
            <text:p>6.98188353003333E-05</text:p>
          </table:table-cell>
          <table:table-cell office:value-type="float" office:value="0.000171020520921235" calcext:value-type="float">
            <text:p>0.0001710205209212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tipes</text:p>
          </table:table-cell>
          <table:table-cell office:value-type="float" office:value="0.000333270470385167" calcext:value-type="float">
            <text:p>0.000333270470385167</text:p>
          </table:table-cell>
          <table:table-cell office:value-type="float" office:value="0.00049248920546595" calcext:value-type="float">
            <text:p>0.00049248920546595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185974383822413" calcext:value-type="float">
            <text:p>0.0185974383822413</text:p>
          </table:table-cell>
          <table:table-cell office:value-type="float" office:value="0.0182140977446491" calcext:value-type="float">
            <text:p>0.0182140977446491</text:p>
          </table:table-cell>
          <table:table-cell office:value-type="float" office:value="0.00508903480926543" calcext:value-type="float">
            <text:p>0.00508903480926543</text:p>
          </table:table-cell>
          <table:table-cell office:value-type="float" office:value="0.00844247369836111" calcext:value-type="float">
            <text:p>0.00844247369836111</text:p>
          </table:table-cell>
          <table:table-cell office:value-type="float" office:value="0.00094006898579215" calcext:value-type="float">
            <text:p>0.00094006898579215</text:p>
          </table:table-cell>
          <table:table-cell office:value-type="float" office:value="0.00120513804640376" calcext:value-type="float">
            <text:p>0.00120513804640376</text:p>
          </table:table-cell>
          <table:table-cell office:value-type="float" office:value="0.00000259254074178333" calcext:value-type="float">
            <text:p>2.59254074178333E-06</text:p>
          </table:table-cell>
          <table:table-cell office:value-type="float" office:value="0.00000635040195474577" calcext:value-type="float">
            <text:p>6.35040195474577E-06</text:p>
          </table:table-cell>
          <table:table-cell office:value-type="float" office:value="0.0692894232800167" calcext:value-type="float">
            <text:p>0.0692894232800167</text:p>
          </table:table-cell>
          <table:table-cell office:value-type="float" office:value="0.0403056026601616" calcext:value-type="float">
            <text:p>0.0403056026601616</text:p>
          </table:table-cell>
          <table:table-cell office:value-type="float" office:value="0.0742073795016833" calcext:value-type="float">
            <text:p>0.0742073795016833</text:p>
          </table:table-cell>
          <table:table-cell office:value-type="float" office:value="0.0289801522561183" calcext:value-type="float">
            <text:p>0.0289801522561183</text:p>
          </table:table-cell>
          <table:table-cell office:value-type="float" office:value="0.00003074451570828" calcext:value-type="float">
            <text:p>3.074451570828E-05</text:p>
          </table:table-cell>
          <table:table-cell office:value-type="float" office:value="0.0000428029987470625" calcext:value-type="float">
            <text:p>4.28029987470625E-05</text:p>
          </table:table-cell>
          <table:table-cell office:value-type="float" office:value="0.00006121691455994" calcext:value-type="float">
            <text:p>6.121691455994E-05</text:p>
          </table:table-cell>
          <table:table-cell office:value-type="float" office:value="0.000059958949917143" calcext:value-type="float">
            <text:p>5.9958949917143E-05</text:p>
          </table:table-cell>
          <table:table-cell office:value-type="float" office:value="0.00905562660792225" calcext:value-type="float">
            <text:p>0.00905562660792225</text:p>
          </table:table-cell>
          <table:table-cell office:value-type="float" office:value="0.0192649962238541" calcext:value-type="float">
            <text:p>0.0192649962238541</text:p>
          </table:table-cell>
        </table:table-row>
        <table:table-row table:style-name="ro1">
          <table:table-cell office:value-type="string" calcext:value-type="string">
            <text:p>Alkanindiges</text:p>
          </table:table-cell>
          <table:table-cell office:value-type="float" office:value="0.0000570659408360667" calcext:value-type="float">
            <text:p>5.70659408360667E-05</text:p>
          </table:table-cell>
          <table:table-cell office:value-type="float" office:value="0.0000684221486331044" calcext:value-type="float">
            <text:p>6.8422148633104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607487280736" calcext:value-type="float">
            <text:p>6.07487280736E-06</text:p>
          </table:table-cell>
          <table:table-cell office:value-type="float" office:value="0.0000135838285519219" calcext:value-type="float">
            <text:p>1.35838285519219E-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prevotella</text:p>
          </table:table-cell>
          <table:table-cell office:value-type="float" office:value="0.000180929697348817" calcext:value-type="float">
            <text:p>0.000180929697348817</text:p>
          </table:table-cell>
          <table:table-cell office:value-type="float" office:value="0.0002820472037633" calcext:value-type="float">
            <text:p>0.00028204720376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94772311168333" calcext:value-type="float">
            <text:p>1.94772311168333E-05</text:p>
          </table:table-cell>
          <table:table-cell office:value-type="float" office:value="0.0000477092778385006" calcext:value-type="float">
            <text:p>4.7709277838500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03743640368" calcext:value-type="float">
            <text:p>3.03743640368E-06</text:p>
          </table:table-cell>
          <table:table-cell office:value-type="float" office:value="0.00000679191427596097" calcext:value-type="float">
            <text:p>6.79191427596097E-06</text:p>
          </table:table-cell>
          <table:table-cell office:value-type="float" office:value="0.00001608958840398" calcext:value-type="float">
            <text:p>1.608958840398E-05</text:p>
          </table:table-cell>
          <table:table-cell office:value-type="float" office:value="0.0000265407206405795" calcext:value-type="float">
            <text:p>2.6540720640579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rhizobium-Neorhizobium-Pararhizobium-Rhizobium</text:p>
          </table:table-cell>
          <table:table-cell office:value-type="float" office:value="0.123129379170153" calcext:value-type="float">
            <text:p>0.123129379170153</text:p>
          </table:table-cell>
          <table:table-cell office:value-type="float" office:value="0.0796934029937303" calcext:value-type="float">
            <text:p>0.0796934029937303</text:p>
          </table:table-cell>
          <table:table-cell office:value-type="float" office:value="0.0000353175302341667" calcext:value-type="float">
            <text:p>3.53175302341667E-05</text:p>
          </table:table-cell>
          <table:table-cell office:value-type="float" office:value="0.000035555115144729" calcext:value-type="float">
            <text:p>3.5555115144729E-05</text:p>
          </table:table-cell>
          <table:table-cell office:value-type="float" office:value="0.0020403500828453" calcext:value-type="float">
            <text:p>0.0020403500828453</text:p>
          </table:table-cell>
          <table:table-cell office:value-type="float" office:value="0.00416366013264892" calcext:value-type="float">
            <text:p>0.00416366013264892</text:p>
          </table:table-cell>
          <table:table-cell office:value-type="float" office:value="0.0009744785543659" calcext:value-type="float">
            <text:p>0.0009744785543659</text:p>
          </table:table-cell>
          <table:table-cell office:value-type="float" office:value="0.00200553542425311" calcext:value-type="float">
            <text:p>0.00200553542425311</text:p>
          </table:table-cell>
          <table:table-cell office:value-type="float" office:value="0.012601641063945" calcext:value-type="float">
            <text:p>0.012601641063945</text:p>
          </table:table-cell>
          <table:table-cell office:value-type="float" office:value="0.0283668229692321" calcext:value-type="float">
            <text:p>0.0283668229692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79882413088" calcext:value-type="float">
            <text:p>0.0000079882413088</text:p>
          </table:table-cell>
          <table:table-cell office:value-type="float" office:value="0.0000195671151487825" calcext:value-type="float">
            <text:p>1.95671151487825E-05</text:p>
          </table:table-cell>
          <table:table-cell office:value-type="float" office:value="0.00008258639109574" calcext:value-type="float">
            <text:p>8.258639109574E-05</text:p>
          </table:table-cell>
          <table:table-cell office:value-type="float" office:value="0.0000450349569561111" calcext:value-type="float">
            <text:p>4.50349569561111E-05</text:p>
          </table:table-cell>
          <table:table-cell office:value-type="float" office:value="0.0015805480558408" calcext:value-type="float">
            <text:p>0.0015805480558408</text:p>
          </table:table-cell>
          <table:table-cell office:value-type="float" office:value="0.00139477487085976" calcext:value-type="float">
            <text:p>0.00139477487085976</text:p>
          </table:table-cell>
          <table:table-cell office:value-type="float" office:value="0.000786633647635667" calcext:value-type="float">
            <text:p>0.000786633647635667</text:p>
          </table:table-cell>
          <table:table-cell office:value-type="float" office:value="0.000700540414788493" calcext:value-type="float">
            <text:p>0.000700540414788493</text:p>
          </table:table-cell>
        </table:table-row>
        <table:table-row table:style-name="ro1">
          <table:table-cell office:value-type="string" calcext:value-type="string">
            <text:p>Ammoniphilus</text:p>
          </table:table-cell>
          <table:table-cell office:value-type="float" office:value="0.00317793138764893" calcext:value-type="float">
            <text:p>0.00317793138764893</text:p>
          </table:table-cell>
          <table:table-cell office:value-type="float" office:value="0.0018608629784144" calcext:value-type="float">
            <text:p>0.001860862978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office:value-type="float" office:value="0.000025604260549" calcext:value-type="float">
            <text:p>0.000025604260549</text:p>
          </table:table-cell>
          <table:table-cell office:value-type="float" office:value="0.0000627173735863235" calcext:value-type="float">
            <text:p>6.27173735863235E-05</text:p>
          </table:table-cell>
          <table:table-cell office:value-type="float" office:value="0.000160076585172667" calcext:value-type="float">
            <text:p>0.000160076585172667</text:p>
          </table:table-cell>
          <table:table-cell office:value-type="float" office:value="0.000114706583715482" calcext:value-type="float">
            <text:p>0.0001147065837154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4237006408" calcext:value-type="float">
            <text:p>6.04237006408E-06</text:p>
          </table:table-cell>
          <table:table-cell office:value-type="float" office:value="0.00000827997360105885" calcext:value-type="float">
            <text:p>8.27997360105885E-06</text:p>
          </table:table-cell>
          <table:table-cell office:value-type="float" office:value="0.00011013688638546" calcext:value-type="float">
            <text:p>0.00011013688638546</text:p>
          </table:table-cell>
          <table:table-cell office:value-type="float" office:value="0.0000897462439749413" calcext:value-type="float">
            <text:p>8.97462439749413E-05</text:p>
          </table:table-cell>
          <table:table-cell office:value-type="float" office:value="0.000280427562307683" calcext:value-type="float">
            <text:p>0.000280427562307683</text:p>
          </table:table-cell>
          <table:table-cell office:value-type="float" office:value="0.000368445769357607" calcext:value-type="float">
            <text:p>0.000368445769357607</text:p>
          </table:table-cell>
        </table:table-row>
        <table:table-row table:style-name="ro1">
          <table:table-cell office:value-type="string" calcext:value-type="string">
            <text:p>Anaerococcus</text:p>
          </table:table-cell>
          <table:table-cell office:value-type="float" office:value="0.0000426028646166667" calcext:value-type="float">
            <text:p>4.26028646166667E-05</text:p>
          </table:table-cell>
          <table:table-cell office:value-type="float" office:value="0.000104355279891705" calcext:value-type="float">
            <text:p>0.000104355279891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302694587215" calcext:value-type="float">
            <text:p>3.02694587215E-06</text:p>
          </table:table-cell>
          <table:table-cell office:value-type="float" office:value="0.00000741447286579131" calcext:value-type="float">
            <text:p>7.41447286579131E-06</text:p>
          </table:table-cell>
        </table:table-row>
        <table:table-row table:style-name="ro1">
          <table:table-cell office:value-type="string" calcext:value-type="string">
            <text:p>Anaerofilum</text:p>
          </table:table-cell>
          <table:table-cell office:value-type="float" office:value="0.0000298220052316667" calcext:value-type="float">
            <text:p>2.98220052316667E-05</text:p>
          </table:table-cell>
          <table:table-cell office:value-type="float" office:value="0.0000730486959241938" calcext:value-type="float">
            <text:p>7.3048695924193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7798830139433" calcext:value-type="float">
            <text:p>0.000407798830139433</text:p>
          </table:table-cell>
          <table:table-cell office:value-type="float" office:value="0.000582989004746458" calcext:value-type="float">
            <text:p>0.000582989004746458</text:p>
          </table:table-cell>
          <table:table-cell office:value-type="float" office:value="0.00197457233270483" calcext:value-type="float">
            <text:p>0.00197457233270483</text:p>
          </table:table-cell>
          <table:table-cell office:value-type="float" office:value="0.00404694965918626" calcext:value-type="float">
            <text:p>0.00404694965918626</text:p>
          </table:table-cell>
          <table:table-cell office:value-type="float" office:value="0.000164683691628067" calcext:value-type="float">
            <text:p>0.000164683691628067</text:p>
          </table:table-cell>
          <table:table-cell office:value-type="float" office:value="0.000371912931632823" calcext:value-type="float">
            <text:p>0.00037191293163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0540736073633" calcext:value-type="float">
            <text:p>0.00180540736073633</text:p>
          </table:table-cell>
          <table:table-cell office:value-type="float" office:value="0.0017327577343097" calcext:value-type="float">
            <text:p>0.0017327577343097</text:p>
          </table:table-cell>
          <table:table-cell office:value-type="float" office:value="0.000559431309844833" calcext:value-type="float">
            <text:p>0.000559431309844833</text:p>
          </table:table-cell>
          <table:table-cell office:value-type="float" office:value="0.000622486093216529" calcext:value-type="float">
            <text:p>0.000622486093216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office:value-type="float" office:value="0.0000591494935891167" calcext:value-type="float">
            <text:p>5.91494935891167E-05</text:p>
          </table:table-cell>
          <table:table-cell office:value-type="float" office:value="0.000120960694919606" calcext:value-type="float">
            <text:p>0.000120960694919606</text:p>
          </table:table-cell>
        </table:table-row>
        <table:table-row table:style-name="ro1">
          <table:table-cell office:value-type="string" calcext:value-type="string">
            <text:p>Anaerofust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office:value-type="float" office:value="0.0000107053632030167" calcext:value-type="float">
            <text:p>1.07053632030167E-05</text:p>
          </table:table-cell>
          <table:table-cell office:value-type="float" office:value="0.0000169453380589033" calcext:value-type="float">
            <text:p>1.69453380589033E-05</text:p>
          </table:table-cell>
          <table:table-cell office:value-type="float" office:value="0.000004081066301" calcext:value-type="float">
            <text:p>0.000004081066301</text:p>
          </table:table-cell>
          <table:table-cell office:value-type="float" office:value="0.00000999653004391759" calcext:value-type="float">
            <text:p>9.99653004391759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4757365141795" calcext:value-type="float">
            <text:p>4.757365141795E-05</text:p>
          </table:table-cell>
          <table:table-cell office:value-type="float" office:value="0.0000396795588820415" calcext:value-type="float">
            <text:p>3.96795588820415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8980600953575" calcext:value-type="float">
            <text:p>0.00018980600953575</text:p>
          </table:table-cell>
          <table:table-cell office:value-type="float" office:value="0.000429761078265495" calcext:value-type="float">
            <text:p>0.000429761078265495</text:p>
          </table:table-cell>
        </table:table-row>
        <table:table-row table:style-name="ro1">
          <table:table-cell office:value-type="string" calcext:value-type="string">
            <text:p>Anaerolineaceae</text:p>
          </table:table-cell>
          <table:table-cell office:value-type="float" office:value="0.000024475410371" calcext:value-type="float">
            <text:p>0.000024475410371</text:p>
          </table:table-cell>
          <table:table-cell office:value-type="float" office:value="0.0000599522666541735" calcext:value-type="float">
            <text:p>5.99522666541735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4081066301" calcext:value-type="float">
            <text:p>0.000004081066301</text:p>
          </table:table-cell>
          <table:table-cell office:value-type="float" office:value="0.00000999653004391759" calcext:value-type="float">
            <text:p>9.99653004391759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eromyxobacter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445851353158" calcext:value-type="float">
            <text:p>4.45851353158E-06</text:p>
          </table:table-cell>
          <table:table-cell office:value-type="float" office:value="0.00000996953933521554" calcext:value-type="float">
            <text:p>9.96953933521554E-06</text:p>
          </table:table-cell>
          <table:table-cell office:value-type="float" office:value="0.0000235862297797833" calcext:value-type="float">
            <text:p>2.35862297797833E-05</text:p>
          </table:table-cell>
          <table:table-cell office:value-type="float" office:value="0.0000263114786935981" calcext:value-type="float">
            <text:p>2.63114786935981E-05</text:p>
          </table:table-cell>
        </table:table-row>
        <table:table-row table:style-name="ro1">
          <table:table-cell office:value-type="string" calcext:value-type="string">
            <text:p>Anaeroplas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00518762324417" calcext:value-type="float">
            <text:p>0.00100518762324417</text:p>
          </table:table-cell>
          <table:table-cell office:value-type="float" office:value="0.0011817429110424" calcext:value-type="float">
            <text:p>0.0011817429110424</text:p>
          </table:table-cell>
          <table:table-cell office:value-type="float" office:value="0.0000761654407335" calcext:value-type="float">
            <text:p>0.0000761654407335</text:p>
          </table:table-cell>
          <table:table-cell office:value-type="float" office:value="0.0000845448607730846" calcext:value-type="float">
            <text:p>8.45448607730846E-05</text:p>
          </table:table-cell>
          <table:table-cell office:value-type="float" office:value="0.000164085441766767" calcext:value-type="float">
            <text:p>0.000164085441766767</text:p>
          </table:table-cell>
          <table:table-cell office:value-type="float" office:value="0.000198011599510467" calcext:value-type="float">
            <text:p>0.000198011599510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042232094555" calcext:value-type="float">
            <text:p>0.0044042232094555</text:p>
          </table:table-cell>
          <table:table-cell office:value-type="float" office:value="0.00496761594332734" calcext:value-type="float">
            <text:p>0.00496761594332734</text:p>
          </table:table-cell>
          <table:table-cell office:value-type="float" office:value="0.0000897915693484667" calcext:value-type="float">
            <text:p>8.97915693484667E-05</text:p>
          </table:table-cell>
          <table:table-cell office:value-type="float" office:value="0.000117112575492446" calcext:value-type="float">
            <text:p>0.000117112575492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0058652309635" calcext:value-type="float">
            <text:p>0.00010058652309635</text:p>
          </table:table-cell>
          <table:table-cell office:value-type="float" office:value="0.000207358001351794" calcext:value-type="float">
            <text:p>0.000207358001351794</text:p>
          </table:table-cell>
        </table:table-row>
        <table:table-row table:style-name="ro1">
          <table:table-cell office:value-type="string" calcext:value-type="string">
            <text:p>Anaerostipes</text:p>
          </table:table-cell>
          <table:table-cell office:value-type="float" office:value="0.0114073081321533" calcext:value-type="float">
            <text:p>0.0114073081321533</text:p>
          </table:table-cell>
          <table:table-cell office:value-type="float" office:value="0.00985481311227962" calcext:value-type="float">
            <text:p>0.00985481311227962</text:p>
          </table:table-cell>
          <table:table-cell office:value-type="float" office:value="0.00523178584168825" calcext:value-type="float">
            <text:p>0.00523178584168825</text:p>
          </table:table-cell>
          <table:table-cell office:value-type="float" office:value="0.0105398713691817" calcext:value-type="float">
            <text:p>0.0105398713691817</text:p>
          </table:table-cell>
          <table:table-cell office:value-type="float" office:value="0.0010263955009895" calcext:value-type="float">
            <text:p>0.0010263955009895</text:p>
          </table:table-cell>
          <table:table-cell office:value-type="float" office:value="0.00105734724774309" calcext:value-type="float">
            <text:p>0.00105734724774309</text:p>
          </table:table-cell>
          <table:table-cell office:value-type="float" office:value="0.0017898136806657" calcext:value-type="float">
            <text:p>0.0017898136806657</text:p>
          </table:table-cell>
          <table:table-cell office:value-type="float" office:value="0.00293452900380602" calcext:value-type="float">
            <text:p>0.00293452900380602</text:p>
          </table:table-cell>
          <table:table-cell office:value-type="float" office:value="0.00090964328191615" calcext:value-type="float">
            <text:p>0.00090964328191615</text:p>
          </table:table-cell>
          <table:table-cell office:value-type="float" office:value="0.00142188729445611" calcext:value-type="float">
            <text:p>0.00142188729445611</text:p>
          </table:table-cell>
          <table:table-cell office:value-type="float" office:value="0.00778352403647783" calcext:value-type="float">
            <text:p>0.00778352403647783</text:p>
          </table:table-cell>
          <table:table-cell office:value-type="float" office:value="0.00869877194977866" calcext:value-type="float">
            <text:p>0.00869877194977866</text:p>
          </table:table-cell>
          <table:table-cell office:value-type="float" office:value="0.00453993650210833" calcext:value-type="float">
            <text:p>0.00453993650210833</text:p>
          </table:table-cell>
          <table:table-cell office:value-type="float" office:value="0.00258918029856942" calcext:value-type="float">
            <text:p>0.00258918029856942</text:p>
          </table:table-cell>
          <table:table-cell office:value-type="float" office:value="0.019336977730785" calcext:value-type="float">
            <text:p>0.019336977730785</text:p>
          </table:table-cell>
          <table:table-cell office:value-type="float" office:value="0.017352052909171" calcext:value-type="float">
            <text:p>0.017352052909171</text:p>
          </table:table-cell>
          <table:table-cell office:value-type="float" office:value="0.0022104699175182" calcext:value-type="float">
            <text:p>0.0022104699175182</text:p>
          </table:table-cell>
          <table:table-cell office:value-type="float" office:value="0.00263027105829121" calcext:value-type="float">
            <text:p>0.00263027105829121</text:p>
          </table:table-cell>
          <table:table-cell office:value-type="float" office:value="0.00059889289792536" calcext:value-type="float">
            <text:p>0.00059889289792536</text:p>
          </table:table-cell>
          <table:table-cell office:value-type="float" office:value="0.000528022725097391" calcext:value-type="float">
            <text:p>0.000528022725097391</text:p>
          </table:table-cell>
          <table:table-cell office:value-type="float" office:value="0.00156196636791125" calcext:value-type="float">
            <text:p>0.00156196636791125</text:p>
          </table:table-cell>
          <table:table-cell office:value-type="float" office:value="0.00187191160960647" calcext:value-type="float">
            <text:p>0.00187191160960647</text:p>
          </table:table-cell>
        </table:table-row>
        <table:table-row table:style-name="ro1">
          <table:table-cell office:value-type="string" calcext:value-type="string">
            <text:p>Anaerotruncus</text:p>
          </table:table-cell>
          <table:table-cell office:value-type="float" office:value="0.000802916335257533" calcext:value-type="float">
            <text:p>0.000802916335257533</text:p>
          </table:table-cell>
          <table:table-cell office:value-type="float" office:value="0.000592142294173304" calcext:value-type="float">
            <text:p>0.000592142294173304</text:p>
          </table:table-cell>
          <table:table-cell office:value-type="float" office:value="0.000460948553550467" calcext:value-type="float">
            <text:p>0.000460948553550467</text:p>
          </table:table-cell>
          <table:table-cell office:value-type="float" office:value="0.00102521591790271" calcext:value-type="float">
            <text:p>0.00102521591790271</text:p>
          </table:table-cell>
          <table:table-cell office:value-type="float" office:value="0.000407946517482" calcext:value-type="float">
            <text:p>0.000407946517482</text:p>
          </table:table-cell>
          <table:table-cell office:value-type="float" office:value="0.000423767073626328" calcext:value-type="float">
            <text:p>0.000423767073626328</text:p>
          </table:table-cell>
          <table:table-cell office:value-type="float" office:value="0.00021382126686315" calcext:value-type="float">
            <text:p>0.00021382126686315</text:p>
          </table:table-cell>
          <table:table-cell office:value-type="float" office:value="0.00042497597608124" calcext:value-type="float">
            <text:p>0.00042497597608124</text:p>
          </table:table-cell>
          <table:table-cell office:value-type="float" office:value="0.0000298342297509667" calcext:value-type="float">
            <text:p>2.98342297509667E-05</text:p>
          </table:table-cell>
          <table:table-cell office:value-type="float" office:value="0.0000270557691692364" calcext:value-type="float">
            <text:p>2.70557691692364E-05</text:p>
          </table:table-cell>
          <table:table-cell office:value-type="float" office:value="0.00163396512482298" calcext:value-type="float">
            <text:p>0.00163396512482298</text:p>
          </table:table-cell>
          <table:table-cell office:value-type="float" office:value="0.00194184488525583" calcext:value-type="float">
            <text:p>0.00194184488525583</text:p>
          </table:table-cell>
          <table:table-cell office:value-type="float" office:value="0.000856153745933" calcext:value-type="float">
            <text:p>0.000856153745933</text:p>
          </table:table-cell>
          <table:table-cell office:value-type="float" office:value="0.000322963316935706" calcext:value-type="float">
            <text:p>0.000322963316935706</text:p>
          </table:table-cell>
          <table:table-cell office:value-type="float" office:value="0.0004085176335885" calcext:value-type="float">
            <text:p>0.0004085176335885</text:p>
          </table:table-cell>
          <table:table-cell office:value-type="float" office:value="0.00035808530853471" calcext:value-type="float">
            <text:p>0.00035808530853471</text:p>
          </table:table-cell>
          <table:table-cell office:value-type="float" office:value="0.0004316846577802" calcext:value-type="float">
            <text:p>0.0004316846577802</text:p>
          </table:table-cell>
          <table:table-cell office:value-type="float" office:value="0.000560011603448975" calcext:value-type="float">
            <text:p>0.000560011603448975</text:p>
          </table:table-cell>
          <table:table-cell office:value-type="float" office:value="0.00024966649404508" calcext:value-type="float">
            <text:p>0.00024966649404508</text:p>
          </table:table-cell>
          <table:table-cell office:value-type="float" office:value="0.000215825499397226" calcext:value-type="float">
            <text:p>0.000215825499397226</text:p>
          </table:table-cell>
          <table:table-cell office:value-type="float" office:value="0.000476973340931367" calcext:value-type="float">
            <text:p>0.000476973340931367</text:p>
          </table:table-cell>
          <table:table-cell office:value-type="float" office:value="0.0009919422410763" calcext:value-type="float">
            <text:p>0.0009919422410763</text:p>
          </table:table-cell>
        </table:table-row>
        <table:table-row table:style-name="ro1">
          <table:table-cell office:value-type="string" calcext:value-type="string">
            <text:p>Angelakis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41250817968333" calcext:value-type="float">
            <text:p>5.41250817968333E-06</text:p>
          </table:table-cell>
          <table:table-cell office:value-type="float" office:value="0.00000843064206663045" calcext:value-type="float">
            <text:p>8.43064206663045E-06</text:p>
          </table:table-cell>
          <table:table-cell office:value-type="float" office:value="0.000176780822620883" calcext:value-type="float">
            <text:p>0.000176780822620883</text:p>
          </table:table-cell>
          <table:table-cell office:value-type="float" office:value="0.00020279605324992" calcext:value-type="float">
            <text:p>0.00020279605324992</text:p>
          </table:table-cell>
          <table:table-cell office:value-type="float" office:value="0.0000958757500971833" calcext:value-type="float">
            <text:p>9.58757500971833E-05</text:p>
          </table:table-cell>
          <table:table-cell office:value-type="float" office:value="0.000164050810704596" calcext:value-type="float">
            <text:p>0.000164050810704596</text:p>
          </table:table-cell>
          <table:table-cell office:value-type="float" office:value="0.000017313094326" calcext:value-type="float">
            <text:p>0.000017313094326</text:p>
          </table:table-cell>
          <table:table-cell office:value-type="float" office:value="0.0000424082469673746" calcext:value-type="float">
            <text:p>4.24082469673746E-05</text:p>
          </table:table-cell>
          <table:table-cell office:value-type="float" office:value="0.00000765228037955" calcext:value-type="float">
            <text:p>7.65228037955E-06</text:p>
          </table:table-cell>
          <table:table-cell office:value-type="float" office:value="0.0000187441822986087" calcext:value-type="float">
            <text:p>1.87441822986087E-05</text:p>
          </table:table-cell>
          <table:table-cell office:value-type="float" office:value="0.000589680101688167" calcext:value-type="float">
            <text:p>0.000589680101688167</text:p>
          </table:table-cell>
          <table:table-cell office:value-type="float" office:value="0.000425423876412524" calcext:value-type="float">
            <text:p>0.000425423876412524</text:p>
          </table:table-cell>
          <table:table-cell office:value-type="float" office:value="0.000331708228484167" calcext:value-type="float">
            <text:p>0.000331708228484167</text:p>
          </table:table-cell>
          <table:table-cell office:value-type="float" office:value="0.000213163026283894" calcext:value-type="float">
            <text:p>0.00021316302628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320172395443017" calcext:value-type="float">
            <text:p>0.000320172395443017</text:p>
          </table:table-cell>
          <table:table-cell office:value-type="float" office:value="0.00067414571509136" calcext:value-type="float">
            <text:p>0.00067414571509136</text:p>
          </table:table-cell>
        </table:table-row>
        <table:table-row table:style-name="ro1">
          <table:table-cell office:value-type="string" calcext:value-type="string">
            <text:p>Anoxybacillus</text:p>
          </table:table-cell>
          <table:table-cell office:value-type="float" office:value="0.00918536921178787" calcext:value-type="float">
            <text:p>0.00918536921178787</text:p>
          </table:table-cell>
          <table:table-cell office:value-type="float" office:value="0.0061535845517229" calcext:value-type="float">
            <text:p>0.0061535845517229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577005309951" calcext:value-type="float">
            <text:p>0.0000577005309951</text:p>
          </table:table-cell>
          <table:table-cell office:value-type="float" office:value="0.0000399270330097137" calcext:value-type="float">
            <text:p>3.99270330097137E-05</text:p>
          </table:table-cell>
          <table:table-cell office:value-type="float" office:value="0.0000298716373071667" calcext:value-type="float">
            <text:p>2.98716373071667E-05</text:p>
          </table:table-cell>
          <table:table-cell office:value-type="float" office:value="0.0000731702691840441" calcext:value-type="float">
            <text:p>7.31702691840441E-05</text:p>
          </table:table-cell>
          <table:table-cell office:value-type="float" office:value="0.000858729735811167" calcext:value-type="float">
            <text:p>0.000858729735811167</text:p>
          </table:table-cell>
          <table:table-cell office:value-type="float" office:value="0.000772490302880577" calcext:value-type="float">
            <text:p>0.00077249030288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33160090086667" calcext:value-type="float">
            <text:p>3.33160090086667E-06</text:p>
          </table:table-cell>
          <table:table-cell office:value-type="float" office:value="0.0000081607222337201" calcext:value-type="float">
            <text:p>8.160722233720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607199128324" calcext:value-type="float">
            <text:p>5.607199128324E-05</text:p>
          </table:table-cell>
          <table:table-cell office:value-type="float" office:value="0.0000520755163463631" calcext:value-type="float">
            <text:p>5.20755163463631E-05</text:p>
          </table:table-cell>
          <table:table-cell office:value-type="float" office:value="0.0002586421371939" calcext:value-type="float">
            <text:p>0.0002586421371939</text:p>
          </table:table-cell>
          <table:table-cell office:value-type="float" office:value="0.000237236403157152" calcext:value-type="float">
            <text:p>0.000237236403157152</text:p>
          </table:table-cell>
          <table:table-cell office:value-type="float" office:value="0.00146738164239457" calcext:value-type="float">
            <text:p>0.00146738164239457</text:p>
          </table:table-cell>
          <table:table-cell office:value-type="float" office:value="0.00189751062991355" calcext:value-type="float">
            <text:p>0.00189751062991355</text:p>
          </table:table-cell>
        </table:table-row>
        <table:table-row table:style-name="ro1">
          <table:table-cell office:value-type="string" calcext:value-type="string">
            <text:p>Atopobium</text:p>
          </table:table-cell>
          <table:table-cell office:value-type="float" office:value="0.0000516052260916667" calcext:value-type="float">
            <text:p>5.16052260916667E-05</text:p>
          </table:table-cell>
          <table:table-cell office:value-type="float" office:value="0.000126406471985544" calcext:value-type="float">
            <text:p>0.000126406471985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opostipes</text:p>
          </table:table-cell>
          <table:table-cell office:value-type="float" office:value="0.0000726895951946667" calcext:value-type="float">
            <text:p>7.26895951946667E-05</text:p>
          </table:table-cell>
          <table:table-cell office:value-type="float" office:value="0.000126627592410645" calcext:value-type="float">
            <text:p>0.00012662759241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1877829328083" calcext:value-type="float">
            <text:p>0.000401877829328083</text:p>
          </table:table-cell>
          <table:table-cell office:value-type="float" office:value="0.000973628478798665" calcext:value-type="float">
            <text:p>0.00097362847879866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imonas</text:p>
          </table:table-cell>
          <table:table-cell office:value-type="float" office:value="0.00000426028646166667" calcext:value-type="float">
            <text:p>4.26028646166667E-06</text:p>
          </table:table-cell>
          <table:table-cell office:value-type="float" office:value="0.0000104355279891705" calcext:value-type="float">
            <text:p>1.04355279891705E-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77178359188" calcext:value-type="float">
            <text:p>0.0000077178359188</text:p>
          </table:table-cell>
          <table:table-cell office:value-type="float" office:value="0.0000172576057536263" calcext:value-type="float">
            <text:p>1.72576057536263E-05</text:p>
          </table:table-cell>
          <table:table-cell office:value-type="float" office:value="0.0000126922496785833" calcext:value-type="float">
            <text:p>1.26922496785833E-05</text:p>
          </table:table-cell>
          <table:table-cell office:value-type="float" office:value="0.0000222332251773978" calcext:value-type="float">
            <text:p>2.22332251773978E-05</text:p>
          </table:table-cell>
        </table:table-row>
        <table:table-row table:style-name="ro1">
          <table:table-cell office:value-type="string" calcext:value-type="string">
            <text:p>Azospira</text:p>
          </table:table-cell>
          <table:table-cell office:value-type="float" office:value="0.000100861416594" calcext:value-type="float">
            <text:p>0.000100861416594</text:p>
          </table:table-cell>
          <table:table-cell office:value-type="float" office:value="0.000160196774370544" calcext:value-type="float">
            <text:p>0.00016019677437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853540367978" calcext:value-type="float">
            <text:p>8.53540367978E-06</text:p>
          </table:table-cell>
          <table:table-cell office:value-type="float" office:value="0.0000117070366116953" calcext:value-type="float">
            <text:p>1.17070366116953E-05</text:p>
          </table:table-cell>
          <table:table-cell office:value-type="float" office:value="0.000021363869424" calcext:value-type="float">
            <text:p>0.000021363869424</text:p>
          </table:table-cell>
          <table:table-cell office:value-type="float" office:value="0.0000523305790202472" calcext:value-type="float">
            <text:p>5.23305790202472E-05</text:p>
          </table:table-cell>
        </table:table-row>
        <table:table-row table:style-name="ro1">
          <table:table-cell office:value-type="string" calcext:value-type="string">
            <text:p>Azospirillum</text:p>
          </table:table-cell>
          <table:table-cell office:value-type="float" office:value="0.000395401931795167" calcext:value-type="float">
            <text:p>0.000395401931795167</text:p>
          </table:table-cell>
          <table:table-cell office:value-type="float" office:value="0.000396234227518315" calcext:value-type="float">
            <text:p>0.000396234227518315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306715258263667" calcext:value-type="float">
            <text:p>3.06715258263667E-05</text:p>
          </table:table-cell>
          <table:table-cell office:value-type="float" office:value="0.0000475530925326049" calcext:value-type="float">
            <text:p>4.75530925326049E-05</text:p>
          </table:table-cell>
          <table:table-cell office:value-type="float" office:value="0.0000170695070326667" calcext:value-type="float">
            <text:p>1.70695070326667E-05</text:p>
          </table:table-cell>
          <table:table-cell office:value-type="float" office:value="0.0000418115823908823" calcext:value-type="float">
            <text:p>4.18115823908823E-05</text:p>
          </table:table-cell>
          <table:table-cell office:value-type="float" office:value="0.00006996544954045" calcext:value-type="float">
            <text:p>6.996544954045E-05</text:p>
          </table:table-cell>
          <table:table-cell office:value-type="float" office:value="0.000121562887698382" calcext:value-type="float">
            <text:p>0.0001215628876983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1117384139262" calcext:value-type="float">
            <text:p>0.00011117384139262</text:p>
          </table:table-cell>
          <table:table-cell office:value-type="float" office:value="0.000127086829908788" calcext:value-type="float">
            <text:p>0.000127086829908788</text:p>
          </table:table-cell>
          <table:table-cell office:value-type="float" office:value="0.0008960839682909" calcext:value-type="float">
            <text:p>0.0008960839682909</text:p>
          </table:table-cell>
          <table:table-cell office:value-type="float" office:value="0.00203993769118238" calcext:value-type="float">
            <text:p>0.00203993769118238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float" office:value="0.00126873584825733" calcext:value-type="float">
            <text:p>0.00126873584825733</text:p>
          </table:table-cell>
          <table:table-cell office:value-type="float" office:value="0.00182743054343655" calcext:value-type="float">
            <text:p>0.00182743054343655</text:p>
          </table:table-cell>
          <table:table-cell office:value-type="float" office:value="0.000185738028156767" calcext:value-type="float">
            <text:p>0.000185738028156767</text:p>
          </table:table-cell>
          <table:table-cell office:value-type="float" office:value="0.000300198284509654" calcext:value-type="float">
            <text:p>0.000300198284509654</text:p>
          </table:table-cell>
          <table:table-cell office:value-type="float" office:value="0.000678321774625" calcext:value-type="float">
            <text:p>0.000678321774625</text:p>
          </table:table-cell>
          <table:table-cell office:value-type="float" office:value="0.000687462524360544" calcext:value-type="float">
            <text:p>0.000687462524360544</text:p>
          </table:table-cell>
          <table:table-cell office:value-type="float" office:value="0.00027895466209215" calcext:value-type="float">
            <text:p>0.00027895466209215</text:p>
          </table:table-cell>
          <table:table-cell office:value-type="float" office:value="0.000441471462824679" calcext:value-type="float">
            <text:p>0.000441471462824679</text:p>
          </table:table-cell>
          <table:table-cell office:value-type="float" office:value="0.0004179468397469" calcext:value-type="float">
            <text:p>0.0004179468397469</text:p>
          </table:table-cell>
          <table:table-cell office:value-type="float" office:value="0.000600402713641426" calcext:value-type="float">
            <text:p>0.000600402713641426</text:p>
          </table:table-cell>
          <table:table-cell office:value-type="float" office:value="0.00794223647439167" calcext:value-type="float">
            <text:p>0.00794223647439167</text:p>
          </table:table-cell>
          <table:table-cell office:value-type="float" office:value="0.00978945006759174" calcext:value-type="float">
            <text:p>0.00978945006759174</text:p>
          </table:table-cell>
          <table:table-cell office:value-type="float" office:value="0.0105775302031317" calcext:value-type="float">
            <text:p>0.0105775302031317</text:p>
          </table:table-cell>
          <table:table-cell office:value-type="float" office:value="0.0046874377584933" calcext:value-type="float">
            <text:p>0.0046874377584933</text:p>
          </table:table-cell>
          <table:table-cell office:value-type="float" office:value="0.00286794298724733" calcext:value-type="float">
            <text:p>0.00286794298724733</text:p>
          </table:table-cell>
          <table:table-cell office:value-type="float" office:value="0.00514541666406357" calcext:value-type="float">
            <text:p>0.00514541666406357</text:p>
          </table:table-cell>
          <table:table-cell office:value-type="float" office:value="0.0014768052204698" calcext:value-type="float">
            <text:p>0.0014768052204698</text:p>
          </table:table-cell>
          <table:table-cell office:value-type="float" office:value="0.00167285939223023" calcext:value-type="float">
            <text:p>0.00167285939223023</text:p>
          </table:table-cell>
          <table:table-cell office:value-type="float" office:value="0.00909265726477876" calcext:value-type="float">
            <text:p>0.00909265726477876</text:p>
          </table:table-cell>
          <table:table-cell office:value-type="float" office:value="0.00849088148419758" calcext:value-type="float">
            <text:p>0.00849088148419758</text:p>
          </table:table-cell>
          <table:table-cell office:value-type="float" office:value="0.000649728841308217" calcext:value-type="float">
            <text:p>0.000649728841308217</text:p>
          </table:table-cell>
          <table:table-cell office:value-type="float" office:value="0.000667923910974929" calcext:value-type="float">
            <text:p>0.000667923910974929</text:p>
          </table:table-cell>
        </table:table-row>
        <table:table-row table:style-name="ro1">
          <table:table-cell office:value-type="string" calcext:value-type="string">
            <text:p>Bacteriovorax</text:p>
          </table:table-cell>
          <table:table-cell office:value-type="float" office:value="0.0000632531073088333" calcext:value-type="float">
            <text:p>6.32531073088333E-05</text:p>
          </table:table-cell>
          <table:table-cell office:value-type="float" office:value="0.000154937837552151" calcext:value-type="float">
            <text:p>0.00015493783755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teroidales</text:p>
          </table:table-cell>
          <table:table-cell office:value-type="float" office:value="0.000271563254897167" calcext:value-type="float">
            <text:p>0.000271563254897167</text:p>
          </table:table-cell>
          <table:table-cell office:value-type="float" office:value="0.000165547953157569" calcext:value-type="float">
            <text:p>0.000165547953157569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teroides</text:p>
          </table:table-cell>
          <table:table-cell office:value-type="float" office:value="0.0009823289395785" calcext:value-type="float">
            <text:p>0.0009823289395785</text:p>
          </table:table-cell>
          <table:table-cell office:value-type="float" office:value="0.000847972805485789" calcext:value-type="float">
            <text:p>0.00084797280548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9737048275795" calcext:value-type="float">
            <text:p>0.00029737048275795</text:p>
          </table:table-cell>
          <table:table-cell office:value-type="float" office:value="0.000709550482268609" calcext:value-type="float">
            <text:p>0.000709550482268609</text:p>
          </table:table-cell>
          <table:table-cell office:value-type="float" office:value="0.0000124040636957" calcext:value-type="float">
            <text:p>0.0000124040636957</text:p>
          </table:table-cell>
          <table:table-cell office:value-type="float" office:value="0.0000211571456560011" calcext:value-type="float">
            <text:p>2.11571456560011E-05</text:p>
          </table:table-cell>
          <table:table-cell office:value-type="float" office:value="0.0000494487428507333" calcext:value-type="float">
            <text:p>4.94487428507333E-05</text:p>
          </table:table-cell>
          <table:table-cell office:value-type="float" office:value="0.0000937249304207934" calcext:value-type="float">
            <text:p>9.37249304207934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099259944396" calcext:value-type="float">
            <text:p>2.099259944396E-05</text:p>
          </table:table-cell>
          <table:table-cell office:value-type="float" office:value="0.0000200211992862706" calcext:value-type="float">
            <text:p>2.0021199286270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teroidetes_BD2-2</text:p>
          </table:table-cell>
          <table:table-cell office:value-type="float" office:value="0.0000468631510783333" calcext:value-type="float">
            <text:p>4.68631510783333E-05</text:p>
          </table:table-cell>
          <table:table-cell office:value-type="float" office:value="0.000114790807880876" calcext:value-type="float">
            <text:p>0.0001147908078808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08206839537833" calcext:value-type="float">
            <text:p>1.08206839537833E-05</text:p>
          </table:table-cell>
          <table:table-cell office:value-type="float" office:value="0.0000265051543546908" calcext:value-type="float">
            <text:p>2.65051543546908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ellovibrio</text:p>
          </table:table-cell>
          <table:table-cell office:value-type="float" office:value="0.00012569892976465" calcext:value-type="float">
            <text:p>0.00012569892976465</text:p>
          </table:table-cell>
          <table:table-cell office:value-type="float" office:value="0.000192894610320352" calcext:value-type="float">
            <text:p>0.00019289461032035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7246491393996" calcext:value-type="float">
            <text:p>7.246491393996E-05</text:p>
          </table:table-cell>
          <table:table-cell office:value-type="float" office:value="0.0000711705905154033" calcext:value-type="float">
            <text:p>7.11705905154033E-05</text:p>
          </table:table-cell>
          <table:table-cell office:value-type="float" office:value="0.00000540070914148333" calcext:value-type="float">
            <text:p>5.40070914148333E-06</text:p>
          </table:table-cell>
          <table:table-cell office:value-type="float" office:value="0.00000845803246621839" calcext:value-type="float">
            <text:p>8.45803246621839E-06</text:p>
          </table:table-cell>
        </table:table-row>
        <table:table-row table:style-name="ro1">
          <table:table-cell office:value-type="string" calcext:value-type="string">
            <text:p>Beijerinckiaceae</text:p>
          </table:table-cell>
          <table:table-cell office:value-type="float" office:value="0.00476917840988883" calcext:value-type="float">
            <text:p>0.00476917840988883</text:p>
          </table:table-cell>
          <table:table-cell office:value-type="float" office:value="0.0105182437708245" calcext:value-type="float">
            <text:p>0.0105182437708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20465435855" calcext:value-type="float">
            <text:p>6.20465435855E-06</text:p>
          </table:table-cell>
          <table:table-cell office:value-type="float" office:value="0.00000962564601263173" calcext:value-type="float">
            <text:p>9.62564601263173E-06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426299291416667" calcext:value-type="float">
            <text:p>4.26299291416667E-05</text:p>
          </table:table-cell>
          <table:table-cell office:value-type="float" office:value="0.0000660536162846997" calcext:value-type="float">
            <text:p>6.6053616284699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320078352996" calcext:value-type="float">
            <text:p>1.320078352996E-05</text:p>
          </table:table-cell>
          <table:table-cell office:value-type="float" office:value="0.000020510601373866" calcext:value-type="float">
            <text:p>2.0510601373866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Bifidobacterium</text:p>
          </table:table-cell>
          <table:table-cell office:value-type="float" office:value="0.000387027064740667" calcext:value-type="float">
            <text:p>0.000387027064740667</text:p>
          </table:table-cell>
          <table:table-cell office:value-type="float" office:value="0.000353083801397821" calcext:value-type="float">
            <text:p>0.000353083801397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198954450967" calcext:value-type="float">
            <text:p>0.000101198954450967</text:p>
          </table:table-cell>
          <table:table-cell office:value-type="float" office:value="0.000187559089702336" calcext:value-type="float">
            <text:p>0.00018755908970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39008531314383" calcext:value-type="float">
            <text:p>0.000139008531314383</text:p>
          </table:table-cell>
          <table:table-cell office:value-type="float" office:value="0.000320375771009427" calcext:value-type="float">
            <text:p>0.0003203757710094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999137571308" calcext:value-type="float">
            <text:p>9.99137571308E-06</text:p>
          </table:table-cell>
          <table:table-cell office:value-type="float" office:value="0.0000152173647126512" calcext:value-type="float">
            <text:p>1.52173647126512E-05</text:p>
          </table:table-cell>
          <table:table-cell office:value-type="float" office:value="0.0000366321374045" calcext:value-type="float">
            <text:p>0.0000366321374045</text:p>
          </table:table-cell>
          <table:table-cell office:value-type="float" office:value="0.0000435159437224814" calcext:value-type="float">
            <text:p>4.35159437224814E-05</text:p>
          </table:table-cell>
          <table:table-cell office:value-type="float" office:value="0.0000222658944863" calcext:value-type="float">
            <text:p>0.0000222658944863</text:p>
          </table:table-cell>
          <table:table-cell office:value-type="float" office:value="0.0000346919664997382" calcext:value-type="float">
            <text:p>3.46919664997382E-05</text:p>
          </table:table-cell>
        </table:table-row>
        <table:table-row table:style-name="ro1">
          <table:table-cell office:value-type="string" calcext:value-type="string">
            <text:p>Blastocatella</text:p>
          </table:table-cell>
          <table:table-cell office:value-type="float" office:value="0.00114601705818667" calcext:value-type="float">
            <text:p>0.00114601705818667</text:p>
          </table:table-cell>
          <table:table-cell office:value-type="float" office:value="0.00280715702908279" calcext:value-type="float">
            <text:p>0.00280715702908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1747533671" calcext:value-type="float">
            <text:p>0.0000071747533671</text:p>
          </table:table-cell>
          <table:table-cell office:value-type="float" office:value="0.0000111202425971486" calcext:value-type="float">
            <text:p>1.11202425971486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catellaceae</text:p>
          </table:table-cell>
          <table:table-cell office:value-type="float" office:value="0.0000722475374923333" calcext:value-type="float">
            <text:p>7.22475374923333E-05</text:p>
          </table:table-cell>
          <table:table-cell office:value-type="float" office:value="0.000164764527931037" calcext:value-type="float">
            <text:p>0.0001647645279310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coccus</text:p>
          </table:table-cell>
          <table:table-cell office:value-type="float" office:value="0.000441372024847667" calcext:value-type="float">
            <text:p>0.000441372024847667</text:p>
          </table:table-cell>
          <table:table-cell office:value-type="float" office:value="0.000719745688528792" calcext:value-type="float">
            <text:p>0.00071974568852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343841471976" calcext:value-type="float">
            <text:p>1.343841471976E-05</text:p>
          </table:table-cell>
          <table:table-cell office:value-type="float" office:value="0.00001246892685891" calcext:value-type="float">
            <text:p>1.24689268589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utia</text:p>
          </table:table-cell>
          <table:table-cell office:value-type="float" office:value="0.0135302690343533" calcext:value-type="float">
            <text:p>0.0135302690343533</text:p>
          </table:table-cell>
          <table:table-cell office:value-type="float" office:value="0.0076488915297577" calcext:value-type="float">
            <text:p>0.0076488915297577</text:p>
          </table:table-cell>
          <table:table-cell office:value-type="float" office:value="0.00632974213954557" calcext:value-type="float">
            <text:p>0.00632974213954557</text:p>
          </table:table-cell>
          <table:table-cell office:value-type="float" office:value="0.0135086683106009" calcext:value-type="float">
            <text:p>0.0135086683106009</text:p>
          </table:table-cell>
          <table:table-cell office:value-type="float" office:value="0.014759523049866" calcext:value-type="float">
            <text:p>0.014759523049866</text:p>
          </table:table-cell>
          <table:table-cell office:value-type="float" office:value="0.0118154560593806" calcext:value-type="float">
            <text:p>0.0118154560593806</text:p>
          </table:table-cell>
          <table:table-cell office:value-type="float" office:value="0.00603262513816582" calcext:value-type="float">
            <text:p>0.00603262513816582</text:p>
          </table:table-cell>
          <table:table-cell office:value-type="float" office:value="0.00923895088553234" calcext:value-type="float">
            <text:p>0.00923895088553234</text:p>
          </table:table-cell>
          <table:table-cell office:value-type="float" office:value="0.0028930418885291" calcext:value-type="float">
            <text:p>0.0028930418885291</text:p>
          </table:table-cell>
          <table:table-cell office:value-type="float" office:value="0.00468372850495119" calcext:value-type="float">
            <text:p>0.00468372850495119</text:p>
          </table:table-cell>
          <table:table-cell office:value-type="float" office:value="0.00867276308800533" calcext:value-type="float">
            <text:p>0.00867276308800533</text:p>
          </table:table-cell>
          <table:table-cell office:value-type="float" office:value="0.00912448898142993" calcext:value-type="float">
            <text:p>0.00912448898142993</text:p>
          </table:table-cell>
          <table:table-cell office:value-type="float" office:value="0.0278419896971" calcext:value-type="float">
            <text:p>0.0278419896971</text:p>
          </table:table-cell>
          <table:table-cell office:value-type="float" office:value="0.00946093051960589" calcext:value-type="float">
            <text:p>0.00946093051960589</text:p>
          </table:table-cell>
          <table:table-cell office:value-type="float" office:value="0.0635978154019667" calcext:value-type="float">
            <text:p>0.0635978154019667</text:p>
          </table:table-cell>
          <table:table-cell office:value-type="float" office:value="0.0240942618598762" calcext:value-type="float">
            <text:p>0.0240942618598762</text:p>
          </table:table-cell>
          <table:table-cell office:value-type="float" office:value="0.0028687613131684" calcext:value-type="float">
            <text:p>0.0028687613131684</text:p>
          </table:table-cell>
          <table:table-cell office:value-type="float" office:value="0.0027036454218192" calcext:value-type="float">
            <text:p>0.0027036454218192</text:p>
          </table:table-cell>
          <table:table-cell office:value-type="float" office:value="0.0018757032900702" calcext:value-type="float">
            <text:p>0.0018757032900702</text:p>
          </table:table-cell>
          <table:table-cell office:value-type="float" office:value="0.00164875951670873" calcext:value-type="float">
            <text:p>0.00164875951670873</text:p>
          </table:table-cell>
          <table:table-cell office:value-type="float" office:value="0.0138596575518457" calcext:value-type="float">
            <text:p>0.0138596575518457</text:p>
          </table:table-cell>
          <table:table-cell office:value-type="float" office:value="0.0188437759507818" calcext:value-type="float">
            <text:p>0.0188437759507818</text:p>
          </table:table-cell>
        </table:table-row>
        <table:table-row table:style-name="ro1">
          <table:table-cell office:value-type="string" calcext:value-type="string">
            <text:p>Bosea</text:p>
          </table:table-cell>
          <table:table-cell office:value-type="float" office:value="0.000246026941079533" calcext:value-type="float">
            <text:p>0.000246026941079533</text:p>
          </table:table-cell>
          <table:table-cell office:value-type="float" office:value="0.0003355174321289" calcext:value-type="float">
            <text:p>0.0003355174321289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198576059981167" calcext:value-type="float">
            <text:p>1.98576059981167E-05</text:p>
          </table:table-cell>
          <table:table-cell office:value-type="float" office:value="0.0000380501238521297" calcext:value-type="float">
            <text:p>3.80501238521297E-05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0837590832308" calcext:value-type="float">
            <text:p>0.0000837590832308</text:p>
          </table:table-cell>
          <table:table-cell office:value-type="float" office:value="0.000151194288225037" calcext:value-type="float">
            <text:p>0.0001511942882250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174539767106" calcext:value-type="float">
            <text:p>9.174539767106E-05</text:p>
          </table:table-cell>
          <table:table-cell office:value-type="float" office:value="0.000068606227419905" calcext:value-type="float">
            <text:p>6.8606227419905E-05</text:p>
          </table:table-cell>
          <table:table-cell office:value-type="float" office:value="0.00005060374557505" calcext:value-type="float">
            <text:p>5.060374557505E-05</text:p>
          </table:table-cell>
          <table:table-cell office:value-type="float" office:value="0.000095359806260201" calcext:value-type="float">
            <text:p>9.5359806260201E-05</text:p>
          </table:table-cell>
        </table:table-row>
        <table:table-row table:style-name="ro1">
          <table:table-cell office:value-type="string" calcext:value-type="string">
            <text:p>Bounagaea</text:p>
          </table:table-cell>
          <table:table-cell office:value-type="float" office:value="0.0000212492107436667" calcext:value-type="float">
            <text:p>2.12492107436667E-05</text:p>
          </table:table-cell>
          <table:table-cell office:value-type="float" office:value="0.0000520497237588496" calcext:value-type="float">
            <text:p>5.2049723758849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bacterium</text:p>
          </table:table-cell>
          <table:table-cell office:value-type="float" office:value="0.000654886012896817" calcext:value-type="float">
            <text:p>0.000654886012896817</text:p>
          </table:table-cell>
          <table:table-cell office:value-type="float" office:value="0.00107599290328494" calcext:value-type="float">
            <text:p>0.0010759929032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07784189405" calcext:value-type="float">
            <text:p>0.0000207784189405</text:p>
          </table:table-cell>
          <table:table-cell office:value-type="float" office:value="0.0000508965240660065" calcext:value-type="float">
            <text:p>5.08965240660065E-05</text:p>
          </table:table-cell>
          <table:table-cell office:value-type="float" office:value="0.00000620203184785" calcext:value-type="float">
            <text:p>6.20203184785E-06</text:p>
          </table:table-cell>
          <table:table-cell office:value-type="float" office:value="0.0000105785728280138" calcext:value-type="float">
            <text:p>1.05785728280138E-05</text:p>
          </table:table-cell>
          <table:table-cell office:value-type="float" office:value="0.00000349809353901667" calcext:value-type="float">
            <text:p>3.49809353901667E-06</text:p>
          </table:table-cell>
          <table:table-cell office:value-type="float" office:value="0.00000856854424311743" calcext:value-type="float">
            <text:p>8.5685442431174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04937809414" calcext:value-type="float">
            <text:p>0.0000204937809414</text:p>
          </table:table-cell>
          <table:table-cell office:value-type="float" office:value="0.0000284534258204909" calcext:value-type="float">
            <text:p>2.84534258204909E-05</text:p>
          </table:table-cell>
          <table:table-cell office:value-type="float" office:value="0.0000691717737483333" calcext:value-type="float">
            <text:p>6.91717737483333E-05</text:p>
          </table:table-cell>
          <table:table-cell office:value-type="float" office:value="0.0000910845960921745" calcext:value-type="float">
            <text:p>9.10845960921745E-05</text:p>
          </table:table-cell>
        </table:table-row>
        <table:table-row table:style-name="ro1">
          <table:table-cell office:value-type="string" calcext:value-type="string">
            <text:p>Bradyrhizobium</text:p>
          </table:table-cell>
          <table:table-cell office:value-type="float" office:value="0.00030013823032125" calcext:value-type="float">
            <text:p>0.00030013823032125</text:p>
          </table:table-cell>
          <table:table-cell office:value-type="float" office:value="0.000692642302659417" calcext:value-type="float">
            <text:p>0.000692642302659417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450412341641667" calcext:value-type="float">
            <text:p>4.50412341641667E-05</text:p>
          </table:table-cell>
          <table:table-cell office:value-type="float" office:value="0.0000522915730320404" calcext:value-type="float">
            <text:p>5.2291573032040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557664250835" calcext:value-type="float">
            <text:p>8.557664250835E-05</text:p>
          </table:table-cell>
          <table:table-cell office:value-type="float" office:value="0.000166316127795887" calcext:value-type="float">
            <text:p>0.000166316127795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516471372668" calcext:value-type="float">
            <text:p>2.516471372668E-05</text:p>
          </table:table-cell>
          <table:table-cell office:value-type="float" office:value="0.0000260647812787939" calcext:value-type="float">
            <text:p>2.60647812787939E-05</text:p>
          </table:table-cell>
          <table:table-cell office:value-type="float" office:value="0.0000345718688796833" calcext:value-type="float">
            <text:p>3.45718688796833E-05</text:p>
          </table:table-cell>
          <table:table-cell office:value-type="float" office:value="0.0000588889241869877" calcext:value-type="float">
            <text:p>5.88889241869877E-05</text:p>
          </table:table-cell>
        </table:table-row>
        <table:table-row table:style-name="ro1">
          <table:table-cell office:value-type="string" calcext:value-type="string">
            <text:p>Brevibacillus</text:p>
          </table:table-cell>
          <table:table-cell office:value-type="float" office:value="0.000691388812866833" calcext:value-type="float">
            <text:p>0.000691388812866833</text:p>
          </table:table-cell>
          <table:table-cell office:value-type="float" office:value="0.000434874548682654" calcext:value-type="float">
            <text:p>0.000434874548682654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office:value-type="float" office:value="0.0000178100733775" calcext:value-type="float">
            <text:p>0.0000178100733775</text:p>
          </table:table-cell>
          <table:table-cell office:value-type="float" office:value="0.000043625592056402" calcext:value-type="float">
            <text:p>4.36255920564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32162018550833" calcext:value-type="float">
            <text:p>8.32162018550833E-05</text:p>
          </table:table-cell>
          <table:table-cell office:value-type="float" office:value="0.0000879924151266901" calcext:value-type="float">
            <text:p>8.79924151266901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23863562758333" calcext:value-type="float">
            <text:p>3.23863562758333E-06</text:p>
          </table:table-cell>
          <table:table-cell office:value-type="float" office:value="0.00000793300475037754" calcext:value-type="float">
            <text:p>7.9330047503775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158664208106" calcext:value-type="float">
            <text:p>2.158664208106E-05</text:p>
          </table:table-cell>
          <table:table-cell office:value-type="float" office:value="0.0000139264773895136" calcext:value-type="float">
            <text:p>1.39264773895136E-05</text:p>
          </table:table-cell>
          <table:table-cell office:value-type="float" office:value="0.00011570211599015" calcext:value-type="float">
            <text:p>0.00011570211599015</text:p>
          </table:table-cell>
          <table:table-cell office:value-type="float" office:value="0.000162340328739084" calcext:value-type="float">
            <text:p>0.000162340328739084</text:p>
          </table:table-cell>
        </table:table-row>
        <table:table-row table:style-name="ro1">
          <table:table-cell office:value-type="string" calcext:value-type="string">
            <text:p>Brevibacterium</text:p>
          </table:table-cell>
          <table:table-cell office:value-type="float" office:value="0.000109425446234667" calcext:value-type="float">
            <text:p>0.000109425446234667</text:p>
          </table:table-cell>
          <table:table-cell office:value-type="float" office:value="0.00016444228455652" calcext:value-type="float">
            <text:p>0.00016444228455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168707761030667" calcext:value-type="float">
            <text:p>1.68707761030667E-05</text:p>
          </table:table-cell>
          <table:table-cell office:value-type="float" office:value="0.0000353472366300416" calcext:value-type="float">
            <text:p>3.5347236630041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0979191601406" calcext:value-type="float">
            <text:p>9.79191601406E-06</text:p>
          </table:table-cell>
          <table:table-cell office:value-type="float" office:value="0.0000134317158408673" calcext:value-type="float">
            <text:p>1.34317158408673E-05</text:p>
          </table:table-cell>
          <table:table-cell office:value-type="float" office:value="0.0000563309860868667" calcext:value-type="float">
            <text:p>5.63309860868667E-05</text:p>
          </table:table-cell>
          <table:table-cell office:value-type="float" office:value="0.0000746356336493106" calcext:value-type="float">
            <text:p>7.46356336493106E-05</text:p>
          </table:table-cell>
        </table:table-row>
        <table:table-row table:style-name="ro1">
          <table:table-cell office:value-type="string" calcext:value-type="string">
            <text:p>Brevifolli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83532884112" calcext:value-type="float">
            <text:p>0.0000083532884112</text:p>
          </table:table-cell>
          <table:table-cell office:value-type="float" office:value="0.0000186785207231044" calcext:value-type="float">
            <text:p>1.86785207231044E-05</text:p>
          </table:table-cell>
          <table:table-cell office:value-type="float" office:value="0.00002946512899874" calcext:value-type="float">
            <text:p>2.946512899874E-05</text:p>
          </table:table-cell>
          <table:table-cell office:value-type="float" office:value="0.0000325717350782179" calcext:value-type="float">
            <text:p>3.25717350782179E-05</text:p>
          </table:table-cell>
          <table:table-cell office:value-type="float" office:value="0.000757197319297833" calcext:value-type="float">
            <text:p>0.000757197319297833</text:p>
          </table:table-cell>
          <table:table-cell office:value-type="float" office:value="0.00173125158121614" calcext:value-type="float">
            <text:p>0.00173125158121614</text:p>
          </table:table-cell>
        </table:table-row>
        <table:table-row table:style-name="ro1">
          <table:table-cell office:value-type="string" calcext:value-type="string">
            <text:p>Brevundimonas</text:p>
          </table:table-cell>
          <table:table-cell office:value-type="float" office:value="0.00335845288479333" calcext:value-type="float">
            <text:p>0.00335845288479333</text:p>
          </table:table-cell>
          <table:table-cell office:value-type="float" office:value="0.00236881588486634" calcext:value-type="float">
            <text:p>0.00236881588486634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000763927275241333" calcext:value-type="float">
            <text:p>7.63927275241333E-05</text:p>
          </table:table-cell>
          <table:table-cell office:value-type="float" office:value="0.000139557819329624" calcext:value-type="float">
            <text:p>0.000139557819329624</text:p>
          </table:table-cell>
          <table:table-cell office:value-type="float" office:value="0.0000232715388805167" calcext:value-type="float">
            <text:p>2.32715388805167E-05</text:p>
          </table:table-cell>
          <table:table-cell office:value-type="float" office:value="0.000051526325071171" calcext:value-type="float">
            <text:p>5.1526325071171E-05</text:p>
          </table:table-cell>
          <table:table-cell office:value-type="float" office:value="0.000412588959868217" calcext:value-type="float">
            <text:p>0.000412588959868217</text:p>
          </table:table-cell>
          <table:table-cell office:value-type="float" office:value="0.000497022537533756" calcext:value-type="float">
            <text:p>0.0004970225375337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8753350403414" calcext:value-type="float">
            <text:p>8.753350403414E-05</text:p>
          </table:table-cell>
          <table:table-cell office:value-type="float" office:value="0.0000852257416427397" calcext:value-type="float">
            <text:p>8.52257416427397E-05</text:p>
          </table:table-cell>
          <table:table-cell office:value-type="float" office:value="0.004154707895317" calcext:value-type="float">
            <text:p>0.004154707895317</text:p>
          </table:table-cell>
          <table:table-cell office:value-type="float" office:value="0.00371708844854321" calcext:value-type="float">
            <text:p>0.00371708844854321</text:p>
          </table:table-cell>
          <table:table-cell office:value-type="float" office:value="0.00341937557181605" calcext:value-type="float">
            <text:p>0.00341937557181605</text:p>
          </table:table-cell>
          <table:table-cell office:value-type="float" office:value="0.00573425720518332" calcext:value-type="float">
            <text:p>0.00573425720518332</text:p>
          </table:table-cell>
        </table:table-row>
        <table:table-row table:style-name="ro1">
          <table:table-cell office:value-type="string" calcext:value-type="string">
            <text:p>Bryobacter</text:p>
          </table:table-cell>
          <table:table-cell office:value-type="float" office:value="0.00009034555922865" calcext:value-type="float">
            <text:p>9.034555922865E-05</text:p>
          </table:table-cell>
          <table:table-cell office:value-type="float" office:value="0.000117639166379094" calcext:value-type="float">
            <text:p>0.000117639166379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holderia Caballeronia Paraburkholderia</text:p>
          </table:table-cell>
          <table:table-cell office:value-type="float" office:value="0.00008389827668215" calcext:value-type="float">
            <text:p>8.389827668215E-05</text:p>
          </table:table-cell>
          <table:table-cell office:value-type="float" office:value="0.000110257732367052" calcext:value-type="float">
            <text:p>0.000110257732367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01453301988333" calcext:value-type="float">
            <text:p>8.01453301988333E-05</text:p>
          </table:table-cell>
          <table:table-cell office:value-type="float" office:value="0.000196315164254013" calcext:value-type="float">
            <text:p>0.000196315164254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07459081641333" calcext:value-type="float">
            <text:p>9.07459081641333E-05</text:p>
          </table:table-cell>
          <table:table-cell office:value-type="float" office:value="0.000191656372981124" calcext:value-type="float">
            <text:p>0.000191656372981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911230921102" calcext:value-type="float">
            <text:p>9.11230921102E-06</text:p>
          </table:table-cell>
          <table:table-cell office:value-type="float" office:value="0.0000203757428278382" calcext:value-type="float">
            <text:p>2.03757428278382E-05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office:value-type="float" office:value="0.00000474752653866667" calcext:value-type="float">
            <text:p>4.74752653866667E-06</text:p>
          </table:table-cell>
          <table:table-cell office:value-type="float" office:value="0.0000116290175600549" calcext:value-type="float">
            <text:p>1.16290175600549E-05</text:p>
          </table:table-cell>
        </table:table-row>
        <table:table-row table:style-name="ro1">
          <table:table-cell office:value-type="string" calcext:value-type="string">
            <text:p>Burkholderiaceae</text:p>
          </table:table-cell>
          <table:table-cell office:value-type="float" office:value="0.00479475688676167" calcext:value-type="float">
            <text:p>0.00479475688676167</text:p>
          </table:table-cell>
          <table:table-cell office:value-type="float" office:value="0.00331369652147061" calcext:value-type="float">
            <text:p>0.0033136965214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20106510928833" calcext:value-type="float">
            <text:p>7.20106510928833E-05</text:p>
          </table:table-cell>
          <table:table-cell office:value-type="float" office:value="0.00013982843847106" calcext:value-type="float">
            <text:p>0.00013982843847106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468553446620917" calcext:value-type="float">
            <text:p>0.000468553446620917</text:p>
          </table:table-cell>
          <table:table-cell office:value-type="float" office:value="0.000563590154361687" calcext:value-type="float">
            <text:p>0.000563590154361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853754115072" calcext:value-type="float">
            <text:p>9.853754115072E-05</text:p>
          </table:table-cell>
          <table:table-cell office:value-type="float" office:value="0.0000808034816356691" calcext:value-type="float">
            <text:p>8.08034816356691E-05</text:p>
          </table:table-cell>
          <table:table-cell office:value-type="float" office:value="0.00421984081468236" calcext:value-type="float">
            <text:p>0.00421984081468236</text:p>
          </table:table-cell>
          <table:table-cell office:value-type="float" office:value="0.00694310766946017" calcext:value-type="float">
            <text:p>0.00694310766946017</text:p>
          </table:table-cell>
          <table:table-cell office:value-type="float" office:value="0.000444840685495833" calcext:value-type="float">
            <text:p>0.000444840685495833</text:p>
          </table:table-cell>
          <table:table-cell office:value-type="float" office:value="0.000515160396977939" calcext:value-type="float">
            <text:p>0.000515160396977939</text:p>
          </table:table-cell>
        </table:table-row>
        <table:table-row table:style-name="ro1">
          <table:table-cell office:value-type="string" calcext:value-type="string">
            <text:p>Butyricicoccus</text:p>
          </table:table-cell>
          <table:table-cell office:value-type="float" office:value="0.00170884490783083" calcext:value-type="float">
            <text:p>0.00170884490783083</text:p>
          </table:table-cell>
          <table:table-cell office:value-type="float" office:value="0.00132459754332258" calcext:value-type="float">
            <text:p>0.00132459754332258</text:p>
          </table:table-cell>
          <table:table-cell office:value-type="float" office:value="0.001100386212782" calcext:value-type="float">
            <text:p>0.001100386212782</text:p>
          </table:table-cell>
          <table:table-cell office:value-type="float" office:value="0.00118994144397482" calcext:value-type="float">
            <text:p>0.00118994144397482</text:p>
          </table:table-cell>
          <table:table-cell office:value-type="float" office:value="0.0202225883573197" calcext:value-type="float">
            <text:p>0.0202225883573197</text:p>
          </table:table-cell>
          <table:table-cell office:value-type="float" office:value="0.0155685573373026" calcext:value-type="float">
            <text:p>0.0155685573373026</text:p>
          </table:table-cell>
          <table:table-cell office:value-type="float" office:value="0.0497708960438" calcext:value-type="float">
            <text:p>0.0497708960438</text:p>
          </table:table-cell>
          <table:table-cell office:value-type="float" office:value="0.110334100638011" calcext:value-type="float">
            <text:p>0.110334100638011</text:p>
          </table:table-cell>
          <table:table-cell office:value-type="float" office:value="0.00251721448213162" calcext:value-type="float">
            <text:p>0.00251721448213162</text:p>
          </table:table-cell>
          <table:table-cell office:value-type="float" office:value="0.00360821520665379" calcext:value-type="float">
            <text:p>0.00360821520665379</text:p>
          </table:table-cell>
          <table:table-cell office:value-type="float" office:value="0.0159928872417475" calcext:value-type="float">
            <text:p>0.0159928872417475</text:p>
          </table:table-cell>
          <table:table-cell office:value-type="float" office:value="0.0264109353491969" calcext:value-type="float">
            <text:p>0.0264109353491969</text:p>
          </table:table-cell>
          <table:table-cell office:value-type="float" office:value="0.0266153095868" calcext:value-type="float">
            <text:p>0.0266153095868</text:p>
          </table:table-cell>
          <table:table-cell office:value-type="float" office:value="0.0167427206973054" calcext:value-type="float">
            <text:p>0.0167427206973054</text:p>
          </table:table-cell>
          <table:table-cell office:value-type="float" office:value="0.04063532687985" calcext:value-type="float">
            <text:p>0.04063532687985</text:p>
          </table:table-cell>
          <table:table-cell office:value-type="float" office:value="0.0329383473428749" calcext:value-type="float">
            <text:p>0.0329383473428749</text:p>
          </table:table-cell>
          <table:table-cell office:value-type="float" office:value="0.01320337879772" calcext:value-type="float">
            <text:p>0.01320337879772</text:p>
          </table:table-cell>
          <table:table-cell office:value-type="float" office:value="0.01602945158194" calcext:value-type="float">
            <text:p>0.01602945158194</text:p>
          </table:table-cell>
          <table:table-cell office:value-type="float" office:value="0.00139076370296838" calcext:value-type="float">
            <text:p>0.00139076370296838</text:p>
          </table:table-cell>
          <table:table-cell office:value-type="float" office:value="0.00166319548305512" calcext:value-type="float">
            <text:p>0.00166319548305512</text:p>
          </table:table-cell>
          <table:table-cell office:value-type="float" office:value="0.00270981801818223" calcext:value-type="float">
            <text:p>0.00270981801818223</text:p>
          </table:table-cell>
          <table:table-cell office:value-type="float" office:value="0.00439736794162876" calcext:value-type="float">
            <text:p>0.00439736794162876</text:p>
          </table:table-cell>
        </table:table-row>
        <table:table-row table:style-name="ro1">
          <table:table-cell office:value-type="string" calcext:value-type="string">
            <text:p>Butyrivib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9977169416083" calcext:value-type="float">
            <text:p>0.000229977169416083</text:p>
          </table:table-cell>
          <table:table-cell office:value-type="float" office:value="0.000293940656669933" calcext:value-type="float">
            <text:p>0.000293940656669933</text:p>
          </table:table-cell>
          <table:table-cell office:value-type="float" office:value="0.0000207107625750333" calcext:value-type="float">
            <text:p>2.07107625750333E-05</text:p>
          </table:table-cell>
          <table:table-cell office:value-type="float" office:value="0.0000310231827239844" calcext:value-type="float">
            <text:p>3.10231827239844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74512221352033" calcext:value-type="float">
            <text:p>0.000474512221352033</text:p>
          </table:table-cell>
          <table:table-cell office:value-type="float" office:value="0.000403141392538115" calcext:value-type="float">
            <text:p>0.000403141392538115</text:p>
          </table:table-cell>
          <table:table-cell office:value-type="float" office:value="0.00000286123032903333" calcext:value-type="float">
            <text:p>2.86123032903333E-06</text:p>
          </table:table-cell>
          <table:table-cell office:value-type="float" office:value="0.00000700855434270729" calcext:value-type="float">
            <text:p>7.00855434270729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G-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515734418871333" calcext:value-type="float">
            <text:p>5.15734418871333E-05</text:p>
          </table:table-cell>
          <table:table-cell office:value-type="float" office:value="0.0000736468047110127" calcext:value-type="float">
            <text:p>7.36468047110127E-05</text:p>
          </table:table-cell>
          <table:table-cell office:value-type="float" office:value="0.0000107053632030167" calcext:value-type="float">
            <text:p>1.07053632030167E-05</text:p>
          </table:table-cell>
          <table:table-cell office:value-type="float" office:value="0.0000169453380589033" calcext:value-type="float">
            <text:p>1.69453380589033E-05</text:p>
          </table:table-cell>
          <table:table-cell office:value-type="float" office:value="0.0000118387924300833" calcext:value-type="float">
            <text:p>1.18387924300833E-05</text:p>
          </table:table-cell>
          <table:table-cell office:value-type="float" office:value="0.0000202189735769699" calcext:value-type="float">
            <text:p>2.0218973576969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05879607498333" calcext:value-type="float">
            <text:p>7.05879607498333E-05</text:p>
          </table:table-cell>
          <table:table-cell office:value-type="float" office:value="0.0000779376313799106" calcext:value-type="float">
            <text:p>7.79376313799106E-05</text:p>
          </table:table-cell>
          <table:table-cell office:value-type="float" office:value="0.000100292881556117" calcext:value-type="float">
            <text:p>0.000100292881556117</text:p>
          </table:table-cell>
          <table:table-cell office:value-type="float" office:value="0.0000858159524227194" calcext:value-type="float">
            <text:p>8.58159524227194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04442291368817" calcext:value-type="float">
            <text:p>0.000104442291368817</text:p>
          </table:table-cell>
          <table:table-cell office:value-type="float" office:value="0.000240089985016677" calcext:value-type="float">
            <text:p>0.000240089985016677</text:p>
          </table:table-cell>
        </table:table-row>
        <table:table-row table:style-name="ro1">
          <table:table-cell office:value-type="string" calcext:value-type="string">
            <text:p>CAG-56</text:p>
          </table:table-cell>
          <table:table-cell office:value-type="float" office:value="0.00000729588799646667" calcext:value-type="float">
            <text:p>7.29588799646667E-06</text:p>
          </table:table-cell>
          <table:table-cell office:value-type="float" office:value="0.0000115391259369636" calcext:value-type="float">
            <text:p>1.15391259369636E-05</text:p>
          </table:table-cell>
          <table:table-cell office:value-type="float" office:value="0.0000911270873236667" calcext:value-type="float">
            <text:p>9.11270873236667E-05</text:p>
          </table:table-cell>
          <table:table-cell office:value-type="float" office:value="0.000110032628003123" calcext:value-type="float">
            <text:p>0.000110032628003123</text:p>
          </table:table-cell>
          <table:table-cell office:value-type="float" office:value="0.000625861978129" calcext:value-type="float">
            <text:p>0.000625861978129</text:p>
          </table:table-cell>
          <table:table-cell office:value-type="float" office:value="0.000649081859303365" calcext:value-type="float">
            <text:p>0.000649081859303365</text:p>
          </table:table-cell>
          <table:table-cell office:value-type="float" office:value="0.0001492702367332" calcext:value-type="float">
            <text:p>0.0001492702367332</text:p>
          </table:table-cell>
          <table:table-cell office:value-type="float" office:value="0.000217201761160619" calcext:value-type="float">
            <text:p>0.000217201761160619</text:p>
          </table:table-cell>
          <table:table-cell office:value-type="float" office:value="0.00002430928140405" calcext:value-type="float">
            <text:p>2.430928140405E-05</text:p>
          </table:table-cell>
          <table:table-cell office:value-type="float" office:value="0.0000424433464785847" calcext:value-type="float">
            <text:p>4.24433464785847E-05</text:p>
          </table:table-cell>
          <table:table-cell office:value-type="float" office:value="0.00307174699902712" calcext:value-type="float">
            <text:p>0.00307174699902712</text:p>
          </table:table-cell>
          <table:table-cell office:value-type="float" office:value="0.00449180918722619" calcext:value-type="float">
            <text:p>0.00449180918722619</text:p>
          </table:table-cell>
          <table:table-cell office:value-type="float" office:value="0.000634533231209667" calcext:value-type="float">
            <text:p>0.000634533231209667</text:p>
          </table:table-cell>
          <table:table-cell office:value-type="float" office:value="0.000349023129528975" calcext:value-type="float">
            <text:p>0.000349023129528975</text:p>
          </table:table-cell>
          <table:table-cell office:value-type="float" office:value="0.00103903653420045" calcext:value-type="float">
            <text:p>0.00103903653420045</text:p>
          </table:table-cell>
          <table:table-cell office:value-type="float" office:value="0.00174077512965083" calcext:value-type="float">
            <text:p>0.00174077512965083</text:p>
          </table:table-cell>
          <table:table-cell office:value-type="float" office:value="0.0022257774258786" calcext:value-type="float">
            <text:p>0.0022257774258786</text:p>
          </table:table-cell>
          <table:table-cell office:value-type="float" office:value="0.00350518277315056" calcext:value-type="float">
            <text:p>0.00350518277315056</text:p>
          </table:table-cell>
          <table:table-cell office:value-type="float" office:value="0.00043778482954226" calcext:value-type="float">
            <text:p>0.00043778482954226</text:p>
          </table:table-cell>
          <table:table-cell office:value-type="float" office:value="0.000628296799847915" calcext:value-type="float">
            <text:p>0.000628296799847915</text:p>
          </table:table-cell>
          <table:table-cell office:value-type="float" office:value="0.0000432573685439667" calcext:value-type="float">
            <text:p>4.32573685439667E-05</text:p>
          </table:table-cell>
          <table:table-cell office:value-type="float" office:value="0.0000219486790969687" calcext:value-type="float">
            <text:p>2.19486790969687E-05</text:p>
          </table:table-cell>
        </table:table-row>
        <table:table-row table:style-name="ro1">
          <table:table-cell office:value-type="string" calcext:value-type="string">
            <text:p>CHKCI001</text:p>
          </table:table-cell>
          <table:table-cell office:value-type="float" office:value="0.00148873503086383" calcext:value-type="float">
            <text:p>0.00148873503086383</text:p>
          </table:table-cell>
          <table:table-cell office:value-type="float" office:value="0.000793173061453352" calcext:value-type="float">
            <text:p>0.000793173061453352</text:p>
          </table:table-cell>
          <table:table-cell office:value-type="float" office:value="0.000683248738457417" calcext:value-type="float">
            <text:p>0.000683248738457417</text:p>
          </table:table-cell>
          <table:table-cell office:value-type="float" office:value="0.00110809030160185" calcext:value-type="float">
            <text:p>0.00110809030160185</text:p>
          </table:table-cell>
          <table:table-cell office:value-type="float" office:value="0.00428669082399983" calcext:value-type="float">
            <text:p>0.00428669082399983</text:p>
          </table:table-cell>
          <table:table-cell office:value-type="float" office:value="0.00416469078351743" calcext:value-type="float">
            <text:p>0.00416469078351743</text:p>
          </table:table-cell>
          <table:table-cell office:value-type="float" office:value="0.00109083315526655" calcext:value-type="float">
            <text:p>0.00109083315526655</text:p>
          </table:table-cell>
          <table:table-cell office:value-type="float" office:value="0.00172493580695282" calcext:value-type="float">
            <text:p>0.00172493580695282</text:p>
          </table:table-cell>
          <table:table-cell office:value-type="float" office:value="0.00061277005433175" calcext:value-type="float">
            <text:p>0.00061277005433175</text:p>
          </table:table-cell>
          <table:table-cell office:value-type="float" office:value="0.00100257461589093" calcext:value-type="float">
            <text:p>0.00100257461589093</text:p>
          </table:table-cell>
          <table:table-cell office:value-type="float" office:value="0.00164671517913267" calcext:value-type="float">
            <text:p>0.00164671517913267</text:p>
          </table:table-cell>
          <table:table-cell office:value-type="float" office:value="0.00111098293986553" calcext:value-type="float">
            <text:p>0.00111098293986553</text:p>
          </table:table-cell>
          <table:table-cell office:value-type="float" office:value="0.00619155809879333" calcext:value-type="float">
            <text:p>0.00619155809879333</text:p>
          </table:table-cell>
          <table:table-cell office:value-type="float" office:value="0.003640007230672" calcext:value-type="float">
            <text:p>0.003640007230672</text:p>
          </table:table-cell>
          <table:table-cell office:value-type="float" office:value="0.00275302126511167" calcext:value-type="float">
            <text:p>0.00275302126511167</text:p>
          </table:table-cell>
          <table:table-cell office:value-type="float" office:value="0.00201459210358919" calcext:value-type="float">
            <text:p>0.00201459210358919</text:p>
          </table:table-cell>
          <table:table-cell office:value-type="float" office:value="0.0007748955608698" calcext:value-type="float">
            <text:p>0.0007748955608698</text:p>
          </table:table-cell>
          <table:table-cell office:value-type="float" office:value="0.000651274252488458" calcext:value-type="float">
            <text:p>0.000651274252488458</text:p>
          </table:table-cell>
          <table:table-cell office:value-type="float" office:value="0.00047885774133578" calcext:value-type="float">
            <text:p>0.00047885774133578</text:p>
          </table:table-cell>
          <table:table-cell office:value-type="float" office:value="0.000345932870878367" calcext:value-type="float">
            <text:p>0.000345932870878367</text:p>
          </table:table-cell>
          <table:table-cell office:value-type="float" office:value="0.000810147050664583" calcext:value-type="float">
            <text:p>0.000810147050664583</text:p>
          </table:table-cell>
          <table:table-cell office:value-type="float" office:value="0.00155535177226547" calcext:value-type="float">
            <text:p>0.00155535177226547</text:p>
          </table:table-cell>
        </table:table-row>
        <table:table-row table:style-name="ro1">
          <table:table-cell office:value-type="string" calcext:value-type="string">
            <text:p>CHKCI002</text:p>
          </table:table-cell>
          <table:table-cell office:value-type="float" office:value="0.00137977109476518" calcext:value-type="float">
            <text:p>0.00137977109476518</text:p>
          </table:table-cell>
          <table:table-cell office:value-type="float" office:value="0.000903550970833833" calcext:value-type="float">
            <text:p>0.000903550970833833</text:p>
          </table:table-cell>
          <table:table-cell office:value-type="float" office:value="0.0008266067573681" calcext:value-type="float">
            <text:p>0.0008266067573681</text:p>
          </table:table-cell>
          <table:table-cell office:value-type="float" office:value="0.00199272416030526" calcext:value-type="float">
            <text:p>0.00199272416030526</text:p>
          </table:table-cell>
          <table:table-cell office:value-type="float" office:value="0.000369303774166117" calcext:value-type="float">
            <text:p>0.000369303774166117</text:p>
          </table:table-cell>
          <table:table-cell office:value-type="float" office:value="0.000567256442537504" calcext:value-type="float">
            <text:p>0.000567256442537504</text:p>
          </table:table-cell>
          <table:table-cell office:value-type="float" office:value="0.0000351767877522833" calcext:value-type="float">
            <text:p>3.51767877522833E-05</text:p>
          </table:table-cell>
          <table:table-cell office:value-type="float" office:value="0.0000507088336141658" calcext:value-type="float">
            <text:p>5.07088336141658E-05</text:p>
          </table:table-cell>
          <table:table-cell office:value-type="float" office:value="0.000157657762024683" calcext:value-type="float">
            <text:p>0.000157657762024683</text:p>
          </table:table-cell>
          <table:table-cell office:value-type="float" office:value="0.00024046087440155" calcext:value-type="float">
            <text:p>0.00024046087440155</text:p>
          </table:table-cell>
          <table:table-cell office:value-type="float" office:value="0.000432823193027617" calcext:value-type="float">
            <text:p>0.000432823193027617</text:p>
          </table:table-cell>
          <table:table-cell office:value-type="float" office:value="0.000832972174068584" calcext:value-type="float">
            <text:p>0.000832972174068584</text:p>
          </table:table-cell>
          <table:table-cell office:value-type="float" office:value="0.000902668210875333" calcext:value-type="float">
            <text:p>0.000902668210875333</text:p>
          </table:table-cell>
          <table:table-cell office:value-type="float" office:value="0.00123636745735512" calcext:value-type="float">
            <text:p>0.00123636745735512</text:p>
          </table:table-cell>
          <table:table-cell office:value-type="float" office:value="0.00363714898359667" calcext:value-type="float">
            <text:p>0.00363714898359667</text:p>
          </table:table-cell>
          <table:table-cell office:value-type="float" office:value="0.003909677206394" calcext:value-type="float">
            <text:p>0.003909677206394</text:p>
          </table:table-cell>
          <table:table-cell office:value-type="float" office:value="0.00025860374217164" calcext:value-type="float">
            <text:p>0.00025860374217164</text:p>
          </table:table-cell>
          <table:table-cell office:value-type="float" office:value="0.000517826003296623" calcext:value-type="float">
            <text:p>0.000517826003296623</text:p>
          </table:table-cell>
          <table:table-cell office:value-type="float" office:value="0.00003803819486742" calcext:value-type="float">
            <text:p>3.803819486742E-05</text:p>
          </table:table-cell>
          <table:table-cell office:value-type="float" office:value="0.0000381181705164823" calcext:value-type="float">
            <text:p>3.81181705164823E-05</text:p>
          </table:table-cell>
          <table:table-cell office:value-type="float" office:value="0.0006970141259049" calcext:value-type="float">
            <text:p>0.0006970141259049</text:p>
          </table:table-cell>
          <table:table-cell office:value-type="float" office:value="0.00107503104773682" calcext:value-type="float">
            <text:p>0.00107503104773682</text:p>
          </table:table-cell>
        </table:table-row>
        <table:table-row table:style-name="ro1">
          <table:table-cell office:value-type="string" calcext:value-type="string">
            <text:p>Caldilineaceae</text:p>
          </table:table-cell>
          <table:table-cell office:value-type="float" office:value="0.0000340822916933333" calcext:value-type="float">
            <text:p>3.40822916933333E-05</text:p>
          </table:table-cell>
          <table:table-cell office:value-type="float" office:value="0.0000834842239133643" calcext:value-type="float">
            <text:p>8.34842239133643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ylobacter</text:p>
          </table:table-cell>
          <table:table-cell office:value-type="float" office:value="0.0000399757597973167" calcext:value-type="float">
            <text:p>3.99757597973167E-05</text:p>
          </table:table-cell>
          <table:table-cell office:value-type="float" office:value="0.0000677000721916298" calcext:value-type="float">
            <text:p>6.77000721916298E-0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idatus</text:p>
          </table:table-cell>
          <table:table-cell office:value-type="float" office:value="0.000232840013083" calcext:value-type="float">
            <text:p>0.000232840013083</text:p>
          </table:table-cell>
          <table:table-cell office:value-type="float" office:value="0.000349581239239274" calcext:value-type="float">
            <text:p>0.000349581239239274</text:p>
          </table:table-cell>
          <table:table-cell office:value-type="float" office:value="0.0000410984895456333" calcext:value-type="float">
            <text:p>4.10984895456333E-05</text:p>
          </table:table-cell>
          <table:table-cell office:value-type="float" office:value="0.0000708199628235105" calcext:value-type="float">
            <text:p>7.08199628235105E-05</text:p>
          </table:table-cell>
          <table:table-cell office:value-type="float" office:value="0.0812470206414559" calcext:value-type="float">
            <text:p>0.0812470206414559</text:p>
          </table:table-cell>
          <table:table-cell office:value-type="float" office:value="0.0774982759713709" calcext:value-type="float">
            <text:p>0.0774982759713709</text:p>
          </table:table-cell>
          <table:table-cell office:value-type="float" office:value="0.00294353037341445" calcext:value-type="float">
            <text:p>0.00294353037341445</text:p>
          </table:table-cell>
          <table:table-cell office:value-type="float" office:value="0.00314051512737365" calcext:value-type="float">
            <text:p>0.00314051512737365</text:p>
          </table:table-cell>
          <table:table-cell office:value-type="float" office:value="0.0000689259739674834" calcext:value-type="float">
            <text:p>6.89259739674834E-05</text:p>
          </table:table-cell>
          <table:table-cell office:value-type="float" office:value="0.000163290406403208" calcext:value-type="float">
            <text:p>0.000163290406403208</text:p>
          </table:table-cell>
          <table:table-cell office:value-type="float" office:value="0.0000737051318033" calcext:value-type="float">
            <text:p>0.0000737051318033</text:p>
          </table:table-cell>
          <table:table-cell office:value-type="float" office:value="0.000146924991373805" calcext:value-type="float">
            <text:p>0.000146924991373805</text:p>
          </table:table-cell>
          <table:table-cell office:value-type="float" office:value="0.000395100015729317" calcext:value-type="float">
            <text:p>0.000395100015729317</text:p>
          </table:table-cell>
          <table:table-cell office:value-type="float" office:value="0.000354226982843089" calcext:value-type="float">
            <text:p>0.000354226982843089</text:p>
          </table:table-cell>
          <table:table-cell office:value-type="float" office:value="0.000112248304373183" calcext:value-type="float">
            <text:p>0.000112248304373183</text:p>
          </table:table-cell>
          <table:table-cell office:value-type="float" office:value="0.000138850634734901" calcext:value-type="float">
            <text:p>0.000138850634734901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18137971708578" calcext:value-type="float">
            <text:p>0.00018137971708578</text:p>
          </table:table-cell>
          <table:table-cell office:value-type="float" office:value="0.000150235683566927" calcext:value-type="float">
            <text:p>0.000150235683566927</text:p>
          </table:table-cell>
          <table:table-cell office:value-type="float" office:value="0.0000882205645264833" calcext:value-type="float">
            <text:p>8.82205645264833E-05</text:p>
          </table:table-cell>
          <table:table-cell office:value-type="float" office:value="0.000128949311458167" calcext:value-type="float">
            <text:p>0.000128949311458167</text:p>
          </table:table-cell>
        </table:table-row>
        <table:table-row table:style-name="ro1">
          <table:table-cell office:value-type="string" calcext:value-type="string">
            <text:p>Caproiciproducens</text:p>
          </table:table-cell>
          <table:table-cell office:value-type="float" office:value="0.001783363146466" calcext:value-type="float">
            <text:p>0.001783363146466</text:p>
          </table:table-cell>
          <table:table-cell office:value-type="float" office:value="0.00200955601853723" calcext:value-type="float">
            <text:p>0.00200955601853723</text:p>
          </table:table-cell>
          <table:table-cell office:value-type="float" office:value="0.0003376793620152" calcext:value-type="float">
            <text:p>0.0003376793620152</text:p>
          </table:table-cell>
          <table:table-cell office:value-type="float" office:value="0.000715472518247774" calcext:value-type="float">
            <text:p>0.000715472518247774</text:p>
          </table:table-cell>
          <table:table-cell office:value-type="float" office:value="0.00023919993132005" calcext:value-type="float">
            <text:p>0.00023919993132005</text:p>
          </table:table-cell>
          <table:table-cell office:value-type="float" office:value="0.000314104335670025" calcext:value-type="float">
            <text:p>0.000314104335670025</text:p>
          </table:table-cell>
          <table:table-cell office:value-type="float" office:value="0.0000125381630337333" calcext:value-type="float">
            <text:p>1.25381630337333E-05</text:p>
          </table:table-cell>
          <table:table-cell office:value-type="float" office:value="0.000030712101744473" calcext:value-type="float">
            <text:p>3.0712101744473E-05</text:p>
          </table:table-cell>
          <table:table-cell office:value-type="float" office:value="0.000100411201658833" calcext:value-type="float">
            <text:p>0.000100411201658833</text:p>
          </table:table-cell>
          <table:table-cell office:value-type="float" office:value="0.00022503502356253" calcext:value-type="float">
            <text:p>0.00022503502356253</text:p>
          </table:table-cell>
          <table:table-cell office:value-type="float" office:value="0.0022077821839765" calcext:value-type="float">
            <text:p>0.0022077821839765</text:p>
          </table:table-cell>
          <table:table-cell office:value-type="float" office:value="0.00167708984305874" calcext:value-type="float">
            <text:p>0.00167708984305874</text:p>
          </table:table-cell>
          <table:table-cell office:value-type="float" office:value="0.000493211829681333" calcext:value-type="float">
            <text:p>0.000493211829681333</text:p>
          </table:table-cell>
          <table:table-cell office:value-type="float" office:value="0.000175664753060615" calcext:value-type="float">
            <text:p>0.000175664753060615</text:p>
          </table:table-cell>
          <table:table-cell office:value-type="float" office:value="0.000625135221184867" calcext:value-type="float">
            <text:p>0.000625135221184867</text:p>
          </table:table-cell>
          <table:table-cell office:value-type="float" office:value="0.000629570073060762" calcext:value-type="float">
            <text:p>0.000629570073060762</text:p>
          </table:table-cell>
          <table:table-cell office:value-type="float" office:value="0.0006330447638088" calcext:value-type="float">
            <text:p>0.0006330447638088</text:p>
          </table:table-cell>
          <table:table-cell office:value-type="float" office:value="0.000397859742934659" calcext:value-type="float">
            <text:p>0.000397859742934659</text:p>
          </table:table-cell>
          <table:table-cell office:value-type="float" office:value="0.0000771830666977" calcext:value-type="float">
            <text:p>0.0000771830666977</text:p>
          </table:table-cell>
          <table:table-cell office:value-type="float" office:value="0.000120580754687654" calcext:value-type="float">
            <text:p>0.000120580754687654</text:p>
          </table:table-cell>
          <table:table-cell office:value-type="float" office:value="0.0000380929162413333" calcext:value-type="float">
            <text:p>3.80929162413333E-05</text:p>
          </table:table-cell>
          <table:table-cell office:value-type="float" office:value="0.0000933082076058447" calcext:value-type="float">
            <text:p>9.33082076058447E-05</text:p>
          </table:table-cell>
        </table:table-row>
        <table:table-row table:style-name="ro1">
          <table:table-cell office:value-type="string" calcext:value-type="string">
            <text:p>Cardiobacterium</text:p>
          </table:table-cell>
          <table:table-cell office:value-type="float" office:value="0.0000368976459301667" calcext:value-type="float">
            <text:p>3.68976459301667E-05</text:p>
          </table:table-cell>
          <table:table-cell office:value-type="float" office:value="0.0000903804052387887" calcext:value-type="float">
            <text:p>9.0380405238788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nobacteriaceae</text:p>
          </table:table-cell>
          <table:table-cell office:value-type="float" office:value="0.0000286065944495333" calcext:value-type="float">
            <text:p>2.86065944495333E-05</text:p>
          </table:table-cell>
          <table:table-cell office:value-type="float" office:value="0.0000444412769272907" calcext:value-type="float">
            <text:p>4.4441276927290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08834726129167" calcext:value-type="float">
            <text:p>0.000108834726129167</text:p>
          </table:table-cell>
          <table:table-cell office:value-type="float" office:value="0.000187023967587511" calcext:value-type="float">
            <text:p>0.0001870239675875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131850568698333" calcext:value-type="float">
            <text:p>1.31850568698333E-05</text:p>
          </table:table-cell>
          <table:table-cell office:value-type="float" office:value="0.0000245010693023226" calcext:value-type="float">
            <text:p>2.45010693023226E-05</text:p>
          </table:table-cell>
        </table:table-row>
        <table:table-row table:style-name="ro1">
          <table:table-cell office:value-type="string" calcext:value-type="string">
            <text:p>Caulobacter</text:p>
          </table:table-cell>
          <table:table-cell office:value-type="float" office:value="0.0000170411458466667" calcext:value-type="float">
            <text:p>1.70411458466667E-05</text:p>
          </table:table-cell>
          <table:table-cell office:value-type="float" office:value="0.0000417421119566822" calcext:value-type="float">
            <text:p>4.17421119566822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49809353901667" calcext:value-type="float">
            <text:p>3.49809353901667E-06</text:p>
          </table:table-cell>
          <table:table-cell office:value-type="float" office:value="0.00000856854424311743" calcext:value-type="float">
            <text:p>8.56854424311743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5264900365722" calcext:value-type="float">
            <text:p>5.264900365722E-05</text:p>
          </table:table-cell>
          <table:table-cell office:value-type="float" office:value="0.0000692459587666222" calcext:value-type="float">
            <text:p>6.92459587666222E-05</text:p>
          </table:table-cell>
          <table:table-cell office:value-type="float" office:value="0.000256400696506917" calcext:value-type="float">
            <text:p>0.000256400696506917</text:p>
          </table:table-cell>
          <table:table-cell office:value-type="float" office:value="0.000593387517247055" calcext:value-type="float">
            <text:p>0.000593387517247055</text:p>
          </table:table-cell>
        </table:table-row>
        <table:table-row table:style-name="ro1">
          <table:table-cell office:value-type="string" calcext:value-type="string">
            <text:p>Caulobacteracea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298482074455" calcext:value-type="float">
            <text:p>1.298482074455E-05</text:p>
          </table:table-cell>
          <table:table-cell office:value-type="float" office:value="0.0000318061852256535" calcext:value-type="float">
            <text:p>3.18061852256535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Cellulosimicrobium</text:p>
          </table:table-cell>
          <table:table-cell office:value-type="float" office:value="0.0000402857603265" calcext:value-type="float">
            <text:p>0.0000402857603265</text:p>
          </table:table-cell>
          <table:table-cell office:value-type="float" office:value="0.0000986795566999833" calcext:value-type="float">
            <text:p>9.86795566999833E-05</text:p>
          </table:table-cell>
          <table:table-cell office:value-type="float" office:value="0.00000287212715481667" calcext:value-type="float">
            <text:p>2.87212715481667E-06</text:p>
          </table:table-cell>
          <table:table-cell office:value-type="float" office:value="0.00000703524600569246" calcext:value-type="float">
            <text:p>7.03524600569246E-06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0865654716303333" calcext:value-type="float">
            <text:p>8.65654716303333E-06</text:p>
          </table:table-cell>
          <table:table-cell office:value-type="float" office:value="0.000021204123483769" calcext:value-type="float">
            <text:p>2.1204123483769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109337651356" calcext:value-type="float">
            <text:p>2.109337651356E-05</text:p>
          </table:table-cell>
          <table:table-cell office:value-type="float" office:value="0.0000305659094134126" calcext:value-type="float">
            <text:p>3.05659094134126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Cellvibrio</text:p>
          </table:table-cell>
          <table:table-cell office:value-type="float" office:value="0.000152568491484833" calcext:value-type="float">
            <text:p>0.000152568491484833</text:p>
          </table:table-cell>
          <table:table-cell office:value-type="float" office:value="0.000291481590923544" calcext:value-type="float">
            <text:p>0.0002914815909235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vibrionales</text:p>
          </table:table-cell>
          <table:table-cell office:value-type="float" office:value="0.0000537143471021667" calcext:value-type="float">
            <text:p>5.37143471021667E-05</text:p>
          </table:table-cell>
          <table:table-cell office:value-type="float" office:value="0.000131572742267053" calcext:value-type="float">
            <text:p>0.00013157274226705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tobacterium</text:p>
          </table:table-cell>
          <table:table-cell office:value-type="float" office:value="0.000127802823474" calcext:value-type="float">
            <text:p>0.000127802823474</text:p>
          </table:table-cell>
          <table:table-cell office:value-type="float" office:value="0.000253032362584029" calcext:value-type="float">
            <text:p>0.000253032362584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8417278145833" calcext:value-type="float">
            <text:p>1.48417278145833E-05</text:p>
          </table:table-cell>
          <table:table-cell office:value-type="float" office:value="0.0000363546600470017" calcext:value-type="float">
            <text:p>3.6354660047001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809353901667" calcext:value-type="float">
            <text:p>3.49809353901667E-06</text:p>
          </table:table-cell>
          <table:table-cell office:value-type="float" office:value="0.00000856854424311743" calcext:value-type="float">
            <text:p>8.56854424311743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0979191601406" calcext:value-type="float">
            <text:p>9.79191601406E-06</text:p>
          </table:table-cell>
          <table:table-cell office:value-type="float" office:value="0.0000134317158408673" calcext:value-type="float">
            <text:p>1.34317158408673E-05</text:p>
          </table:table-cell>
          <table:table-cell office:value-type="float" office:value="0.0000133707232019667" calcext:value-type="float">
            <text:p>1.33707232019667E-05</text:p>
          </table:table-cell>
          <table:table-cell office:value-type="float" office:value="0.0000215920849223841" calcext:value-type="float">
            <text:p>2.15920849223841E-05</text:p>
          </table:table-cell>
        </table:table-row>
        <table:table-row table:style-name="ro1">
          <table:table-cell office:value-type="string" calcext:value-type="string">
            <text:p>Chitinophagaceae</text:p>
          </table:table-cell>
          <table:table-cell office:value-type="float" office:value="0.0000298220052316667" calcext:value-type="float">
            <text:p>2.98220052316667E-05</text:p>
          </table:table-cell>
          <table:table-cell office:value-type="float" office:value="0.0000730486959241938" calcext:value-type="float">
            <text:p>7.30486959241938E-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2295503735514" calcext:value-type="float">
            <text:p>2.295503735514E-05</text:p>
          </table:table-cell>
          <table:table-cell office:value-type="float" office:value="0.0000386402646063832" calcext:value-type="float">
            <text:p>3.86402646063832E-05</text:p>
          </table:table-cell>
          <table:table-cell office:value-type="float" office:value="0.0000400368081850167" calcext:value-type="float">
            <text:p>4.00368081850167E-05</text:p>
          </table:table-cell>
          <table:table-cell office:value-type="float" office:value="0.0000716877895504801" calcext:value-type="float">
            <text:p>7.16877895504801E-05</text:p>
          </table:table-cell>
        </table:table-row>
        <table:table-row table:style-name="ro1">
          <table:table-cell office:value-type="string" calcext:value-type="string">
            <text:p>Chloroplast</text:p>
          </table:table-cell>
          <table:table-cell office:value-type="float" office:value="0.00319764640067167" calcext:value-type="float">
            <text:p>0.00319764640067167</text:p>
          </table:table-cell>
          <table:table-cell office:value-type="float" office:value="0.00284430532014239" calcext:value-type="float">
            <text:p>0.00284430532014239</text:p>
          </table:table-cell>
          <table:table-cell office:value-type="float" office:value="0.000195607959861233" calcext:value-type="float">
            <text:p>0.000195607959861233</text:p>
          </table:table-cell>
          <table:table-cell office:value-type="float" office:value="0.000199643338328395" calcext:value-type="float">
            <text:p>0.000199643338328395</text:p>
          </table:table-cell>
          <table:table-cell office:value-type="float" office:value="0.008460888108365" calcext:value-type="float">
            <text:p>0.008460888108365</text:p>
          </table:table-cell>
          <table:table-cell office:value-type="float" office:value="0.00520964172070953" calcext:value-type="float">
            <text:p>0.00520964172070953</text:p>
          </table:table-cell>
          <table:table-cell office:value-type="float" office:value="0.0015568008371775" calcext:value-type="float">
            <text:p>0.0015568008371775</text:p>
          </table:table-cell>
          <table:table-cell office:value-type="float" office:value="0.00232314304061234" calcext:value-type="float">
            <text:p>0.00232314304061234</text:p>
          </table:table-cell>
          <table:table-cell office:value-type="float" office:value="0.000281000894131983" calcext:value-type="float">
            <text:p>0.000281000894131983</text:p>
          </table:table-cell>
          <table:table-cell office:value-type="float" office:value="0.000383882945728955" calcext:value-type="float">
            <text:p>0.00038388294572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46614296115667" calcext:value-type="float">
            <text:p>3.46614296115667E-05</text:p>
          </table:table-cell>
          <table:table-cell office:value-type="float" office:value="0.0000367823577309681" calcext:value-type="float">
            <text:p>3.67823577309681E-05</text:p>
          </table:table-cell>
          <table:table-cell office:value-type="float" office:value="0.0000084686243831" calcext:value-type="float">
            <text:p>0.0000084686243831</text:p>
          </table:table-cell>
          <table:table-cell office:value-type="float" office:value="0.0000136527649825723" calcext:value-type="float">
            <text:p>1.36527649825723E-05</text:p>
          </table:table-cell>
          <table:table-cell office:value-type="float" office:value="0.0000945835781608" calcext:value-type="float">
            <text:p>0.0000945835781608</text:p>
          </table:table-cell>
          <table:table-cell office:value-type="float" office:value="0.0000780701369321251" calcext:value-type="float">
            <text:p>7.80701369321251E-05</text:p>
          </table:table-cell>
          <table:table-cell office:value-type="float" office:value="0.035050083482074" calcext:value-type="float">
            <text:p>0.035050083482074</text:p>
          </table:table-cell>
          <table:table-cell office:value-type="float" office:value="0.0417550200492146" calcext:value-type="float">
            <text:p>0.0417550200492146</text:p>
          </table:table-cell>
          <table:table-cell office:value-type="float" office:value="0.0197881557616383" calcext:value-type="float">
            <text:p>0.0197881557616383</text:p>
          </table:table-cell>
          <table:table-cell office:value-type="float" office:value="0.021923807678685" calcext:value-type="float">
            <text:p>0.021923807678685</text:p>
          </table:table-cell>
        </table:table-row>
        <table:table-row table:style-name="ro1">
          <table:table-cell office:value-type="string" calcext:value-type="string">
            <text:p>Christensenellaceae</text:p>
          </table:table-cell>
          <table:table-cell office:value-type="float" office:value="0.0007113067502175" calcext:value-type="float">
            <text:p>0.0007113067502175</text:p>
          </table:table-cell>
          <table:table-cell office:value-type="float" office:value="0.000732507339916912" calcext:value-type="float">
            <text:p>0.000732507339916912</text:p>
          </table:table-cell>
          <table:table-cell office:value-type="float" office:value="0.0000434674041333667" calcext:value-type="float">
            <text:p>4.34674041333667E-05</text:p>
          </table:table-cell>
          <table:table-cell office:value-type="float" office:value="0.0000833022816119211" calcext:value-type="float">
            <text:p>8.33022816119211E-05</text:p>
          </table:table-cell>
          <table:table-cell office:value-type="float" office:value="0.0056142003720514" calcext:value-type="float">
            <text:p>0.0056142003720514</text:p>
          </table:table-cell>
          <table:table-cell office:value-type="float" office:value="0.00604551483068343" calcext:value-type="float">
            <text:p>0.00604551483068343</text:p>
          </table:table-cell>
          <table:table-cell office:value-type="float" office:value="0.00237815889572326" calcext:value-type="float">
            <text:p>0.00237815889572326</text:p>
          </table:table-cell>
          <table:table-cell office:value-type="float" office:value="0.00410132628723911" calcext:value-type="float">
            <text:p>0.00410132628723911</text:p>
          </table:table-cell>
          <table:table-cell office:value-type="float" office:value="0.00149222116641008" calcext:value-type="float">
            <text:p>0.00149222116641008</text:p>
          </table:table-cell>
          <table:table-cell office:value-type="float" office:value="0.00273040255754798" calcext:value-type="float">
            <text:p>0.00273040255754798</text:p>
          </table:table-cell>
          <table:table-cell office:value-type="float" office:value="0.000256090305573233" calcext:value-type="float">
            <text:p>0.000256090305573233</text:p>
          </table:table-cell>
          <table:table-cell office:value-type="float" office:value="0.000451332676116803" calcext:value-type="float">
            <text:p>0.000451332676116803</text:p>
          </table:table-cell>
          <table:table-cell office:value-type="float" office:value="0.0174011152273791" calcext:value-type="float">
            <text:p>0.0174011152273791</text:p>
          </table:table-cell>
          <table:table-cell office:value-type="float" office:value="0.00957315327735208" calcext:value-type="float">
            <text:p>0.00957315327735208</text:p>
          </table:table-cell>
          <table:table-cell office:value-type="float" office:value="0.0271416257035914" calcext:value-type="float">
            <text:p>0.0271416257035914</text:p>
          </table:table-cell>
          <table:table-cell office:value-type="float" office:value="0.0210695336667382" calcext:value-type="float">
            <text:p>0.0210695336667382</text:p>
          </table:table-cell>
          <table:table-cell office:value-type="float" office:value="0.00006941608920298" calcext:value-type="float">
            <text:p>6.941608920298E-05</text:p>
          </table:table-cell>
          <table:table-cell office:value-type="float" office:value="0.0000865507925619779" calcext:value-type="float">
            <text:p>8.65507925619779E-05</text:p>
          </table:table-cell>
          <table:table-cell office:value-type="float" office:value="0.00019538990535768" calcext:value-type="float">
            <text:p>0.00019538990535768</text:p>
          </table:table-cell>
          <table:table-cell office:value-type="float" office:value="0.000219799259655246" calcext:value-type="float">
            <text:p>0.000219799259655246</text:p>
          </table:table-cell>
          <table:table-cell office:value-type="float" office:value="0.00549020339578475" calcext:value-type="float">
            <text:p>0.00549020339578475</text:p>
          </table:table-cell>
          <table:table-cell office:value-type="float" office:value="0.0110778011206417" calcext:value-type="float">
            <text:p>0.0110778011206417</text:p>
          </table:table-cell>
        </table:table-row>
        <table:table-row table:style-name="ro1">
          <table:table-cell office:value-type="string" calcext:value-type="string">
            <text:p>Chroococcidiopsis</text:p>
          </table:table-cell>
          <table:table-cell office:value-type="float" office:value="0.000239152721256667" calcext:value-type="float">
            <text:p>0.000239152721256667</text:p>
          </table:table-cell>
          <table:table-cell office:value-type="float" office:value="0.00046065023080183" calcext:value-type="float">
            <text:p>0.00046065023080183</text:p>
          </table:table-cell>
          <table:table-cell office:value-type="float" office:value="0.00000377193379501667" calcext:value-type="float">
            <text:p>3.77193379501667E-06</text:p>
          </table:table-cell>
          <table:table-cell office:value-type="float" office:value="0.00000923931314135055" calcext:value-type="float">
            <text:p>9.23931314135055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7313094326" calcext:value-type="float">
            <text:p>0.000017313094326</text:p>
          </table:table-cell>
          <table:table-cell office:value-type="float" office:value="0.0000424082469673746" calcext:value-type="float">
            <text:p>4.24082469673746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yseobacterium</text:p>
          </table:table-cell>
          <table:table-cell office:value-type="float" office:value="0.00239189282608233" calcext:value-type="float">
            <text:p>0.00239189282608233</text:p>
          </table:table-cell>
          <table:table-cell office:value-type="float" office:value="0.00240767687780225" calcext:value-type="float">
            <text:p>0.00240767687780225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office:value-type="float" office:value="0.0000583146909139833" calcext:value-type="float">
            <text:p>5.83146909139833E-05</text:p>
          </table:table-cell>
          <table:table-cell office:value-type="float" office:value="0.000105216409951047" calcext:value-type="float">
            <text:p>0.000105216409951047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346239510475283" calcext:value-type="float">
            <text:p>0.000346239510475283</text:p>
          </table:table-cell>
          <table:table-cell office:value-type="float" office:value="0.000272989576555598" calcext:value-type="float">
            <text:p>0.000272989576555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226653243605" calcext:value-type="float">
            <text:p>4.226653243605E-05</text:p>
          </table:table-cell>
          <table:table-cell office:value-type="float" office:value="0.0000533843144064355" calcext:value-type="float">
            <text:p>5.33843144064355E-05</text:p>
          </table:table-cell>
          <table:table-cell office:value-type="float" office:value="0.0000170814031348333" calcext:value-type="float">
            <text:p>1.70814031348333E-05</text:p>
          </table:table-cell>
          <table:table-cell office:value-type="float" office:value="0.0000418407217711187" calcext:value-type="float">
            <text:p>4.18407217711187E-05</text:p>
          </table:table-cell>
          <table:table-cell office:value-type="float" office:value="0.00004184606105462" calcext:value-type="float">
            <text:p>4.184606105462E-05</text:p>
          </table:table-cell>
          <table:table-cell office:value-type="float" office:value="0.000058218917537272" calcext:value-type="float">
            <text:p>5.8218917537272E-05</text:p>
          </table:table-cell>
          <table:table-cell office:value-type="float" office:value="0.138271428010438" calcext:value-type="float">
            <text:p>0.138271428010438</text:p>
          </table:table-cell>
          <table:table-cell office:value-type="float" office:value="0.137000836396639" calcext:value-type="float">
            <text:p>0.137000836396639</text:p>
          </table:table-cell>
          <table:table-cell office:value-type="float" office:value="0.0335875775132998" calcext:value-type="float">
            <text:p>0.0335875775132998</text:p>
          </table:table-cell>
          <table:table-cell office:value-type="float" office:value="0.0813283074696647" calcext:value-type="float">
            <text:p>0.0813283074696647</text:p>
          </table:table-cell>
        </table:table-row>
        <table:table-row table:style-name="ro1">
          <table:table-cell office:value-type="string" calcext:value-type="string">
            <text:p>Chujaibacter</text:p>
          </table:table-cell>
          <table:table-cell office:value-type="float" office:value="0.0000714309466711667" calcext:value-type="float">
            <text:p>7.14309466711667E-05</text:p>
          </table:table-cell>
          <table:table-cell office:value-type="float" office:value="0.000131405599746607" calcext:value-type="float">
            <text:p>0.00013140559974660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acibacterium</text:p>
          </table:table-cell>
          <table:table-cell office:value-type="float" office:value="0.000082974660612" calcext:value-type="float">
            <text:p>0.000082974660612</text:p>
          </table:table-cell>
          <table:table-cell office:value-type="float" office:value="0.000128773160154211" calcext:value-type="float">
            <text:p>0.00012877316015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3669112583333" calcext:value-type="float">
            <text:p>5.93669112583333E-06</text:p>
          </table:table-cell>
          <table:table-cell office:value-type="float" office:value="0.0000145418640188007" calcext:value-type="float">
            <text:p>1.4541864018800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99618707805" calcext:value-type="float">
            <text:p>6.99618707805E-06</text:p>
          </table:table-cell>
          <table:table-cell office:value-type="float" office:value="0.0000171370884862757" calcext:value-type="float">
            <text:p>1.7137088486275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Clostrid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13277933124383" calcext:value-type="float">
            <text:p>0.000113277933124383</text:p>
          </table:table-cell>
          <table:table-cell office:value-type="float" office:value="0.000201491444519038" calcext:value-type="float">
            <text:p>0.000201491444519038</text:p>
          </table:table-cell>
          <table:table-cell office:value-type="float" office:value="0.0000140869861114833" calcext:value-type="float">
            <text:p>1.40869861114833E-05</text:p>
          </table:table-cell>
          <table:table-cell office:value-type="float" office:value="0.0000163973509878593" calcext:value-type="float">
            <text:p>1.63973509878593E-05</text:p>
          </table:table-cell>
          <table:table-cell office:value-type="float" office:value="0.000017313094326" calcext:value-type="float">
            <text:p>0.000017313094326</text:p>
          </table:table-cell>
          <table:table-cell office:value-type="float" office:value="0.0000424082469673746" calcext:value-type="float">
            <text:p>4.2408246967374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8280525192" calcext:value-type="float">
            <text:p>0.000228280525192</text:p>
          </table:table-cell>
          <table:table-cell office:value-type="float" office:value="0.000262924650652744" calcext:value-type="float">
            <text:p>0.000262924650652744</text:p>
          </table:table-cell>
          <table:table-cell office:value-type="float" office:value="0.0000838969992158167" calcext:value-type="float">
            <text:p>8.38969992158167E-05</text:p>
          </table:table-cell>
          <table:table-cell office:value-type="float" office:value="0.0000966393252696187" calcext:value-type="float">
            <text:p>9.66393252696187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75956228010167" calcext:value-type="float">
            <text:p>3.75956228010167E-05</text:p>
          </table:table-cell>
          <table:table-cell office:value-type="float" office:value="0.0000731816008482329" calcext:value-type="float">
            <text:p>7.31816008482329E-05</text:p>
          </table:table-cell>
        </table:table-row>
        <table:table-row table:style-name="ro1">
          <table:table-cell office:value-type="string" calcext:value-type="string">
            <text:p>Clostridiales</text:p>
          </table:table-cell>
          <table:table-cell office:value-type="float" office:value="0.0000351854827292333" calcext:value-type="float">
            <text:p>3.51854827292333E-05</text:p>
          </table:table-cell>
          <table:table-cell office:value-type="float" office:value="0.0000718157043411535" calcext:value-type="float">
            <text:p>7.1815704341153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190492846256" calcext:value-type="float">
            <text:p>0.0022190492846256</text:p>
          </table:table-cell>
          <table:table-cell office:value-type="float" office:value="0.00228255985305548" calcext:value-type="float">
            <text:p>0.00228255985305548</text:p>
          </table:table-cell>
          <table:table-cell office:value-type="float" office:value="0.00144046021482212" calcext:value-type="float">
            <text:p>0.00144046021482212</text:p>
          </table:table-cell>
          <table:table-cell office:value-type="float" office:value="0.00220736121999466" calcext:value-type="float">
            <text:p>0.00220736121999466</text:p>
          </table:table-cell>
          <table:table-cell office:value-type="float" office:value="0.000531848567106183" calcext:value-type="float">
            <text:p>0.000531848567106183</text:p>
          </table:table-cell>
          <table:table-cell office:value-type="float" office:value="0.000770285621902981" calcext:value-type="float">
            <text:p>0.000770285621902981</text:p>
          </table:table-cell>
          <table:table-cell office:value-type="float" office:value="0.0000181477851925" calcext:value-type="float">
            <text:p>0.0000181477851925</text:p>
          </table:table-cell>
          <table:table-cell office:value-type="float" office:value="0.0000444528136832612" calcext:value-type="float">
            <text:p>4.44528136832612E-05</text:p>
          </table:table-cell>
          <table:table-cell office:value-type="float" office:value="0.01024245782009" calcext:value-type="float">
            <text:p>0.01024245782009</text:p>
          </table:table-cell>
          <table:table-cell office:value-type="float" office:value="0.00680538742805948" calcext:value-type="float">
            <text:p>0.00680538742805948</text:p>
          </table:table-cell>
          <table:table-cell office:value-type="float" office:value="0.00586370725302" calcext:value-type="float">
            <text:p>0.00586370725302</text:p>
          </table:table-cell>
          <table:table-cell office:value-type="float" office:value="0.00236275385395568" calcext:value-type="float">
            <text:p>0.00236275385395568</text:p>
          </table:table-cell>
          <table:table-cell office:value-type="float" office:value="0.00005230899010204" calcext:value-type="float">
            <text:p>5.230899010204E-05</text:p>
          </table:table-cell>
          <table:table-cell office:value-type="float" office:value="0.0000776211704493169" calcext:value-type="float">
            <text:p>7.76211704493169E-05</text:p>
          </table:table-cell>
          <table:table-cell office:value-type="float" office:value="0.00003870621749974" calcext:value-type="float">
            <text:p>3.870621749974E-05</text:p>
          </table:table-cell>
          <table:table-cell office:value-type="float" office:value="0.0000390734682017462" calcext:value-type="float">
            <text:p>3.90734682017462E-05</text:p>
          </table:table-cell>
          <table:table-cell office:value-type="float" office:value="0.00129949271010513" calcext:value-type="float">
            <text:p>0.00129949271010513</text:p>
          </table:table-cell>
          <table:table-cell office:value-type="float" office:value="0.00281124949946969" calcext:value-type="float">
            <text:p>0.00281124949946969</text:p>
          </table:table-cell>
        </table:table-row>
        <table:table-row table:style-name="ro1">
          <table:table-cell office:value-type="string" calcext:value-type="string">
            <text:p>Clostridiales_vadinBB60_group</text:p>
          </table:table-cell>
          <table:table-cell office:value-type="float" office:value="0.000486364124265" calcext:value-type="float">
            <text:p>0.000486364124265</text:p>
          </table:table-cell>
          <table:table-cell office:value-type="float" office:value="0.000388592219087099" calcext:value-type="float">
            <text:p>0.000388592219087099</text:p>
          </table:table-cell>
          <table:table-cell office:value-type="float" office:value="0.00108968756837423" calcext:value-type="float">
            <text:p>0.00108968756837423</text:p>
          </table:table-cell>
          <table:table-cell office:value-type="float" office:value="0.00194123419994364" calcext:value-type="float">
            <text:p>0.00194123419994364</text:p>
          </table:table-cell>
          <table:table-cell office:value-type="float" office:value="0.00976164208662678" calcext:value-type="float">
            <text:p>0.00976164208662678</text:p>
          </table:table-cell>
          <table:table-cell office:value-type="float" office:value="0.00909293736332446" calcext:value-type="float">
            <text:p>0.00909293736332446</text:p>
          </table:table-cell>
          <table:table-cell office:value-type="float" office:value="0.0150802516249646" calcext:value-type="float">
            <text:p>0.0150802516249646</text:p>
          </table:table-cell>
          <table:table-cell office:value-type="float" office:value="0.0257547773436666" calcext:value-type="float">
            <text:p>0.0257547773436666</text:p>
          </table:table-cell>
          <table:table-cell office:value-type="float" office:value="0.0012955861722546" calcext:value-type="float">
            <text:p>0.0012955861722546</text:p>
          </table:table-cell>
          <table:table-cell office:value-type="float" office:value="0.00208943462824516" calcext:value-type="float">
            <text:p>0.00208943462824516</text:p>
          </table:table-cell>
          <table:table-cell office:value-type="float" office:value="0.0227442673537649" calcext:value-type="float">
            <text:p>0.0227442673537649</text:p>
          </table:table-cell>
          <table:table-cell office:value-type="float" office:value="0.0356232823837508" calcext:value-type="float">
            <text:p>0.0356232823837508</text:p>
          </table:table-cell>
          <table:table-cell office:value-type="float" office:value="0.0436579155606" calcext:value-type="float">
            <text:p>0.0436579155606</text:p>
          </table:table-cell>
          <table:table-cell office:value-type="float" office:value="0.0123887095379157" calcext:value-type="float">
            <text:p>0.0123887095379157</text:p>
          </table:table-cell>
          <table:table-cell office:value-type="float" office:value="0.0154132057813725" calcext:value-type="float">
            <text:p>0.0154132057813725</text:p>
          </table:table-cell>
          <table:table-cell office:value-type="float" office:value="0.0155691808141605" calcext:value-type="float">
            <text:p>0.0155691808141605</text:p>
          </table:table-cell>
          <table:table-cell office:value-type="float" office:value="0.0021607340736364" calcext:value-type="float">
            <text:p>0.0021607340736364</text:p>
          </table:table-cell>
          <table:table-cell office:value-type="float" office:value="0.00192980752190824" calcext:value-type="float">
            <text:p>0.00192980752190824</text:p>
          </table:table-cell>
          <table:table-cell office:value-type="float" office:value="0.00029366266016058" calcext:value-type="float">
            <text:p>0.00029366266016058</text:p>
          </table:table-cell>
          <table:table-cell office:value-type="float" office:value="0.000477258490335394" calcext:value-type="float">
            <text:p>0.000477258490335394</text:p>
          </table:table-cell>
          <table:table-cell office:value-type="float" office:value="0.000956697546199083" calcext:value-type="float">
            <text:p>0.000956697546199083</text:p>
          </table:table-cell>
          <table:table-cell office:value-type="float" office:value="0.00183261853703766" calcext:value-type="float">
            <text:p>0.00183261853703766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float" office:value="0.0168816529095244" calcext:value-type="float">
            <text:p>0.0168816529095244</text:p>
          </table:table-cell>
          <table:table-cell office:value-type="float" office:value="0.0314671313076254" calcext:value-type="float">
            <text:p>0.0314671313076254</text:p>
          </table:table-cell>
          <table:table-cell office:value-type="float" office:value="0.0000949100709595333" calcext:value-type="float">
            <text:p>9.49100709595333E-05</text:p>
          </table:table-cell>
          <table:table-cell office:value-type="float" office:value="0.000215820885523186" calcext:value-type="float">
            <text:p>0.000215820885523186</text:p>
          </table:table-cell>
          <table:table-cell office:value-type="float" office:value="0.00138064684148135" calcext:value-type="float">
            <text:p>0.00138064684148135</text:p>
          </table:table-cell>
          <table:table-cell office:value-type="float" office:value="0.00319738153405468" calcext:value-type="float">
            <text:p>0.00319738153405468</text:p>
          </table:table-cell>
          <table:table-cell office:value-type="float" office:value="0.00294506682049698" calcext:value-type="float">
            <text:p>0.00294506682049698</text:p>
          </table:table-cell>
          <table:table-cell office:value-type="float" office:value="0.00479295548261304" calcext:value-type="float">
            <text:p>0.00479295548261304</text:p>
          </table:table-cell>
          <table:table-cell office:value-type="float" office:value="0.834980274544621" calcext:value-type="float">
            <text:p>0.834980274544621</text:p>
          </table:table-cell>
          <table:table-cell office:value-type="float" office:value="0.247834241907996" calcext:value-type="float">
            <text:p>0.247834241907996</text:p>
          </table:table-cell>
          <table:table-cell office:value-type="float" office:value="0.000430453664076" calcext:value-type="float">
            <text:p>0.000430453664076</text:p>
          </table:table-cell>
          <table:table-cell office:value-type="float" office:value="0.000624507850490835" calcext:value-type="float">
            <text:p>0.00062450785049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41610138834333" calcext:value-type="float">
            <text:p>3.41610138834333E-05</text:p>
          </table:table-cell>
          <table:table-cell office:value-type="float" office:value="0.0000611241904736979" calcext:value-type="float">
            <text:p>6.11241904736979E-05</text:p>
          </table:table-cell>
          <table:table-cell office:value-type="float" office:value="0.00124986804823838" calcext:value-type="float">
            <text:p>0.00124986804823838</text:p>
          </table:table-cell>
          <table:table-cell office:value-type="float" office:value="0.00173134437295031" calcext:value-type="float">
            <text:p>0.00173134437295031</text:p>
          </table:table-cell>
          <table:table-cell office:value-type="float" office:value="0.00006440509993416" calcext:value-type="float">
            <text:p>6.440509993416E-05</text:p>
          </table:table-cell>
          <table:table-cell office:value-type="float" office:value="0.0000968928408346313" calcext:value-type="float">
            <text:p>9.68928408346313E-05</text:p>
          </table:table-cell>
          <table:table-cell office:value-type="float" office:value="0.0000365183494198" calcext:value-type="float">
            <text:p>0.0000365183494198</text:p>
          </table:table-cell>
          <table:table-cell office:value-type="float" office:value="0.0000540718715000175" calcext:value-type="float">
            <text:p>5.40718715000175E-05</text:p>
          </table:table-cell>
        </table:table-row>
        <table:table-row table:style-name="ro1">
          <table:table-cell office:value-type="string" calcext:value-type="string">
            <text:p>Cohnella</text:p>
          </table:table-cell>
          <table:table-cell office:value-type="float" office:value="0.000335842595934" calcext:value-type="float">
            <text:p>0.000335842595934</text:p>
          </table:table-cell>
          <table:table-cell office:value-type="float" office:value="0.000334097174314485" calcext:value-type="float">
            <text:p>0.000334097174314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23940680141167" calcext:value-type="float">
            <text:p>7.23940680141167E-05</text:p>
          </table:table-cell>
          <table:table-cell office:value-type="float" office:value="0.0000828197685903801" calcext:value-type="float">
            <text:p>8.28197685903801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474752653866667" calcext:value-type="float">
            <text:p>4.74752653866667E-06</text:p>
          </table:table-cell>
          <table:table-cell office:value-type="float" office:value="0.0000116290175600549" calcext:value-type="float">
            <text:p>1.16290175600549E-05</text:p>
          </table:table-cell>
        </table:table-row>
        <table:table-row table:style-name="ro1">
          <table:table-cell office:value-type="string" calcext:value-type="string">
            <text:p>Collinsella</text:p>
          </table:table-cell>
          <table:table-cell office:value-type="float" office:value="0.00000426028646166667" calcext:value-type="float">
            <text:p>4.26028646166667E-06</text:p>
          </table:table-cell>
          <table:table-cell office:value-type="float" office:value="0.0000104355279891705" calcext:value-type="float">
            <text:p>1.0435527989170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8588492318" calcext:value-type="float">
            <text:p>0.000038588492318</text:p>
          </table:table-cell>
          <table:table-cell office:value-type="float" office:value="0.0000945221161224085" calcext:value-type="float">
            <text:p>9.45221161224085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amonas</text:p>
          </table:table-cell>
          <table:table-cell office:value-type="float" office:value="0.002554098627261" calcext:value-type="float">
            <text:p>0.002554098627261</text:p>
          </table:table-cell>
          <table:table-cell office:value-type="float" office:value="0.002373824184609" calcext:value-type="float">
            <text:p>0.00237382418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3669112583333" calcext:value-type="float">
            <text:p>5.93669112583333E-06</text:p>
          </table:table-cell>
          <table:table-cell office:value-type="float" office:value="0.0000145418640188007" calcext:value-type="float">
            <text:p>1.45418640188007E-05</text:p>
          </table:table-cell>
          <table:table-cell office:value-type="float" office:value="0.0000147367853641667" calcext:value-type="float">
            <text:p>1.47367853641667E-05</text:p>
          </table:table-cell>
          <table:table-cell office:value-type="float" office:value="0.0000307633236776997" calcext:value-type="float">
            <text:p>3.07633236776997E-05</text:p>
          </table:table-cell>
          <table:table-cell office:value-type="float" office:value="0.00005124975747465" calcext:value-type="float">
            <text:p>5.124975747465E-05</text:p>
          </table:table-cell>
          <table:table-cell office:value-type="float" office:value="0.0000781829644654487" calcext:value-type="float">
            <text:p>7.8182964465448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412024196874" calcext:value-type="float">
            <text:p>2.412024196874E-05</text:p>
          </table:table-cell>
          <table:table-cell office:value-type="float" office:value="0.0000381782069837859" calcext:value-type="float">
            <text:p>3.81782069837859E-05</text:p>
          </table:table-cell>
          <table:table-cell office:value-type="float" office:value="0.00002159219501614" calcext:value-type="float">
            <text:p>2.159219501614E-05</text:p>
          </table:table-cell>
          <table:table-cell office:value-type="float" office:value="0.0000146273750115875" calcext:value-type="float">
            <text:p>1.46273750115875E-05</text:p>
          </table:table-cell>
          <table:table-cell office:value-type="float" office:value="0.0000600729911359833" calcext:value-type="float">
            <text:p>6.00729911359833E-05</text:p>
          </table:table-cell>
          <table:table-cell office:value-type="float" office:value="0.0000653330456231007" calcext:value-type="float">
            <text:p>6.53330456231007E-05</text:p>
          </table:table-cell>
        </table:table-row>
        <table:table-row table:style-name="ro1">
          <table:table-cell office:value-type="string" calcext:value-type="string">
            <text:p>Corynebacterium</text:p>
          </table:table-cell>
          <table:table-cell office:value-type="float" office:value="0.0188219833046582" calcext:value-type="float">
            <text:p>0.0188219833046582</text:p>
          </table:table-cell>
          <table:table-cell office:value-type="float" office:value="0.0183130273906833" calcext:value-type="float">
            <text:p>0.0183130273906833</text:p>
          </table:table-cell>
          <table:table-cell office:value-type="float" office:value="0.0000088204500361" calcext:value-type="float">
            <text:p>0.0000088204500361</text:p>
          </table:table-cell>
          <table:table-cell office:value-type="float" office:value="0.0000138775934183196" calcext:value-type="float">
            <text:p>1.38775934183196E-05</text:p>
          </table:table-cell>
          <table:table-cell office:value-type="float" office:value="0.000513145993139517" calcext:value-type="float">
            <text:p>0.000513145993139517</text:p>
          </table:table-cell>
          <table:table-cell office:value-type="float" office:value="0.000618327867393668" calcext:value-type="float">
            <text:p>0.000618327867393668</text:p>
          </table:table-cell>
          <table:table-cell office:value-type="float" office:value="0.000139519957346" calcext:value-type="float">
            <text:p>0.000139519957346</text:p>
          </table:table-cell>
          <table:table-cell office:value-type="float" office:value="0.000200139961171287" calcext:value-type="float">
            <text:p>0.000200139961171287</text:p>
          </table:table-cell>
          <table:table-cell office:value-type="float" office:value="0.00193592975001868" calcext:value-type="float">
            <text:p>0.00193592975001868</text:p>
          </table:table-cell>
          <table:table-cell office:value-type="float" office:value="0.00364762308417538" calcext:value-type="float">
            <text:p>0.003647623084175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607902772988333" calcext:value-type="float">
            <text:p>6.07902772988333E-06</text:p>
          </table:table-cell>
          <table:table-cell office:value-type="float" office:value="0.00000952549807181747" calcext:value-type="float">
            <text:p>9.52549807181747E-06</text:p>
          </table:table-cell>
          <table:table-cell office:value-type="float" office:value="0.00015532815299572" calcext:value-type="float">
            <text:p>0.00015532815299572</text:p>
          </table:table-cell>
          <table:table-cell office:value-type="float" office:value="0.0000909104106407384" calcext:value-type="float">
            <text:p>9.09104106407384E-05</text:p>
          </table:table-cell>
          <table:table-cell office:value-type="float" office:value="0.0011397087199982" calcext:value-type="float">
            <text:p>0.0011397087199982</text:p>
          </table:table-cell>
          <table:table-cell office:value-type="float" office:value="0.000429824256729871" calcext:value-type="float">
            <text:p>0.000429824256729871</text:p>
          </table:table-cell>
          <table:table-cell office:value-type="float" office:value="0.00102620636939323" calcext:value-type="float">
            <text:p>0.00102620636939323</text:p>
          </table:table-cell>
          <table:table-cell office:value-type="float" office:value="0.0011494080119331" calcext:value-type="float">
            <text:p>0.0011494080119331</text:p>
          </table:table-cell>
        </table:table-row>
        <table:table-row table:style-name="ro1">
          <table:table-cell office:value-type="string" calcext:value-type="string">
            <text:p>Craurococcus</text:p>
          </table:table-cell>
          <table:table-cell office:value-type="float" office:value="0.000292874449828167" calcext:value-type="float">
            <text:p>0.000292874449828167</text:p>
          </table:table-cell>
          <table:table-cell office:value-type="float" office:value="0.000479672416832332" calcext:value-type="float">
            <text:p>0.00047967241683233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303743640368" calcext:value-type="float">
            <text:p>3.03743640368E-06</text:p>
          </table:table-cell>
          <table:table-cell office:value-type="float" office:value="0.00000679191427596097" calcext:value-type="float">
            <text:p>6.79191427596097E-06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riavidus</text:p>
          </table:table-cell>
          <table:table-cell office:value-type="float" office:value="0.00673275801408727" calcext:value-type="float">
            <text:p>0.00673275801408727</text:p>
          </table:table-cell>
          <table:table-cell office:value-type="float" office:value="0.00916057416704207" calcext:value-type="float">
            <text:p>0.00916057416704207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164247662678717" calcext:value-type="float">
            <text:p>0.000164247662678717</text:p>
          </table:table-cell>
          <table:table-cell office:value-type="float" office:value="0.000215235984514054" calcext:value-type="float">
            <text:p>0.000215235984514054</text:p>
          </table:table-cell>
          <table:table-cell office:value-type="float" office:value="0.0000383461341006667" calcext:value-type="float">
            <text:p>3.83461341006667E-05</text:p>
          </table:table-cell>
          <table:table-cell office:value-type="float" office:value="0.0000602515387500462" calcext:value-type="float">
            <text:p>6.02515387500462E-05</text:p>
          </table:table-cell>
          <table:table-cell office:value-type="float" office:value="0.0004343921472785" calcext:value-type="float">
            <text:p>0.0004343921472785</text:p>
          </table:table-cell>
          <table:table-cell office:value-type="float" office:value="0.000465291473051739" calcext:value-type="float">
            <text:p>0.000465291473051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266274710293333" calcext:value-type="float">
            <text:p>2.66274710293333E-06</text:p>
          </table:table-cell>
          <table:table-cell office:value-type="float" office:value="0.00000652237171626082" calcext:value-type="float">
            <text:p>6.52237171626082E-06</text:p>
          </table:table-cell>
          <table:table-cell office:value-type="float" office:value="0.00011279278818258" calcext:value-type="float">
            <text:p>0.00011279278818258</text:p>
          </table:table-cell>
          <table:table-cell office:value-type="float" office:value="0.000173565371733967" calcext:value-type="float">
            <text:p>0.000173565371733967</text:p>
          </table:table-cell>
          <table:table-cell office:value-type="float" office:value="0.0048309273981964" calcext:value-type="float">
            <text:p>0.0048309273981964</text:p>
          </table:table-cell>
          <table:table-cell office:value-type="float" office:value="0.00586582895195677" calcext:value-type="float">
            <text:p>0.00586582895195677</text:p>
          </table:table-cell>
          <table:table-cell office:value-type="float" office:value="0.0013081803015305" calcext:value-type="float">
            <text:p>0.0013081803015305</text:p>
          </table:table-cell>
          <table:table-cell office:value-type="float" office:value="0.00180661025299664" calcext:value-type="float">
            <text:p>0.00180661025299664</text:p>
          </table:table-cell>
        </table:table-row>
        <table:table-row table:style-name="ro1">
          <table:table-cell office:value-type="string" calcext:value-type="string">
            <text:p>Curtobacterium</text:p>
          </table:table-cell>
          <table:table-cell office:value-type="float" office:value="0.000118482280547833" calcext:value-type="float">
            <text:p>0.000118482280547833</text:p>
          </table:table-cell>
          <table:table-cell office:value-type="float" office:value="0.000189466652493602" calcext:value-type="float">
            <text:p>0.000189466652493602</text:p>
          </table:table-cell>
          <table:table-cell office:value-type="float" office:value="0.0000107927705507167" calcext:value-type="float">
            <text:p>1.07927705507167E-05</text:p>
          </table:table-cell>
          <table:table-cell office:value-type="float" office:value="0.0000167721178162183" calcext:value-type="float">
            <text:p>1.67721178162183E-05</text:p>
          </table:table-cell>
          <table:table-cell office:value-type="float" office:value="0.00002402196981505" calcext:value-type="float">
            <text:p>2.402196981505E-05</text:p>
          </table:table-cell>
          <table:table-cell office:value-type="float" office:value="0.0000243164025140144" calcext:value-type="float">
            <text:p>2.4316402514014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26584174078167" calcext:value-type="float">
            <text:p>1.26584174078167E-05</text:p>
          </table:table-cell>
          <table:table-cell office:value-type="float" office:value="0.0000251867810815689" calcext:value-type="float">
            <text:p>2.5186781081568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4237006408" calcext:value-type="float">
            <text:p>6.04237006408E-06</text:p>
          </table:table-cell>
          <table:table-cell office:value-type="float" office:value="0.00000827997360105885" calcext:value-type="float">
            <text:p>8.27997360105885E-06</text:p>
          </table:table-cell>
          <table:table-cell office:value-type="float" office:value="0.00017275215070326" calcext:value-type="float">
            <text:p>0.00017275215070326</text:p>
          </table:table-cell>
          <table:table-cell office:value-type="float" office:value="0.00016539072785204" calcext:value-type="float">
            <text:p>0.00016539072785204</text:p>
          </table:table-cell>
          <table:table-cell office:value-type="float" office:value="0.0000786974669425667" calcext:value-type="float">
            <text:p>7.86974669425667E-05</text:p>
          </table:table-cell>
          <table:table-cell office:value-type="float" office:value="0.000111736859072311" calcext:value-type="float">
            <text:p>0.000111736859072311</text:p>
          </table:table-cell>
        </table:table-row>
        <table:table-row table:style-name="ro1">
          <table:table-cell office:value-type="string" calcext:value-type="string">
            <text:p>Cutibacterium</text:p>
          </table:table-cell>
          <table:table-cell office:value-type="float" office:value="0.00538839001867393" calcext:value-type="float">
            <text:p>0.00538839001867393</text:p>
          </table:table-cell>
          <table:table-cell office:value-type="float" office:value="0.00445687482196469" calcext:value-type="float">
            <text:p>0.0044568748219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02366543036833" calcext:value-type="float">
            <text:p>4.02366543036833E-05</text:p>
          </table:table-cell>
          <table:table-cell office:value-type="float" office:value="0.0000721321860965911" calcext:value-type="float">
            <text:p>7.21321860965911E-05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254498856597" calcext:value-type="float">
            <text:p>0.000254498856597</text:p>
          </table:table-cell>
          <table:table-cell office:value-type="float" office:value="0.000520664772270607" calcext:value-type="float">
            <text:p>0.0005206647722706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879352796342" calcext:value-type="float">
            <text:p>8.79352796342E-06</text:p>
          </table:table-cell>
          <table:table-cell office:value-type="float" office:value="0.0000196629262882524" calcext:value-type="float">
            <text:p>1.96629262882524E-05</text:p>
          </table:table-cell>
          <table:table-cell office:value-type="float" office:value="0.00009247203638882" calcext:value-type="float">
            <text:p>9.247203638882E-05</text:p>
          </table:table-cell>
          <table:table-cell office:value-type="float" office:value="0.0000920852485379046" calcext:value-type="float">
            <text:p>9.20852485379046E-05</text:p>
          </table:table-cell>
          <table:table-cell office:value-type="float" office:value="0.0000146473112380333" calcext:value-type="float">
            <text:p>1.46473112380333E-05</text:p>
          </table:table-cell>
          <table:table-cell office:value-type="float" office:value="0.0000290601171369939" calcext:value-type="float">
            <text:p>2.90601171369939E-05</text:p>
          </table:table-cell>
        </table:table-row>
        <table:table-row table:style-name="ro1">
          <table:table-cell office:value-type="string" calcext:value-type="string">
            <text:p>DNF00809</text:p>
          </table:table-cell>
          <table:table-cell office:value-type="float" office:value="0.00000527109227573333" calcext:value-type="float">
            <text:p>5.27109227573333E-06</text:p>
          </table:table-cell>
          <table:table-cell office:value-type="float" office:value="0.0000129114864626724" calcext:value-type="float">
            <text:p>1.29114864626724E-05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414493910609333" calcext:value-type="float">
            <text:p>4.14493910609333E-05</text:p>
          </table:table-cell>
          <table:table-cell office:value-type="float" office:value="0.0000622096112817157" calcext:value-type="float">
            <text:p>6.22096112817157E-05</text:p>
          </table:table-cell>
          <table:table-cell office:value-type="float" office:value="0.0000126400182927" calcext:value-type="float">
            <text:p>0.0000126400182927</text:p>
          </table:table-cell>
          <table:table-cell office:value-type="float" office:value="0.0000161212586000115" calcext:value-type="float">
            <text:p>1.61212586000115E-05</text:p>
          </table:table-cell>
          <table:table-cell office:value-type="float" office:value="0.000281337782798333" calcext:value-type="float">
            <text:p>0.000281337782798333</text:p>
          </table:table-cell>
          <table:table-cell office:value-type="float" office:value="0.000689134013221879" calcext:value-type="float">
            <text:p>0.000689134013221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20713666716" calcext:value-type="float">
            <text:p>0.0001120713666716</text:p>
          </table:table-cell>
          <table:table-cell office:value-type="float" office:value="0.0000986929646792696" calcext:value-type="float">
            <text:p>9.86929646792696E-05</text:p>
          </table:table-cell>
          <table:table-cell office:value-type="float" office:value="0.000603327466684833" calcext:value-type="float">
            <text:p>0.000603327466684833</text:p>
          </table:table-cell>
          <table:table-cell office:value-type="float" office:value="0.00058923031119696" calcext:value-type="float">
            <text:p>0.00058923031119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409519953109" calcext:value-type="float">
            <text:p>0.0001409519953109</text:p>
          </table:table-cell>
          <table:table-cell office:value-type="float" office:value="0.000234040360682083" calcext:value-type="float">
            <text:p>0.000234040360682083</text:p>
          </table:table-cell>
        </table:table-row>
        <table:table-row table:style-name="ro1">
          <table:table-cell office:value-type="string" calcext:value-type="string">
            <text:p>DTU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13903780670167" calcext:value-type="float">
            <text:p>3.13903780670167E-05</text:p>
          </table:table-cell>
          <table:table-cell office:value-type="float" office:value="0.0000414874735973547" calcext:value-type="float">
            <text:p>4.1487473597354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75603157565" calcext:value-type="float">
            <text:p>0.0000975603157565</text:p>
          </table:table-cell>
          <table:table-cell office:value-type="float" office:value="0.000124691857108013" calcext:value-type="float">
            <text:p>0.000124691857108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0138607425" calcext:value-type="float">
            <text:p>0.0000330138607425</text:p>
          </table:table-cell>
          <table:table-cell office:value-type="float" office:value="0.000080867113258426" calcext:value-type="float">
            <text:p>8.0867113258426E-05</text:p>
          </table:table-cell>
        </table:table-row>
        <table:table-row table:style-name="ro1">
          <table:table-cell office:value-type="string" calcext:value-type="string">
            <text:p>DTU089</text:p>
          </table:table-cell>
          <table:table-cell office:value-type="float" office:value="0.0022019876926205" calcext:value-type="float">
            <text:p>0.0022019876926205</text:p>
          </table:table-cell>
          <table:table-cell office:value-type="float" office:value="0.00230887317302277" calcext:value-type="float">
            <text:p>0.00230887317302277</text:p>
          </table:table-cell>
          <table:table-cell office:value-type="float" office:value="0.000863686233199217" calcext:value-type="float">
            <text:p>0.000863686233199217</text:p>
          </table:table-cell>
          <table:table-cell office:value-type="float" office:value="0.00181947262542359" calcext:value-type="float">
            <text:p>0.00181947262542359</text:p>
          </table:table-cell>
          <table:table-cell office:value-type="float" office:value="0.000576677473483667" calcext:value-type="float">
            <text:p>0.000576677473483667</text:p>
          </table:table-cell>
          <table:table-cell office:value-type="float" office:value="0.000597109957775683" calcext:value-type="float">
            <text:p>0.000597109957775683</text:p>
          </table:table-cell>
          <table:table-cell office:value-type="float" office:value="0.00110484495888815" calcext:value-type="float">
            <text:p>0.00110484495888815</text:p>
          </table:table-cell>
          <table:table-cell office:value-type="float" office:value="0.00185968505720372" calcext:value-type="float">
            <text:p>0.00185968505720372</text:p>
          </table:table-cell>
          <table:table-cell office:value-type="float" office:value="0.000908193264008183" calcext:value-type="float">
            <text:p>0.000908193264008183</text:p>
          </table:table-cell>
          <table:table-cell office:value-type="float" office:value="0.00187595858944361" calcext:value-type="float">
            <text:p>0.00187595858944361</text:p>
          </table:table-cell>
          <table:table-cell office:value-type="float" office:value="0.0025089949257185" calcext:value-type="float">
            <text:p>0.0025089949257185</text:p>
          </table:table-cell>
          <table:table-cell office:value-type="float" office:value="0.00279773023196274" calcext:value-type="float">
            <text:p>0.00279773023196274</text:p>
          </table:table-cell>
          <table:table-cell office:value-type="float" office:value="0.00162363136173067" calcext:value-type="float">
            <text:p>0.00162363136173067</text:p>
          </table:table-cell>
          <table:table-cell office:value-type="float" office:value="0.000990451561268283" calcext:value-type="float">
            <text:p>0.000990451561268283</text:p>
          </table:table-cell>
          <table:table-cell office:value-type="float" office:value="0.01273151555952" calcext:value-type="float">
            <text:p>0.01273151555952</text:p>
          </table:table-cell>
          <table:table-cell office:value-type="float" office:value="0.0105162497707692" calcext:value-type="float">
            <text:p>0.0105162497707692</text:p>
          </table:table-cell>
          <table:table-cell office:value-type="float" office:value="0.0011334401063928" calcext:value-type="float">
            <text:p>0.0011334401063928</text:p>
          </table:table-cell>
          <table:table-cell office:value-type="float" office:value="0.00112975634807803" calcext:value-type="float">
            <text:p>0.00112975634807803</text:p>
          </table:table-cell>
          <table:table-cell office:value-type="float" office:value="0.00013361826616276" calcext:value-type="float">
            <text:p>0.00013361826616276</text:p>
          </table:table-cell>
          <table:table-cell office:value-type="float" office:value="0.000185742672965582" calcext:value-type="float">
            <text:p>0.000185742672965582</text:p>
          </table:table-cell>
          <table:table-cell office:value-type="float" office:value="0.000769609197825183" calcext:value-type="float">
            <text:p>0.000769609197825183</text:p>
          </table:table-cell>
          <table:table-cell office:value-type="float" office:value="0.00095888490593984" calcext:value-type="float">
            <text:p>0.00095888490593984</text:p>
          </table:table-cell>
        </table:table-row>
        <table:table-row table:style-name="ro1">
          <table:table-cell office:value-type="string" calcext:value-type="string">
            <text:p>Dechloromonas</text:p>
          </table:table-cell>
          <table:table-cell office:value-type="float" office:value="0.0000402857603265" calcext:value-type="float">
            <text:p>0.0000402857603265</text:p>
          </table:table-cell>
          <table:table-cell office:value-type="float" office:value="0.0000986795566999833" calcext:value-type="float">
            <text:p>9.86795566999833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0432827358151667" calcext:value-type="float">
            <text:p>4.32827358151667E-06</text:p>
          </table:table-cell>
          <table:table-cell office:value-type="float" office:value="0.0000106020617418845" calcext:value-type="float">
            <text:p>1.0602061741884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hlorosoma</text:p>
          </table:table-cell>
          <table:table-cell office:value-type="float" office:value="0.0001430396283081" calcext:value-type="float">
            <text:p>0.0001430396283081</text:p>
          </table:table-cell>
          <table:table-cell office:value-type="float" office:value="0.000213826127313567" calcext:value-type="float">
            <text:p>0.00021382612731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5068398687833" calcext:value-type="float">
            <text:p>1.05068398687833E-05</text:p>
          </table:table-cell>
          <table:table-cell office:value-type="float" office:value="0.0000118169913413525" calcext:value-type="float">
            <text:p>1.1816991341352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4343859571667" calcext:value-type="float">
            <text:p>1.14343859571667E-05</text:p>
          </table:table-cell>
          <table:table-cell office:value-type="float" office:value="0.0000187706139642612" calcext:value-type="float">
            <text:p>1.87706139642612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89562354668" calcext:value-type="float">
            <text:p>5.89562354668E-06</text:p>
          </table:table-cell>
          <table:table-cell office:value-type="float" office:value="0.00000809355478725134" calcext:value-type="float">
            <text:p>8.09355478725134E-06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065195971209" calcext:value-type="float">
            <text:p>0.0000065195971209</text:p>
          </table:table-cell>
          <table:table-cell office:value-type="float" office:value="0.0000106450549467598" calcext:value-type="float">
            <text:p>1.06450549467598E-05</text:p>
          </table:table-cell>
        </table:table-row>
        <table:table-row table:style-name="ro1">
          <table:table-cell office:value-type="string" calcext:value-type="string">
            <text:p>Defluviitaleacea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33095237715167" calcext:value-type="float">
            <text:p>6.33095237715167E-05</text:p>
          </table:table-cell>
          <table:table-cell office:value-type="float" office:value="0.0000902582698546564" calcext:value-type="float">
            <text:p>9.02582698546564E-05</text:p>
          </table:table-cell>
          <table:table-cell office:value-type="float" office:value="0.000533232322897783" calcext:value-type="float">
            <text:p>0.000533232322897783</text:p>
          </table:table-cell>
          <table:table-cell office:value-type="float" office:value="0.000434600479755134" calcext:value-type="float">
            <text:p>0.000434600479755134</text:p>
          </table:table-cell>
          <table:table-cell office:value-type="float" office:value="0.000367620480022817" calcext:value-type="float">
            <text:p>0.000367620480022817</text:p>
          </table:table-cell>
          <table:table-cell office:value-type="float" office:value="0.000540842055282568" calcext:value-type="float">
            <text:p>0.000540842055282568</text:p>
          </table:table-cell>
          <table:table-cell office:value-type="float" office:value="0.0000862002444616" calcext:value-type="float">
            <text:p>0.0000862002444616</text:p>
          </table:table-cell>
          <table:table-cell office:value-type="float" office:value="0.000099459099244822" calcext:value-type="float">
            <text:p>9.9459099244822E-05</text:p>
          </table:table-cell>
          <table:table-cell office:value-type="float" office:value="0.00310158205493905" calcext:value-type="float">
            <text:p>0.00310158205493905</text:p>
          </table:table-cell>
          <table:table-cell office:value-type="float" office:value="0.00642038643751768" calcext:value-type="float">
            <text:p>0.00642038643751768</text:p>
          </table:table-cell>
          <table:table-cell office:value-type="float" office:value="0.00143820260739" calcext:value-type="float">
            <text:p>0.00143820260739</text:p>
          </table:table-cell>
          <table:table-cell office:value-type="float" office:value="0.000810388034975085" calcext:value-type="float">
            <text:p>0.000810388034975085</text:p>
          </table:table-cell>
          <table:table-cell office:value-type="float" office:value="0.000975055621460167" calcext:value-type="float">
            <text:p>0.000975055621460167</text:p>
          </table:table-cell>
          <table:table-cell office:value-type="float" office:value="0.000633780885074012" calcext:value-type="float">
            <text:p>0.000633780885074012</text:p>
          </table:table-cell>
          <table:table-cell office:value-type="float" office:value="0.000691667174473" calcext:value-type="float">
            <text:p>0.000691667174473</text:p>
          </table:table-cell>
          <table:table-cell office:value-type="float" office:value="0.00084566485513632" calcext:value-type="float">
            <text:p>0.00084566485513632</text:p>
          </table:table-cell>
          <table:table-cell office:value-type="float" office:value="0.00038147932194054" calcext:value-type="float">
            <text:p>0.00038147932194054</text:p>
          </table:table-cell>
          <table:table-cell office:value-type="float" office:value="0.000563029221560139" calcext:value-type="float">
            <text:p>0.000563029221560139</text:p>
          </table:table-cell>
          <table:table-cell office:value-type="float" office:value="0.000610708076990183" calcext:value-type="float">
            <text:p>0.000610708076990183</text:p>
          </table:table-cell>
          <table:table-cell office:value-type="float" office:value="0.00127805965416456" calcext:value-type="float">
            <text:p>0.00127805965416456</text:p>
          </table:table-cell>
        </table:table-row>
        <table:table-row table:style-name="ro1">
          <table:table-cell office:value-type="string" calcext:value-type="string">
            <text:p>Deinococcus</text:p>
          </table:table-cell>
          <table:table-cell office:value-type="float" office:value="0.000976590336533667" calcext:value-type="float">
            <text:p>0.000976590336533667</text:p>
          </table:table-cell>
          <table:table-cell office:value-type="float" office:value="0.00154184945988262" calcext:value-type="float">
            <text:p>0.00154184945988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28021302744833" calcext:value-type="float">
            <text:p>1.28021302744833E-05</text:p>
          </table:table-cell>
          <table:table-cell office:value-type="float" office:value="0.0000313586867931209" calcext:value-type="float">
            <text:p>3.13586867931209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6012685935098" calcext:value-type="float">
            <text:p>6.012685935098E-05</text:p>
          </table:table-cell>
          <table:table-cell office:value-type="float" office:value="0.000111212422066613" calcext:value-type="float">
            <text:p>0.000111212422066613</text:p>
          </table:table-cell>
          <table:table-cell office:value-type="float" office:value="0.0000196432887575" calcext:value-type="float">
            <text:p>0.0000196432887575</text:p>
          </table:table-cell>
          <table:table-cell office:value-type="float" office:value="0.0000398858278585488" calcext:value-type="float">
            <text:p>3.98858278585488E-05</text:p>
          </table:table-cell>
        </table:table-row>
        <table:table-row table:style-name="ro1">
          <table:table-cell office:value-type="string" calcext:value-type="string">
            <text:p>Delftia</text:p>
          </table:table-cell>
          <table:table-cell office:value-type="float" office:value="0.0072645458866718" calcext:value-type="float">
            <text:p>0.0072645458866718</text:p>
          </table:table-cell>
          <table:table-cell office:value-type="float" office:value="0.00503004327257273" calcext:value-type="float">
            <text:p>0.0050300432725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490938452789" calcext:value-type="float">
            <text:p>0.0001490938452789</text:p>
          </table:table-cell>
          <table:table-cell office:value-type="float" office:value="0.000243444084123706" calcext:value-type="float">
            <text:p>0.000243444084123706</text:p>
          </table:table-cell>
          <table:table-cell office:value-type="float" office:value="0.0000292058695302833" calcext:value-type="float">
            <text:p>2.92058695302833E-05</text:p>
          </table:table-cell>
          <table:table-cell office:value-type="float" office:value="0.000049864232487849" calcext:value-type="float">
            <text:p>4.9864232487849E-05</text:p>
          </table:table-cell>
          <table:table-cell office:value-type="float" office:value="0.000488889326777667" calcext:value-type="float">
            <text:p>0.000488889326777667</text:p>
          </table:table-cell>
          <table:table-cell office:value-type="float" office:value="0.000654430686632039" calcext:value-type="float">
            <text:p>0.000654430686632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43838228772" calcext:value-type="float">
            <text:p>3.443838228772E-05</text:p>
          </table:table-cell>
          <table:table-cell office:value-type="float" office:value="0.0000378639784532171" calcext:value-type="float">
            <text:p>3.78639784532171E-05</text:p>
          </table:table-cell>
          <table:table-cell office:value-type="float" office:value="0.00246576965816136" calcext:value-type="float">
            <text:p>0.00246576965816136</text:p>
          </table:table-cell>
          <table:table-cell office:value-type="float" office:value="0.00493005426247197" calcext:value-type="float">
            <text:p>0.00493005426247197</text:p>
          </table:table-cell>
          <table:table-cell office:value-type="float" office:value="0.000291043652628217" calcext:value-type="float">
            <text:p>0.000291043652628217</text:p>
          </table:table-cell>
          <table:table-cell office:value-type="float" office:value="0.000568320077478856" calcext:value-type="float">
            <text:p>0.000568320077478856</text:p>
          </table:table-cell>
        </table:table-row>
        <table:table-row table:style-name="ro1">
          <table:table-cell office:value-type="string" calcext:value-type="string">
            <text:p>Dermabacter</text:p>
          </table:table-cell>
          <table:table-cell office:value-type="float" office:value="0.000320953664283267" calcext:value-type="float">
            <text:p>0.000320953664283267</text:p>
          </table:table-cell>
          <table:table-cell office:value-type="float" office:value="0.000311114183511696" calcext:value-type="float">
            <text:p>0.00031111418351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09897541540833" calcext:value-type="float">
            <text:p>2.09897541540833E-05</text:p>
          </table:table-cell>
          <table:table-cell office:value-type="float" office:value="0.0000415547339735771" calcext:value-type="float">
            <text:p>4.15547339735771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874782293348" calcext:value-type="float">
            <text:p>8.74782293348E-06</text:p>
          </table:table-cell>
          <table:table-cell office:value-type="float" office:value="0.0000120243932149376" calcext:value-type="float">
            <text:p>1.20243932149376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Desulfotomacul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411590779962" calcext:value-type="float">
            <text:p>0.0000411590779962</text:p>
          </table:table-cell>
          <table:table-cell office:value-type="float" office:value="0.0000512218799308777" calcext:value-type="float">
            <text:p>5.12218799308777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osia</text:p>
          </table:table-cell>
          <table:table-cell office:value-type="float" office:value="0.0000622423014948333" calcext:value-type="float">
            <text:p>6.22423014948333E-05</text:p>
          </table:table-cell>
          <table:table-cell office:value-type="float" office:value="0.000140312282653561" calcext:value-type="float">
            <text:p>0.000140312282653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33134650565167" calcext:value-type="float">
            <text:p>4.33134650565167E-05</text:p>
          </table:table-cell>
          <table:table-cell office:value-type="float" office:value="0.0000762456589294851" calcext:value-type="float">
            <text:p>7.62456589294851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479908703166" calcext:value-type="float">
            <text:p>6.479908703166E-05</text:p>
          </table:table-cell>
          <table:table-cell office:value-type="float" office:value="0.000055010958004902" calcext:value-type="float">
            <text:p>5.5010958004902E-05</text:p>
          </table:table-cell>
          <table:table-cell office:value-type="float" office:value="0.0000788090415658" calcext:value-type="float">
            <text:p>0.0000788090415658</text:p>
          </table:table-cell>
          <table:table-cell office:value-type="float" office:value="0.000116791469974967" calcext:value-type="float">
            <text:p>0.000116791469974967</text:p>
          </table:table-cell>
        </table:table-row>
        <table:table-row table:style-name="ro1">
          <table:table-cell office:value-type="string" calcext:value-type="string">
            <text:p>Dialister</text:p>
          </table:table-cell>
          <table:table-cell office:value-type="float" office:value="0.0000748517940993333" calcext:value-type="float">
            <text:p>7.48517940993333E-05</text:p>
          </table:table-cell>
          <table:table-cell office:value-type="float" office:value="0.0000828836732869249" calcext:value-type="float">
            <text:p>8.288367328692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78100733775" calcext:value-type="float">
            <text:p>0.0000178100733775</text:p>
          </table:table-cell>
          <table:table-cell office:value-type="float" office:value="0.000043625592056402" calcext:value-type="float">
            <text:p>4.36255920564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7156054582" calcext:value-type="float">
            <text:p>0.0000057156054582</text:p>
          </table:table-cell>
          <table:table-cell office:value-type="float" office:value="0.00000783071316848209" calcext:value-type="float">
            <text:p>7.83071316848209E-06</text:p>
          </table:table-cell>
          <table:table-cell office:value-type="float" office:value="0.00000874782293348" calcext:value-type="float">
            <text:p>8.74782293348E-06</text:p>
          </table:table-cell>
          <table:table-cell office:value-type="float" office:value="0.0000120243932149376" calcext:value-type="float">
            <text:p>1.2024393214937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tzia</text:p>
          </table:table-cell>
          <table:table-cell office:value-type="float" office:value="0.00009500386333435" calcext:value-type="float">
            <text:p>9.500386333435E-05</text:p>
          </table:table-cell>
          <table:table-cell office:value-type="float" office:value="0.000134693152593573" calcext:value-type="float">
            <text:p>0.0001346931525935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028454915038" calcext:value-type="float">
            <text:p>0.0002028454915038</text:p>
          </table:table-cell>
          <table:table-cell office:value-type="float" office:value="0.000331249134330888" calcext:value-type="float">
            <text:p>0.000331249134330888</text:p>
          </table:table-cell>
          <table:table-cell office:value-type="float" office:value="0.0000163036617407" calcext:value-type="float">
            <text:p>0.0000163036617407</text:p>
          </table:table-cell>
          <table:table-cell office:value-type="float" office:value="0.0000255023625899004" calcext:value-type="float">
            <text:p>2.55023625899004E-05</text:p>
          </table:table-cell>
        </table:table-row>
        <table:table-row table:style-name="ro1">
          <table:table-cell office:value-type="string" calcext:value-type="string">
            <text:p>Domibacillus</text:p>
          </table:table-cell>
          <table:table-cell office:value-type="float" office:value="0.00028654076750885" calcext:value-type="float">
            <text:p>0.00028654076750885</text:p>
          </table:table-cell>
          <table:table-cell office:value-type="float" office:value="0.000464519182266139" calcext:value-type="float">
            <text:p>0.000464519182266139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000269830732989667" calcext:value-type="float">
            <text:p>2.69830732989667E-05</text:p>
          </table:table-cell>
          <table:table-cell office:value-type="float" office:value="0.000057112613696038" calcext:value-type="float">
            <text:p>5.711261369603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17094044515" calcext:value-type="float">
            <text:p>1.417094044515E-05</text:p>
          </table:table-cell>
          <table:table-cell office:value-type="float" office:value="0.0000254810745268038" calcext:value-type="float">
            <text:p>2.54810745268038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533980076759" calcext:value-type="float">
            <text:p>0.0000533980076759</text:p>
          </table:table-cell>
          <table:table-cell office:value-type="float" office:value="0.0000928580526644849" calcext:value-type="float">
            <text:p>9.28580526644849E-05</text:p>
          </table:table-cell>
        </table:table-row>
        <table:table-row table:style-name="ro1">
          <table:table-cell office:value-type="string" calcext:value-type="string">
            <text:p>Dorea</text:p>
          </table:table-cell>
          <table:table-cell office:value-type="float" office:value="0.000118478868193167" calcext:value-type="float">
            <text:p>0.000118478868193167</text:p>
          </table:table-cell>
          <table:table-cell office:value-type="float" office:value="0.000277878314042556" calcext:value-type="float">
            <text:p>0.000277878314042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8733822516667" calcext:value-type="float">
            <text:p>1.18733822516667E-05</text:p>
          </table:table-cell>
          <table:table-cell office:value-type="float" office:value="0.0000290837280376013" calcext:value-type="float">
            <text:p>2.90837280376013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anella</text:p>
          </table:table-cell>
          <table:table-cell office:value-type="float" office:value="0.000404637732095167" calcext:value-type="float">
            <text:p>0.000404637732095167</text:p>
          </table:table-cell>
          <table:table-cell office:value-type="float" office:value="0.000297900158124477" calcext:value-type="float">
            <text:p>0.0002979001581244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09906791861833" calcext:value-type="float">
            <text:p>4.09906791861833E-05</text:p>
          </table:table-cell>
          <table:table-cell office:value-type="float" office:value="0.0000494959549523262" calcext:value-type="float">
            <text:p>4.94959549523262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7487280736" calcext:value-type="float">
            <text:p>6.07487280736E-06</text:p>
          </table:table-cell>
          <table:table-cell office:value-type="float" office:value="0.0000135838285519219" calcext:value-type="float">
            <text:p>1.35838285519219E-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adobacter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1024196645756" calcext:value-type="float">
            <text:p>1.024196645756E-05</text:p>
          </table:table-cell>
          <table:table-cell office:value-type="float" office:value="0.0000229017332223769" calcext:value-type="float">
            <text:p>2.29017332223769E-05</text:p>
          </table:table-cell>
          <table:table-cell office:value-type="float" office:value="0.0000148957622188333" calcext:value-type="float">
            <text:p>1.48957622188333E-05</text:p>
          </table:table-cell>
          <table:table-cell office:value-type="float" office:value="0.000028530057510464" calcext:value-type="float">
            <text:p>2.8530057510464E-05</text:p>
          </table:table-cell>
        </table:table-row>
        <table:table-row table:style-name="ro1">
          <table:table-cell office:value-type="string" calcext:value-type="string">
            <text:p>Eisenbergiella</text:p>
          </table:table-cell>
          <table:table-cell office:value-type="float" office:value="0.000100621131525333" calcext:value-type="float">
            <text:p>0.000100621131525333</text:p>
          </table:table-cell>
          <table:table-cell office:value-type="float" office:value="0.000246470429578541" calcext:value-type="float">
            <text:p>0.000246470429578541</text:p>
          </table:table-cell>
          <table:table-cell office:value-type="float" office:value="0.00143040710465883" calcext:value-type="float">
            <text:p>0.00143040710465883</text:p>
          </table:table-cell>
          <table:table-cell office:value-type="float" office:value="0.00298570712426373" calcext:value-type="float">
            <text:p>0.00298570712426373</text:p>
          </table:table-cell>
          <table:table-cell office:value-type="float" office:value="0.000884110547405833" calcext:value-type="float">
            <text:p>0.000884110547405833</text:p>
          </table:table-cell>
          <table:table-cell office:value-type="float" office:value="0.00070196346689896" calcext:value-type="float">
            <text:p>0.00070196346689896</text:p>
          </table:table-cell>
          <table:table-cell office:value-type="float" office:value="0.00178885021763122" calcext:value-type="float">
            <text:p>0.00178885021763122</text:p>
          </table:table-cell>
          <table:table-cell office:value-type="float" office:value="0.00315976596880717" calcext:value-type="float">
            <text:p>0.00315976596880717</text:p>
          </table:table-cell>
          <table:table-cell office:value-type="float" office:value="0.000468567799229833" calcext:value-type="float">
            <text:p>0.000468567799229833</text:p>
          </table:table-cell>
          <table:table-cell office:value-type="float" office:value="0.000699736979122394" calcext:value-type="float">
            <text:p>0.000699736979122394</text:p>
          </table:table-cell>
          <table:table-cell office:value-type="float" office:value="0.00798327644865588" calcext:value-type="float">
            <text:p>0.00798327644865588</text:p>
          </table:table-cell>
          <table:table-cell office:value-type="float" office:value="0.0100704037602878" calcext:value-type="float">
            <text:p>0.0100704037602878</text:p>
          </table:table-cell>
          <table:table-cell office:value-type="float" office:value="0.00253092602452" calcext:value-type="float">
            <text:p>0.00253092602452</text:p>
          </table:table-cell>
          <table:table-cell office:value-type="float" office:value="0.00059179817386215" calcext:value-type="float">
            <text:p>0.00059179817386215</text:p>
          </table:table-cell>
          <table:table-cell office:value-type="float" office:value="0.0166762525816117" calcext:value-type="float">
            <text:p>0.0166762525816117</text:p>
          </table:table-cell>
          <table:table-cell office:value-type="float" office:value="0.00711786365204698" calcext:value-type="float">
            <text:p>0.00711786365204698</text:p>
          </table:table-cell>
          <table:table-cell office:value-type="float" office:value="0.0024251987252178" calcext:value-type="float">
            <text:p>0.0024251987252178</text:p>
          </table:table-cell>
          <table:table-cell office:value-type="float" office:value="0.0021983341302424" calcext:value-type="float">
            <text:p>0.0021983341302424</text:p>
          </table:table-cell>
          <table:table-cell office:value-type="float" office:value="0.00155182387319658" calcext:value-type="float">
            <text:p>0.00155182387319658</text:p>
          </table:table-cell>
          <table:table-cell office:value-type="float" office:value="0.00192855603307801" calcext:value-type="float">
            <text:p>0.00192855603307801</text:p>
          </table:table-cell>
          <table:table-cell office:value-type="float" office:value="0.00192147177480847" calcext:value-type="float">
            <text:p>0.00192147177480847</text:p>
          </table:table-cell>
          <table:table-cell office:value-type="float" office:value="0.00335356079142994" calcext:value-type="float">
            <text:p>0.00335356079142994</text:p>
          </table:table-cell>
        </table:table-row>
        <table:table-row table:style-name="ro1">
          <table:table-cell office:value-type="string" calcext:value-type="string">
            <text:p>Elizabethkingia</text:p>
          </table:table-cell>
          <table:table-cell office:value-type="float" office:value="0.000146737100735833" calcext:value-type="float">
            <text:p>0.000146737100735833</text:p>
          </table:table-cell>
          <table:table-cell office:value-type="float" office:value="0.000279852442885441" calcext:value-type="float">
            <text:p>0.000279852442885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00699618707805" calcext:value-type="float">
            <text:p>6.99618707805E-06</text:p>
          </table:table-cell>
          <table:table-cell office:value-type="float" office:value="0.0000171370884862757" calcext:value-type="float">
            <text:p>1.71370884862757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edobacter</text:p>
          </table:table-cell>
          <table:table-cell office:value-type="float" office:value="0.0000986955625441833" calcext:value-type="float">
            <text:p>9.86955625441833E-05</text:p>
          </table:table-cell>
          <table:table-cell office:value-type="float" office:value="0.000216507954449425" calcext:value-type="float">
            <text:p>0.000216507954449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hydrobacter</text:p>
          </table:table-cell>
          <table:table-cell office:value-type="float" office:value="0.00348459186782667" calcext:value-type="float">
            <text:p>0.00348459186782667</text:p>
          </table:table-cell>
          <table:table-cell office:value-type="float" office:value="0.00284556450748219" calcext:value-type="float">
            <text:p>0.0028455645074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6763277988783" calcext:value-type="float">
            <text:p>0.000166763277988783</text:p>
          </table:table-cell>
          <table:table-cell office:value-type="float" office:value="0.000389769089563552" calcext:value-type="float">
            <text:p>0.000389769089563552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710510060881667" calcext:value-type="float">
            <text:p>7.10510060881667E-05</text:p>
          </table:table-cell>
          <table:table-cell office:value-type="float" office:value="0.0000853617188757528" calcext:value-type="float">
            <text:p>8.53617188757528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390925879264" calcext:value-type="float">
            <text:p>2.390925879264E-05</text:p>
          </table:table-cell>
          <table:table-cell office:value-type="float" office:value="0.0000351279011778956" calcext:value-type="float">
            <text:p>3.51279011778956E-05</text:p>
          </table:table-cell>
          <table:table-cell office:value-type="float" office:value="0.00004359512247382" calcext:value-type="float">
            <text:p>4.359512247382E-05</text:p>
          </table:table-cell>
          <table:table-cell office:value-type="float" office:value="0.000052490073132156" calcext:value-type="float">
            <text:p>5.2490073132156E-05</text:p>
          </table:table-cell>
          <table:table-cell office:value-type="float" office:value="0.0000607905797057833" calcext:value-type="float">
            <text:p>6.07905797057833E-05</text:p>
          </table:table-cell>
          <table:table-cell office:value-type="float" office:value="0.000057613218615599" calcext:value-type="float">
            <text:p>5.7613218615599E-05</text:p>
          </table:table-cell>
        </table:table-row>
        <table:table-row table:style-name="ro1">
          <table:table-cell office:value-type="string" calcext:value-type="string">
            <text:p>Enorma</text:p>
          </table:table-cell>
          <table:table-cell office:value-type="float" office:value="0.000153109204796333" calcext:value-type="float">
            <text:p>0.000153109204796333</text:p>
          </table:table-cell>
          <table:table-cell office:value-type="float" office:value="0.000262595912910618" calcext:value-type="float">
            <text:p>0.0002625959129106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Enterobacteriaceae</text:p>
          </table:table-cell>
          <table:table-cell office:value-type="float" office:value="0.0018573872244775" calcext:value-type="float">
            <text:p>0.0018573872244775</text:p>
          </table:table-cell>
          <table:table-cell office:value-type="float" office:value="0.00127700753476939" calcext:value-type="float">
            <text:p>0.00127700753476939</text:p>
          </table:table-cell>
          <table:table-cell office:value-type="float" office:value="0.00020830979575525" calcext:value-type="float">
            <text:p>0.00020830979575525</text:p>
          </table:table-cell>
          <table:table-cell office:value-type="float" office:value="0.000222678160552362" calcext:value-type="float">
            <text:p>0.000222678160552362</text:p>
          </table:table-cell>
          <table:table-cell office:value-type="float" office:value="0.000243491036179167" calcext:value-type="float">
            <text:p>0.000243491036179167</text:p>
          </table:table-cell>
          <table:table-cell office:value-type="float" office:value="0.000188164766396797" calcext:value-type="float">
            <text:p>0.000188164766396797</text:p>
          </table:table-cell>
          <table:table-cell office:value-type="float" office:value="0.000119249536243083" calcext:value-type="float">
            <text:p>0.000119249536243083</text:p>
          </table:table-cell>
          <table:table-cell office:value-type="float" office:value="0.0000644434966956467" calcext:value-type="float">
            <text:p>6.44434966956467E-05</text:p>
          </table:table-cell>
          <table:table-cell office:value-type="float" office:value="0.000198091733161083" calcext:value-type="float">
            <text:p>0.000198091733161083</text:p>
          </table:table-cell>
          <table:table-cell office:value-type="float" office:value="0.000187102888278969" calcext:value-type="float">
            <text:p>0.000187102888278969</text:p>
          </table:table-cell>
          <table:table-cell office:value-type="float" office:value="0.00059464698506375" calcext:value-type="float">
            <text:p>0.00059464698506375</text:p>
          </table:table-cell>
          <table:table-cell office:value-type="float" office:value="0.00101553555733333" calcext:value-type="float">
            <text:p>0.00101553555733333</text:p>
          </table:table-cell>
          <table:table-cell office:value-type="float" office:value="0.00000365144743376667" calcext:value-type="float">
            <text:p>3.65144743376667E-06</text:p>
          </table:table-cell>
          <table:table-cell office:value-type="float" office:value="0.00000894418303532341" calcext:value-type="float">
            <text:p>8.94418303532341E-06</text:p>
          </table:table-cell>
          <table:table-cell office:value-type="float" office:value="0.0000187974325469" calcext:value-type="float">
            <text:p>0.0000187974325469</text:p>
          </table:table-cell>
          <table:table-cell office:value-type="float" office:value="0.0000322899093508425" calcext:value-type="float">
            <text:p>3.22899093508425E-05</text:p>
          </table:table-cell>
          <table:table-cell office:value-type="float" office:value="0.0003097573303287" calcext:value-type="float">
            <text:p>0.0003097573303287</text:p>
          </table:table-cell>
          <table:table-cell office:value-type="float" office:value="0.000359760461633699" calcext:value-type="float">
            <text:p>0.000359760461633699</text:p>
          </table:table-cell>
          <table:table-cell office:value-type="float" office:value="0.00763897231053256" calcext:value-type="float">
            <text:p>0.00763897231053256</text:p>
          </table:table-cell>
          <table:table-cell office:value-type="float" office:value="0.00937174904501967" calcext:value-type="float">
            <text:p>0.00937174904501967</text:p>
          </table:table-cell>
          <table:table-cell office:value-type="float" office:value="0.00109447869258795" calcext:value-type="float">
            <text:p>0.00109447869258795</text:p>
          </table:table-cell>
          <table:table-cell office:value-type="float" office:value="0.00227366513342048" calcext:value-type="float">
            <text:p>0.00227366513342048</text:p>
          </table:table-cell>
        </table:table-row>
        <table:table-row table:style-name="ro1">
          <table:table-cell office:value-type="string" calcext:value-type="string">
            <text:p>Enterococcus</text:p>
          </table:table-cell>
          <table:table-cell office:value-type="float" office:value="0.00100268334611" calcext:value-type="float">
            <text:p>0.00100268334611</text:p>
          </table:table-cell>
          <table:table-cell office:value-type="float" office:value="0.000577749004968721" calcext:value-type="float">
            <text:p>0.000577749004968721</text:p>
          </table:table-cell>
          <table:table-cell office:value-type="float" office:value="0.000397147531498683" calcext:value-type="float">
            <text:p>0.000397147531498683</text:p>
          </table:table-cell>
          <table:table-cell office:value-type="float" office:value="0.000642393882879683" calcext:value-type="float">
            <text:p>0.000642393882879683</text:p>
          </table:table-cell>
          <table:table-cell office:value-type="float" office:value="0.000126171048490167" calcext:value-type="float">
            <text:p>0.000126171048490167</text:p>
          </table:table-cell>
          <table:table-cell office:value-type="float" office:value="0.000099607377626141" calcext:value-type="float">
            <text:p>9.9607377626141E-05</text:p>
          </table:table-cell>
          <table:table-cell office:value-type="float" office:value="0.0001435815579281" calcext:value-type="float">
            <text:p>0.0001435815579281</text:p>
          </table:table-cell>
          <table:table-cell office:value-type="float" office:value="0.000166600584832803" calcext:value-type="float">
            <text:p>0.000166600584832803</text:p>
          </table:table-cell>
          <table:table-cell office:value-type="float" office:value="0.000723594239040783" calcext:value-type="float">
            <text:p>0.000723594239040783</text:p>
          </table:table-cell>
          <table:table-cell office:value-type="float" office:value="0.000711797762566317" calcext:value-type="float">
            <text:p>0.000711797762566317</text:p>
          </table:table-cell>
          <table:table-cell office:value-type="float" office:value="0.00178263613512512" calcext:value-type="float">
            <text:p>0.00178263613512512</text:p>
          </table:table-cell>
          <table:table-cell office:value-type="float" office:value="0.00262921284137116" calcext:value-type="float">
            <text:p>0.00262921284137116</text:p>
          </table:table-cell>
          <table:table-cell office:value-type="float" office:value="0.00000365144743376667" calcext:value-type="float">
            <text:p>3.65144743376667E-06</text:p>
          </table:table-cell>
          <table:table-cell office:value-type="float" office:value="0.00000894418303532341" calcext:value-type="float">
            <text:p>8.94418303532341E-06</text:p>
          </table:table-cell>
          <table:table-cell office:value-type="float" office:value="0.000188744891048317" calcext:value-type="float">
            <text:p>0.000188744891048317</text:p>
          </table:table-cell>
          <table:table-cell office:value-type="float" office:value="0.000408890859833405" calcext:value-type="float">
            <text:p>0.000408890859833405</text:p>
          </table:table-cell>
          <table:table-cell office:value-type="float" office:value="0.0007550116910946" calcext:value-type="float">
            <text:p>0.0007550116910946</text:p>
          </table:table-cell>
          <table:table-cell office:value-type="float" office:value="0.000839641231483509" calcext:value-type="float">
            <text:p>0.000839641231483509</text:p>
          </table:table-cell>
          <table:table-cell office:value-type="float" office:value="0.00023618576112774" calcext:value-type="float">
            <text:p>0.00023618576112774</text:p>
          </table:table-cell>
          <table:table-cell office:value-type="float" office:value="0.000249165017308623" calcext:value-type="float">
            <text:p>0.000249165017308623</text:p>
          </table:table-cell>
          <table:table-cell office:value-type="float" office:value="0.00024260087711185" calcext:value-type="float">
            <text:p>0.00024260087711185</text:p>
          </table:table-cell>
          <table:table-cell office:value-type="float" office:value="0.000233686600440237" calcext:value-type="float">
            <text:p>0.000233686600440237</text:p>
          </table:table-cell>
        </table:table-row>
        <table:table-row table:style-name="ro1">
          <table:table-cell office:value-type="string" calcext:value-type="string">
            <text:p>Erysipelatoclostridium</text:p>
          </table:table-cell>
          <table:table-cell office:value-type="float" office:value="0.00776662518986333" calcext:value-type="float">
            <text:p>0.00776662518986333</text:p>
          </table:table-cell>
          <table:table-cell office:value-type="float" office:value="0.0050509796973569" calcext:value-type="float">
            <text:p>0.0050509796973569</text:p>
          </table:table-cell>
          <table:table-cell office:value-type="float" office:value="0.00625290201165767" calcext:value-type="float">
            <text:p>0.00625290201165767</text:p>
          </table:table-cell>
          <table:table-cell office:value-type="float" office:value="0.00884262495406393" calcext:value-type="float">
            <text:p>0.00884262495406393</text:p>
          </table:table-cell>
          <table:table-cell office:value-type="float" office:value="0.00329354713801483" calcext:value-type="float">
            <text:p>0.00329354713801483</text:p>
          </table:table-cell>
          <table:table-cell office:value-type="float" office:value="0.00395621916852714" calcext:value-type="float">
            <text:p>0.00395621916852714</text:p>
          </table:table-cell>
          <table:table-cell office:value-type="float" office:value="0.00155204721139508" calcext:value-type="float">
            <text:p>0.00155204721139508</text:p>
          </table:table-cell>
          <table:table-cell office:value-type="float" office:value="0.00229163931257399" calcext:value-type="float">
            <text:p>0.00229163931257399</text:p>
          </table:table-cell>
          <table:table-cell office:value-type="float" office:value="0.000638162485133117" calcext:value-type="float">
            <text:p>0.000638162485133117</text:p>
          </table:table-cell>
          <table:table-cell office:value-type="float" office:value="0.00112619099494964" calcext:value-type="float">
            <text:p>0.00112619099494964</text:p>
          </table:table-cell>
          <table:table-cell office:value-type="float" office:value="0.0319968853539167" calcext:value-type="float">
            <text:p>0.0319968853539167</text:p>
          </table:table-cell>
          <table:table-cell office:value-type="float" office:value="0.0145254572266128" calcext:value-type="float">
            <text:p>0.0145254572266128</text:p>
          </table:table-cell>
          <table:table-cell office:value-type="float" office:value="0.00390725170452667" calcext:value-type="float">
            <text:p>0.00390725170452667</text:p>
          </table:table-cell>
          <table:table-cell office:value-type="float" office:value="0.00315673240852586" calcext:value-type="float">
            <text:p>0.00315673240852586</text:p>
          </table:table-cell>
          <table:table-cell office:value-type="float" office:value="0.0158646707408668" calcext:value-type="float">
            <text:p>0.0158646707408668</text:p>
          </table:table-cell>
          <table:table-cell office:value-type="float" office:value="0.0211014193693747" calcext:value-type="float">
            <text:p>0.0211014193693747</text:p>
          </table:table-cell>
          <table:table-cell office:value-type="float" office:value="0.027739523103526" calcext:value-type="float">
            <text:p>0.027739523103526</text:p>
          </table:table-cell>
          <table:table-cell office:value-type="float" office:value="0.0299888434934106" calcext:value-type="float">
            <text:p>0.0299888434934106</text:p>
          </table:table-cell>
          <table:table-cell office:value-type="float" office:value="0.00196137088285398" calcext:value-type="float">
            <text:p>0.00196137088285398</text:p>
          </table:table-cell>
          <table:table-cell office:value-type="float" office:value="0.0025526268495456" calcext:value-type="float">
            <text:p>0.0025526268495456</text:p>
          </table:table-cell>
          <table:table-cell office:value-type="float" office:value="0.00093132785695265" calcext:value-type="float">
            <text:p>0.00093132785695265</text:p>
          </table:table-cell>
          <table:table-cell office:value-type="float" office:value="0.00171171861758018" calcext:value-type="float">
            <text:p>0.00171171861758018</text:p>
          </table:table-cell>
        </table:table-row>
        <table:table-row table:style-name="ro1">
          <table:table-cell office:value-type="string" calcext:value-type="string">
            <text:p>Erysipelothrix</text:p>
          </table:table-cell>
          <table:table-cell office:value-type="float" office:value="0.00000527109227573333" calcext:value-type="float">
            <text:p>5.27109227573333E-06</text:p>
          </table:table-cell>
          <table:table-cell office:value-type="float" office:value="0.0000129114864626724" calcext:value-type="float">
            <text:p>1.29114864626724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7903254428333" calcext:value-type="float">
            <text:p>3.67903254428333E-05</text:p>
          </table:table-cell>
          <table:table-cell office:value-type="float" office:value="0.0000901175248058752" calcext:value-type="float">
            <text:p>9.01175248058752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ysipelotrichaceae</text:p>
          </table:table-cell>
          <table:table-cell office:value-type="float" office:value="0.00000852057292331667" calcext:value-type="float">
            <text:p>8.52057292331667E-06</text:p>
          </table:table-cell>
          <table:table-cell office:value-type="float" office:value="0.0000208710559783003" calcext:value-type="float">
            <text:p>2.08710559783003E-05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0145162026061602" calcext:value-type="float">
            <text:p>0.00145162026061602</text:p>
          </table:table-cell>
          <table:table-cell office:value-type="float" office:value="0.00335127945803335" calcext:value-type="float">
            <text:p>0.00335127945803335</text:p>
          </table:table-cell>
          <table:table-cell office:value-type="float" office:value="0.00060905529016705" calcext:value-type="float">
            <text:p>0.00060905529016705</text:p>
          </table:table-cell>
          <table:table-cell office:value-type="float" office:value="0.00136074855448605" calcext:value-type="float">
            <text:p>0.00136074855448605</text:p>
          </table:table-cell>
          <table:table-cell office:value-type="float" office:value="0.00020847956629385" calcext:value-type="float">
            <text:p>0.00020847956629385</text:p>
          </table:table-cell>
          <table:table-cell office:value-type="float" office:value="0.000418053620186166" calcext:value-type="float">
            <text:p>0.000418053620186166</text:p>
          </table:table-cell>
          <table:table-cell office:value-type="float" office:value="0.00629841041442707" calcext:value-type="float">
            <text:p>0.00629841041442707</text:p>
          </table:table-cell>
          <table:table-cell office:value-type="float" office:value="0.00726130463825256" calcext:value-type="float">
            <text:p>0.00726130463825256</text:p>
          </table:table-cell>
          <table:table-cell office:value-type="float" office:value="0.00172166523542115" calcext:value-type="float">
            <text:p>0.00172166523542115</text:p>
          </table:table-cell>
          <table:table-cell office:value-type="float" office:value="0.00133956929883147" calcext:value-type="float">
            <text:p>0.00133956929883147</text:p>
          </table:table-cell>
          <table:table-cell office:value-type="float" office:value="0.00519862918817588" calcext:value-type="float">
            <text:p>0.00519862918817588</text:p>
          </table:table-cell>
          <table:table-cell office:value-type="float" office:value="0.0111439156429439" calcext:value-type="float">
            <text:p>0.0111439156429439</text:p>
          </table:table-cell>
          <table:table-cell office:value-type="float" office:value="0.00238178244404212" calcext:value-type="float">
            <text:p>0.00238178244404212</text:p>
          </table:table-cell>
          <table:table-cell office:value-type="float" office:value="0.0038099134491073" calcext:value-type="float">
            <text:p>0.0038099134491073</text:p>
          </table:table-cell>
          <table:table-cell office:value-type="float" office:value="0.00030418861589282" calcext:value-type="float">
            <text:p>0.00030418861589282</text:p>
          </table:table-cell>
          <table:table-cell office:value-type="float" office:value="0.00038623474421484" calcext:value-type="float">
            <text:p>0.00038623474421484</text:p>
          </table:table-cell>
          <table:table-cell office:value-type="float" office:value="0.000758891267695616" calcext:value-type="float">
            <text:p>0.000758891267695616</text:p>
          </table:table-cell>
          <table:table-cell office:value-type="float" office:value="0.00109077816405023" calcext:value-type="float">
            <text:p>0.00109077816405023</text:p>
          </table:table-cell>
        </table:table-row>
        <table:table-row table:style-name="ro1">
          <table:table-cell office:value-type="string" calcext:value-type="string">
            <text:p>Escherichia-Shigella</text:p>
          </table:table-cell>
          <table:table-cell office:value-type="float" office:value="0.0445298082977867" calcext:value-type="float">
            <text:p>0.0445298082977867</text:p>
          </table:table-cell>
          <table:table-cell office:value-type="float" office:value="0.048957565517678" calcext:value-type="float">
            <text:p>0.048957565517678</text:p>
          </table:table-cell>
          <table:table-cell office:value-type="float" office:value="0.270894779688683" calcext:value-type="float">
            <text:p>0.270894779688683</text:p>
          </table:table-cell>
          <table:table-cell office:value-type="float" office:value="0.162774077230877" calcext:value-type="float">
            <text:p>0.162774077230877</text:p>
          </table:table-cell>
          <table:table-cell office:value-type="float" office:value="0.171641691863833" calcext:value-type="float">
            <text:p>0.171641691863833</text:p>
          </table:table-cell>
          <table:table-cell office:value-type="float" office:value="0.16810451855389" calcext:value-type="float">
            <text:p>0.16810451855389</text:p>
          </table:table-cell>
          <table:table-cell office:value-type="float" office:value="0.327770532444333" calcext:value-type="float">
            <text:p>0.327770532444333</text:p>
          </table:table-cell>
          <table:table-cell office:value-type="float" office:value="0.191206526620916" calcext:value-type="float">
            <text:p>0.191206526620916</text:p>
          </table:table-cell>
          <table:table-cell office:value-type="float" office:value="0.0337941869818973" calcext:value-type="float">
            <text:p>0.0337941869818973</text:p>
          </table:table-cell>
          <table:table-cell office:value-type="float" office:value="0.0572909271939516" calcext:value-type="float">
            <text:p>0.0572909271939516</text:p>
          </table:table-cell>
          <table:table-cell office:value-type="float" office:value="0.135335830143767" calcext:value-type="float">
            <text:p>0.135335830143767</text:p>
          </table:table-cell>
          <table:table-cell office:value-type="float" office:value="0.0921626981014385" calcext:value-type="float">
            <text:p>0.0921626981014385</text:p>
          </table:table-cell>
          <table:table-cell office:value-type="float" office:value="0.024205998297085" calcext:value-type="float">
            <text:p>0.024205998297085</text:p>
          </table:table-cell>
          <table:table-cell office:value-type="float" office:value="0.0264841180697711" calcext:value-type="float">
            <text:p>0.0264841180697711</text:p>
          </table:table-cell>
          <table:table-cell office:value-type="float" office:value="0.0540160297601533" calcext:value-type="float">
            <text:p>0.0540160297601533</text:p>
          </table:table-cell>
          <table:table-cell office:value-type="float" office:value="0.0440960820455704" calcext:value-type="float">
            <text:p>0.0440960820455704</text:p>
          </table:table-cell>
          <table:table-cell office:value-type="float" office:value="0.1011154459873" calcext:value-type="float">
            <text:p>0.1011154459873</text:p>
          </table:table-cell>
          <table:table-cell office:value-type="float" office:value="0.082958318285865" calcext:value-type="float">
            <text:p>0.082958318285865</text:p>
          </table:table-cell>
          <table:table-cell office:value-type="float" office:value="0.0060503613838904" calcext:value-type="float">
            <text:p>0.0060503613838904</text:p>
          </table:table-cell>
          <table:table-cell office:value-type="float" office:value="0.00911865478792184" calcext:value-type="float">
            <text:p>0.00911865478792184</text:p>
          </table:table-cell>
          <table:table-cell office:value-type="float" office:value="0.041920427854625" calcext:value-type="float">
            <text:p>0.041920427854625</text:p>
          </table:table-cell>
          <table:table-cell office:value-type="float" office:value="0.0688131699989688" calcext:value-type="float">
            <text:p>0.0688131699989688</text:p>
          </table:table-cell>
        </table:table-row>
        <table:table-row table:style-name="ro1">
          <table:table-cell office:value-type="string" calcext:value-type="string">
            <text:p>Eubacterium</text:p>
          </table:table-cell>
          <table:table-cell office:value-type="float" office:value="0.000968056298701266" calcext:value-type="float">
            <text:p>0.000968056298701266</text:p>
          </table:table-cell>
          <table:table-cell office:value-type="float" office:value="0.000952009748350123" calcext:value-type="float">
            <text:p>0.000952009748350123</text:p>
          </table:table-cell>
          <table:table-cell office:value-type="float" office:value="0.000614695044109317" calcext:value-type="float">
            <text:p>0.000614695044109317</text:p>
          </table:table-cell>
          <table:table-cell office:value-type="float" office:value="0.000925083288828221" calcext:value-type="float">
            <text:p>0.000925083288828221</text:p>
          </table:table-cell>
          <table:table-cell office:value-type="float" office:value="0.00513712897512134" calcext:value-type="float">
            <text:p>0.00513712897512134</text:p>
          </table:table-cell>
          <table:table-cell office:value-type="float" office:value="0.00723774996192905" calcext:value-type="float">
            <text:p>0.00723774996192905</text:p>
          </table:table-cell>
          <table:table-cell office:value-type="float" office:value="0.00437077647149848" calcext:value-type="float">
            <text:p>0.00437077647149848</text:p>
          </table:table-cell>
          <table:table-cell office:value-type="float" office:value="0.00744312430346314" calcext:value-type="float">
            <text:p>0.00744312430346314</text:p>
          </table:table-cell>
          <table:table-cell office:value-type="float" office:value="0.00132701953112413" calcext:value-type="float">
            <text:p>0.00132701953112413</text:p>
          </table:table-cell>
          <table:table-cell office:value-type="float" office:value="0.00216992505984219" calcext:value-type="float">
            <text:p>0.00216992505984219</text:p>
          </table:table-cell>
          <table:table-cell office:value-type="float" office:value="0.00966265327132557" calcext:value-type="float">
            <text:p>0.00966265327132557</text:p>
          </table:table-cell>
          <table:table-cell office:value-type="float" office:value="0.013431286398407" calcext:value-type="float">
            <text:p>0.013431286398407</text:p>
          </table:table-cell>
          <table:table-cell office:value-type="float" office:value="0.0132334020938351" calcext:value-type="float">
            <text:p>0.0132334020938351</text:p>
          </table:table-cell>
          <table:table-cell office:value-type="float" office:value="0.00883711552164503" calcext:value-type="float">
            <text:p>0.00883711552164503</text:p>
          </table:table-cell>
          <table:table-cell office:value-type="float" office:value="0.0194257400198878" calcext:value-type="float">
            <text:p>0.0194257400198878</text:p>
          </table:table-cell>
          <table:table-cell office:value-type="float" office:value="0.00862254141637232" calcext:value-type="float">
            <text:p>0.00862254141637232</text:p>
          </table:table-cell>
          <table:table-cell office:value-type="float" office:value="0.00249624545346492" calcext:value-type="float">
            <text:p>0.00249624545346492</text:p>
          </table:table-cell>
          <table:table-cell office:value-type="float" office:value="0.00218356190132579" calcext:value-type="float">
            <text:p>0.00218356190132579</text:p>
          </table:table-cell>
          <table:table-cell office:value-type="float" office:value="0.00072657666944648" calcext:value-type="float">
            <text:p>0.00072657666944648</text:p>
          </table:table-cell>
          <table:table-cell office:value-type="float" office:value="0.000843850347925246" calcext:value-type="float">
            <text:p>0.000843850347925246</text:p>
          </table:table-cell>
          <table:table-cell office:value-type="float" office:value="0.00184409428011105" calcext:value-type="float">
            <text:p>0.00184409428011105</text:p>
          </table:table-cell>
          <table:table-cell office:value-type="float" office:value="0.00213855049605489" calcext:value-type="float">
            <text:p>0.00213855049605489</text:p>
          </table:table-cell>
        </table:table-row>
        <table:table-row table:style-name="ro1">
          <table:table-cell office:value-type="string" calcext:value-type="string">
            <text:p>Exiguobacterium</text:p>
          </table:table-cell>
          <table:table-cell office:value-type="float" office:value="0.000963521258254833" calcext:value-type="float">
            <text:p>0.000963521258254833</text:p>
          </table:table-cell>
          <table:table-cell office:value-type="float" office:value="0.00116956739944773" calcext:value-type="float">
            <text:p>0.0011695673994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office:value-type="float" office:value="0.00000193465508968333" calcext:value-type="float">
            <text:p>1.93465508968333E-06</text:p>
          </table:table-cell>
          <table:table-cell office:value-type="float" office:value="0.00000473891779800259" calcext:value-type="float">
            <text:p>4.73891779800259E-06</text:p>
          </table:table-cell>
          <table:table-cell office:value-type="float" office:value="0.0000223544401438" calcext:value-type="float">
            <text:p>0.0000223544401438</text:p>
          </table:table-cell>
          <table:table-cell office:value-type="float" office:value="0.0000276331367461188" calcext:value-type="float">
            <text:p>2.76331367461188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0976235187365" calcext:value-type="float">
            <text:p>9.76235187365E-06</text:p>
          </table:table-cell>
          <table:table-cell office:value-type="float" office:value="0.0000175410429454931" calcext:value-type="float">
            <text:p>1.75410429454931E-05</text:p>
          </table:table-cell>
        </table:table-row>
        <table:table-row table:style-name="ro1">
          <table:table-cell office:value-type="string" calcext:value-type="string">
            <text:p>Ezakiella</text:p>
          </table:table-cell>
          <table:table-cell office:value-type="float" office:value="0.00003920441375325" calcext:value-type="float">
            <text:p>3.920441375325E-05</text:p>
          </table:table-cell>
          <table:table-cell office:value-type="float" office:value="0.0000630649364536569" calcext:value-type="float">
            <text:p>6.30649364536569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332</text:p>
          </table:table-cell>
          <table:table-cell office:value-type="float" office:value="0.000060712030696" calcext:value-type="float">
            <text:p>0.000060712030696</text:p>
          </table:table-cell>
          <table:table-cell office:value-type="float" office:value="0.000148713496453389" calcext:value-type="float">
            <text:p>0.0001487134964533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4081066301" calcext:value-type="float">
            <text:p>0.000004081066301</text:p>
          </table:table-cell>
          <table:table-cell office:value-type="float" office:value="0.00000999653004391759" calcext:value-type="float">
            <text:p>9.99653004391759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klamia</text:p>
          </table:table-cell>
          <table:table-cell office:value-type="float" office:value="0.000042168738206" calcext:value-type="float">
            <text:p>0.000042168738206</text:p>
          </table:table-cell>
          <table:table-cell office:value-type="float" office:value="0.000103291891701706" calcext:value-type="float">
            <text:p>0.000103291891701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calibacterium</text:p>
          </table:table-cell>
          <table:table-cell office:value-type="float" office:value="0.000466865337924667" calcext:value-type="float">
            <text:p>0.000466865337924667</text:p>
          </table:table-cell>
          <table:table-cell office:value-type="float" office:value="0.000533135821382456" calcext:value-type="float">
            <text:p>0.000533135821382456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657303304664183" calcext:value-type="float">
            <text:p>0.0657303304664183</text:p>
          </table:table-cell>
          <table:table-cell office:value-type="float" office:value="0.133777690019525" calcext:value-type="float">
            <text:p>0.133777690019525</text:p>
          </table:table-cell>
          <table:table-cell office:value-type="float" office:value="0.0179251588884661" calcext:value-type="float">
            <text:p>0.0179251588884661</text:p>
          </table:table-cell>
          <table:table-cell office:value-type="float" office:value="0.0274917223617481" calcext:value-type="float">
            <text:p>0.0274917223617481</text:p>
          </table:table-cell>
          <table:table-cell office:value-type="float" office:value="0.00148371490794598" calcext:value-type="float">
            <text:p>0.00148371490794598</text:p>
          </table:table-cell>
          <table:table-cell office:value-type="float" office:value="0.00234627223834888" calcext:value-type="float">
            <text:p>0.00234627223834888</text:p>
          </table:table-cell>
          <table:table-cell office:value-type="float" office:value="0.00000247875705206667" calcext:value-type="float">
            <text:p>2.47875705206667E-06</text:p>
          </table:table-cell>
          <table:table-cell office:value-type="float" office:value="0.00000607168997388877" calcext:value-type="float">
            <text:p>6.07168997388877E-06</text:p>
          </table:table-cell>
          <table:table-cell office:value-type="float" office:value="0.074558233234705" calcext:value-type="float">
            <text:p>0.074558233234705</text:p>
          </table:table-cell>
          <table:table-cell office:value-type="float" office:value="0.0827475973126177" calcext:value-type="float">
            <text:p>0.0827475973126177</text:p>
          </table:table-cell>
          <table:table-cell office:value-type="float" office:value="0.0199757988415717" calcext:value-type="float">
            <text:p>0.0199757988415717</text:p>
          </table:table-cell>
          <table:table-cell office:value-type="float" office:value="0.0140795557340668" calcext:value-type="float">
            <text:p>0.0140795557340668</text:p>
          </table:table-cell>
          <table:table-cell office:value-type="float" office:value="0.00004887742782858" calcext:value-type="float">
            <text:p>4.887742782858E-05</text:p>
          </table:table-cell>
          <table:table-cell office:value-type="float" office:value="0.0000125074977664231" calcext:value-type="float">
            <text:p>1.25074977664231E-05</text:p>
          </table:table-cell>
          <table:table-cell office:value-type="float" office:value="0.00038151448873356" calcext:value-type="float">
            <text:p>0.00038151448873356</text:p>
          </table:table-cell>
          <table:table-cell office:value-type="float" office:value="0.00023504008482684" calcext:value-type="float">
            <text:p>0.00023504008482684</text:p>
          </table:table-cell>
          <table:table-cell office:value-type="float" office:value="0.00357321592002338" calcext:value-type="float">
            <text:p>0.00357321592002338</text:p>
          </table:table-cell>
          <table:table-cell office:value-type="float" office:value="0.00612906478019669" calcext:value-type="float">
            <text:p>0.00612906478019669</text:p>
          </table:table-cell>
        </table:table-row>
        <table:table-row table:style-name="ro1">
          <table:table-cell office:value-type="string" calcext:value-type="string">
            <text:p>Faecalicoccus</text:p>
          </table:table-cell>
          <table:table-cell office:value-type="float" office:value="0.0000527109227573333" calcext:value-type="float">
            <text:p>5.27109227573333E-05</text:p>
          </table:table-cell>
          <table:table-cell office:value-type="float" office:value="0.000129114864626724" calcext:value-type="float">
            <text:p>0.000129114864626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calitale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66600114531667" calcext:value-type="float">
            <text:p>0.0466600114531667</text:p>
          </table:table-cell>
          <table:table-cell office:value-type="float" office:value="0.114293219452677" calcext:value-type="float">
            <text:p>0.114293219452677</text:p>
          </table:table-cell>
          <table:table-cell office:value-type="float" office:value="0.000114728786231583" calcext:value-type="float">
            <text:p>0.000114728786231583</text:p>
          </table:table-cell>
          <table:table-cell office:value-type="float" office:value="0.000206332184842259" calcext:value-type="float">
            <text:p>0.000206332184842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822236044107367" calcext:value-type="float">
            <text:p>0.000822236044107367</text:p>
          </table:table-cell>
          <table:table-cell office:value-type="float" office:value="0.00200566024650148" calcext:value-type="float">
            <text:p>0.0020056602465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878777147334" calcext:value-type="float">
            <text:p>0.0000878777147334</text:p>
          </table:table-cell>
          <table:table-cell office:value-type="float" office:value="0.000121883498188192" calcext:value-type="float">
            <text:p>0.000121883498188192</text:p>
          </table:table-cell>
        </table:table-row>
        <table:table-row table:style-name="ro1">
          <table:table-cell office:value-type="string" calcext:value-type="string">
            <text:p>Family_XIII_AD3011_group</text:p>
          </table:table-cell>
          <table:table-cell office:value-type="float" office:value="0.00000895239118368333" calcext:value-type="float">
            <text:p>8.95239118368333E-06</text:p>
          </table:table-cell>
          <table:table-cell office:value-type="float" office:value="0.0000219287903778149" calcext:value-type="float">
            <text:p>2.192879037781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09133602194833" calcext:value-type="float">
            <text:p>8.09133602194833E-05</text:p>
          </table:table-cell>
          <table:table-cell office:value-type="float" office:value="0.000079205803402334" calcext:value-type="float">
            <text:p>7.9205803402334E-05</text:p>
          </table:table-cell>
          <table:table-cell office:value-type="float" office:value="0.0000504476910083333" calcext:value-type="float">
            <text:p>5.04476910083333E-05</text:p>
          </table:table-cell>
          <table:table-cell office:value-type="float" office:value="0.0000611379555428445" calcext:value-type="float">
            <text:p>6.11379555428445E-05</text:p>
          </table:table-cell>
          <table:table-cell office:value-type="float" office:value="0.0000551969192471833" calcext:value-type="float">
            <text:p>5.51969192471833E-05</text:p>
          </table:table-cell>
          <table:table-cell office:value-type="float" office:value="0.0000534116767228617" calcext:value-type="float">
            <text:p>5.34116767228617E-05</text:p>
          </table:table-cell>
          <table:table-cell office:value-type="float" office:value="0.00000765228037955" calcext:value-type="float">
            <text:p>7.65228037955E-06</text:p>
          </table:table-cell>
          <table:table-cell office:value-type="float" office:value="0.0000187441822986087" calcext:value-type="float">
            <text:p>1.87441822986087E-05</text:p>
          </table:table-cell>
          <table:table-cell office:value-type="float" office:value="0.000171656159332333" calcext:value-type="float">
            <text:p>0.000171656159332333</text:p>
          </table:table-cell>
          <table:table-cell office:value-type="float" office:value="0.000108773893277041" calcext:value-type="float">
            <text:p>0.000108773893277041</text:p>
          </table:table-cell>
          <table:table-cell office:value-type="float" office:value="0.000419777028788667" calcext:value-type="float">
            <text:p>0.000419777028788667</text:p>
          </table:table-cell>
          <table:table-cell office:value-type="float" office:value="0.000143173462539843" calcext:value-type="float">
            <text:p>0.00014317346253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65364402642" calcext:value-type="float">
            <text:p>1.565364402642E-05</text:p>
          </table:table-cell>
          <table:table-cell office:value-type="float" office:value="0.0000252035401005738" calcext:value-type="float">
            <text:p>2.52035401005738E-05</text:p>
          </table:table-cell>
          <table:table-cell office:value-type="float" office:value="0.000127002522007667" calcext:value-type="float">
            <text:p>0.000127002522007667</text:p>
          </table:table-cell>
          <table:table-cell office:value-type="float" office:value="0.000200747303299901" calcext:value-type="float">
            <text:p>0.000200747303299901</text:p>
          </table:table-cell>
        </table:table-row>
        <table:table-row table:style-name="ro1">
          <table:table-cell office:value-type="string" calcext:value-type="string">
            <text:p>Ferrovibrio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167178772015833" calcext:value-type="float">
            <text:p>1.67178772015833E-05</text:p>
          </table:table-cell>
          <table:table-cell office:value-type="float" office:value="0.000026255603047744" calcext:value-type="float">
            <text:p>2.6255603047744E-05</text:p>
          </table:table-cell>
        </table:table-row>
        <table:table-row table:style-name="ro1">
          <table:table-cell office:value-type="string" calcext:value-type="string">
            <text:p>Finegoldia</text:p>
          </table:table-cell>
          <table:table-cell office:value-type="float" office:value="0.000101595685463833" calcext:value-type="float">
            <text:p>0.000101595685463833</text:p>
          </table:table-cell>
          <table:table-cell office:value-type="float" office:value="0.000164334914115915" calcext:value-type="float">
            <text:p>0.0001643349141159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49809353901667" calcext:value-type="float">
            <text:p>3.49809353901667E-06</text:p>
          </table:table-cell>
          <table:table-cell office:value-type="float" office:value="0.00000856854424311743" calcext:value-type="float">
            <text:p>8.5685442431174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00414583385156667" calcext:value-type="float">
            <text:p>4.14583385156667E-06</text:p>
          </table:table-cell>
          <table:table-cell office:value-type="float" office:value="0.0000101551774946958" calcext:value-type="float">
            <text:p>1.01551774946958E-0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31868705729583" calcext:value-type="float">
            <text:p>0.000231868705729583</text:p>
          </table:table-cell>
          <table:table-cell office:value-type="float" office:value="0.000310005768576581" calcext:value-type="float">
            <text:p>0.000310005768576581</text:p>
          </table:table-cell>
          <table:table-cell office:value-type="float" office:value="0.0004830619905965" calcext:value-type="float">
            <text:p>0.0004830619905965</text:p>
          </table:table-cell>
          <table:table-cell office:value-type="float" office:value="0.000750796488355162" calcext:value-type="float">
            <text:p>0.000750796488355162</text:p>
          </table:table-cell>
          <table:table-cell office:value-type="float" office:value="0.0000663987150099833" calcext:value-type="float">
            <text:p>6.63987150099833E-05</text:p>
          </table:table-cell>
          <table:table-cell office:value-type="float" office:value="0.000112728179219223" calcext:value-type="float">
            <text:p>0.00011272817921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877123240123" calcext:value-type="float">
            <text:p>0.00134877123240123</text:p>
          </table:table-cell>
          <table:table-cell office:value-type="float" office:value="0.00189997290808278" calcext:value-type="float">
            <text:p>0.00189997290808278</text:p>
          </table:table-cell>
          <table:table-cell office:value-type="float" office:value="0.000994752862338084" calcext:value-type="float">
            <text:p>0.000994752862338084</text:p>
          </table:table-cell>
          <table:table-cell office:value-type="float" office:value="0.00117002597490533" calcext:value-type="float">
            <text:p>0.00117002597490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609387906685" calcext:value-type="float">
            <text:p>0.0000609387906685</text:p>
          </table:table-cell>
          <table:table-cell office:value-type="float" office:value="0.000120617400073394" calcext:value-type="float">
            <text:p>0.000120617400073394</text:p>
          </table:table-cell>
        </table:table-row>
        <table:table-row table:style-name="ro1">
          <table:table-cell office:value-type="string" calcext:value-type="string">
            <text:p>Flaviaesturariibacter</text:p>
          </table:table-cell>
          <table:table-cell office:value-type="float" office:value="0.0000447619559185" calcext:value-type="float">
            <text:p>0.0000447619559185</text:p>
          </table:table-cell>
          <table:table-cell office:value-type="float" office:value="0.000109643951889279" calcext:value-type="float">
            <text:p>0.000109643951889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8162132602" calcext:value-type="float">
            <text:p>0.000008162132602</text:p>
          </table:table-cell>
          <table:table-cell office:value-type="float" office:value="0.0000199930600878352" calcext:value-type="float">
            <text:p>1.99930600878352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Flavisolibacter</text:p>
          </table:table-cell>
          <table:table-cell office:value-type="float" office:value="0.000326664037149333" calcext:value-type="float">
            <text:p>0.000326664037149333</text:p>
          </table:table-cell>
          <table:table-cell office:value-type="float" office:value="0.000471927029475845" calcext:value-type="float">
            <text:p>0.000471927029475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3030727721535" calcext:value-type="float">
            <text:p>3.030727721535E-05</text:p>
          </table:table-cell>
          <table:table-cell office:value-type="float" office:value="0.0000371776818162525" calcext:value-type="float">
            <text:p>3.71776818162525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obacterium</text:p>
          </table:table-cell>
          <table:table-cell office:value-type="float" office:value="0.000598011308873833" calcext:value-type="float">
            <text:p>0.000598011308873833</text:p>
          </table:table-cell>
          <table:table-cell office:value-type="float" office:value="0.000424565572103566" calcext:value-type="float">
            <text:p>0.000424565572103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3669112583333" calcext:value-type="float">
            <text:p>5.93669112583333E-06</text:p>
          </table:table-cell>
          <table:table-cell office:value-type="float" office:value="0.0000145418640188007" calcext:value-type="float">
            <text:p>1.4541864018800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240613430515" calcext:value-type="float">
            <text:p>0.00010240613430515</text:p>
          </table:table-cell>
          <table:table-cell office:value-type="float" office:value="0.000186948431807329" calcext:value-type="float">
            <text:p>0.0001869484318073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893305995036" calcext:value-type="float">
            <text:p>8.93305995036E-06</text:p>
          </table:table-cell>
          <table:table-cell office:value-type="float" office:value="0.00000817721068999353" calcext:value-type="float">
            <text:p>8.17721068999353E-06</text:p>
          </table:table-cell>
          <table:table-cell office:value-type="float" office:value="0.00015865936021198" calcext:value-type="float">
            <text:p>0.00015865936021198</text:p>
          </table:table-cell>
          <table:table-cell office:value-type="float" office:value="0.000191055222736425" calcext:value-type="float">
            <text:p>0.000191055222736425</text:p>
          </table:table-cell>
          <table:table-cell office:value-type="float" office:value="0.000261183411777733" calcext:value-type="float">
            <text:p>0.000261183411777733</text:p>
          </table:table-cell>
          <table:table-cell office:value-type="float" office:value="0.00057931547819999" calcext:value-type="float">
            <text:p>0.00057931547819999</text:p>
          </table:table-cell>
        </table:table-row>
        <table:table-row table:style-name="ro1">
          <table:table-cell office:value-type="string" calcext:value-type="string">
            <text:p>Flavonifractor</text:p>
          </table:table-cell>
          <table:table-cell office:value-type="float" office:value="0.0148869273186483" calcext:value-type="float">
            <text:p>0.0148869273186483</text:p>
          </table:table-cell>
          <table:table-cell office:value-type="float" office:value="0.00870391346508731" calcext:value-type="float">
            <text:p>0.00870391346508731</text:p>
          </table:table-cell>
          <table:table-cell office:value-type="float" office:value="0.0105447233847713" calcext:value-type="float">
            <text:p>0.0105447233847713</text:p>
          </table:table-cell>
          <table:table-cell office:value-type="float" office:value="0.0234453961910122" calcext:value-type="float">
            <text:p>0.0234453961910122</text:p>
          </table:table-cell>
          <table:table-cell office:value-type="float" office:value="0.0063059641907635" calcext:value-type="float">
            <text:p>0.0063059641907635</text:p>
          </table:table-cell>
          <table:table-cell office:value-type="float" office:value="0.00696931715819662" calcext:value-type="float">
            <text:p>0.00696931715819662</text:p>
          </table:table-cell>
          <table:table-cell office:value-type="float" office:value="0.00254601269341798" calcext:value-type="float">
            <text:p>0.00254601269341798</text:p>
          </table:table-cell>
          <table:table-cell office:value-type="float" office:value="0.00427663263627439" calcext:value-type="float">
            <text:p>0.00427663263627439</text:p>
          </table:table-cell>
          <table:table-cell office:value-type="float" office:value="0.000674879699619233" calcext:value-type="float">
            <text:p>0.000674879699619233</text:p>
          </table:table-cell>
          <table:table-cell office:value-type="float" office:value="0.000980898613658217" calcext:value-type="float">
            <text:p>0.000980898613658217</text:p>
          </table:table-cell>
          <table:table-cell office:value-type="float" office:value="0.0218357580438617" calcext:value-type="float">
            <text:p>0.0218357580438617</text:p>
          </table:table-cell>
          <table:table-cell office:value-type="float" office:value="0.0126274270767152" calcext:value-type="float">
            <text:p>0.0126274270767152</text:p>
          </table:table-cell>
          <table:table-cell office:value-type="float" office:value="0.02785563711345" calcext:value-type="float">
            <text:p>0.02785563711345</text:p>
          </table:table-cell>
          <table:table-cell office:value-type="float" office:value="0.0107882841761511" calcext:value-type="float">
            <text:p>0.0107882841761511</text:p>
          </table:table-cell>
          <table:table-cell office:value-type="float" office:value="0.010286226931245" calcext:value-type="float">
            <text:p>0.010286226931245</text:p>
          </table:table-cell>
          <table:table-cell office:value-type="float" office:value="0.00499051632374146" calcext:value-type="float">
            <text:p>0.00499051632374146</text:p>
          </table:table-cell>
          <table:table-cell office:value-type="float" office:value="0.009214946081552" calcext:value-type="float">
            <text:p>0.009214946081552</text:p>
          </table:table-cell>
          <table:table-cell office:value-type="float" office:value="0.00578743510130328" calcext:value-type="float">
            <text:p>0.00578743510130328</text:p>
          </table:table-cell>
          <table:table-cell office:value-type="float" office:value="0.0012806716283968" calcext:value-type="float">
            <text:p>0.0012806716283968</text:p>
          </table:table-cell>
          <table:table-cell office:value-type="float" office:value="0.00141152419257059" calcext:value-type="float">
            <text:p>0.00141152419257059</text:p>
          </table:table-cell>
          <table:table-cell office:value-type="float" office:value="0.00436278757865038" calcext:value-type="float">
            <text:p>0.00436278757865038</text:p>
          </table:table-cell>
          <table:table-cell office:value-type="float" office:value="0.00839760936597965" calcext:value-type="float">
            <text:p>0.00839760936597965</text:p>
          </table:table-cell>
        </table:table-row>
        <table:table-row table:style-name="ro1">
          <table:table-cell office:value-type="string" calcext:value-type="string">
            <text:p>Fluviicol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3217139701818" calcext:value-type="float">
            <text:p>0.0003217139701818</text:p>
          </table:table-cell>
          <table:table-cell office:value-type="float" office:value="0.000376684301530908" calcext:value-type="float">
            <text:p>0.000376684301530908</text:p>
          </table:table-cell>
          <table:table-cell office:value-type="float" office:value="0.000415127465279533" calcext:value-type="float">
            <text:p>0.000415127465279533</text:p>
          </table:table-cell>
          <table:table-cell office:value-type="float" office:value="0.000825545179592861" calcext:value-type="float">
            <text:p>0.000825545179592861</text:p>
          </table:table-cell>
        </table:table-row>
        <table:table-row table:style-name="ro1">
          <table:table-cell office:value-type="string" calcext:value-type="string">
            <text:p>Fournier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office:value-type="float" office:value="0.00000757082244458333" calcext:value-type="float">
            <text:p>7.57082244458333E-06</text:p>
          </table:table-cell>
          <table:table-cell office:value-type="float" office:value="0.0000119859063889299" calcext:value-type="float">
            <text:p>1.19859063889299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93063237863333" calcext:value-type="float">
            <text:p>1.93063237863333E-05</text:p>
          </table:table-cell>
          <table:table-cell office:value-type="float" office:value="0.0000472906420854744" calcext:value-type="float">
            <text:p>4.72906420854744E-05</text:p>
          </table:table-cell>
          <table:table-cell office:value-type="float" office:value="0.000295888454906833" calcext:value-type="float">
            <text:p>0.000295888454906833</text:p>
          </table:table-cell>
          <table:table-cell office:value-type="float" office:value="0.000223131853053133" calcext:value-type="float">
            <text:p>0.00022313185305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3629374384445" calcext:value-type="float">
            <text:p>3.629374384445E-05</text:p>
          </table:table-cell>
          <table:table-cell office:value-type="float" office:value="0.0000655289742358549" calcext:value-type="float">
            <text:p>6.55289742358549E-05</text:p>
          </table:table-cell>
        </table:table-row>
        <table:table-row table:style-name="ro1">
          <table:table-cell office:value-type="string" calcext:value-type="string">
            <text:p>Frankiales</text:p>
          </table:table-cell>
          <table:table-cell office:value-type="float" office:value="0.000194161761239517" calcext:value-type="float">
            <text:p>0.000194161761239517</text:p>
          </table:table-cell>
          <table:table-cell office:value-type="float" office:value="0.000197920566768684" calcext:value-type="float">
            <text:p>0.000197920566768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809353901667" calcext:value-type="float">
            <text:p>3.49809353901667E-06</text:p>
          </table:table-cell>
          <table:table-cell office:value-type="float" office:value="0.00000856854424311743" calcext:value-type="float">
            <text:p>8.5685442431174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180070159100667" calcext:value-type="float">
            <text:p>1.80070159100667E-05</text:p>
          </table:table-cell>
          <table:table-cell office:value-type="float" office:value="0.0000254118112292052" calcext:value-type="float">
            <text:p>2.54118112292052E-05</text:p>
          </table:table-cell>
        </table:table-row>
        <table:table-row table:style-name="ro1">
          <table:table-cell office:value-type="string" calcext:value-type="string">
            <text:p>Frigoribacterium</text:p>
          </table:table-cell>
          <table:table-cell office:value-type="float" office:value="0.0000435118406596667" calcext:value-type="float">
            <text:p>4.35118406596667E-05</text:p>
          </table:table-cell>
          <table:table-cell office:value-type="float" office:value="0.00010658180738547" calcext:value-type="float">
            <text:p>0.00010658180738547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32827358151667" calcext:value-type="float">
            <text:p>4.32827358151667E-06</text:p>
          </table:table-cell>
          <table:table-cell office:value-type="float" office:value="0.0000106020617418845" calcext:value-type="float">
            <text:p>1.06020617418845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261499437776667" calcext:value-type="float">
            <text:p>2.61499437776667E-06</text:p>
          </table:table-cell>
          <table:table-cell office:value-type="float" office:value="0.00000640540190577513" calcext:value-type="float">
            <text:p>6.4054019057751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053207590878" calcext:value-type="float">
            <text:p>6.053207590878E-05</text:p>
          </table:table-cell>
          <table:table-cell office:value-type="float" office:value="0.0000522532952383028" calcext:value-type="float">
            <text:p>5.22532952383028E-05</text:p>
          </table:table-cell>
          <table:table-cell office:value-type="float" office:value="0.0000497178792009333" calcext:value-type="float">
            <text:p>4.97178792009333E-05</text:p>
          </table:table-cell>
          <table:table-cell office:value-type="float" office:value="0.0000940993446070261" calcext:value-type="float">
            <text:p>9.40993446070261E-05</text:p>
          </table:table-cell>
        </table:table-row>
        <table:table-row table:style-name="ro1">
          <table:table-cell office:value-type="string" calcext:value-type="string">
            <text:p>Fusobacterium</text:p>
          </table:table-cell>
          <table:table-cell office:value-type="float" office:value="0.000120049244335233" calcext:value-type="float">
            <text:p>0.000120049244335233</text:p>
          </table:table-cell>
          <table:table-cell office:value-type="float" office:value="0.000131349979305761" calcext:value-type="float">
            <text:p>0.000131349979305761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2371664965167" calcext:value-type="float">
            <text:p>1.52371664965167E-05</text:p>
          </table:table-cell>
          <table:table-cell office:value-type="float" office:value="0.0000373232830422971" calcext:value-type="float">
            <text:p>3.73232830422971E-05</text:p>
          </table:table-cell>
        </table:table-row>
        <table:table-row table:style-name="ro1">
          <table:table-cell office:value-type="string" calcext:value-type="string">
            <text:p>GCA-900066225</text:p>
          </table:table-cell>
          <table:table-cell office:value-type="float" office:value="0.00095433781868135" calcext:value-type="float">
            <text:p>0.00095433781868135</text:p>
          </table:table-cell>
          <table:table-cell office:value-type="float" office:value="0.000735633373904318" calcext:value-type="float">
            <text:p>0.000735633373904318</text:p>
          </table:table-cell>
          <table:table-cell office:value-type="float" office:value="0.000160240565835017" calcext:value-type="float">
            <text:p>0.000160240565835017</text:p>
          </table:table-cell>
          <table:table-cell office:value-type="float" office:value="0.000352712116264303" calcext:value-type="float">
            <text:p>0.000352712116264303</text:p>
          </table:table-cell>
          <table:table-cell office:value-type="float" office:value="0.000519591870358" calcext:value-type="float">
            <text:p>0.000519591870358</text:p>
          </table:table-cell>
          <table:table-cell office:value-type="float" office:value="0.000556458241375112" calcext:value-type="float">
            <text:p>0.000556458241375112</text:p>
          </table:table-cell>
          <table:table-cell office:value-type="float" office:value="0.00134237196288282" calcext:value-type="float">
            <text:p>0.00134237196288282</text:p>
          </table:table-cell>
          <table:table-cell office:value-type="float" office:value="0.00211605863145453" calcext:value-type="float">
            <text:p>0.00211605863145453</text:p>
          </table:table-cell>
          <table:table-cell office:value-type="float" office:value="0.000209155919700017" calcext:value-type="float">
            <text:p>0.000209155919700017</text:p>
          </table:table-cell>
          <table:table-cell office:value-type="float" office:value="0.000378118325301522" calcext:value-type="float">
            <text:p>0.000378118325301522</text:p>
          </table:table-cell>
          <table:table-cell office:value-type="float" office:value="0.00157282238472483" calcext:value-type="float">
            <text:p>0.00157282238472483</text:p>
          </table:table-cell>
          <table:table-cell office:value-type="float" office:value="0.00195865051263913" calcext:value-type="float">
            <text:p>0.00195865051263913</text:p>
          </table:table-cell>
          <table:table-cell office:value-type="float" office:value="0.00206126949061633" calcext:value-type="float">
            <text:p>0.00206126949061633</text:p>
          </table:table-cell>
          <table:table-cell office:value-type="float" office:value="0.000814754100647072" calcext:value-type="float">
            <text:p>0.000814754100647072</text:p>
          </table:table-cell>
          <table:table-cell office:value-type="float" office:value="0.00374884017584667" calcext:value-type="float">
            <text:p>0.00374884017584667</text:p>
          </table:table-cell>
          <table:table-cell office:value-type="float" office:value="0.00218021267294248" calcext:value-type="float">
            <text:p>0.00218021267294248</text:p>
          </table:table-cell>
          <table:table-cell office:value-type="float" office:value="0.0005525982535098" calcext:value-type="float">
            <text:p>0.0005525982535098</text:p>
          </table:table-cell>
          <table:table-cell office:value-type="float" office:value="0.000680350000692167" calcext:value-type="float">
            <text:p>0.000680350000692167</text:p>
          </table:table-cell>
          <table:table-cell office:value-type="float" office:value="0.0001109558692038" calcext:value-type="float">
            <text:p>0.0001109558692038</text:p>
          </table:table-cell>
          <table:table-cell office:value-type="float" office:value="0.000119259364268145" calcext:value-type="float">
            <text:p>0.000119259364268145</text:p>
          </table:table-cell>
          <table:table-cell office:value-type="float" office:value="0.000231469542270233" calcext:value-type="float">
            <text:p>0.000231469542270233</text:p>
          </table:table-cell>
          <table:table-cell office:value-type="float" office:value="0.000341356678399385" calcext:value-type="float">
            <text:p>0.000341356678399385</text:p>
          </table:table-cell>
        </table:table-row>
        <table:table-row table:style-name="ro1">
          <table:table-cell office:value-type="string" calcext:value-type="string">
            <text:p>GCA-900066575</text:p>
          </table:table-cell>
          <table:table-cell office:value-type="float" office:value="0.0000788652111956667" calcext:value-type="float">
            <text:p>7.88652111956667E-05</text:p>
          </table:table-cell>
          <table:table-cell office:value-type="float" office:value="0.000193179525886215" calcext:value-type="float">
            <text:p>0.000193179525886215</text:p>
          </table:table-cell>
          <table:table-cell office:value-type="float" office:value="0.000963304962792333" calcext:value-type="float">
            <text:p>0.000963304962792333</text:p>
          </table:table-cell>
          <table:table-cell office:value-type="float" office:value="0.002022118615864" calcext:value-type="float">
            <text:p>0.002022118615864</text:p>
          </table:table-cell>
          <table:table-cell office:value-type="float" office:value="0.00198150830458517" calcext:value-type="float">
            <text:p>0.00198150830458517</text:p>
          </table:table-cell>
          <table:table-cell office:value-type="float" office:value="0.0015100170116314" calcext:value-type="float">
            <text:p>0.0015100170116314</text:p>
          </table:table-cell>
          <table:table-cell office:value-type="float" office:value="0.00220891278385077" calcext:value-type="float">
            <text:p>0.00220891278385077</text:p>
          </table:table-cell>
          <table:table-cell office:value-type="float" office:value="0.00339670947319581" calcext:value-type="float">
            <text:p>0.00339670947319581</text:p>
          </table:table-cell>
          <table:table-cell office:value-type="float" office:value="0.00017736202624535" calcext:value-type="float">
            <text:p>0.00017736202624535</text:p>
          </table:table-cell>
          <table:table-cell office:value-type="float" office:value="0.000335714837016222" calcext:value-type="float">
            <text:p>0.000335714837016222</text:p>
          </table:table-cell>
          <table:table-cell office:value-type="float" office:value="0.00629118997684865" calcext:value-type="float">
            <text:p>0.00629118997684865</text:p>
          </table:table-cell>
          <table:table-cell office:value-type="float" office:value="0.00775946560301251" calcext:value-type="float">
            <text:p>0.00775946560301251</text:p>
          </table:table-cell>
          <table:table-cell office:value-type="float" office:value="0.005480198909795" calcext:value-type="float">
            <text:p>0.005480198909795</text:p>
          </table:table-cell>
          <table:table-cell office:value-type="float" office:value="0.00164576565327378" calcext:value-type="float">
            <text:p>0.00164576565327378</text:p>
          </table:table-cell>
          <table:table-cell office:value-type="float" office:value="0.00267615494598733" calcext:value-type="float">
            <text:p>0.00267615494598733</text:p>
          </table:table-cell>
          <table:table-cell office:value-type="float" office:value="0.00200962930664997" calcext:value-type="float">
            <text:p>0.00200962930664997</text:p>
          </table:table-cell>
          <table:table-cell office:value-type="float" office:value="0.0009481312066692" calcext:value-type="float">
            <text:p>0.0009481312066692</text:p>
          </table:table-cell>
          <table:table-cell office:value-type="float" office:value="0.000523879097684342" calcext:value-type="float">
            <text:p>0.000523879097684342</text:p>
          </table:table-cell>
          <table:table-cell office:value-type="float" office:value="0.00065706512535538" calcext:value-type="float">
            <text:p>0.00065706512535538</text:p>
          </table:table-cell>
          <table:table-cell office:value-type="float" office:value="0.000759316624362184" calcext:value-type="float">
            <text:p>0.000759316624362184</text:p>
          </table:table-cell>
          <table:table-cell office:value-type="float" office:value="0.00034127969536775" calcext:value-type="float">
            <text:p>0.00034127969536775</text:p>
          </table:table-cell>
          <table:table-cell office:value-type="float" office:value="0.000423509286746784" calcext:value-type="float">
            <text:p>0.000423509286746784</text:p>
          </table:table-cell>
        </table:table-row>
        <table:table-row table:style-name="ro1">
          <table:table-cell office:value-type="string" calcext:value-type="string">
            <text:p>Gallibacterium</text:p>
          </table:table-cell>
          <table:table-cell office:value-type="float" office:value="0.0000740123550656667" calcext:value-type="float">
            <text:p>7.40123550656667E-05</text:p>
          </table:table-cell>
          <table:table-cell office:value-type="float" office:value="0.000129222253542631" calcext:value-type="float">
            <text:p>0.00012922225354263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ico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office:value-type="float" office:value="0.00000338162290846667" calcext:value-type="float">
            <text:p>3.38162290846667E-06</text:p>
          </table:table-cell>
          <table:table-cell office:value-type="float" office:value="0.00000828325062824972" calcext:value-type="float">
            <text:p>8.28325062824972E-06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45851353158" calcext:value-type="float">
            <text:p>4.45851353158E-06</text:p>
          </table:table-cell>
          <table:table-cell office:value-type="float" office:value="0.00000996953933521554" calcext:value-type="float">
            <text:p>9.96953933521554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maproteobacteria</text:p>
          </table:table-cell>
          <table:table-cell office:value-type="float" office:value="0.000235634530060333" calcext:value-type="float">
            <text:p>0.000235634530060333</text:p>
          </table:table-cell>
          <table:table-cell office:value-type="float" office:value="0.00043566911038518" calcext:value-type="float">
            <text:p>0.0004356691103851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285382310374" calcext:value-type="float">
            <text:p>0.0000285382310374</text:p>
          </table:table-cell>
          <table:table-cell office:value-type="float" office:value="0.0000638134245572207" calcext:value-type="float">
            <text:p>6.38134245572207E-05</text:p>
          </table:table-cell>
          <table:table-cell office:value-type="float" office:value="0.00000414583385156667" calcext:value-type="float">
            <text:p>4.14583385156667E-06</text:p>
          </table:table-cell>
          <table:table-cell office:value-type="float" office:value="0.0000101551774946958" calcext:value-type="float">
            <text:p>1.01551774946958E-05</text:p>
          </table:table-cell>
        </table:table-row>
        <table:table-row table:style-name="ro1">
          <table:table-cell office:value-type="string" calcext:value-type="string">
            <text:p>Gastranaerophilales</text:p>
          </table:table-cell>
          <table:table-cell office:value-type="float" office:value="0.0000737952918603333" calcext:value-type="float">
            <text:p>7.37952918603333E-05</text:p>
          </table:table-cell>
          <table:table-cell office:value-type="float" office:value="0.000180760810477577" calcext:value-type="float">
            <text:p>0.00018076081047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office:value-type="float" office:value="0.000138347226954833" calcext:value-type="float">
            <text:p>0.000138347226954833</text:p>
          </table:table-cell>
          <table:table-cell office:value-type="float" office:value="0.000239938476760091" calcext:value-type="float">
            <text:p>0.000239938476760091</text:p>
          </table:table-cell>
          <table:table-cell office:value-type="float" office:value="0.0000251394614465167" calcext:value-type="float">
            <text:p>2.51394614465167E-05</text:p>
          </table:table-cell>
          <table:table-cell office:value-type="float" office:value="0.0000519790756909584" calcext:value-type="float">
            <text:p>5.19790756909584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79559710295733" calcext:value-type="float">
            <text:p>0.000179559710295733</text:p>
          </table:table-cell>
          <table:table-cell office:value-type="float" office:value="0.000330000780084503" calcext:value-type="float">
            <text:p>0.00033000078008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1687095394385" calcext:value-type="float">
            <text:p>0.0001687095394385</text:p>
          </table:table-cell>
          <table:table-cell office:value-type="float" office:value="0.000281264392574067" calcext:value-type="float">
            <text:p>0.000281264392574067</text:p>
          </table:table-cell>
        </table:table-row>
        <table:table-row table:style-name="ro1">
          <table:table-cell office:value-type="string" calcext:value-type="string">
            <text:p>Gemella</text:p>
          </table:table-cell>
          <table:table-cell office:value-type="float" office:value="0.0000626667382858333" calcext:value-type="float">
            <text:p>6.26667382858333E-05</text:p>
          </table:table-cell>
          <table:table-cell office:value-type="float" office:value="0.000153501532644827" calcext:value-type="float">
            <text:p>0.0001535015326448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0507077901667" calcext:value-type="float">
            <text:p>3.00507077901667E-05</text:p>
          </table:table-cell>
          <table:table-cell office:value-type="float" office:value="0.0000623867221323644" calcext:value-type="float">
            <text:p>6.23867221323644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matimonas</text:p>
          </table:table-cell>
          <table:table-cell office:value-type="float" office:value="0.00000271949004123333" calcext:value-type="float">
            <text:p>2.71949004123333E-06</text:p>
          </table:table-cell>
          <table:table-cell office:value-type="float" office:value="0.00000666136296160205" calcext:value-type="float">
            <text:p>6.66136296160205E-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311119407628" calcext:value-type="float">
            <text:p>3.11119407628E-06</text:p>
          </table:table-cell>
          <table:table-cell office:value-type="float" office:value="0.00000695684144575675" calcext:value-type="float">
            <text:p>6.95684144575675E-06</text:p>
          </table:table-cell>
          <table:table-cell office:value-type="float" office:value="0.00003789420267386" calcext:value-type="float">
            <text:p>3.789420267386E-05</text:p>
          </table:table-cell>
          <table:table-cell office:value-type="float" office:value="0.0000384007475788484" calcext:value-type="float">
            <text:p>3.84007475788484E-05</text:p>
          </table:table-cell>
          <table:table-cell office:value-type="float" office:value="0.0000178539916781333" calcext:value-type="float">
            <text:p>1.78539916781333E-05</text:p>
          </table:table-cell>
          <table:table-cell office:value-type="float" office:value="0.0000342332331227361" calcext:value-type="float">
            <text:p>3.42332331227361E-05</text:p>
          </table:table-cell>
        </table:table-row>
        <table:table-row table:style-name="ro1">
          <table:table-cell office:value-type="string" calcext:value-type="string">
            <text:p>Gemmatirosa</text:p>
          </table:table-cell>
          <table:table-cell office:value-type="float" office:value="0.000237532943277383" calcext:value-type="float">
            <text:p>0.000237532943277383</text:p>
          </table:table-cell>
          <table:table-cell office:value-type="float" office:value="0.000385446199020324" calcext:value-type="float">
            <text:p>0.00038544619902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Geodermatophilus</text:p>
          </table:table-cell>
          <table:table-cell office:value-type="float" office:value="0.000191616613422167" calcext:value-type="float">
            <text:p>0.000191616613422167</text:p>
          </table:table-cell>
          <table:table-cell office:value-type="float" office:value="0.000212533502427395" calcext:value-type="float">
            <text:p>0.0002125335024273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37356707869167" calcext:value-type="float">
            <text:p>2.37356707869167E-05</text:p>
          </table:table-cell>
          <table:table-cell office:value-type="float" office:value="0.0000409899729399648" calcext:value-type="float">
            <text:p>4.09899729399648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831743149098" calcext:value-type="float">
            <text:p>8.31743149098E-06</text:p>
          </table:table-cell>
          <table:table-cell office:value-type="float" office:value="0.0000114383284965595" calcext:value-type="float">
            <text:p>1.14383284965595E-05</text:p>
          </table:table-cell>
          <table:table-cell office:value-type="float" office:value="0.0000112299953103833" calcext:value-type="float">
            <text:p>1.12299953103833E-05</text:p>
          </table:table-cell>
          <table:table-cell office:value-type="float" office:value="0.0000189862429802569" calcext:value-type="float">
            <text:p>1.89862429802569E-05</text:p>
          </table:table-cell>
        </table:table-row>
        <table:table-row table:style-name="ro1">
          <table:table-cell office:value-type="string" calcext:value-type="string">
            <text:p>Georgeni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00908083761646667" calcext:value-type="float">
            <text:p>9.08083761646667E-06</text:p>
          </table:table-cell>
          <table:table-cell office:value-type="float" office:value="0.0000222434185974147" calcext:value-type="float">
            <text:p>2.22434185974147E-05</text:p>
          </table:table-cell>
        </table:table-row>
        <table:table-row table:style-name="ro1">
          <table:table-cell office:value-type="string" calcext:value-type="string">
            <text:p>Glutamicibacter</text:p>
          </table:table-cell>
          <table:table-cell office:value-type="float" office:value="0.000142673272135667" calcext:value-type="float">
            <text:p>0.000142673272135667</text:p>
          </table:table-cell>
          <table:table-cell office:value-type="float" office:value="0.000349476716665629" calcext:value-type="float">
            <text:p>0.000349476716665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62036040675" calcext:value-type="float">
            <text:p>0.0000662036040675</text:p>
          </table:table-cell>
          <table:table-cell office:value-type="float" office:value="0.000103512879444009" calcext:value-type="float">
            <text:p>0.0001035128794440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235264858649333" calcext:value-type="float">
            <text:p>2.35264858649333E-05</text:p>
          </table:table-cell>
          <table:table-cell office:value-type="float" office:value="0.000037841796791233" calcext:value-type="float">
            <text:p>3.7841796791233E-05</text:p>
          </table:table-cell>
        </table:table-row>
        <table:table-row table:style-name="ro1">
          <table:table-cell office:value-type="string" calcext:value-type="string">
            <text:p>Gordonia</text:p>
          </table:table-cell>
          <table:table-cell office:value-type="float" office:value="0.0000537143471021667" calcext:value-type="float">
            <text:p>5.37143471021667E-05</text:p>
          </table:table-cell>
          <table:table-cell office:value-type="float" office:value="0.000131572742267053" calcext:value-type="float">
            <text:p>0.000131572742267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94772311168333" calcext:value-type="float">
            <text:p>1.94772311168333E-05</text:p>
          </table:table-cell>
          <table:table-cell office:value-type="float" office:value="0.0000477092778385006" calcext:value-type="float">
            <text:p>4.77092778385006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donibacter</text:p>
          </table:table-cell>
          <table:table-cell office:value-type="float" office:value="0.00000852057292331667" calcext:value-type="float">
            <text:p>8.52057292331667E-06</text:p>
          </table:table-cell>
          <table:table-cell office:value-type="float" office:value="0.0000208710559783003" calcext:value-type="float">
            <text:p>2.0871055978300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63245466148" calcext:value-type="float">
            <text:p>0.0000963245466148</text:p>
          </table:table-cell>
          <table:table-cell office:value-type="float" office:value="0.000108655594463189" calcext:value-type="float">
            <text:p>0.000108655594463189</text:p>
          </table:table-cell>
          <table:table-cell office:value-type="float" office:value="0.0000323800568497833" calcext:value-type="float">
            <text:p>3.23800568497833E-05</text:p>
          </table:table-cell>
          <table:table-cell office:value-type="float" office:value="0.0000384727372811587" calcext:value-type="float">
            <text:p>3.84727372811587E-05</text:p>
          </table:table-cell>
          <table:table-cell office:value-type="float" office:value="0.0000294984642695167" calcext:value-type="float">
            <text:p>2.94984642695167E-05</text:p>
          </table:table-cell>
          <table:table-cell office:value-type="float" office:value="0.0000367406111069323" calcext:value-type="float">
            <text:p>3.67406111069323E-05</text:p>
          </table:table-cell>
          <table:table-cell office:value-type="float" office:value="0.0000342523704917333" calcext:value-type="float">
            <text:p>3.42523704917333E-05</text:p>
          </table:table-cell>
          <table:table-cell office:value-type="float" office:value="0.0000592109006754456" calcext:value-type="float">
            <text:p>5.92109006754456E-05</text:p>
          </table:table-cell>
          <table:table-cell office:value-type="float" office:value="0.00022800679898405" calcext:value-type="float">
            <text:p>0.00022800679898405</text:p>
          </table:table-cell>
          <table:table-cell office:value-type="float" office:value="0.000113168654970122" calcext:value-type="float">
            <text:p>0.000113168654970122</text:p>
          </table:table-cell>
          <table:table-cell office:value-type="float" office:value="0.0015835347441545" calcext:value-type="float">
            <text:p>0.0015835347441545</text:p>
          </table:table-cell>
          <table:table-cell office:value-type="float" office:value="0.00137818103359904" calcext:value-type="float">
            <text:p>0.00137818103359904</text:p>
          </table:table-cell>
          <table:table-cell office:value-type="float" office:value="0.0000062245202888" calcext:value-type="float">
            <text:p>0.0000062245202888</text:p>
          </table:table-cell>
          <table:table-cell office:value-type="float" office:value="0.00000860172284681078" calcext:value-type="float">
            <text:p>8.60172284681078E-06</text:p>
          </table:table-cell>
          <table:table-cell office:value-type="float" office:value="0.00002181016720494" calcext:value-type="float">
            <text:p>2.181016720494E-05</text:p>
          </table:table-cell>
          <table:table-cell office:value-type="float" office:value="0.0000250693329791554" calcext:value-type="float">
            <text:p>2.50693329791554E-05</text:p>
          </table:table-cell>
          <table:table-cell office:value-type="float" office:value="0.000326503285498067" calcext:value-type="float">
            <text:p>0.000326503285498067</text:p>
          </table:table-cell>
          <table:table-cell office:value-type="float" office:value="0.000692217868095152" calcext:value-type="float">
            <text:p>0.000692217868095152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float" office:value="0.0000712542152474833" calcext:value-type="float">
            <text:p>7.12542152474833E-05</text:p>
          </table:table-cell>
          <table:table-cell office:value-type="float" office:value="0.000145761586575735" calcext:value-type="float">
            <text:p>0.000145761586575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8733822516667" calcext:value-type="float">
            <text:p>1.18733822516667E-05</text:p>
          </table:table-cell>
          <table:table-cell office:value-type="float" office:value="0.0000290837280376013" calcext:value-type="float">
            <text:p>2.90837280376013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995502923748333" calcext:value-type="float">
            <text:p>9.95502923748333E-05</text:p>
          </table:table-cell>
          <table:table-cell office:value-type="float" office:value="0.000243847420063221" calcext:value-type="float">
            <text:p>0.0002438474200632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omonas</text:p>
          </table:table-cell>
          <table:table-cell office:value-type="float" office:value="0.0000431741137983667" calcext:value-type="float">
            <text:p>4.31741137983667E-05</text:p>
          </table:table-cell>
          <table:table-cell office:value-type="float" office:value="0.0000698108681410025" calcext:value-type="float">
            <text:p>6.9810868141002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23630879563333" calcext:value-type="float">
            <text:p>3.23630879563333E-06</text:p>
          </table:table-cell>
          <table:table-cell office:value-type="float" office:value="0.00000792730519938283" calcext:value-type="float">
            <text:p>7.92730519938283E-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schlegelia</text:p>
          </table:table-cell>
          <table:table-cell office:value-type="float" office:value="0.0000213014323083333" calcext:value-type="float">
            <text:p>2.13014323083333E-05</text:p>
          </table:table-cell>
          <table:table-cell office:value-type="float" office:value="0.0000521776399458527" calcext:value-type="float">
            <text:p>5.2177639945852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55688589408" calcext:value-type="float">
            <text:p>0.0000055688589408</text:p>
          </table:table-cell>
          <table:table-cell office:value-type="float" office:value="0.0000124523471487363" calcext:value-type="float">
            <text:p>1.24523471487363E-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baspirillum</text:p>
          </table:table-cell>
          <table:table-cell office:value-type="float" office:value="0.000323623694629767" calcext:value-type="float">
            <text:p>0.000323623694629767</text:p>
          </table:table-cell>
          <table:table-cell office:value-type="float" office:value="0.000203487881697834" calcext:value-type="float">
            <text:p>0.000203487881697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41359739735" calcext:value-type="float">
            <text:p>0.000341359739735</text:p>
          </table:table-cell>
          <table:table-cell office:value-type="float" office:value="0.000836157181080018" calcext:value-type="float">
            <text:p>0.0008361571810800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schi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1630756059278" calcext:value-type="float">
            <text:p>1.630756059278E-05</text:p>
          </table:table-cell>
          <table:table-cell office:value-type="float" office:value="0.0000364648140326528" calcext:value-type="float">
            <text:p>3.64648140326528E-05</text:p>
          </table:table-cell>
          <table:table-cell office:value-type="float" office:value="0.00004635351247665" calcext:value-type="float">
            <text:p>4.635351247665E-05</text:p>
          </table:table-cell>
          <table:table-cell office:value-type="float" office:value="0.0000642123732191661" calcext:value-type="float">
            <text:p>6.42123732191661E-05</text:p>
          </table:table-cell>
        </table:table-row>
        <table:table-row table:style-name="ro1">
          <table:table-cell office:value-type="string" calcext:value-type="string">
            <text:p>Holdeman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975963560225" calcext:value-type="float">
            <text:p>1.975963560225E-05</text:p>
          </table:table-cell>
          <table:table-cell office:value-type="float" office:value="0.0000396563378209335" calcext:value-type="float">
            <text:p>3.96563378209335E-05</text:p>
          </table:table-cell>
          <table:table-cell office:value-type="float" office:value="0.00000443628168615" calcext:value-type="float">
            <text:p>4.43628168615E-06</text:p>
          </table:table-cell>
          <table:table-cell office:value-type="float" office:value="0.0000108666264863213" calcext:value-type="float">
            <text:p>1.08666264863213E-05</text:p>
          </table:table-cell>
          <table:table-cell office:value-type="float" office:value="0.0000144973437818667" calcext:value-type="float">
            <text:p>1.44973437818667E-05</text:p>
          </table:table-cell>
          <table:table-cell office:value-type="float" office:value="0.0000262325872666424" calcext:value-type="float">
            <text:p>2.6232587266642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23035593877167" calcext:value-type="float">
            <text:p>4.23035593877167E-05</text:p>
          </table:table-cell>
          <table:table-cell office:value-type="float" office:value="0.0000589406565715974" calcext:value-type="float">
            <text:p>5.89406565715974E-05</text:p>
          </table:table-cell>
          <table:table-cell office:value-type="float" office:value="0.0000677484949824667" calcext:value-type="float">
            <text:p>6.77484949824667E-05</text:p>
          </table:table-cell>
          <table:table-cell office:value-type="float" office:value="0.0000657450387811047" calcext:value-type="float">
            <text:p>6.57450387811047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6831015277575" calcext:value-type="float">
            <text:p>6.831015277575E-05</text:p>
          </table:table-cell>
          <table:table-cell office:value-type="float" office:value="0.000125884332857256" calcext:value-type="float">
            <text:p>0.000125884332857256</text:p>
          </table:table-cell>
        </table:table-row>
        <table:table-row table:style-name="ro1">
          <table:table-cell office:value-type="string" calcext:value-type="string">
            <text:p>Hydrogenoanaerobacter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3030653910015" calcext:value-type="float">
            <text:p>0.00013030653910015</text:p>
          </table:table-cell>
          <table:table-cell office:value-type="float" office:value="0.000294617562334845" calcext:value-type="float">
            <text:p>0.000294617562334845</text:p>
          </table:table-cell>
          <table:table-cell office:value-type="float" office:value="0.000178377387449333" calcext:value-type="float">
            <text:p>0.000178377387449333</text:p>
          </table:table-cell>
          <table:table-cell office:value-type="float" office:value="0.000353597627969555" calcext:value-type="float">
            <text:p>0.000353597627969555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4074726327667" calcext:value-type="float">
            <text:p>0.000304074726327667</text:p>
          </table:table-cell>
          <table:table-cell office:value-type="float" office:value="0.000475928681465283" calcext:value-type="float">
            <text:p>0.000475928681465283</text:p>
          </table:table-cell>
          <table:table-cell office:value-type="float" office:value="0.0000104840933267" calcext:value-type="float">
            <text:p>0.0000104840933267</text:p>
          </table:table-cell>
          <table:table-cell office:value-type="float" office:value="0.000016343879479803" calcext:value-type="float">
            <text:p>1.634387947980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152371664965167" calcext:value-type="float">
            <text:p>1.52371664965167E-05</text:p>
          </table:table-cell>
          <table:table-cell office:value-type="float" office:value="0.0000373232830422971" calcext:value-type="float">
            <text:p>3.73232830422971E-05</text:p>
          </table:table-cell>
        </table:table-row>
        <table:table-row table:style-name="ro1">
          <table:table-cell office:value-type="string" calcext:value-type="string">
            <text:p>Hydrogenophilus</text:p>
          </table:table-cell>
          <table:table-cell office:value-type="float" office:value="0.000138693992102667" calcext:value-type="float">
            <text:p>0.000138693992102667</text:p>
          </table:table-cell>
          <table:table-cell office:value-type="float" office:value="0.000339729511041133" calcext:value-type="float">
            <text:p>0.00033972951104113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908083761646667" calcext:value-type="float">
            <text:p>9.08083761646667E-06</text:p>
          </table:table-cell>
          <table:table-cell office:value-type="float" office:value="0.0000222434185974147" calcext:value-type="float">
            <text:p>2.22434185974147E-05</text:p>
          </table:table-cell>
        </table:table-row>
        <table:table-row table:style-name="ro1">
          <table:table-cell office:value-type="string" calcext:value-type="string">
            <text:p>Hymenobacter</text:p>
          </table:table-cell>
          <table:table-cell office:value-type="float" office:value="0.001249530863827" calcext:value-type="float">
            <text:p>0.001249530863827</text:p>
          </table:table-cell>
          <table:table-cell office:value-type="float" office:value="0.00251600204395368" calcext:value-type="float">
            <text:p>0.002516002043953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59790036338333" calcext:value-type="float">
            <text:p>2.59790036338333E-05</text:p>
          </table:table-cell>
          <table:table-cell office:value-type="float" office:value="0.0000294146255666427" calcext:value-type="float">
            <text:p>2.9414625566642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22238815258" calcext:value-type="float">
            <text:p>6.22238815258E-06</text:p>
          </table:table-cell>
          <table:table-cell office:value-type="float" office:value="0.0000139136828915582" calcext:value-type="float">
            <text:p>1.39136828915582E-05</text:p>
          </table:table-cell>
          <table:table-cell office:value-type="float" office:value="0.00002203669252456" calcext:value-type="float">
            <text:p>2.203669252456E-05</text:p>
          </table:table-cell>
          <table:table-cell office:value-type="float" office:value="0.0000229075230523995" calcext:value-type="float">
            <text:p>2.29075230523995E-05</text:p>
          </table:table-cell>
          <table:table-cell office:value-type="float" office:value="0.0000101581109976833" calcext:value-type="float">
            <text:p>1.01581109976833E-05</text:p>
          </table:table-cell>
          <table:table-cell office:value-type="float" office:value="0.0000248821886948783" calcext:value-type="float">
            <text:p>2.48821886948783E-05</text:p>
          </table:table-cell>
        </table:table-row>
        <table:table-row table:style-name="ro1">
          <table:table-cell office:value-type="string" calcext:value-type="string">
            <text:p>Hyphomicrobium</text:p>
          </table:table-cell>
          <table:table-cell office:value-type="float" office:value="0.000329813557184" calcext:value-type="float">
            <text:p>0.000329813557184</text:p>
          </table:table-cell>
          <table:table-cell office:value-type="float" office:value="0.000231433581038061" calcext:value-type="float">
            <text:p>0.000231433581038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593085295455" calcext:value-type="float">
            <text:p>2.593085295455E-05</text:p>
          </table:table-cell>
          <table:table-cell office:value-type="float" office:value="0.0000294545946181224" calcext:value-type="float">
            <text:p>2.9454594618122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08419171064833" calcext:value-type="float">
            <text:p>2.08419171064833E-05</text:p>
          </table:table-cell>
          <table:table-cell office:value-type="float" office:value="0.0000228900984941267" calcext:value-type="float">
            <text:p>2.2890098494126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3656362833002" calcext:value-type="float">
            <text:p>0.00013656362833002</text:p>
          </table:table-cell>
          <table:table-cell office:value-type="float" office:value="0.000130279250478683" calcext:value-type="float">
            <text:p>0.000130279250478683</text:p>
          </table:table-cell>
          <table:table-cell office:value-type="float" office:value="0.0000915936772595667" calcext:value-type="float">
            <text:p>9.15936772595667E-05</text:p>
          </table:table-cell>
          <table:table-cell office:value-type="float" office:value="0.000173076739295871" calcext:value-type="float">
            <text:p>0.000173076739295871</text:p>
          </table:table-cell>
        </table:table-row>
        <table:table-row table:style-name="ro1">
          <table:table-cell office:value-type="string" calcext:value-type="string">
            <text:p>IMCC262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18506634380167" calcext:value-type="float">
            <text:p>2.18506634380167E-05</text:p>
          </table:table-cell>
          <table:table-cell office:value-type="float" office:value="0.0000338532314419789" calcext:value-type="float">
            <text:p>3.38532314419789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302694587215" calcext:value-type="float">
            <text:p>3.02694587215E-06</text:p>
          </table:table-cell>
          <table:table-cell office:value-type="float" office:value="0.00000741447286579131" calcext:value-type="float">
            <text:p>7.41447286579131E-06</text:p>
          </table:table-cell>
        </table:table-row>
        <table:table-row table:style-name="ro1">
          <table:table-cell office:value-type="string" calcext:value-type="string">
            <text:p>Intestinimonas</text:p>
          </table:table-cell>
          <table:table-cell office:value-type="float" office:value="0.0000127808593849833" calcext:value-type="float">
            <text:p>1.27808593849833E-05</text:p>
          </table:table-cell>
          <table:table-cell office:value-type="float" office:value="0.0000313065839674708" calcext:value-type="float">
            <text:p>3.13065839674708E-05</text:p>
          </table:table-cell>
          <table:table-cell office:value-type="float" office:value="0.0000222789923955" calcext:value-type="float">
            <text:p>0.0000222789923955</text:p>
          </table:table-cell>
          <table:table-cell office:value-type="float" office:value="0.0000545721633523217" calcext:value-type="float">
            <text:p>5.45721633523217E-05</text:p>
          </table:table-cell>
          <table:table-cell office:value-type="float" office:value="0.000469282832015833" calcext:value-type="float">
            <text:p>0.000469282832015833</text:p>
          </table:table-cell>
          <table:table-cell office:value-type="float" office:value="0.000439207730541077" calcext:value-type="float">
            <text:p>0.000439207730541077</text:p>
          </table:table-cell>
          <table:table-cell office:value-type="float" office:value="0.000160313356382817" calcext:value-type="float">
            <text:p>0.000160313356382817</text:p>
          </table:table-cell>
          <table:table-cell office:value-type="float" office:value="0.000220711924116964" calcext:value-type="float">
            <text:p>0.000220711924116964</text:p>
          </table:table-cell>
          <table:table-cell office:value-type="float" office:value="0.00000584079661883333" calcext:value-type="float">
            <text:p>5.84079661883333E-06</text:p>
          </table:table-cell>
          <table:table-cell office:value-type="float" office:value="0.0000094927122425917" calcext:value-type="float">
            <text:p>9.4927122425917E-06</text:p>
          </table:table-cell>
          <table:table-cell office:value-type="float" office:value="0.0000631808922704333" calcext:value-type="float">
            <text:p>6.31808922704333E-05</text:p>
          </table:table-cell>
          <table:table-cell office:value-type="float" office:value="0.0000639820525502103" calcext:value-type="float">
            <text:p>6.39820525502103E-05</text:p>
          </table:table-cell>
          <table:table-cell office:value-type="float" office:value="0.00124896323482817" calcext:value-type="float">
            <text:p>0.00124896323482817</text:p>
          </table:table-cell>
          <table:table-cell office:value-type="float" office:value="0.000640950486634154" calcext:value-type="float">
            <text:p>0.000640950486634154</text:p>
          </table:table-cell>
          <table:table-cell office:value-type="float" office:value="0.000182077194368717" calcext:value-type="float">
            <text:p>0.000182077194368717</text:p>
          </table:table-cell>
          <table:table-cell office:value-type="float" office:value="0.000165482615825412" calcext:value-type="float">
            <text:p>0.000165482615825412</text:p>
          </table:table-cell>
          <table:table-cell office:value-type="float" office:value="0.000089121648581" calcext:value-type="float">
            <text:p>0.000089121648581</text:p>
          </table:table-cell>
          <table:table-cell office:value-type="float" office:value="0.000143923020284841" calcext:value-type="float">
            <text:p>0.000143923020284841</text:p>
          </table:table-cell>
          <table:table-cell office:value-type="float" office:value="0.00002871043536278" calcext:value-type="float">
            <text:p>2.871043536278E-05</text:p>
          </table:table-cell>
          <table:table-cell office:value-type="float" office:value="0.0000322209896346409" calcext:value-type="float">
            <text:p>3.22209896346409E-05</text:p>
          </table:table-cell>
          <table:table-cell office:value-type="float" office:value="0.000167851893373967" calcext:value-type="float">
            <text:p>0.000167851893373967</text:p>
          </table:table-cell>
          <table:table-cell office:value-type="float" office:value="0.000366691075737011" calcext:value-type="float">
            <text:p>0.000366691075737011</text:p>
          </table:table-cell>
        </table:table-row>
        <table:table-row table:style-name="ro1">
          <table:table-cell office:value-type="string" calcext:value-type="string">
            <text:p>Intrasporangiaceae</text:p>
          </table:table-cell>
          <table:table-cell office:value-type="float" office:value="0.000105250478734333" calcext:value-type="float">
            <text:p>0.000105250478734333</text:p>
          </table:table-cell>
          <table:table-cell office:value-type="float" office:value="0.000177120580032036" calcext:value-type="float">
            <text:p>0.0001771205800320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865654716303333" calcext:value-type="float">
            <text:p>8.65654716303333E-06</text:p>
          </table:table-cell>
          <table:table-cell office:value-type="float" office:value="0.000021204123483769" calcext:value-type="float">
            <text:p>2.1204123483769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imaplasmata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48417278145833" calcext:value-type="float">
            <text:p>1.48417278145833E-05</text:p>
          </table:table-cell>
          <table:table-cell office:value-type="float" office:value="0.0000363546600470017" calcext:value-type="float">
            <text:p>3.63546600470017E-05</text:p>
          </table:table-cell>
          <table:table-cell office:value-type="float" office:value="0.00000757082244458333" calcext:value-type="float">
            <text:p>7.57082244458333E-06</text:p>
          </table:table-cell>
          <table:table-cell office:value-type="float" office:value="0.0000119859063889299" calcext:value-type="float">
            <text:p>1.19859063889299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71149252909333" calcext:value-type="float">
            <text:p>1.71149252909333E-05</text:p>
          </table:table-cell>
          <table:table-cell office:value-type="float" office:value="0.0000274714402641946" calcext:value-type="float">
            <text:p>2.74714402641946E-05</text:p>
          </table:table-cell>
          <table:table-cell office:value-type="float" office:value="0.0000104840933267" calcext:value-type="float">
            <text:p>0.0000104840933267</text:p>
          </table:table-cell>
          <table:table-cell office:value-type="float" office:value="0.000016343879479803" calcext:value-type="float">
            <text:p>1.6343879479803E-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30-KF-CM45</text:p>
          </table:table-cell>
          <table:table-cell office:value-type="float" office:value="0.000418389627992183" calcext:value-type="float">
            <text:p>0.000418389627992183</text:p>
          </table:table-cell>
          <table:table-cell office:value-type="float" office:value="0.00046831504152252" calcext:value-type="float">
            <text:p>0.00046831504152252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000240147277361333" calcext:value-type="float">
            <text:p>2.40147277361333E-05</text:p>
          </table:table-cell>
          <table:table-cell office:value-type="float" office:value="0.0000499190286141683" calcext:value-type="float">
            <text:p>4.9919028614168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67523410880833" calcext:value-type="float">
            <text:p>7.67523410880833E-05</text:p>
          </table:table-cell>
          <table:table-cell office:value-type="float" office:value="0.000150665237027561" calcext:value-type="float">
            <text:p>0.0001506652370275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22238815258" calcext:value-type="float">
            <text:p>6.22238815258E-06</text:p>
          </table:table-cell>
          <table:table-cell office:value-type="float" office:value="0.0000139136828915582" calcext:value-type="float">
            <text:p>1.39136828915582E-05</text:p>
          </table:table-cell>
          <table:table-cell office:value-type="float" office:value="0.00002988996750612" calcext:value-type="float">
            <text:p>2.988996750612E-05</text:p>
          </table:table-cell>
          <table:table-cell office:value-type="float" office:value="0.0000241022964527782" calcext:value-type="float">
            <text:p>2.41022964527782E-05</text:p>
          </table:table-cell>
          <table:table-cell office:value-type="float" office:value="0.0000320965712941167" calcext:value-type="float">
            <text:p>3.20965712941167E-05</text:p>
          </table:table-cell>
          <table:table-cell office:value-type="float" office:value="0.0000685549969512694" calcext:value-type="float">
            <text:p>6.85549969512694E-05</text:p>
          </table:table-cell>
        </table:table-row>
        <table:table-row table:style-name="ro1">
          <table:table-cell office:value-type="string" calcext:value-type="string">
            <text:p>Janthinobacterium</text:p>
          </table:table-cell>
          <table:table-cell office:value-type="float" office:value="0.0010215591345116" calcext:value-type="float">
            <text:p>0.0010215591345116</text:p>
          </table:table-cell>
          <table:table-cell office:value-type="float" office:value="0.000739720398776355" calcext:value-type="float">
            <text:p>0.000739720398776355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office:value-type="float" office:value="0.0000603342314525333" calcext:value-type="float">
            <text:p>6.03342314525333E-05</text:p>
          </table:table-cell>
          <table:table-cell office:value-type="float" office:value="0.0000844486299057673" calcext:value-type="float">
            <text:p>8.44486299057673E-05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0676215535405833" calcext:value-type="float">
            <text:p>6.76215535405833E-05</text:p>
          </table:table-cell>
          <table:table-cell office:value-type="float" office:value="0.0000966115354239698" calcext:value-type="float">
            <text:p>9.66115354239698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86235197562" calcext:value-type="float">
            <text:p>5.86235197562E-06</text:p>
          </table:table-cell>
          <table:table-cell office:value-type="float" office:value="0.0000131086175255165" calcext:value-type="float">
            <text:p>1.31086175255165E-05</text:p>
          </table:table-cell>
          <table:table-cell office:value-type="float" office:value="0.00001223067044458" calcext:value-type="float">
            <text:p>1.223067044458E-05</text:p>
          </table:table-cell>
          <table:table-cell office:value-type="float" office:value="0.0000273486105244785" calcext:value-type="float">
            <text:p>2.73486105244785E-05</text:p>
          </table:table-cell>
          <table:table-cell office:value-type="float" office:value="0.0000101581109976833" calcext:value-type="float">
            <text:p>1.01581109976833E-05</text:p>
          </table:table-cell>
          <table:table-cell office:value-type="float" office:value="0.0000248821886948783" calcext:value-type="float">
            <text:p>2.48821886948783E-05</text:p>
          </table:table-cell>
        </table:table-row>
        <table:table-row table:style-name="ro1">
          <table:table-cell office:value-type="string" calcext:value-type="string">
            <text:p>Jeotgalicocc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42212794698" calcext:value-type="float">
            <text:p>0.000042212794698</text:p>
          </table:table-cell>
          <table:table-cell office:value-type="float" office:value="0.000103399807626963" calcext:value-type="float">
            <text:p>0.000103399807626963</text:p>
          </table:table-cell>
          <table:table-cell office:value-type="float" office:value="0.0000094036222753" calcext:value-type="float">
            <text:p>0.0000094036222753</text:p>
          </table:table-cell>
          <table:table-cell office:value-type="float" office:value="0.0000230340763083548" calcext:value-type="float">
            <text:p>2.30340763083548E-05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166307044518667" calcext:value-type="float">
            <text:p>1.66307044518667E-05</text:p>
          </table:table-cell>
          <table:table-cell office:value-type="float" office:value="0.0000169250076428081" calcext:value-type="float">
            <text:p>1.69250076428081E-05</text:p>
          </table:table-cell>
        </table:table-row>
        <table:table-row table:style-name="ro1">
          <table:table-cell office:value-type="string" calcext:value-type="string">
            <text:p>Kallotenue</text:p>
          </table:table-cell>
          <table:table-cell office:value-type="float" office:value="0.000294344273511833" calcext:value-type="float">
            <text:p>0.000294344273511833</text:p>
          </table:table-cell>
          <table:table-cell office:value-type="float" office:value="0.000306725289308321" calcext:value-type="float">
            <text:p>0.000306725289308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321971070074833" calcext:value-type="float">
            <text:p>3.21971070074833E-05</text:p>
          </table:table-cell>
          <table:table-cell office:value-type="float" office:value="0.0000501584270171801" calcext:value-type="float">
            <text:p>5.01584270171801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125219989495" calcext:value-type="float">
            <text:p>0.0000125219989495</text:p>
          </table:table-cell>
          <table:table-cell office:value-type="float" office:value="0.0000229550033196192" calcext:value-type="float">
            <text:p>2.29550033196192E-05</text:p>
          </table:table-cell>
        </table:table-row>
        <table:table-row table:style-name="ro1">
          <table:table-cell office:value-type="string" calcext:value-type="string">
            <text:p>Kineococcus</text:p>
          </table:table-cell>
          <table:table-cell office:value-type="float" office:value="0.0000811613519016833" calcext:value-type="float">
            <text:p>8.11613519016833E-05</text:p>
          </table:table-cell>
          <table:table-cell office:value-type="float" office:value="0.000185957195426038" calcext:value-type="float">
            <text:p>0.0001859571954260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303743640368" calcext:value-type="float">
            <text:p>3.03743640368E-06</text:p>
          </table:table-cell>
          <table:table-cell office:value-type="float" office:value="0.00000679191427596097" calcext:value-type="float">
            <text:p>6.79191427596097E-06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eosporiaceae</text:p>
          </table:table-cell>
          <table:table-cell office:value-type="float" office:value="0.0000737952918603333" calcext:value-type="float">
            <text:p>7.37952918603333E-05</text:p>
          </table:table-cell>
          <table:table-cell office:value-type="float" office:value="0.000180760810477577" calcext:value-type="float">
            <text:p>0.0001807608104775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94772311168333" calcext:value-type="float">
            <text:p>1.94772311168333E-05</text:p>
          </table:table-cell>
          <table:table-cell office:value-type="float" office:value="0.0000477092778385006" calcext:value-type="float">
            <text:p>4.77092778385006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asatospora</text:p>
          </table:table-cell>
          <table:table-cell office:value-type="float" office:value="0.00013620200218815" calcext:value-type="float">
            <text:p>0.00013620200218815</text:p>
          </table:table-cell>
          <table:table-cell office:value-type="float" office:value="0.000215666535224005" calcext:value-type="float">
            <text:p>0.000215666535224005</text:p>
          </table:table-cell>
          <table:table-cell office:value-type="float" office:value="0.00159951192274363" calcext:value-type="float">
            <text:p>0.00159951192274363</text:p>
          </table:table-cell>
          <table:table-cell office:value-type="float" office:value="0.00334578035411489" calcext:value-type="float">
            <text:p>0.00334578035411489</text:p>
          </table:table-cell>
          <table:table-cell office:value-type="float" office:value="0.00928863459568667" calcext:value-type="float">
            <text:p>0.00928863459568667</text:p>
          </table:table-cell>
          <table:table-cell office:value-type="float" office:value="0.0100919490218024" calcext:value-type="float">
            <text:p>0.0100919490218024</text:p>
          </table:table-cell>
          <table:table-cell office:value-type="float" office:value="0.0000125729686237" calcext:value-type="float">
            <text:p>0.0000125729686237</text:p>
          </table:table-cell>
          <table:table-cell office:value-type="float" office:value="0.0000138172251256118" calcext:value-type="float">
            <text:p>1.38172251256118E-05</text:p>
          </table:table-cell>
          <table:table-cell office:value-type="float" office:value="0.0000194772311168333" calcext:value-type="float">
            <text:p>1.94772311168333E-05</text:p>
          </table:table-cell>
          <table:table-cell office:value-type="float" office:value="0.0000477092778385006" calcext:value-type="float">
            <text:p>4.7709277838500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11005437997333" calcext:value-type="float">
            <text:p>3.11005437997333E-05</text:p>
          </table:table-cell>
          <table:table-cell office:value-type="float" office:value="0.0000613532908525477" calcext:value-type="float">
            <text:p>6.1353290852547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558195139136" calcext:value-type="float">
            <text:p>4.558195139136E-05</text:p>
          </table:table-cell>
          <table:table-cell office:value-type="float" office:value="0.0000291683581026556" calcext:value-type="float">
            <text:p>2.91683581026556E-05</text:p>
          </table:table-cell>
          <table:table-cell office:value-type="float" office:value="0.139322602100122" calcext:value-type="float">
            <text:p>0.139322602100122</text:p>
          </table:table-cell>
          <table:table-cell office:value-type="float" office:value="0.271983670352078" calcext:value-type="float">
            <text:p>0.271983670352078</text:p>
          </table:table-cell>
          <table:table-cell office:value-type="float" office:value="0.000122342822259133" calcext:value-type="float">
            <text:p>0.000122342822259133</text:p>
          </table:table-cell>
          <table:table-cell office:value-type="float" office:value="0.000139904977848361" calcext:value-type="float">
            <text:p>0.000139904977848361</text:p>
          </table:table-cell>
        </table:table-row>
        <table:table-row table:style-name="ro1">
          <table:table-cell office:value-type="string" calcext:value-type="string">
            <text:p>Kocuria</text:p>
          </table:table-cell>
          <table:table-cell office:value-type="float" office:value="0.000542263886558667" calcext:value-type="float">
            <text:p>0.000542263886558667</text:p>
          </table:table-cell>
          <table:table-cell office:value-type="float" office:value="0.000413337568677898" calcext:value-type="float">
            <text:p>0.000413337568677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76523759390833" calcext:value-type="float">
            <text:p>1.76523759390833E-05</text:p>
          </table:table-cell>
          <table:table-cell office:value-type="float" office:value="0.0000247837700003286" calcext:value-type="float">
            <text:p>2.47837700003286E-05</text:p>
          </table:table-cell>
          <table:table-cell office:value-type="float" office:value="0.0000074019175166" calcext:value-type="float">
            <text:p>0.0000074019175166</text:p>
          </table:table-cell>
          <table:table-cell office:value-type="float" office:value="0.0000116667074045067" calcext:value-type="float">
            <text:p>1.16667074045067E-05</text:p>
          </table:table-cell>
          <table:table-cell office:value-type="float" office:value="0.000127349291889317" calcext:value-type="float">
            <text:p>0.000127349291889317</text:p>
          </table:table-cell>
          <table:table-cell office:value-type="float" office:value="0.000173227485327384" calcext:value-type="float">
            <text:p>0.0001732274853273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348648048542" calcext:value-type="float">
            <text:p>4.348648048542E-05</text:p>
          </table:table-cell>
          <table:table-cell office:value-type="float" office:value="0.0000318337013549806" calcext:value-type="float">
            <text:p>3.18337013549806E-05</text:p>
          </table:table-cell>
          <table:table-cell office:value-type="float" office:value="0.0000312620190323833" calcext:value-type="float">
            <text:p>3.12620190323833E-05</text:p>
          </table:table-cell>
          <table:table-cell office:value-type="float" office:value="0.0000419148417768634" calcext:value-type="float">
            <text:p>4.19148417768634E-05</text:p>
          </table:table-cell>
        </table:table-row>
        <table:table-row table:style-name="ro1">
          <table:table-cell office:value-type="string" calcext:value-type="string">
            <text:p>Lachnoanaerobaculum</text:p>
          </table:table-cell>
          <table:table-cell office:value-type="float" office:value="0.0000474398304816667" calcext:value-type="float">
            <text:p>4.74398304816667E-05</text:p>
          </table:table-cell>
          <table:table-cell office:value-type="float" office:value="0.000116203378164215" calcext:value-type="float">
            <text:p>0.000116203378164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432827358151667" calcext:value-type="float">
            <text:p>4.32827358151667E-06</text:p>
          </table:table-cell>
          <table:table-cell office:value-type="float" office:value="0.0000106020617418845" calcext:value-type="float">
            <text:p>1.0602061741884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hnoclostridium</text:p>
          </table:table-cell>
          <table:table-cell office:value-type="float" office:value="0.031315083972645" calcext:value-type="float">
            <text:p>0.031315083972645</text:p>
          </table:table-cell>
          <table:table-cell office:value-type="float" office:value="0.0191035574905401" calcext:value-type="float">
            <text:p>0.0191035574905401</text:p>
          </table:table-cell>
          <table:table-cell office:value-type="float" office:value="0.0117793534567428" calcext:value-type="float">
            <text:p>0.0117793534567428</text:p>
          </table:table-cell>
          <table:table-cell office:value-type="float" office:value="0.0236604239116492" calcext:value-type="float">
            <text:p>0.0236604239116492</text:p>
          </table:table-cell>
          <table:table-cell office:value-type="float" office:value="0.014452428075809" calcext:value-type="float">
            <text:p>0.014452428075809</text:p>
          </table:table-cell>
          <table:table-cell office:value-type="float" office:value="0.0128066767331273" calcext:value-type="float">
            <text:p>0.0128066767331273</text:p>
          </table:table-cell>
          <table:table-cell office:value-type="float" office:value="0.00595389773871435" calcext:value-type="float">
            <text:p>0.00595389773871435</text:p>
          </table:table-cell>
          <table:table-cell office:value-type="float" office:value="0.00907203482997642" calcext:value-type="float">
            <text:p>0.00907203482997642</text:p>
          </table:table-cell>
          <table:table-cell office:value-type="float" office:value="0.00158488361377427" calcext:value-type="float">
            <text:p>0.00158488361377427</text:p>
          </table:table-cell>
          <table:table-cell office:value-type="float" office:value="0.0024796516132583" calcext:value-type="float">
            <text:p>0.0024796516132583</text:p>
          </table:table-cell>
          <table:table-cell office:value-type="float" office:value="0.0335119547634" calcext:value-type="float">
            <text:p>0.0335119547634</text:p>
          </table:table-cell>
          <table:table-cell office:value-type="float" office:value="0.0373065605775659" calcext:value-type="float">
            <text:p>0.0373065605775659</text:p>
          </table:table-cell>
          <table:table-cell office:value-type="float" office:value="0.0505376571583167" calcext:value-type="float">
            <text:p>0.0505376571583167</text:p>
          </table:table-cell>
          <table:table-cell office:value-type="float" office:value="0.0228635874508576" calcext:value-type="float">
            <text:p>0.0228635874508576</text:p>
          </table:table-cell>
          <table:table-cell office:value-type="float" office:value="0.0192898643113167" calcext:value-type="float">
            <text:p>0.0192898643113167</text:p>
          </table:table-cell>
          <table:table-cell office:value-type="float" office:value="0.0078279437895508" calcext:value-type="float">
            <text:p>0.0078279437895508</text:p>
          </table:table-cell>
          <table:table-cell office:value-type="float" office:value="0.02007643895732" calcext:value-type="float">
            <text:p>0.02007643895732</text:p>
          </table:table-cell>
          <table:table-cell office:value-type="float" office:value="0.0168146891899107" calcext:value-type="float">
            <text:p>0.0168146891899107</text:p>
          </table:table-cell>
          <table:table-cell office:value-type="float" office:value="0.00298694139019716" calcext:value-type="float">
            <text:p>0.00298694139019716</text:p>
          </table:table-cell>
          <table:table-cell office:value-type="float" office:value="0.00373022462179501" calcext:value-type="float">
            <text:p>0.00373022462179501</text:p>
          </table:table-cell>
          <table:table-cell office:value-type="float" office:value="0.0073788391597405" calcext:value-type="float">
            <text:p>0.0073788391597405</text:p>
          </table:table-cell>
          <table:table-cell office:value-type="float" office:value="0.013732429559294" calcext:value-type="float">
            <text:p>0.013732429559294</text:p>
          </table:table-cell>
        </table:table-row>
        <table:table-row table:style-name="ro1">
          <table:table-cell office:value-type="string" calcext:value-type="string">
            <text:p>Lachnospi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56049789559217" calcext:value-type="float">
            <text:p>0.000456049789559217</text:p>
          </table:table-cell>
          <table:table-cell office:value-type="float" office:value="0.000771882258564364" calcext:value-type="float">
            <text:p>0.000771882258564364</text:p>
          </table:table-cell>
          <table:table-cell office:value-type="float" office:value="0.000108712076425867" calcext:value-type="float">
            <text:p>0.000108712076425867</text:p>
          </table:table-cell>
          <table:table-cell office:value-type="float" office:value="0.000191187603998862" calcext:value-type="float">
            <text:p>0.000191187603998862</text:p>
          </table:table-cell>
          <table:table-cell office:value-type="float" office:value="0.000045446872606" calcext:value-type="float">
            <text:p>0.000045446872606</text:p>
          </table:table-cell>
          <table:table-cell office:value-type="float" office:value="0.000111321648289971" calcext:value-type="float">
            <text:p>0.00011132164828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16654757915067" calcext:value-type="float">
            <text:p>0.000716654757915067</text:p>
          </table:table-cell>
          <table:table-cell office:value-type="float" office:value="0.000894190998255489" calcext:value-type="float">
            <text:p>0.000894190998255489</text:p>
          </table:table-cell>
          <table:table-cell office:value-type="float" office:value="0.0002587756523747" calcext:value-type="float">
            <text:p>0.0002587756523747</text:p>
          </table:table-cell>
          <table:table-cell office:value-type="float" office:value="0.000369932205994049" calcext:value-type="float">
            <text:p>0.000369932205994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17488791983833" calcext:value-type="float">
            <text:p>7.17488791983833E-05</text:p>
          </table:table-cell>
          <table:table-cell office:value-type="float" office:value="0.0000868763799706771" calcext:value-type="float">
            <text:p>8.68763799706771E-05</text:p>
          </table:table-cell>
        </table:table-row>
        <table:table-row table:style-name="ro1">
          <table:table-cell office:value-type="string" calcext:value-type="string">
            <text:p>Lachnospiraceae</text:p>
          </table:table-cell>
          <table:table-cell office:value-type="float" office:value="0.0913309542976824" calcext:value-type="float">
            <text:p>0.0913309542976824</text:p>
          </table:table-cell>
          <table:table-cell office:value-type="float" office:value="0.0610734163228417" calcext:value-type="float">
            <text:p>0.0610734163228417</text:p>
          </table:table-cell>
          <table:table-cell office:value-type="float" office:value="0.045730537597527" calcext:value-type="float">
            <text:p>0.045730537597527</text:p>
          </table:table-cell>
          <table:table-cell office:value-type="float" office:value="0.0747597227614626" calcext:value-type="float">
            <text:p>0.0747597227614626</text:p>
          </table:table-cell>
          <table:table-cell office:value-type="float" office:value="0.0599691294222485" calcext:value-type="float">
            <text:p>0.0599691294222485</text:p>
          </table:table-cell>
          <table:table-cell office:value-type="float" office:value="0.0487249837662381" calcext:value-type="float">
            <text:p>0.0487249837662381</text:p>
          </table:table-cell>
          <table:table-cell office:value-type="float" office:value="0.0366125868227728" calcext:value-type="float">
            <text:p>0.0366125868227728</text:p>
          </table:table-cell>
          <table:table-cell office:value-type="float" office:value="0.0531454374729734" calcext:value-type="float">
            <text:p>0.0531454374729734</text:p>
          </table:table-cell>
          <table:table-cell office:value-type="float" office:value="0.00861840934361318" calcext:value-type="float">
            <text:p>0.00861840934361318</text:p>
          </table:table-cell>
          <table:table-cell office:value-type="float" office:value="0.0133710300981876" calcext:value-type="float">
            <text:p>0.0133710300981876</text:p>
          </table:table-cell>
          <table:table-cell office:value-type="float" office:value="0.187208434680285" calcext:value-type="float">
            <text:p>0.187208434680285</text:p>
          </table:table-cell>
          <table:table-cell office:value-type="float" office:value="0.0542873815957166" calcext:value-type="float">
            <text:p>0.0542873815957166</text:p>
          </table:table-cell>
          <table:table-cell office:value-type="float" office:value="0.149872333137388" calcext:value-type="float">
            <text:p>0.149872333137388</text:p>
          </table:table-cell>
          <table:table-cell office:value-type="float" office:value="0.0440451156748069" calcext:value-type="float">
            <text:p>0.0440451156748069</text:p>
          </table:table-cell>
          <table:table-cell office:value-type="float" office:value="0.134363512758229" calcext:value-type="float">
            <text:p>0.134363512758229</text:p>
          </table:table-cell>
          <table:table-cell office:value-type="float" office:value="0.0364085955783557" calcext:value-type="float">
            <text:p>0.0364085955783557</text:p>
          </table:table-cell>
          <table:table-cell office:value-type="float" office:value="0.100195117305085" calcext:value-type="float">
            <text:p>0.100195117305085</text:p>
          </table:table-cell>
          <table:table-cell office:value-type="float" office:value="0.0628843821422153" calcext:value-type="float">
            <text:p>0.0628843821422153</text:p>
          </table:table-cell>
          <table:table-cell office:value-type="float" office:value="0.0203392103558195" calcext:value-type="float">
            <text:p>0.0203392103558195</text:p>
          </table:table-cell>
          <table:table-cell office:value-type="float" office:value="0.0243013672552555" calcext:value-type="float">
            <text:p>0.0243013672552555</text:p>
          </table:table-cell>
          <table:table-cell office:value-type="float" office:value="0.027664945355897" calcext:value-type="float">
            <text:p>0.027664945355897</text:p>
          </table:table-cell>
          <table:table-cell office:value-type="float" office:value="0.0398491543253111" calcext:value-type="float">
            <text:p>0.0398491543253111</text:p>
          </table:table-cell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float" office:value="0.0604431040377683" calcext:value-type="float">
            <text:p>0.0604431040377683</text:p>
          </table:table-cell>
          <table:table-cell office:value-type="float" office:value="0.0429207769569312" calcext:value-type="float">
            <text:p>0.0429207769569312</text:p>
          </table:table-cell>
          <table:table-cell office:value-type="float" office:value="0.563511043501333" calcext:value-type="float">
            <text:p>0.563511043501333</text:p>
          </table:table-cell>
          <table:table-cell office:value-type="float" office:value="0.281087176685073" calcext:value-type="float">
            <text:p>0.281087176685073</text:p>
          </table:table-cell>
          <table:table-cell office:value-type="float" office:value="0.338413540469302" calcext:value-type="float">
            <text:p>0.338413540469302</text:p>
          </table:table-cell>
          <table:table-cell office:value-type="float" office:value="0.347068866627104" calcext:value-type="float">
            <text:p>0.347068866627104</text:p>
          </table:table-cell>
          <table:table-cell office:value-type="float" office:value="0.350367196226879" calcext:value-type="float">
            <text:p>0.350367196226879</text:p>
          </table:table-cell>
          <table:table-cell office:value-type="float" office:value="0.368868520089273" calcext:value-type="float">
            <text:p>0.368868520089273</text:p>
          </table:table-cell>
          <table:table-cell office:value-type="float" office:value="0.00683837502313135" calcext:value-type="float">
            <text:p>0.00683837502313135</text:p>
          </table:table-cell>
          <table:table-cell office:value-type="float" office:value="0.0118192421535029" calcext:value-type="float">
            <text:p>0.0118192421535029</text:p>
          </table:table-cell>
          <table:table-cell office:value-type="float" office:value="0.15067120898465" calcext:value-type="float">
            <text:p>0.15067120898465</text:p>
          </table:table-cell>
          <table:table-cell office:value-type="float" office:value="0.0728840878246768" calcext:value-type="float">
            <text:p>0.0728840878246768</text:p>
          </table:table-cell>
          <table:table-cell office:value-type="float" office:value="0.00900684007565395" calcext:value-type="float">
            <text:p>0.00900684007565395</text:p>
          </table:table-cell>
          <table:table-cell office:value-type="float" office:value="0.0125456543698538" calcext:value-type="float">
            <text:p>0.0125456543698538</text:p>
          </table:table-cell>
          <table:table-cell office:value-type="float" office:value="0.0728757212893657" calcext:value-type="float">
            <text:p>0.0728757212893657</text:p>
          </table:table-cell>
          <table:table-cell office:value-type="float" office:value="0.0799333940318402" calcext:value-type="float">
            <text:p>0.0799333940318402</text:p>
          </table:table-cell>
          <table:table-cell office:value-type="float" office:value="0.5424740146032" calcext:value-type="float">
            <text:p>0.5424740146032</text:p>
          </table:table-cell>
          <table:table-cell office:value-type="float" office:value="0.18135036802719" calcext:value-type="float">
            <text:p>0.18135036802719</text:p>
          </table:table-cell>
          <table:table-cell office:value-type="float" office:value="0.30595994860326" calcext:value-type="float">
            <text:p>0.30595994860326</text:p>
          </table:table-cell>
          <table:table-cell office:value-type="float" office:value="0.399959341812498" calcext:value-type="float">
            <text:p>0.399959341812498</text:p>
          </table:table-cell>
          <table:table-cell office:value-type="float" office:value="0.6303451375878" calcext:value-type="float">
            <text:p>0.6303451375878</text:p>
          </table:table-cell>
          <table:table-cell office:value-type="float" office:value="0.391021874678873" calcext:value-type="float">
            <text:p>0.391021874678873</text:p>
          </table:table-cell>
        </table:table-row>
        <table:table-row table:style-name="ro1">
          <table:table-cell office:value-type="string" calcext:value-type="string">
            <text:p>Lactococcus</text:p>
          </table:table-cell>
          <table:table-cell office:value-type="float" office:value="0.00025930210556735" calcext:value-type="float">
            <text:p>0.00025930210556735</text:p>
          </table:table-cell>
          <table:table-cell office:value-type="float" office:value="0.000396554274059386" calcext:value-type="float">
            <text:p>0.000396554274059386</text:p>
          </table:table-cell>
          <table:table-cell office:value-type="float" office:value="0.00000754386759003333" calcext:value-type="float">
            <text:p>7.54386759003333E-06</text:p>
          </table:table-cell>
          <table:table-cell office:value-type="float" office:value="0.0000184786262827011" calcext:value-type="float">
            <text:p>1.84786262827011E-05</text:p>
          </table:table-cell>
          <table:table-cell office:value-type="float" office:value="0.0000421651811684667" calcext:value-type="float">
            <text:p>4.21651811684667E-05</text:p>
          </table:table-cell>
          <table:table-cell office:value-type="float" office:value="0.0000476567636319765" calcext:value-type="float">
            <text:p>4.76567636319765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275436230091333" calcext:value-type="float">
            <text:p>2.75436230091333E-05</text:p>
          </table:table-cell>
          <table:table-cell office:value-type="float" office:value="0.000043691697407762" calcext:value-type="float">
            <text:p>4.3691697407762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122696462934" calcext:value-type="float">
            <text:p>0.001122696462934</text:p>
          </table:table-cell>
          <table:table-cell office:value-type="float" office:value="0.00198578670239018" calcext:value-type="float">
            <text:p>0.00198578670239018</text:p>
          </table:table-cell>
          <table:table-cell office:value-type="float" office:value="0.0000959530223429" calcext:value-type="float">
            <text:p>0.0000959530223429</text:p>
          </table:table-cell>
          <table:table-cell office:value-type="float" office:value="0.000103109827304764" calcext:value-type="float">
            <text:p>0.000103109827304764</text:p>
          </table:table-cell>
        </table:table-row>
        <table:table-row table:style-name="ro1">
          <table:table-cell office:value-type="string" calcext:value-type="string">
            <text:p>Lautropia</text:p>
          </table:table-cell>
          <table:table-cell office:value-type="float" office:value="0.000110043242403867" calcext:value-type="float">
            <text:p>0.000110043242403867</text:p>
          </table:table-cell>
          <table:table-cell office:value-type="float" office:value="0.000225021754497781" calcext:value-type="float">
            <text:p>0.000225021754497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38162290846667" calcext:value-type="float">
            <text:p>3.38162290846667E-06</text:p>
          </table:table-cell>
          <table:table-cell office:value-type="float" office:value="0.00000828325062824972" calcext:value-type="float">
            <text:p>8.28325062824972E-06</text:p>
          </table:table-cell>
          <table:table-cell office:value-type="float" office:value="0.0000238055046983333" calcext:value-type="float">
            <text:p>2.38055046983333E-05</text:p>
          </table:table-cell>
          <table:table-cell office:value-type="float" office:value="0.0000583113395803443" calcext:value-type="float">
            <text:p>5.83113395803443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sonella</text:p>
          </table:table-cell>
          <table:table-cell office:value-type="float" office:value="0.00037382630193185" calcext:value-type="float">
            <text:p>0.00037382630193185</text:p>
          </table:table-cell>
          <table:table-cell office:value-type="float" office:value="0.000323967250615593" calcext:value-type="float">
            <text:p>0.000323967250615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901190238" calcext:value-type="float">
            <text:p>0.000015901190238</text:p>
          </table:table-cell>
          <table:table-cell office:value-type="float" office:value="0.0000287823864603764" calcext:value-type="float">
            <text:p>2.8782386460376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30472655985667" calcext:value-type="float">
            <text:p>6.30472655985667E-05</text:p>
          </table:table-cell>
          <table:table-cell office:value-type="float" office:value="0.0000933034754440748" calcext:value-type="float">
            <text:p>9.33034754440748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949505307735" calcext:value-type="float">
            <text:p>9.49505307735E-06</text:p>
          </table:table-cell>
          <table:table-cell office:value-type="float" office:value="0.0000232580351201507" calcext:value-type="float">
            <text:p>2.32580351201507E-05</text:p>
          </table:table-cell>
        </table:table-row>
        <table:table-row table:style-name="ro1">
          <table:table-cell office:value-type="string" calcext:value-type="string">
            <text:p>Legionellacea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831743149098" calcext:value-type="float">
            <text:p>8.31743149098E-06</text:p>
          </table:table-cell>
          <table:table-cell office:value-type="float" office:value="0.0000114383284965595" calcext:value-type="float">
            <text:p>1.14383284965595E-05</text:p>
          </table:table-cell>
          <table:table-cell office:value-type="float" office:value="0.0000150615266989167" calcext:value-type="float">
            <text:p>1.50615266989167E-05</text:p>
          </table:table-cell>
          <table:table-cell office:value-type="float" office:value="0.0000221202954636474" calcext:value-type="float">
            <text:p>2.21202954636474E-05</text:p>
          </table:table-cell>
        </table:table-row>
        <table:table-row table:style-name="ro1">
          <table:table-cell office:value-type="string" calcext:value-type="string">
            <text:p>Leucobacter</text:p>
          </table:table-cell>
          <table:table-cell office:value-type="float" office:value="0.000100320808989683" calcext:value-type="float">
            <text:p>0.000100320808989683</text:p>
          </table:table-cell>
          <table:table-cell office:value-type="float" office:value="0.000165073724923257" calcext:value-type="float">
            <text:p>0.000165073724923257</text:p>
          </table:table-cell>
          <table:table-cell office:value-type="float" office:value="0.00000287212715481667" calcext:value-type="float">
            <text:p>2.87212715481667E-06</text:p>
          </table:table-cell>
          <table:table-cell office:value-type="float" office:value="0.00000703524600569246" calcext:value-type="float">
            <text:p>7.03524600569246E-06</text:p>
          </table:table-cell>
          <table:table-cell office:value-type="float" office:value="0.0000225240200300667" calcext:value-type="float">
            <text:p>2.25240200300667E-05</text:p>
          </table:table-cell>
          <table:table-cell office:value-type="float" office:value="0.0000305205047728891" calcext:value-type="float">
            <text:p>3.05205047728891E-05</text:p>
          </table:table-cell>
          <table:table-cell office:value-type="float" office:value="0.00000811606788948333" calcext:value-type="float">
            <text:p>8.11606788948333E-06</text:p>
          </table:table-cell>
          <table:table-cell office:value-type="float" office:value="0.0000128326847691357" calcext:value-type="float">
            <text:p>1.28326847691357E-05</text:p>
          </table:table-cell>
          <table:table-cell office:value-type="float" office:value="0.0000519392829781667" calcext:value-type="float">
            <text:p>5.19392829781667E-05</text:p>
          </table:table-cell>
          <table:table-cell office:value-type="float" office:value="0.000127224740902532" calcext:value-type="float">
            <text:p>0.000127224740902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526093969098" calcext:value-type="float">
            <text:p>1.526093969098E-05</text:p>
          </table:table-cell>
          <table:table-cell office:value-type="float" office:value="0.0000263054879055512" calcext:value-type="float">
            <text:p>2.63054879055512E-05</text:p>
          </table:table-cell>
          <table:table-cell office:value-type="float" office:value="0.00014569055895898" calcext:value-type="float">
            <text:p>0.00014569055895898</text:p>
          </table:table-cell>
          <table:table-cell office:value-type="float" office:value="0.0000732448862732754" calcext:value-type="float">
            <text:p>7.32448862732754E-05</text:p>
          </table:table-cell>
          <table:table-cell office:value-type="float" office:value="0.00010797576574095" calcext:value-type="float">
            <text:p>0.00010797576574095</text:p>
          </table:table-cell>
          <table:table-cell office:value-type="float" office:value="0.000118639175576547" calcext:value-type="float">
            <text:p>0.000118639175576547</text:p>
          </table:table-cell>
        </table:table-row>
        <table:table-row table:style-name="ro1">
          <table:table-cell office:value-type="string" calcext:value-type="string">
            <text:p>Leuconosto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522198754136333" calcext:value-type="float">
            <text:p>5.22198754136333E-05</text:p>
          </table:table-cell>
          <table:table-cell office:value-type="float" office:value="0.0000222520442307029" calcext:value-type="float">
            <text:p>2.22520442307029E-05</text:p>
          </table:table-cell>
          <table:table-cell office:value-type="float" office:value="0.00000193465508968333" calcext:value-type="float">
            <text:p>1.93465508968333E-06</text:p>
          </table:table-cell>
          <table:table-cell office:value-type="float" office:value="0.00000473891779800259" calcext:value-type="float">
            <text:p>4.73891779800259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27439229823636" calcext:value-type="float">
            <text:p>0.00027439229823636</text:p>
          </table:table-cell>
          <table:table-cell office:value-type="float" office:value="0.000421525582289421" calcext:value-type="float">
            <text:p>0.000421525582289421</text:p>
          </table:table-cell>
          <table:table-cell office:value-type="float" office:value="0.0000393872632910167" calcext:value-type="float">
            <text:p>3.93872632910167E-05</text:p>
          </table:table-cell>
          <table:table-cell office:value-type="float" office:value="0.000053405817083595" calcext:value-type="float">
            <text:p>5.3405817083595E-05</text:p>
          </table:table-cell>
        </table:table-row>
        <table:table-row table:style-name="ro1">
          <table:table-cell office:value-type="string" calcext:value-type="string">
            <text:p>Limnobacter</text:p>
          </table:table-cell>
          <table:table-cell office:value-type="float" office:value="0.0159697229329948" calcext:value-type="float">
            <text:p>0.0159697229329948</text:p>
          </table:table-cell>
          <table:table-cell office:value-type="float" office:value="0.015195493107711" calcext:value-type="float">
            <text:p>0.015195493107711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437846850459817" calcext:value-type="float">
            <text:p>0.000437846850459817</text:p>
          </table:table-cell>
          <table:table-cell office:value-type="float" office:value="0.000411818173018235" calcext:value-type="float">
            <text:p>0.000411818173018235</text:p>
          </table:table-cell>
          <table:table-cell office:value-type="float" office:value="0.0000384063908235" calcext:value-type="float">
            <text:p>0.0000384063908235</text:p>
          </table:table-cell>
          <table:table-cell office:value-type="float" office:value="0.0000940760603794852" calcext:value-type="float">
            <text:p>9.40760603794852E-05</text:p>
          </table:table-cell>
          <table:table-cell office:value-type="float" office:value="0.00208137072036667" calcext:value-type="float">
            <text:p>0.00208137072036667</text:p>
          </table:table-cell>
          <table:table-cell office:value-type="float" office:value="0.00221013097648986" calcext:value-type="float">
            <text:p>0.00221013097648986</text:p>
          </table:table-cell>
          <table:table-cell office:value-type="float" office:value="0.00000255076012651667" calcext:value-type="float">
            <text:p>2.55076012651667E-06</text:p>
          </table:table-cell>
          <table:table-cell office:value-type="float" office:value="0.0000062480607662029" calcext:value-type="float">
            <text:p>6.248060766202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61499437776667" calcext:value-type="float">
            <text:p>2.61499437776667E-06</text:p>
          </table:table-cell>
          <table:table-cell office:value-type="float" office:value="0.00000640540190577513" calcext:value-type="float">
            <text:p>6.40540190577513E-06</text:p>
          </table:table-cell>
          <table:table-cell office:value-type="float" office:value="0.00000596861239148" calcext:value-type="float">
            <text:p>5.96861239148E-06</text:p>
          </table:table-cell>
          <table:table-cell office:value-type="float" office:value="0.00000817501750835666" calcext:value-type="float">
            <text:p>8.17501750835666E-06</text:p>
          </table:table-cell>
          <table:table-cell office:value-type="float" office:value="0.00025182907262016" calcext:value-type="float">
            <text:p>0.00025182907262016</text:p>
          </table:table-cell>
          <table:table-cell office:value-type="float" office:value="0.00034638226984399" calcext:value-type="float">
            <text:p>0.00034638226984399</text:p>
          </table:table-cell>
          <table:table-cell office:value-type="float" office:value="0.00013241823594245" calcext:value-type="float">
            <text:p>0.00013241823594245</text:p>
          </table:table-cell>
          <table:table-cell office:value-type="float" office:value="0.000170623519184508" calcext:value-type="float">
            <text:p>0.000170623519184508</text:p>
          </table:table-cell>
        </table:table-row>
        <table:table-row table:style-name="ro1">
          <table:table-cell office:value-type="string" calcext:value-type="string">
            <text:p>Luteitalea</text:p>
          </table:table-cell>
          <table:table-cell office:value-type="float" office:value="0.00020449375016" calcext:value-type="float">
            <text:p>0.00020449375016</text:p>
          </table:table-cell>
          <table:table-cell office:value-type="float" office:value="0.000500905343480186" calcext:value-type="float">
            <text:p>0.00050090534348018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D1</text:p>
          </table:table-cell>
          <table:table-cell office:value-type="float" office:value="0.0000474398304816667" calcext:value-type="float">
            <text:p>4.74398304816667E-05</text:p>
          </table:table-cell>
          <table:table-cell office:value-type="float" office:value="0.000116203378164215" calcext:value-type="float">
            <text:p>0.0001162033781642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coccus</text:p>
          </table:table-cell>
          <table:table-cell office:value-type="float" office:value="0.000131306879381" calcext:value-type="float">
            <text:p>0.000131306879381</text:p>
          </table:table-cell>
          <table:table-cell office:value-type="float" office:value="0.00023168873239124" calcext:value-type="float">
            <text:p>0.0002316887323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67151100663333" calcext:value-type="float">
            <text:p>2.67151100663333E-05</text:p>
          </table:table-cell>
          <table:table-cell office:value-type="float" office:value="0.0000654383880848071" calcext:value-type="float">
            <text:p>6.54383880848071E-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874782293348" calcext:value-type="float">
            <text:p>8.74782293348E-06</text:p>
          </table:table-cell>
          <table:table-cell office:value-type="float" office:value="0.0000120243932149376" calcext:value-type="float">
            <text:p>1.2024393214937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moricola</text:p>
          </table:table-cell>
          <table:table-cell office:value-type="float" office:value="0.000717350078478767" calcext:value-type="float">
            <text:p>0.000717350078478767</text:p>
          </table:table-cell>
          <table:table-cell office:value-type="float" office:value="0.00122214508003348" calcext:value-type="float">
            <text:p>0.00122214508003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311119407628" calcext:value-type="float">
            <text:p>3.11119407628E-06</text:p>
          </table:table-cell>
          <table:table-cell office:value-type="float" office:value="0.00000695684144575675" calcext:value-type="float">
            <text:p>6.95684144575675E-06</text:p>
          </table:table-cell>
          <table:table-cell office:value-type="float" office:value="0.00001668363104106" calcext:value-type="float">
            <text:p>1.668363104106E-05</text:p>
          </table:table-cell>
          <table:table-cell office:value-type="float" office:value="0.0000172344649396155" calcext:value-type="float">
            <text:p>1.7234464939615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vinbryant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90763635172" calcext:value-type="float">
            <text:p>0.0000290763635172</text:p>
          </table:table-cell>
          <table:table-cell office:value-type="float" office:value="0.0000462723317446723" calcext:value-type="float">
            <text:p>4.62723317446723E-05</text:p>
          </table:table-cell>
          <table:table-cell office:value-type="float" office:value="0.00026330112574585" calcext:value-type="float">
            <text:p>0.00026330112574585</text:p>
          </table:table-cell>
          <table:table-cell office:value-type="float" office:value="0.000392805257943095" calcext:value-type="float">
            <text:p>0.000392805257943095</text:p>
          </table:table-cell>
          <table:table-cell office:value-type="float" office:value="0.000868808656874" calcext:value-type="float">
            <text:p>0.000868808656874</text:p>
          </table:table-cell>
          <table:table-cell office:value-type="float" office:value="0.00134460612050987" calcext:value-type="float">
            <text:p>0.00134460612050987</text:p>
          </table:table-cell>
          <table:table-cell office:value-type="float" office:value="0.000132429742377167" calcext:value-type="float">
            <text:p>0.000132429742377167</text:p>
          </table:table-cell>
          <table:table-cell office:value-type="float" office:value="0.00021658745695159" calcext:value-type="float">
            <text:p>0.00021658745695159</text:p>
          </table:table-cell>
          <table:table-cell office:value-type="float" office:value="0.000430907053729333" calcext:value-type="float">
            <text:p>0.000430907053729333</text:p>
          </table:table-cell>
          <table:table-cell office:value-type="float" office:value="0.000750656954798727" calcext:value-type="float">
            <text:p>0.000750656954798727</text:p>
          </table:table-cell>
          <table:table-cell office:value-type="float" office:value="0.000311295426720783" calcext:value-type="float">
            <text:p>0.000311295426720783</text:p>
          </table:table-cell>
          <table:table-cell office:value-type="float" office:value="0.000534978321538994" calcext:value-type="float">
            <text:p>0.000534978321538994</text:p>
          </table:table-cell>
          <table:table-cell office:value-type="float" office:value="0.00445103051315333" calcext:value-type="float">
            <text:p>0.00445103051315333</text:p>
          </table:table-cell>
          <table:table-cell office:value-type="float" office:value="0.00335880295168547" calcext:value-type="float">
            <text:p>0.00335880295168547</text:p>
          </table:table-cell>
          <table:table-cell office:value-type="float" office:value="0.00012603860904462" calcext:value-type="float">
            <text:p>0.00012603860904462</text:p>
          </table:table-cell>
          <table:table-cell office:value-type="float" office:value="0.000234885342750323" calcext:value-type="float">
            <text:p>0.000234885342750323</text:p>
          </table:table-cell>
          <table:table-cell office:value-type="float" office:value="0.00009284226365918" calcext:value-type="float">
            <text:p>9.284226365918E-05</text:p>
          </table:table-cell>
          <table:table-cell office:value-type="float" office:value="0.000138902182305353" calcext:value-type="float">
            <text:p>0.000138902182305353</text:p>
          </table:table-cell>
          <table:table-cell office:value-type="float" office:value="0.0002572576549374" calcext:value-type="float">
            <text:p>0.0002572576549374</text:p>
          </table:table-cell>
          <table:table-cell office:value-type="float" office:value="0.000188088800272387" calcext:value-type="float">
            <text:p>0.000188088800272387</text:p>
          </table:table-cell>
        </table:table-row>
        <table:table-row table:style-name="ro1">
          <table:table-cell office:value-type="string" calcext:value-type="string">
            <text:p>Massilia</text:p>
          </table:table-cell>
          <table:table-cell office:value-type="float" office:value="0.000271710017021" calcext:value-type="float">
            <text:p>0.000271710017021</text:p>
          </table:table-cell>
          <table:table-cell office:value-type="float" office:value="0.000369736801568768" calcext:value-type="float">
            <text:p>0.000369736801568768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office:value-type="float" office:value="0.0000988823411811" calcext:value-type="float">
            <text:p>0.0000988823411811</text:p>
          </table:table-cell>
          <table:table-cell office:value-type="float" office:value="0.000144852288271297" calcext:value-type="float">
            <text:p>0.000144852288271297</text:p>
          </table:table-cell>
          <table:table-cell office:value-type="float" office:value="0.00000700385093781667" calcext:value-type="float">
            <text:p>7.00385093781667E-06</text:p>
          </table:table-cell>
          <table:table-cell office:value-type="float" office:value="0.0000109395163087332" calcext:value-type="float">
            <text:p>1.09395163087332E-05</text:p>
          </table:table-cell>
          <table:table-cell office:value-type="float" office:value="0.0000351033733101167" calcext:value-type="float">
            <text:p>3.51033733101167E-05</text:p>
          </table:table-cell>
          <table:table-cell office:value-type="float" office:value="0.0000600816484847779" calcext:value-type="float">
            <text:p>6.0081648484777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477590331674" calcext:value-type="float">
            <text:p>2.477590331674E-05</text:p>
          </table:table-cell>
          <table:table-cell office:value-type="float" office:value="0.0000379869544232555" calcext:value-type="float">
            <text:p>3.79869544232555E-05</text:p>
          </table:table-cell>
          <table:table-cell office:value-type="float" office:value="0.00008289538261056" calcext:value-type="float">
            <text:p>8.289538261056E-05</text:p>
          </table:table-cell>
          <table:table-cell office:value-type="float" office:value="0.0000863494945047163" calcext:value-type="float">
            <text:p>8.63494945047163E-05</text:p>
          </table:table-cell>
          <table:table-cell office:value-type="float" office:value="0.0000388504597322667" calcext:value-type="float">
            <text:p>3.88504597322667E-05</text:p>
          </table:table-cell>
          <table:table-cell office:value-type="float" office:value="0.0000483368905865453" calcext:value-type="float">
            <text:p>4.83368905865453E-05</text:p>
          </table:table-cell>
        </table:table-row>
        <table:table-row table:style-name="ro1">
          <table:table-cell office:value-type="string" calcext:value-type="string">
            <text:p>Megamonas</text:p>
          </table:table-cell>
          <table:table-cell office:value-type="float" office:value="0.00004484559948495" calcext:value-type="float">
            <text:p>4.484559948495E-05</text:p>
          </table:table-cell>
          <table:table-cell office:value-type="float" office:value="0.0000695155787210508" calcext:value-type="float">
            <text:p>6.9515578721050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3669112583333" calcext:value-type="float">
            <text:p>5.93669112583333E-06</text:p>
          </table:table-cell>
          <table:table-cell office:value-type="float" office:value="0.0000145418640188007" calcext:value-type="float">
            <text:p>1.4541864018800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722282412423333" calcext:value-type="float">
            <text:p>7.22282412423333E-06</text:p>
          </table:table-cell>
          <table:table-cell office:value-type="float" office:value="0.0000176922336062364" calcext:value-type="float">
            <text:p>1.76922336062364E-05</text:p>
          </table:table-cell>
        </table:table-row>
        <table:table-row table:style-name="ro1">
          <table:table-cell office:value-type="string" calcext:value-type="string">
            <text:p>Megasphaera</text:p>
          </table:table-cell>
          <table:table-cell office:value-type="float" office:value="0.0000394628199523333" calcext:value-type="float">
            <text:p>3.94628199523333E-05</text:p>
          </table:table-cell>
          <table:table-cell office:value-type="float" office:value="0.0000966637726945398" calcext:value-type="float">
            <text:p>9.6663772694539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1727767367816" calcext:value-type="float">
            <text:p>1.727767367816E-05</text:p>
          </table:table-cell>
          <table:table-cell office:value-type="float" office:value="0.0000192157376729479" calcext:value-type="float">
            <text:p>1.92157376729479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Meiothermus</text:p>
          </table:table-cell>
          <table:table-cell office:value-type="float" office:value="0.0000691753892007333" calcext:value-type="float">
            <text:p>6.91753892007333E-05</text:p>
          </table:table-cell>
          <table:table-cell office:value-type="float" office:value="0.000154469519340772" calcext:value-type="float">
            <text:p>0.00015446951934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3669112583333" calcext:value-type="float">
            <text:p>5.93669112583333E-06</text:p>
          </table:table-cell>
          <table:table-cell office:value-type="float" office:value="0.0000145418640188007" calcext:value-type="float">
            <text:p>1.4541864018800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298482074455" calcext:value-type="float">
            <text:p>1.298482074455E-05</text:p>
          </table:table-cell>
          <table:table-cell office:value-type="float" office:value="0.0000318061852256535" calcext:value-type="float">
            <text:p>3.18061852256535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097849337806" calcext:value-type="float">
            <text:p>2.097849337806E-05</text:p>
          </table:table-cell>
          <table:table-cell office:value-type="float" office:value="0.0000353318826176455" calcext:value-type="float">
            <text:p>3.53318826176455E-05</text:p>
          </table:table-cell>
          <table:table-cell office:value-type="float" office:value="0.0000237376326933333" calcext:value-type="float">
            <text:p>2.37376326933333E-05</text:p>
          </table:table-cell>
          <table:table-cell office:value-type="float" office:value="0.0000581450878002746" calcext:value-type="float">
            <text:p>5.81450878002746E-05</text:p>
          </table:table-cell>
        </table:table-row>
        <table:table-row table:style-name="ro1">
          <table:table-cell office:value-type="string" calcext:value-type="string">
            <text:p>Merdibacter</text:p>
          </table:table-cell>
          <table:table-cell office:value-type="float" office:value="0.0000707067410718333" calcext:value-type="float">
            <text:p>7.07067410718333E-05</text:p>
          </table:table-cell>
          <table:table-cell office:value-type="float" office:value="0.000173195437001082" calcext:value-type="float">
            <text:p>0.000173195437001082</text:p>
          </table:table-cell>
          <table:table-cell office:value-type="float" office:value="0.0000534222269910167" calcext:value-type="float">
            <text:p>5.34222269910167E-05</text:p>
          </table:table-cell>
          <table:table-cell office:value-type="float" office:value="0.000122427121972046" calcext:value-type="float">
            <text:p>0.000122427121972046</text:p>
          </table:table-cell>
          <table:table-cell office:value-type="float" office:value="0.000502906263181" calcext:value-type="float">
            <text:p>0.000502906263181</text:p>
          </table:table-cell>
          <table:table-cell office:value-type="float" office:value="0.000524304116362068" calcext:value-type="float">
            <text:p>0.000524304116362068</text:p>
          </table:table-cell>
          <table:table-cell office:value-type="float" office:value="0.000294767526652517" calcext:value-type="float">
            <text:p>0.000294767526652517</text:p>
          </table:table-cell>
          <table:table-cell office:value-type="float" office:value="0.000428383097060584" calcext:value-type="float">
            <text:p>0.000428383097060584</text:p>
          </table:table-cell>
          <table:table-cell office:value-type="float" office:value="0.000104313701670767" calcext:value-type="float">
            <text:p>0.000104313701670767</text:p>
          </table:table-cell>
          <table:table-cell office:value-type="float" office:value="0.000222706243079954" calcext:value-type="float">
            <text:p>0.000222706243079954</text:p>
          </table:table-cell>
          <table:table-cell office:value-type="float" office:value="0.00106545959453133" calcext:value-type="float">
            <text:p>0.00106545959453133</text:p>
          </table:table-cell>
          <table:table-cell office:value-type="float" office:value="0.00129509254705456" calcext:value-type="float">
            <text:p>0.00129509254705456</text:p>
          </table:table-cell>
          <table:table-cell office:value-type="float" office:value="0.000723013491750667" calcext:value-type="float">
            <text:p>0.000723013491750667</text:p>
          </table:table-cell>
          <table:table-cell office:value-type="float" office:value="0.000925860880174709" calcext:value-type="float">
            <text:p>0.000925860880174709</text:p>
          </table:table-cell>
          <table:table-cell office:value-type="float" office:value="0.000726881329758333" calcext:value-type="float">
            <text:p>0.000726881329758333</text:p>
          </table:table-cell>
          <table:table-cell office:value-type="float" office:value="0.000770027296080839" calcext:value-type="float">
            <text:p>0.000770027296080839</text:p>
          </table:table-cell>
          <table:table-cell office:value-type="float" office:value="0.0003230584232379" calcext:value-type="float">
            <text:p>0.0003230584232379</text:p>
          </table:table-cell>
          <table:table-cell office:value-type="float" office:value="0.000378312587907415" calcext:value-type="float">
            <text:p>0.000378312587907415</text:p>
          </table:table-cell>
          <table:table-cell office:value-type="float" office:value="0.00007024558380724" calcext:value-type="float">
            <text:p>7.024558380724E-05</text:p>
          </table:table-cell>
          <table:table-cell office:value-type="float" office:value="0.0000657278546131866" calcext:value-type="float">
            <text:p>6.57278546131866E-05</text:p>
          </table:table-cell>
          <table:table-cell office:value-type="float" office:value="0.000185717873697733" calcext:value-type="float">
            <text:p>0.000185717873697733</text:p>
          </table:table-cell>
          <table:table-cell office:value-type="float" office:value="0.000258619489546778" calcext:value-type="float">
            <text:p>0.000258619489546778</text:p>
          </table:table-cell>
        </table:table-row>
        <table:table-row table:style-name="ro1">
          <table:table-cell office:value-type="string" calcext:value-type="string">
            <text:p>Mesorhizobium</text:p>
          </table:table-cell>
          <table:table-cell office:value-type="float" office:value="0.0000778053981073333" calcext:value-type="float">
            <text:p>7.78053981073333E-05</text:p>
          </table:table-cell>
          <table:table-cell office:value-type="float" office:value="0.000120554343468834" calcext:value-type="float">
            <text:p>0.000120554343468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298482074455" calcext:value-type="float">
            <text:p>1.298482074455E-05</text:p>
          </table:table-cell>
          <table:table-cell office:value-type="float" office:value="0.0000318061852256535" calcext:value-type="float">
            <text:p>3.1806185225653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anobrevibacter</text:p>
          </table:table-cell>
          <table:table-cell office:value-type="float" office:value="0.0000940847642795167" calcext:value-type="float">
            <text:p>9.40847642795167E-05</text:p>
          </table:table-cell>
          <table:table-cell office:value-type="float" office:value="0.000217567778641527" calcext:value-type="float">
            <text:p>0.000217567778641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93465508968333" calcext:value-type="float">
            <text:p>1.93465508968333E-06</text:p>
          </table:table-cell>
          <table:table-cell office:value-type="float" office:value="0.00000473891779800259" calcext:value-type="float">
            <text:p>4.73891779800259E-06</text:p>
          </table:table-cell>
          <table:table-cell office:value-type="float" office:value="0.00182392499637898" calcext:value-type="float">
            <text:p>0.00182392499637898</text:p>
          </table:table-cell>
          <table:table-cell office:value-type="float" office:value="0.00442459783939356" calcext:value-type="float">
            <text:p>0.0044245978393935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anomassiliicoccu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20071041307167" calcext:value-type="float">
            <text:p>1.20071041307167E-05</text:p>
          </table:table-cell>
          <table:table-cell office:value-type="float" office:value="0.0000215531661645219" calcext:value-type="float">
            <text:p>2.15531661645219E-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761858324826667" calcext:value-type="float">
            <text:p>7.61858324826667E-06</text:p>
          </table:table-cell>
          <table:table-cell office:value-type="float" office:value="0.0000186616415211689" calcext:value-type="float">
            <text:p>1.86616415211689E-05</text:p>
          </table:table-cell>
        </table:table-row>
        <table:table-row table:style-name="ro1">
          <table:table-cell office:value-type="string" calcext:value-type="string">
            <text:p>Methanosaeta</text:p>
          </table:table-cell>
          <table:table-cell office:value-type="float" office:value="0.0000355936556045" calcext:value-type="float">
            <text:p>0.0000355936556045</text:p>
          </table:table-cell>
          <table:table-cell office:value-type="float" office:value="0.0000753605099996068" calcext:value-type="float">
            <text:p>7.53605099996068E-0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anosphaera</text:p>
          </table:table-cell>
          <table:table-cell office:value-type="float" office:value="0.00000527109227573333" calcext:value-type="float">
            <text:p>5.27109227573333E-06</text:p>
          </table:table-cell>
          <table:table-cell office:value-type="float" office:value="0.0000129114864626724" calcext:value-type="float">
            <text:p>1.29114864626724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910058475" calcext:value-type="float">
            <text:p>0.00019910058475</text:p>
          </table:table-cell>
          <table:table-cell office:value-type="float" office:value="0.000487694840127258" calcext:value-type="float">
            <text:p>0.00048769484012725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ylobacterium</text:p>
          </table:table-cell>
          <table:table-cell office:value-type="float" office:value="0.00469099744274167" calcext:value-type="float">
            <text:p>0.00469099744274167</text:p>
          </table:table-cell>
          <table:table-cell office:value-type="float" office:value="0.00601706455855068" calcext:value-type="float">
            <text:p>0.00601706455855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54646725029167" calcext:value-type="float">
            <text:p>7.54646725029167E-05</text:p>
          </table:table-cell>
          <table:table-cell office:value-type="float" office:value="0.000133968099235778" calcext:value-type="float">
            <text:p>0.000133968099235778</text:p>
          </table:table-cell>
          <table:table-cell office:value-type="float" office:value="0.00000620203184785" calcext:value-type="float">
            <text:p>6.20203184785E-06</text:p>
          </table:table-cell>
          <table:table-cell office:value-type="float" office:value="0.0000105785728280138" calcext:value-type="float">
            <text:p>1.05785728280138E-05</text:p>
          </table:table-cell>
          <table:table-cell office:value-type="float" office:value="0.000305385063621667" calcext:value-type="float">
            <text:p>0.000305385063621667</text:p>
          </table:table-cell>
          <table:table-cell office:value-type="float" office:value="0.000508220497691869" calcext:value-type="float">
            <text:p>0.0005082204976918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882679953448" calcext:value-type="float">
            <text:p>8.82679953448E-06</text:p>
          </table:table-cell>
          <table:table-cell office:value-type="float" office:value="0.00000807847863268041" calcext:value-type="float">
            <text:p>8.07847863268041E-06</text:p>
          </table:table-cell>
          <table:table-cell office:value-type="float" office:value="0.0001061496303851" calcext:value-type="float">
            <text:p>0.0001061496303851</text:p>
          </table:table-cell>
          <table:table-cell office:value-type="float" office:value="0.0000997489206749998" calcext:value-type="float">
            <text:p>0.0000997489206749998</text:p>
          </table:table-cell>
          <table:table-cell office:value-type="float" office:value="0.0001536128133979" calcext:value-type="float">
            <text:p>0.0001536128133979</text:p>
          </table:table-cell>
          <table:table-cell office:value-type="float" office:value="0.000120879159261028" calcext:value-type="float">
            <text:p>0.000120879159261028</text:p>
          </table:table-cell>
        </table:table-row>
        <table:table-row table:style-name="ro1">
          <table:table-cell office:value-type="string" calcext:value-type="string">
            <text:p>Methylophilus</text:p>
          </table:table-cell>
          <table:table-cell office:value-type="float" office:value="0.0000251280995872667" calcext:value-type="float">
            <text:p>2.51280995872667E-05</text:p>
          </table:table-cell>
          <table:table-cell office:value-type="float" office:value="0.0000511344699735911" calcext:value-type="float">
            <text:p>5.11344699735911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64142732921167" calcext:value-type="float">
            <text:p>1.64142732921167E-05</text:p>
          </table:table-cell>
          <table:table-cell office:value-type="float" office:value="0.0000208199153564339" calcext:value-type="float">
            <text:p>2.0819915356433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223361878182" calcext:value-type="float">
            <text:p>1.223361878182E-05</text:p>
          </table:table-cell>
          <table:table-cell office:value-type="float" office:value="0.0000192399443188042" calcext:value-type="float">
            <text:p>1.92399443188042E-05</text:p>
          </table:table-cell>
          <table:table-cell office:value-type="float" office:value="0.00010916977349578" calcext:value-type="float">
            <text:p>0.00010916977349578</text:p>
          </table:table-cell>
          <table:table-cell office:value-type="float" office:value="0.0000933822622512356" calcext:value-type="float">
            <text:p>9.33822622512356E-05</text:p>
          </table:table-cell>
          <table:table-cell office:value-type="float" office:value="0.0000169993617612167" calcext:value-type="float">
            <text:p>1.69993617612167E-05</text:p>
          </table:table-cell>
          <table:table-cell office:value-type="float" office:value="0.0000138190570811929" calcext:value-type="float">
            <text:p>1.38190570811929E-05</text:p>
          </table:table-cell>
        </table:table-row>
        <table:table-row table:style-name="ro1">
          <table:table-cell office:value-type="string" calcext:value-type="string">
            <text:p>Methyloversatilis</text:p>
          </table:table-cell>
          <table:table-cell office:value-type="float" office:value="0.015355268599757" calcext:value-type="float">
            <text:p>0.015355268599757</text:p>
          </table:table-cell>
          <table:table-cell office:value-type="float" office:value="0.0167206622493766" calcext:value-type="float">
            <text:p>0.0167206622493766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office:value-type="float" office:value="0.00040110697229545" calcext:value-type="float">
            <text:p>0.00040110697229545</text:p>
          </table:table-cell>
          <table:table-cell office:value-type="float" office:value="0.000539346349117935" calcext:value-type="float">
            <text:p>0.000539346349117935</text:p>
          </table:table-cell>
          <table:table-cell office:value-type="float" office:value="0.00001618375318295" calcext:value-type="float">
            <text:p>1.618375318295E-05</text:p>
          </table:table-cell>
          <table:table-cell office:value-type="float" office:value="0.0000307908871831809" calcext:value-type="float">
            <text:p>3.07908871831809E-05</text:p>
          </table:table-cell>
          <table:table-cell office:value-type="float" office:value="0.0005747999698355" calcext:value-type="float">
            <text:p>0.0005747999698355</text:p>
          </table:table-cell>
          <table:table-cell office:value-type="float" office:value="0.000557265237545867" calcext:value-type="float">
            <text:p>0.0005572652375458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89562354668" calcext:value-type="float">
            <text:p>5.89562354668E-06</text:p>
          </table:table-cell>
          <table:table-cell office:value-type="float" office:value="0.00000809355478725134" calcext:value-type="float">
            <text:p>8.09355478725134E-06</text:p>
          </table:table-cell>
          <table:table-cell office:value-type="float" office:value="0.0004758606742686" calcext:value-type="float">
            <text:p>0.0004758606742686</text:p>
          </table:table-cell>
          <table:table-cell office:value-type="float" office:value="0.000519024063969031" calcext:value-type="float">
            <text:p>0.000519024063969031</text:p>
          </table:table-cell>
          <table:table-cell office:value-type="float" office:value="0.00107561507338968" calcext:value-type="float">
            <text:p>0.00107561507338968</text:p>
          </table:table-cell>
          <table:table-cell office:value-type="float" office:value="0.00190076384981286" calcext:value-type="float">
            <text:p>0.00190076384981286</text:p>
          </table:table-cell>
        </table:table-row>
        <table:table-row table:style-name="ro1">
          <table:table-cell office:value-type="string" calcext:value-type="string">
            <text:p>Microbacteriaceae</text:p>
          </table:table-cell>
          <table:table-cell office:value-type="float" office:value="0.00190463529552983" calcext:value-type="float">
            <text:p>0.00190463529552983</text:p>
          </table:table-cell>
          <table:table-cell office:value-type="float" office:value="0.00200747143799284" calcext:value-type="float">
            <text:p>0.0020074714379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78100733775" calcext:value-type="float">
            <text:p>0.0000178100733775</text:p>
          </table:table-cell>
          <table:table-cell office:value-type="float" office:value="0.000043625592056402" calcext:value-type="float">
            <text:p>4.3625592056402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248186205433317" calcext:value-type="float">
            <text:p>0.000248186205433317</text:p>
          </table:table-cell>
          <table:table-cell office:value-type="float" office:value="0.000553761623591999" calcext:value-type="float">
            <text:p>0.0005537616235919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687506965994" calcext:value-type="float">
            <text:p>2.687506965994E-05</text:p>
          </table:table-cell>
          <table:table-cell office:value-type="float" office:value="0.0000204712152409482" calcext:value-type="float">
            <text:p>2.04712152409482E-05</text:p>
          </table:table-cell>
          <table:table-cell office:value-type="float" office:value="0.00005371149789482" calcext:value-type="float">
            <text:p>5.371149789482E-05</text:p>
          </table:table-cell>
          <table:table-cell office:value-type="float" office:value="0.0000427899577819629" calcext:value-type="float">
            <text:p>4.27899577819629E-05</text:p>
          </table:table-cell>
          <table:table-cell office:value-type="float" office:value="0.00002331606605285" calcext:value-type="float">
            <text:p>2.331606605285E-05</text:p>
          </table:table-cell>
          <table:table-cell office:value-type="float" office:value="0.0000203661104015595" calcext:value-type="float">
            <text:p>2.03661104015595E-05</text:p>
          </table:table-cell>
        </table:table-row>
        <table:table-row table:style-name="ro1">
          <table:table-cell office:value-type="string" calcext:value-type="string">
            <text:p>Microbacterium</text:p>
          </table:table-cell>
          <table:table-cell office:value-type="float" office:value="0.17730379527826" calcext:value-type="float">
            <text:p>0.17730379527826</text:p>
          </table:table-cell>
          <table:table-cell office:value-type="float" office:value="0.240932231359625" calcext:value-type="float">
            <text:p>0.240932231359625</text:p>
          </table:table-cell>
          <table:table-cell office:value-type="float" office:value="0.0000369237696873" calcext:value-type="float">
            <text:p>0.0000369237696873</text:p>
          </table:table-cell>
          <table:table-cell office:value-type="float" office:value="0.0000501277277731115" calcext:value-type="float">
            <text:p>5.01277277731115E-05</text:p>
          </table:table-cell>
          <table:table-cell office:value-type="float" office:value="0.000897872128572333" calcext:value-type="float">
            <text:p>0.000897872128572333</text:p>
          </table:table-cell>
          <table:table-cell office:value-type="float" office:value="0.00193397173647851" calcext:value-type="float">
            <text:p>0.00193397173647851</text:p>
          </table:table-cell>
          <table:table-cell office:value-type="float" office:value="0.00056354650016025" calcext:value-type="float">
            <text:p>0.00056354650016025</text:p>
          </table:table-cell>
          <table:table-cell office:value-type="float" office:value="0.00134221819830377" calcext:value-type="float">
            <text:p>0.00134221819830377</text:p>
          </table:table-cell>
          <table:table-cell office:value-type="float" office:value="0.013164105122834" calcext:value-type="float">
            <text:p>0.013164105122834</text:p>
          </table:table-cell>
          <table:table-cell office:value-type="float" office:value="0.0315035312065212" calcext:value-type="float">
            <text:p>0.0315035312065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33160090086667" calcext:value-type="float">
            <text:p>3.33160090086667E-06</text:p>
          </table:table-cell>
          <table:table-cell office:value-type="float" office:value="0.0000081607222337201" calcext:value-type="float">
            <text:p>8.160722233720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133716566398" calcext:value-type="float">
            <text:p>9.133716566398E-05</text:p>
          </table:table-cell>
          <table:table-cell office:value-type="float" office:value="0.0000572072954515372" calcext:value-type="float">
            <text:p>5.72072954515372E-05</text:p>
          </table:table-cell>
          <table:table-cell office:value-type="float" office:value="0.0006403251011988" calcext:value-type="float">
            <text:p>0.0006403251011988</text:p>
          </table:table-cell>
          <table:table-cell office:value-type="float" office:value="0.000485206320619066" calcext:value-type="float">
            <text:p>0.000485206320619066</text:p>
          </table:table-cell>
          <table:table-cell office:value-type="float" office:value="0.000371695206682133" calcext:value-type="float">
            <text:p>0.000371695206682133</text:p>
          </table:table-cell>
          <table:table-cell office:value-type="float" office:value="0.000288121600968525" calcext:value-type="float">
            <text:p>0.000288121600968525</text:p>
          </table:table-cell>
        </table:table-row>
        <table:table-row table:style-name="ro1">
          <table:table-cell office:value-type="string" calcext:value-type="string">
            <text:p>Micrococcaceae</text:p>
          </table:table-cell>
          <table:table-cell office:value-type="float" office:value="0.000220014299493517" calcext:value-type="float">
            <text:p>0.000220014299493517</text:p>
          </table:table-cell>
          <table:table-cell office:value-type="float" office:value="0.000403383133728572" calcext:value-type="float">
            <text:p>0.00040338313372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36981833653" calcext:value-type="float">
            <text:p>0.0000536981833653</text:p>
          </table:table-cell>
          <table:table-cell office:value-type="float" office:value="0.000122267339783768" calcext:value-type="float">
            <text:p>0.00012226733978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994421638775" calcext:value-type="float">
            <text:p>5.994421638775E-05</text:p>
          </table:table-cell>
          <table:table-cell office:value-type="float" office:value="0.000136311520043373" calcext:value-type="float">
            <text:p>0.0001363115200433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625323959858" calcext:value-type="float">
            <text:p>1.625323959858E-05</text:p>
          </table:table-cell>
          <table:table-cell office:value-type="float" office:value="0.0000164375347854236" calcext:value-type="float">
            <text:p>1.64375347854236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Micrococcus</text:p>
          </table:table-cell>
          <table:table-cell office:value-type="float" office:value="0.000490861078651267" calcext:value-type="float">
            <text:p>0.000490861078651267</text:p>
          </table:table-cell>
          <table:table-cell office:value-type="float" office:value="0.00060068787711203" calcext:value-type="float">
            <text:p>0.00060068787711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14457528079833" calcext:value-type="float">
            <text:p>2.14457528079833E-05</text:p>
          </table:table-cell>
          <table:table-cell office:value-type="float" office:value="0.0000202913090135404" calcext:value-type="float">
            <text:p>2.02913090135404E-05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0155840932496167" calcext:value-type="float">
            <text:p>1.55840932496167E-05</text:p>
          </table:table-cell>
          <table:table-cell office:value-type="float" office:value="0.0000121982267111171" calcext:value-type="float">
            <text:p>1.21982267111171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7156054582" calcext:value-type="float">
            <text:p>0.0000057156054582</text:p>
          </table:table-cell>
          <table:table-cell office:value-type="float" office:value="0.00000783071316848209" calcext:value-type="float">
            <text:p>7.83071316848209E-06</text:p>
          </table:table-cell>
          <table:table-cell office:value-type="float" office:value="0.0000643225297566" calcext:value-type="float">
            <text:p>0.0000643225297566</text:p>
          </table:table-cell>
          <table:table-cell office:value-type="float" office:value="0.0000934187076733904" calcext:value-type="float">
            <text:p>9.34187076733904E-05</text:p>
          </table:table-cell>
          <table:table-cell office:value-type="float" office:value="0.00000745281876816667" calcext:value-type="float">
            <text:p>7.45281876816667E-06</text:p>
          </table:table-cell>
          <table:table-cell office:value-type="float" office:value="0.000012635418473003" calcext:value-type="float">
            <text:p>1.2635418473003E-05</text:p>
          </table:table-cell>
        </table:table-row>
        <table:table-row table:style-name="ro1">
          <table:table-cell office:value-type="string" calcext:value-type="string">
            <text:p>Microtrichaceae</text:p>
          </table:table-cell>
          <table:table-cell office:value-type="float" office:value="0.0000477721271213333" calcext:value-type="float">
            <text:p>4.77721271213333E-05</text:p>
          </table:table-cell>
          <table:table-cell office:value-type="float" office:value="0.000104993747129642" calcext:value-type="float">
            <text:p>0.00010499374712964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virga</text:p>
          </table:table-cell>
          <table:table-cell office:value-type="float" office:value="0.000104905564622667" calcext:value-type="float">
            <text:p>0.000104905564622667</text:p>
          </table:table-cell>
          <table:table-cell office:value-type="float" office:value="0.000161201380007612" calcext:value-type="float">
            <text:p>0.00016120138000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311119407628" calcext:value-type="float">
            <text:p>3.11119407628E-06</text:p>
          </table:table-cell>
          <table:table-cell office:value-type="float" office:value="0.00000695684144575675" calcext:value-type="float">
            <text:p>6.95684144575675E-06</text:p>
          </table:table-cell>
          <table:table-cell office:value-type="float" office:value="0.0000077178359188" calcext:value-type="float">
            <text:p>0.0000077178359188</text:p>
          </table:table-cell>
          <table:table-cell office:value-type="float" office:value="0.0000172576057536263" calcext:value-type="float">
            <text:p>1.7257605753626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chondria</text:p>
          </table:table-cell>
          <table:table-cell office:value-type="float" office:value="0.000632557451714783" calcext:value-type="float">
            <text:p>0.000632557451714783</text:p>
          </table:table-cell>
          <table:table-cell office:value-type="float" office:value="0.00058865595801977" calcext:value-type="float">
            <text:p>0.00058865595801977</text:p>
          </table:table-cell>
          <table:table-cell office:value-type="float" office:value="0.0000197430954375167" calcext:value-type="float">
            <text:p>1.97430954375167E-05</text:p>
          </table:table-cell>
          <table:table-cell office:value-type="float" office:value="0.0000248428945148694" calcext:value-type="float">
            <text:p>2.48428945148694E-05</text:p>
          </table:table-cell>
          <table:table-cell office:value-type="float" office:value="0.00030559232998705" calcext:value-type="float">
            <text:p>0.00030559232998705</text:p>
          </table:table-cell>
          <table:table-cell office:value-type="float" office:value="0.000233071106190967" calcext:value-type="float">
            <text:p>0.000233071106190967</text:p>
          </table:table-cell>
          <table:table-cell office:value-type="float" office:value="0.000147305890799367" calcext:value-type="float">
            <text:p>0.000147305890799367</text:p>
          </table:table-cell>
          <table:table-cell office:value-type="float" office:value="0.000228336931406473" calcext:value-type="float">
            <text:p>0.000228336931406473</text:p>
          </table:table-cell>
          <table:table-cell office:value-type="float" office:value="0.0000990760519905833" calcext:value-type="float">
            <text:p>9.90760519905833E-05</text:p>
          </table:table-cell>
          <table:table-cell office:value-type="float" office:value="0.00018499517199545" calcext:value-type="float">
            <text:p>0.0001849951719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65144743376667" calcext:value-type="float">
            <text:p>3.65144743376667E-06</text:p>
          </table:table-cell>
          <table:table-cell office:value-type="float" office:value="0.00000894418303532341" calcext:value-type="float">
            <text:p>8.9441830353234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310256978938" calcext:value-type="float">
            <text:p>1.310256978938E-05</text:p>
          </table:table-cell>
          <table:table-cell office:value-type="float" office:value="0.0000179790758000121" calcext:value-type="float">
            <text:p>1.79790758000121E-05</text:p>
          </table:table-cell>
          <table:table-cell office:value-type="float" office:value="0.008961726555018" calcext:value-type="float">
            <text:p>0.008961726555018</text:p>
          </table:table-cell>
          <table:table-cell office:value-type="float" office:value="0.0133104102010831" calcext:value-type="float">
            <text:p>0.0133104102010831</text:p>
          </table:table-cell>
          <table:table-cell office:value-type="float" office:value="0.00278827545421367" calcext:value-type="float">
            <text:p>0.00278827545421367</text:p>
          </table:table-cell>
          <table:table-cell office:value-type="float" office:value="0.00279280576338274" calcext:value-type="float">
            <text:p>0.00279280576338274</text:p>
          </table:table-cell>
        </table:table-row>
        <table:table-row table:style-name="ro1">
          <table:table-cell office:value-type="string" calcext:value-type="string">
            <text:p>Mollicutes_RF39</text:p>
          </table:table-cell>
          <table:table-cell office:value-type="float" office:value="0.0003716845200495" calcext:value-type="float">
            <text:p>0.0003716845200495</text:p>
          </table:table-cell>
          <table:table-cell office:value-type="float" office:value="0.000422355333645061" calcext:value-type="float">
            <text:p>0.000422355333645061</text:p>
          </table:table-cell>
          <table:table-cell office:value-type="float" office:value="0.00000587412916035" calcext:value-type="float">
            <text:p>5.87412916035E-06</text:p>
          </table:table-cell>
          <table:table-cell office:value-type="float" office:value="0.0000143886191260609" calcext:value-type="float">
            <text:p>1.43886191260609E-05</text:p>
          </table:table-cell>
          <table:table-cell office:value-type="float" office:value="0.00385664999845583" calcext:value-type="float">
            <text:p>0.00385664999845583</text:p>
          </table:table-cell>
          <table:table-cell office:value-type="float" office:value="0.00376157335289966" calcext:value-type="float">
            <text:p>0.00376157335289966</text:p>
          </table:table-cell>
          <table:table-cell office:value-type="float" office:value="0.00272874495166242" calcext:value-type="float">
            <text:p>0.00272874495166242</text:p>
          </table:table-cell>
          <table:table-cell office:value-type="float" office:value="0.0052576917400931" calcext:value-type="float">
            <text:p>0.0052576917400931</text:p>
          </table:table-cell>
          <table:table-cell office:value-type="float" office:value="0.00121784800761352" calcext:value-type="float">
            <text:p>0.00121784800761352</text:p>
          </table:table-cell>
          <table:table-cell office:value-type="float" office:value="0.00240100319123087" calcext:value-type="float">
            <text:p>0.00240100319123087</text:p>
          </table:table-cell>
          <table:table-cell office:value-type="float" office:value="0.00000259254074178333" calcext:value-type="float">
            <text:p>2.59254074178333E-06</text:p>
          </table:table-cell>
          <table:table-cell office:value-type="float" office:value="0.00000635040195474577" calcext:value-type="float">
            <text:p>6.35040195474577E-06</text:p>
          </table:table-cell>
          <table:table-cell office:value-type="float" office:value="0.0223115635023033" calcext:value-type="float">
            <text:p>0.0223115635023033</text:p>
          </table:table-cell>
          <table:table-cell office:value-type="float" office:value="0.0177709818422384" calcext:value-type="float">
            <text:p>0.0177709818422384</text:p>
          </table:table-cell>
          <table:table-cell office:value-type="float" office:value="0.022572931379775" calcext:value-type="float">
            <text:p>0.022572931379775</text:p>
          </table:table-cell>
          <table:table-cell office:value-type="float" office:value="0.0258957076034215" calcext:value-type="float">
            <text:p>0.0258957076034215</text:p>
          </table:table-cell>
          <table:table-cell office:value-type="float" office:value="0.00001808662409074" calcext:value-type="float">
            <text:p>1.808662409074E-05</text:p>
          </table:table-cell>
          <table:table-cell office:value-type="float" office:value="0.0000171867359969163" calcext:value-type="float">
            <text:p>1.71867359969163E-05</text:p>
          </table:table-cell>
          <table:table-cell office:value-type="float" office:value="0.00013320085597158" calcext:value-type="float">
            <text:p>0.00013320085597158</text:p>
          </table:table-cell>
          <table:table-cell office:value-type="float" office:value="0.0000937700625055482" calcext:value-type="float">
            <text:p>9.37700625055482E-05</text:p>
          </table:table-cell>
          <table:table-cell office:value-type="float" office:value="0.00296463993145035" calcext:value-type="float">
            <text:p>0.00296463993145035</text:p>
          </table:table-cell>
          <table:table-cell office:value-type="float" office:value="0.00554963176751342" calcext:value-type="float">
            <text:p>0.00554963176751342</text:p>
          </table:table-cell>
        </table:table-row>
        <table:table-row table:style-name="ro1">
          <table:table-cell office:value-type="string" calcext:value-type="string">
            <text:p>Muribaculaceae</text:p>
          </table:table-cell>
          <table:table-cell office:value-type="float" office:value="0.000183974129309483" calcext:value-type="float">
            <text:p>0.000183974129309483</text:p>
          </table:table-cell>
          <table:table-cell office:value-type="float" office:value="0.000257483614143029" calcext:value-type="float">
            <text:p>0.00025748361414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6461293808" calcext:value-type="float">
            <text:p>0.000106461293808</text:p>
          </table:table-cell>
          <table:table-cell office:value-type="float" office:value="0.000202960160410898" calcext:value-type="float">
            <text:p>0.00020296016041089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obacterium</text:p>
          </table:table-cell>
          <table:table-cell office:value-type="float" office:value="0.0000852057292331667" calcext:value-type="float">
            <text:p>8.52057292331667E-05</text:p>
          </table:table-cell>
          <table:table-cell office:value-type="float" office:value="0.000208710559783003" calcext:value-type="float">
            <text:p>0.00020871055978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3354860602" calcext:value-type="float">
            <text:p>0.0000103354860602</text:p>
          </table:table-cell>
          <table:table-cell office:value-type="float" office:value="0.0000115552051228718" calcext:value-type="float">
            <text:p>1.1555205122871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298482074455" calcext:value-type="float">
            <text:p>1.298482074455E-05</text:p>
          </table:table-cell>
          <table:table-cell office:value-type="float" office:value="0.0000318061852256535" calcext:value-type="float">
            <text:p>3.1806185225653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ibacillus</text:p>
          </table:table-cell>
          <table:table-cell office:value-type="float" office:value="0.00978235999242167" calcext:value-type="float">
            <text:p>0.00978235999242167</text:p>
          </table:table-cell>
          <table:table-cell office:value-type="float" office:value="0.00389076240110263" calcext:value-type="float">
            <text:p>0.00389076240110263</text:p>
          </table:table-cell>
          <table:table-cell office:value-type="float" office:value="0.00564815755001987" calcext:value-type="float">
            <text:p>0.00564815755001987</text:p>
          </table:table-cell>
          <table:table-cell office:value-type="float" office:value="0.0126450960333707" calcext:value-type="float">
            <text:p>0.0126450960333707</text:p>
          </table:table-cell>
          <table:table-cell office:value-type="float" office:value="0.00357723062676833" calcext:value-type="float">
            <text:p>0.00357723062676833</text:p>
          </table:table-cell>
          <table:table-cell office:value-type="float" office:value="0.004099465374693" calcext:value-type="float">
            <text:p>0.004099465374693</text:p>
          </table:table-cell>
          <table:table-cell office:value-type="float" office:value="0.002595439534371" calcext:value-type="float">
            <text:p>0.002595439534371</text:p>
          </table:table-cell>
          <table:table-cell office:value-type="float" office:value="0.00393224348397994" calcext:value-type="float">
            <text:p>0.00393224348397994</text:p>
          </table:table-cell>
          <table:table-cell office:value-type="float" office:value="0.000661586662021983" calcext:value-type="float">
            <text:p>0.000661586662021983</text:p>
          </table:table-cell>
          <table:table-cell office:value-type="float" office:value="0.000836497117507595" calcext:value-type="float">
            <text:p>0.000836497117507595</text:p>
          </table:table-cell>
          <table:table-cell office:value-type="float" office:value="0.0174422263322254" calcext:value-type="float">
            <text:p>0.0174422263322254</text:p>
          </table:table-cell>
          <table:table-cell office:value-type="float" office:value="0.0230596411632666" calcext:value-type="float">
            <text:p>0.0230596411632666</text:p>
          </table:table-cell>
          <table:table-cell office:value-type="float" office:value="0.0129333233247367" calcext:value-type="float">
            <text:p>0.0129333233247367</text:p>
          </table:table-cell>
          <table:table-cell office:value-type="float" office:value="0.00486407444132033" calcext:value-type="float">
            <text:p>0.00486407444132033</text:p>
          </table:table-cell>
          <table:table-cell office:value-type="float" office:value="0.0118342641419467" calcext:value-type="float">
            <text:p>0.0118342641419467</text:p>
          </table:table-cell>
          <table:table-cell office:value-type="float" office:value="0.00641737281227505" calcext:value-type="float">
            <text:p>0.00641737281227505</text:p>
          </table:table-cell>
          <table:table-cell office:value-type="float" office:value="0.0056635687019408" calcext:value-type="float">
            <text:p>0.0056635687019408</text:p>
          </table:table-cell>
          <table:table-cell office:value-type="float" office:value="0.00506514869963465" calcext:value-type="float">
            <text:p>0.00506514869963465</text:p>
          </table:table-cell>
          <table:table-cell office:value-type="float" office:value="0.0010346283391626" calcext:value-type="float">
            <text:p>0.0010346283391626</text:p>
          </table:table-cell>
          <table:table-cell office:value-type="float" office:value="0.00105700052889829" calcext:value-type="float">
            <text:p>0.00105700052889829</text:p>
          </table:table-cell>
          <table:table-cell office:value-type="float" office:value="0.00275379777954517" calcext:value-type="float">
            <text:p>0.00275379777954517</text:p>
          </table:table-cell>
          <table:table-cell office:value-type="float" office:value="0.00467376875797595" calcext:value-type="float">
            <text:p>0.00467376875797595</text:p>
          </table:table-cell>
        </table:table-row>
        <table:table-row table:style-name="ro1">
          <table:table-cell office:value-type="string" calcext:value-type="string">
            <text:p>Neisseria</text:p>
          </table:table-cell>
          <table:table-cell office:value-type="float" office:value="0.000216991806741" calcext:value-type="float">
            <text:p>0.000216991806741</text:p>
          </table:table-cell>
          <table:table-cell office:value-type="float" office:value="0.000313792594382044" calcext:value-type="float">
            <text:p>0.00031379259438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37467645033333" calcext:value-type="float">
            <text:p>2.37467645033333E-05</text:p>
          </table:table-cell>
          <table:table-cell office:value-type="float" office:value="0.0000581674560752027" calcext:value-type="float">
            <text:p>5.8167456075202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29658285672167" calcext:value-type="float">
            <text:p>3.29658285672167E-05</text:p>
          </table:table-cell>
          <table:table-cell office:value-type="float" office:value="0.0000624832869473276" calcext:value-type="float">
            <text:p>6.2483286947327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sseriaceae</text:p>
          </table:table-cell>
          <table:table-cell office:value-type="float" office:value="0.000412014359560333" calcext:value-type="float">
            <text:p>0.000412014359560333</text:p>
          </table:table-cell>
          <table:table-cell office:value-type="float" office:value="0.000611611004721652" calcext:value-type="float">
            <text:p>0.000611611004721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65833434924667" calcext:value-type="float">
            <text:p>2.65833434924667E-05</text:p>
          </table:table-cell>
          <table:table-cell office:value-type="float" office:value="0.0000362430099397886" calcext:value-type="float">
            <text:p>3.62430099397886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0615093981153333" calcext:value-type="float">
            <text:p>6.15093981153333E-06</text:p>
          </table:table-cell>
          <table:table-cell office:value-type="float" office:value="0.00000974360892501224" calcext:value-type="float">
            <text:p>9.74360892501224E-06</text:p>
          </table:table-cell>
        </table:table-row>
        <table:table-row table:style-name="ro1">
          <table:table-cell office:value-type="string" calcext:value-type="string">
            <text:p>Nesterenkonia</text:p>
          </table:table-cell>
          <table:table-cell office:value-type="float" office:value="0.0000279588670589833" calcext:value-type="float">
            <text:p>2.79588670589833E-05</text:p>
          </table:table-cell>
          <table:table-cell office:value-type="float" office:value="0.0000435518374473787" calcext:value-type="float">
            <text:p>4.3551837447378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8421885579045" calcext:value-type="float">
            <text:p>0.00018421885579045</text:p>
          </table:table-cell>
          <table:table-cell office:value-type="float" office:value="0.000275194516338545" calcext:value-type="float">
            <text:p>0.0002751945163385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02581126549045" calcext:value-type="float">
            <text:p>2.581126549045E-05</text:p>
          </table:table-cell>
          <table:table-cell office:value-type="float" office:value="0.0000347258951143042" calcext:value-type="float">
            <text:p>3.47258951143042E-05</text:p>
          </table:table-cell>
        </table:table-row>
        <table:table-row table:style-name="ro1">
          <table:table-cell office:value-type="string" calcext:value-type="string">
            <text:p>Nevsk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0103140001602333" calcext:value-type="float">
            <text:p>1.03140001602333E-05</text:p>
          </table:table-cell>
          <table:table-cell office:value-type="float" office:value="0.0000121255959915217" calcext:value-type="float">
            <text:p>1.21255959915217E-05</text:p>
          </table:table-cell>
        </table:table-row>
        <table:table-row table:style-name="ro1">
          <table:table-cell office:value-type="string" calcext:value-type="string">
            <text:p>Nitrososphaeraceae</text:p>
          </table:table-cell>
          <table:table-cell office:value-type="float" office:value="0.000058190542694" calcext:value-type="float">
            <text:p>0.000058190542694</text:p>
          </table:table-cell>
          <table:table-cell office:value-type="float" office:value="0.00014253713745594" calcext:value-type="float">
            <text:p>0.0001425371374559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712128980801667" calcext:value-type="float">
            <text:p>7.12128980801667E-06</text:p>
          </table:table-cell>
          <table:table-cell office:value-type="float" office:value="0.0000174435263401232" calcext:value-type="float">
            <text:p>1.74435263401232E-05</text:p>
          </table:table-cell>
        </table:table-row>
        <table:table-row table:style-name="ro1">
          <table:table-cell office:value-type="string" calcext:value-type="string">
            <text:p>Nocardioides</text:p>
          </table:table-cell>
          <table:table-cell office:value-type="float" office:value="0.000874238397157333" calcext:value-type="float">
            <text:p>0.000874238397157333</text:p>
          </table:table-cell>
          <table:table-cell office:value-type="float" office:value="0.000569274687530721" calcext:value-type="float">
            <text:p>0.000569274687530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24494490018333" calcext:value-type="float">
            <text:p>8.24494490018333E-06</text:p>
          </table:table-cell>
          <table:table-cell office:value-type="float" office:value="0.0000135029925249711" calcext:value-type="float">
            <text:p>1.3502992524971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32827358151667" calcext:value-type="float">
            <text:p>4.32827358151667E-06</text:p>
          </table:table-cell>
          <table:table-cell office:value-type="float" office:value="0.0000106020617418845" calcext:value-type="float">
            <text:p>1.06020617418845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4237006408" calcext:value-type="float">
            <text:p>6.04237006408E-06</text:p>
          </table:table-cell>
          <table:table-cell office:value-type="float" office:value="0.00000827997360105885" calcext:value-type="float">
            <text:p>8.27997360105885E-06</text:p>
          </table:table-cell>
          <table:table-cell office:value-type="float" office:value="0.00005177995788426" calcext:value-type="float">
            <text:p>5.177995788426E-05</text:p>
          </table:table-cell>
          <table:table-cell office:value-type="float" office:value="0.0000446376372415345" calcext:value-type="float">
            <text:p>4.46376372415345E-05</text:p>
          </table:table-cell>
          <table:table-cell office:value-type="float" office:value="0.00005652059597235" calcext:value-type="float">
            <text:p>5.652059597235E-05</text:p>
          </table:table-cell>
          <table:table-cell office:value-type="float" office:value="0.0000440408388340472" calcext:value-type="float">
            <text:p>4.40408388340472E-05</text:p>
          </table:table-cell>
        </table:table-row>
        <table:table-row table:style-name="ro1">
          <table:table-cell office:value-type="string" calcext:value-type="string">
            <text:p>Nocardiop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16907020035" calcext:value-type="float">
            <text:p>1.016907020035E-05</text:p>
          </table:table-cell>
          <table:table-cell office:value-type="float" office:value="0.0000166350953418548" calcext:value-type="float">
            <text:p>1.66350953418548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181872033578" calcext:value-type="float">
            <text:p>2.181872033578E-05</text:p>
          </table:table-cell>
          <table:table-cell office:value-type="float" office:value="0.0000299695466115678" calcext:value-type="float">
            <text:p>2.99695466115678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Nordell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1239432163918" calcext:value-type="float">
            <text:p>1.239432163918E-05</text:p>
          </table:table-cell>
          <table:table-cell office:value-type="float" office:value="0.000011365183189808" calcext:value-type="float">
            <text:p>1.1365183189808E-05</text:p>
          </table:table-cell>
          <table:table-cell office:value-type="float" office:value="0.0000145098784123167" calcext:value-type="float">
            <text:p>1.45098784123167E-05</text:p>
          </table:table-cell>
          <table:table-cell office:value-type="float" office:value="0.0000182123413647945" calcext:value-type="float">
            <text:p>1.82123413647945E-05</text:p>
          </table:table-cell>
        </table:table-row>
        <table:table-row table:style-name="ro1">
          <table:table-cell office:value-type="string" calcext:value-type="string">
            <text:p>Nosocomiicoccus</text:p>
          </table:table-cell>
          <table:table-cell office:value-type="float" office:value="0.0001269403410285" calcext:value-type="float">
            <text:p>0.0001269403410285</text:p>
          </table:table-cell>
          <table:table-cell office:value-type="float" office:value="0.000211999152335881" calcext:value-type="float">
            <text:p>0.00021199915233588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tocales</text:p>
          </table:table-cell>
          <table:table-cell office:value-type="float" office:value="0.000144775229483833" calcext:value-type="float">
            <text:p>0.000144775229483833</text:p>
          </table:table-cell>
          <table:table-cell office:value-type="float" office:value="0.000267269094578036" calcext:value-type="float">
            <text:p>0.00026726909457803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iherbaspirillum</text:p>
          </table:table-cell>
          <table:table-cell office:value-type="float" office:value="0.00562453258166953" calcext:value-type="float">
            <text:p>0.00562453258166953</text:p>
          </table:table-cell>
          <table:table-cell office:value-type="float" office:value="0.00816517107105171" calcext:value-type="float">
            <text:p>0.0081651710710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33546359474833" calcext:value-type="float">
            <text:p>2.33546359474833E-05</text:p>
          </table:table-cell>
          <table:table-cell office:value-type="float" office:value="0.0000347468466139994" calcext:value-type="float">
            <text:p>3.47468466139994E-05</text:p>
          </table:table-cell>
          <table:table-cell office:value-type="float" office:value="0.00000443628168615" calcext:value-type="float">
            <text:p>4.43628168615E-06</text:p>
          </table:table-cell>
          <table:table-cell office:value-type="float" office:value="0.0000108666264863213" calcext:value-type="float">
            <text:p>1.08666264863213E-05</text:p>
          </table:table-cell>
          <table:table-cell office:value-type="float" office:value="0.00011492465759595" calcext:value-type="float">
            <text:p>0.00011492465759595</text:p>
          </table:table-cell>
          <table:table-cell office:value-type="float" office:value="0.000140611764185265" calcext:value-type="float">
            <text:p>0.0001406117641852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193799361078" calcext:value-type="float">
            <text:p>1.193799361078E-05</text:p>
          </table:table-cell>
          <table:table-cell office:value-type="float" office:value="0.0000128840541412269" calcext:value-type="float">
            <text:p>1.28840541412269E-05</text:p>
          </table:table-cell>
          <table:table-cell office:value-type="float" office:value="0.00000919787337698" calcext:value-type="float">
            <text:p>9.19787337698E-06</text:p>
          </table:table-cell>
          <table:table-cell office:value-type="float" office:value="0.0000127292300381211" calcext:value-type="float">
            <text:p>1.27292300381211E-05</text:p>
          </table:table-cell>
          <table:table-cell office:value-type="float" office:value="0.0000108014182829667" calcext:value-type="float">
            <text:p>1.08014182829667E-05</text:p>
          </table:table-cell>
          <table:table-cell office:value-type="float" office:value="0.0000169160649324368" calcext:value-type="float">
            <text:p>1.69160649324368E-05</text:p>
          </table:table-cell>
        </table:table-row>
        <table:table-row table:style-name="ro1">
          <table:table-cell office:value-type="string" calcext:value-type="string">
            <text:p>Novosphingobium</text:p>
          </table:table-cell>
          <table:table-cell office:value-type="float" office:value="0.00004859042411965" calcext:value-type="float">
            <text:p>4.859042411965E-05</text:p>
          </table:table-cell>
          <table:table-cell office:value-type="float" office:value="0.0000870380774776364" calcext:value-type="float">
            <text:p>8.70380774776364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11185990243333" calcext:value-type="float">
            <text:p>4.11185990243333E-05</text:p>
          </table:table-cell>
          <table:table-cell office:value-type="float" office:value="0.000100719586547719" calcext:value-type="float">
            <text:p>0.0001007195865477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7487280736" calcext:value-type="float">
            <text:p>6.07487280736E-06</text:p>
          </table:table-cell>
          <table:table-cell office:value-type="float" office:value="0.0000135838285519219" calcext:value-type="float">
            <text:p>1.3583828551921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74752653866667" calcext:value-type="float">
            <text:p>4.74752653866667E-06</text:p>
          </table:table-cell>
          <table:table-cell office:value-type="float" office:value="0.0000116290175600549" calcext:value-type="float">
            <text:p>1.16290175600549E-05</text:p>
          </table:table-cell>
        </table:table-row>
        <table:table-row table:style-name="ro1">
          <table:table-cell office:value-type="string" calcext:value-type="string">
            <text:p>Oceanimonas</text:p>
          </table:table-cell>
          <table:table-cell office:value-type="float" office:value="0.0000340822916933333" calcext:value-type="float">
            <text:p>3.40822916933333E-05</text:p>
          </table:table-cell>
          <table:table-cell office:value-type="float" office:value="0.0000834842239133643" calcext:value-type="float">
            <text:p>8.34842239133643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13454075843333" calcext:value-type="float">
            <text:p>3.13454075843333E-06</text:p>
          </table:table-cell>
          <table:table-cell office:value-type="float" office:value="0.00000767802543611825" calcext:value-type="float">
            <text:p>7.67802543611825E-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senella</text:p>
          </table:table-cell>
          <table:table-cell office:value-type="float" office:value="0.000109311672083667" calcext:value-type="float">
            <text:p>0.000109311672083667</text:p>
          </table:table-cell>
          <table:table-cell office:value-type="float" office:value="0.000175849531096768" calcext:value-type="float">
            <text:p>0.00017584953109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office:value-type="float" office:value="0.0000128021302744833" calcext:value-type="float">
            <text:p>1.28021302744833E-05</text:p>
          </table:table-cell>
          <table:table-cell office:value-type="float" office:value="0.0000313586867931209" calcext:value-type="float">
            <text:p>3.13586867931209E-05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itutacea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4630256320824" calcext:value-type="float">
            <text:p>4.630256320824E-05</text:p>
          </table:table-cell>
          <table:table-cell office:value-type="float" office:value="0.0000388688757232098" calcext:value-type="float">
            <text:p>3.88688757232098E-05</text:p>
          </table:table-cell>
          <table:table-cell office:value-type="float" office:value="0.0000379802123093333" calcext:value-type="float">
            <text:p>3.79802123093333E-05</text:p>
          </table:table-cell>
          <table:table-cell office:value-type="float" office:value="0.0000930321404804394" calcext:value-type="float">
            <text:p>9.30321404804394E-05</text:p>
          </table:table-cell>
        </table:table-row>
        <table:table-row table:style-name="ro1">
          <table:table-cell office:value-type="string" calcext:value-type="string">
            <text:p>Ornithinimicrobium</text:p>
          </table:table-cell>
          <table:table-cell office:value-type="float" office:value="0.0000847603854768333" calcext:value-type="float">
            <text:p>8.47603854768333E-05</text:p>
          </table:table-cell>
          <table:table-cell office:value-type="float" office:value="0.000133656531695507" calcext:value-type="float">
            <text:p>0.000133656531695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620203184785" calcext:value-type="float">
            <text:p>6.20203184785E-06</text:p>
          </table:table-cell>
          <table:table-cell office:value-type="float" office:value="0.0000105785728280138" calcext:value-type="float">
            <text:p>1.05785728280138E-05</text:p>
          </table:table-cell>
          <table:table-cell office:value-type="float" office:value="0.00000999050391128333" calcext:value-type="float">
            <text:p>9.99050391128333E-06</text:p>
          </table:table-cell>
          <table:table-cell office:value-type="float" office:value="0.0000164870180455917" calcext:value-type="float">
            <text:p>1.6487018045591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cillibacter</text:p>
          </table:table-cell>
          <table:table-cell office:value-type="float" office:value="0.02031477366319" calcext:value-type="float">
            <text:p>0.02031477366319</text:p>
          </table:table-cell>
          <table:table-cell office:value-type="float" office:value="0.0139165049108203" calcext:value-type="float">
            <text:p>0.0139165049108203</text:p>
          </table:table-cell>
          <table:table-cell office:value-type="float" office:value="0.0186659422994244" calcext:value-type="float">
            <text:p>0.0186659422994244</text:p>
          </table:table-cell>
          <table:table-cell office:value-type="float" office:value="0.0411970808221266" calcext:value-type="float">
            <text:p>0.0411970808221266</text:p>
          </table:table-cell>
          <table:table-cell office:value-type="float" office:value="0.00768274809813383" calcext:value-type="float">
            <text:p>0.00768274809813383</text:p>
          </table:table-cell>
          <table:table-cell office:value-type="float" office:value="0.0081553035802097" calcext:value-type="float">
            <text:p>0.0081553035802097</text:p>
          </table:table-cell>
          <table:table-cell office:value-type="float" office:value="0.00328630460434948" calcext:value-type="float">
            <text:p>0.00328630460434948</text:p>
          </table:table-cell>
          <table:table-cell office:value-type="float" office:value="0.00489172607663704" calcext:value-type="float">
            <text:p>0.00489172607663704</text:p>
          </table:table-cell>
          <table:table-cell office:value-type="float" office:value="0.000691982478465167" calcext:value-type="float">
            <text:p>0.000691982478465167</text:p>
          </table:table-cell>
          <table:table-cell office:value-type="float" office:value="0.00090311071588846" calcext:value-type="float">
            <text:p>0.00090311071588846</text:p>
          </table:table-cell>
          <table:table-cell office:value-type="float" office:value="0.0376843147375767" calcext:value-type="float">
            <text:p>0.0376843147375767</text:p>
          </table:table-cell>
          <table:table-cell office:value-type="float" office:value="0.0225246719505834" calcext:value-type="float">
            <text:p>0.0225246719505834</text:p>
          </table:table-cell>
          <table:table-cell office:value-type="float" office:value="0.0292147508031333" calcext:value-type="float">
            <text:p>0.0292147508031333</text:p>
          </table:table-cell>
          <table:table-cell office:value-type="float" office:value="0.0193446118234634" calcext:value-type="float">
            <text:p>0.0193446118234634</text:p>
          </table:table-cell>
          <table:table-cell office:value-type="float" office:value="0.00866014254315" calcext:value-type="float">
            <text:p>0.00866014254315</text:p>
          </table:table-cell>
          <table:table-cell office:value-type="float" office:value="0.00451053800640655" calcext:value-type="float">
            <text:p>0.00451053800640655</text:p>
          </table:table-cell>
          <table:table-cell office:value-type="float" office:value="0.012708536759624" calcext:value-type="float">
            <text:p>0.012708536759624</text:p>
          </table:table-cell>
          <table:table-cell office:value-type="float" office:value="0.00702316922497681" calcext:value-type="float">
            <text:p>0.00702316922497681</text:p>
          </table:table-cell>
          <table:table-cell office:value-type="float" office:value="0.00338959734056338" calcext:value-type="float">
            <text:p>0.00338959734056338</text:p>
          </table:table-cell>
          <table:table-cell office:value-type="float" office:value="0.00483450330999332" calcext:value-type="float">
            <text:p>0.00483450330999332</text:p>
          </table:table-cell>
          <table:table-cell office:value-type="float" office:value="0.00342535052472333" calcext:value-type="float">
            <text:p>0.00342535052472333</text:p>
          </table:table-cell>
          <table:table-cell office:value-type="float" office:value="0.00583908699011283" calcext:value-type="float">
            <text:p>0.00583908699011283</text:p>
          </table:table-cell>
        </table:table-row>
        <table:table-row table:style-name="ro1">
          <table:table-cell office:value-type="string" calcext:value-type="string">
            <text:p>PLTA13</text:p>
          </table:table-cell>
          <table:table-cell office:value-type="float" office:value="0.0000426028646166667" calcext:value-type="float">
            <text:p>4.26028646166667E-05</text:p>
          </table:table-cell>
          <table:table-cell office:value-type="float" office:value="0.000104355279891705" calcext:value-type="float">
            <text:p>0.00010435527989170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Paenalcaligen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38162290846667" calcext:value-type="float">
            <text:p>3.38162290846667E-06</text:p>
          </table:table-cell>
          <table:table-cell office:value-type="float" office:value="0.00000828325062824972" calcext:value-type="float">
            <text:p>8.28325062824972E-06</text:p>
          </table:table-cell>
          <table:table-cell office:value-type="float" office:value="0.0000324620518613333" calcext:value-type="float">
            <text:p>3.24620518613333E-05</text:p>
          </table:table-cell>
          <table:table-cell office:value-type="float" office:value="0.0000795154630640316" calcext:value-type="float">
            <text:p>7.95154630640316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enibacillus</text:p>
          </table:table-cell>
          <table:table-cell office:value-type="float" office:value="0.000651787763621" calcext:value-type="float">
            <text:p>0.000651787763621</text:p>
          </table:table-cell>
          <table:table-cell office:value-type="float" office:value="0.00078282968837461" calcext:value-type="float">
            <text:p>0.00078282968837461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379284005294333" calcext:value-type="float">
            <text:p>3.79284005294333E-05</text:p>
          </table:table-cell>
          <table:table-cell office:value-type="float" office:value="0.0000784244770201125" calcext:value-type="float">
            <text:p>7.84244770201125E-05</text:p>
          </table:table-cell>
          <table:table-cell office:value-type="float" office:value="0.00000443628168615" calcext:value-type="float">
            <text:p>4.43628168615E-06</text:p>
          </table:table-cell>
          <table:table-cell office:value-type="float" office:value="0.0000108666264863213" calcext:value-type="float">
            <text:p>1.08666264863213E-05</text:p>
          </table:table-cell>
          <table:table-cell office:value-type="float" office:value="0.0000946764946103333" calcext:value-type="float">
            <text:p>9.46764946103333E-05</text:p>
          </table:table-cell>
          <table:table-cell office:value-type="float" office:value="0.000104348349470036" calcext:value-type="float">
            <text:p>0.0001043483494700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187094853104" calcext:value-type="float">
            <text:p>8.187094853104E-05</text:p>
          </table:table-cell>
          <table:table-cell office:value-type="float" office:value="0.000073099072575601" calcext:value-type="float">
            <text:p>7.3099072575601E-05</text:p>
          </table:table-cell>
          <table:table-cell office:value-type="float" office:value="0.0000826190360114167" calcext:value-type="float">
            <text:p>8.26190360114167E-05</text:p>
          </table:table-cell>
          <table:table-cell office:value-type="float" office:value="0.000122239884722887" calcext:value-type="float">
            <text:p>0.000122239884722887</text:p>
          </table:table-cell>
        </table:table-row>
        <table:table-row table:style-name="ro1">
          <table:table-cell office:value-type="string" calcext:value-type="string">
            <text:p>Paeniclostrid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207784189405" calcext:value-type="float">
            <text:p>0.0000207784189405</text:p>
          </table:table-cell>
          <table:table-cell office:value-type="float" office:value="0.0000508965240660065" calcext:value-type="float">
            <text:p>5.0896524066006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128766922475" calcext:value-type="float">
            <text:p>5.128766922475E-05</text:p>
          </table:table-cell>
          <table:table-cell office:value-type="float" office:value="0.000115160051641486" calcext:value-type="float">
            <text:p>0.000115160051641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077178359188" calcext:value-type="float">
            <text:p>0.0000077178359188</text:p>
          </table:table-cell>
          <table:table-cell office:value-type="float" office:value="0.0000172576057536263" calcext:value-type="float">
            <text:p>1.7257605753626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onibacter</text:p>
          </table:table-cell>
          <table:table-cell office:value-type="float" office:value="0.00128773086611217" calcext:value-type="float">
            <text:p>0.00128773086611217</text:p>
          </table:table-cell>
          <table:table-cell office:value-type="float" office:value="0.000953549953472106" calcext:value-type="float">
            <text:p>0.00095354995347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770318026345" calcext:value-type="float">
            <text:p>2.770318026345E-05</text:p>
          </table:table-cell>
          <table:table-cell office:value-type="float" office:value="0.0000435691460153046" calcext:value-type="float">
            <text:p>4.35691460153046E-05</text:p>
          </table:table-cell>
          <table:table-cell office:value-type="float" office:value="0.0000341390140653333" calcext:value-type="float">
            <text:p>3.41390140653333E-05</text:p>
          </table:table-cell>
          <table:table-cell office:value-type="float" office:value="0.0000836231647817646" calcext:value-type="float">
            <text:p>8.36231647817646E-05</text:p>
          </table:table-cell>
          <table:table-cell office:value-type="float" office:value="0.000531268739819633" calcext:value-type="float">
            <text:p>0.000531268739819633</text:p>
          </table:table-cell>
          <table:table-cell office:value-type="float" office:value="0.000658889615818279" calcext:value-type="float">
            <text:p>0.000658889615818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55128489468" calcext:value-type="float">
            <text:p>6.55128489468E-06</text:p>
          </table:table-cell>
          <table:table-cell office:value-type="float" office:value="0.00000898953789999355" calcext:value-type="float">
            <text:p>8.98953789999355E-06</text:p>
          </table:table-cell>
          <table:table-cell office:value-type="float" office:value="0.00014432568402518" calcext:value-type="float">
            <text:p>0.00014432568402518</text:p>
          </table:table-cell>
          <table:table-cell office:value-type="float" office:value="0.000187000735940473" calcext:value-type="float">
            <text:p>0.000187000735940473</text:p>
          </table:table-cell>
          <table:table-cell office:value-type="float" office:value="0.00024514793441455" calcext:value-type="float">
            <text:p>0.00024514793441455</text:p>
          </table:table-cell>
          <table:table-cell office:value-type="float" office:value="0.000536045385509413" calcext:value-type="float">
            <text:p>0.000536045385509413</text:p>
          </table:table-cell>
        </table:table-row>
        <table:table-row table:style-name="ro1">
          <table:table-cell office:value-type="string" calcext:value-type="string">
            <text:p>Papillibac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71667000920667" calcext:value-type="float">
            <text:p>1.71667000920667E-05</text:p>
          </table:table-cell>
          <table:table-cell office:value-type="float" office:value="0.0000266225386840959" calcext:value-type="float">
            <text:p>2.66225386840959E-05</text:p>
          </table:table-cell>
          <table:table-cell office:value-type="float" office:value="0.00000443628168615" calcext:value-type="float">
            <text:p>4.43628168615E-06</text:p>
          </table:table-cell>
          <table:table-cell office:value-type="float" office:value="0.0000108666264863213" calcext:value-type="float">
            <text:p>1.08666264863213E-05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11129354621167" calcext:value-type="float">
            <text:p>4.11129354621167E-05</text:p>
          </table:table-cell>
          <table:table-cell office:value-type="float" office:value="0.0000427066141593923" calcext:value-type="float">
            <text:p>4.27066141593923E-05</text:p>
          </table:table-cell>
          <table:table-cell office:value-type="float" office:value="0.0000885794362387" calcext:value-type="float">
            <text:p>0.0000885794362387</text:p>
          </table:table-cell>
          <table:table-cell office:value-type="float" office:value="0.0000427487209260173" calcext:value-type="float">
            <text:p>4.27487209260173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55533884918333" calcext:value-type="float">
            <text:p>3.55533884918333E-05</text:p>
          </table:table-cell>
          <table:table-cell office:value-type="float" office:value="0.0000870876604319312" calcext:value-type="float">
            <text:p>8.70876604319312E-05</text:p>
          </table:table-cell>
        </table:table-row>
        <table:table-row table:style-name="ro1">
          <table:table-cell office:value-type="string" calcext:value-type="string">
            <text:p>Paracaedibacteracea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2121057163276" calcext:value-type="float">
            <text:p>2.121057163276E-05</text:p>
          </table:table-cell>
          <table:table-cell office:value-type="float" office:value="0.0000250907536222335" calcext:value-type="float">
            <text:p>2.50907536222335E-05</text:p>
          </table:table-cell>
          <table:table-cell office:value-type="float" office:value="0.0000189901061546667" calcext:value-type="float">
            <text:p>1.89901061546667E-05</text:p>
          </table:table-cell>
          <table:table-cell office:value-type="float" office:value="0.0000465160702402197" calcext:value-type="float">
            <text:p>4.65160702402197E-05</text:p>
          </table:table-cell>
        </table:table-row>
        <table:table-row table:style-name="ro1">
          <table:table-cell office:value-type="string" calcext:value-type="string">
            <text:p>Parachlamydiaceae</text:p>
          </table:table-cell>
          <table:table-cell office:value-type="float" office:value="0.0000273204138131667" calcext:value-type="float">
            <text:p>2.73204138131667E-05</text:p>
          </table:table-cell>
          <table:table-cell office:value-type="float" office:value="0.0000669210734039436" calcext:value-type="float">
            <text:p>6.69210734039436E-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coccus</text:p>
          </table:table-cell>
          <table:table-cell office:value-type="float" office:value="0.0007230100971585" calcext:value-type="float">
            <text:p>0.0007230100971585</text:p>
          </table:table-cell>
          <table:table-cell office:value-type="float" office:value="0.000533248406660099" calcext:value-type="float">
            <text:p>0.000533248406660099</text:p>
          </table:table-cell>
          <table:table-cell office:value-type="float" office:value="0.0000029913072611" calcext:value-type="float">
            <text:p>0.0000029913072611</text:p>
          </table:table-cell>
          <table:table-cell office:value-type="float" office:value="0.00000732717645357729" calcext:value-type="float">
            <text:p>7.32717645357729E-06</text:p>
          </table:table-cell>
          <table:table-cell office:value-type="float" office:value="0.0000105531986745167" calcext:value-type="float">
            <text:p>1.05531986745167E-05</text:p>
          </table:table-cell>
          <table:table-cell office:value-type="float" office:value="0.0000258499519067816" calcext:value-type="float">
            <text:p>2.5849951906781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8206839537833" calcext:value-type="float">
            <text:p>1.08206839537833E-05</text:p>
          </table:table-cell>
          <table:table-cell office:value-type="float" office:value="0.0000265051543546908" calcext:value-type="float">
            <text:p>2.65051543546908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533215547678" calcext:value-type="float">
            <text:p>9.533215547678E-05</text:p>
          </table:table-cell>
          <table:table-cell office:value-type="float" office:value="0.000104388725043464" calcext:value-type="float">
            <text:p>0.000104388725043464</text:p>
          </table:table-cell>
          <table:table-cell office:value-type="float" office:value="0.0000978961157978167" calcext:value-type="float">
            <text:p>9.78961157978167E-05</text:p>
          </table:table-cell>
          <table:table-cell office:value-type="float" office:value="0.000160394205525879" calcext:value-type="float">
            <text:p>0.000160394205525879</text:p>
          </table:table-cell>
        </table:table-row>
        <table:table-row table:style-name="ro1">
          <table:table-cell office:value-type="string" calcext:value-type="string">
            <text:p>Paraeggerthell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5455902835835" calcext:value-type="float">
            <text:p>5.455902835835E-05</text:p>
          </table:table-cell>
          <table:table-cell office:value-type="float" office:value="0.0000751194648537351" calcext:value-type="float">
            <text:p>7.51194648537351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07905549883333" calcext:value-type="float">
            <text:p>5.07905549883333E-06</text:p>
          </table:table-cell>
          <table:table-cell office:value-type="float" office:value="0.0000124410943474187" calcext:value-type="float">
            <text:p>1.24410943474187E-05</text:p>
          </table:table-cell>
        </table:table-row>
        <table:table-row table:style-name="ro1">
          <table:table-cell office:value-type="string" calcext:value-type="string">
            <text:p>Parasegetibacter</text:p>
          </table:table-cell>
          <table:table-cell office:value-type="float" office:value="0.00104558452301817" calcext:value-type="float">
            <text:p>0.00104558452301817</text:p>
          </table:table-cell>
          <table:table-cell office:value-type="float" office:value="0.00204751082079771" calcext:value-type="float">
            <text:p>0.00204751082079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3669112583333" calcext:value-type="float">
            <text:p>5.93669112583333E-06</text:p>
          </table:table-cell>
          <table:table-cell office:value-type="float" office:value="0.0000145418640188007" calcext:value-type="float">
            <text:p>1.45418640188007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573621891914217" calcext:value-type="float">
            <text:p>0.000573621891914217</text:p>
          </table:table-cell>
          <table:table-cell office:value-type="float" office:value="0.000592307388734796" calcext:value-type="float">
            <text:p>0.0005923073887347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office:value-type="float" office:value="0.00004159162437145" calcext:value-type="float">
            <text:p>4.159162437145E-05</text:p>
          </table:table-cell>
          <table:table-cell office:value-type="float" office:value="0.0000916735712864563" calcext:value-type="float">
            <text:p>9.16735712864563E-05</text:p>
          </table:table-cell>
        </table:table-row>
        <table:table-row table:style-name="ro1">
          <table:table-cell office:value-type="string" calcext:value-type="string">
            <text:p>Parasutterella</text:p>
          </table:table-cell>
          <table:table-cell office:value-type="float" office:value="0.0000698188353003333" calcext:value-type="float">
            <text:p>6.98188353003333E-05</text:p>
          </table:table-cell>
          <table:table-cell office:value-type="float" office:value="0.000171020520921235" calcext:value-type="float">
            <text:p>0.000171020520921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8588492318" calcext:value-type="float">
            <text:p>0.000038588492318</text:p>
          </table:table-cell>
          <table:table-cell office:value-type="float" office:value="0.0000945221161224085" calcext:value-type="float">
            <text:p>9.45221161224085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91477206481667" calcext:value-type="float">
            <text:p>2.91477206481667E-05</text:p>
          </table:table-cell>
          <table:table-cell office:value-type="float" office:value="0.0000713970427531937" calcext:value-type="float">
            <text:p>7.13970427531937E-05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95629489575" calcext:value-type="float">
            <text:p>0.0001795629489575</text:p>
          </table:table-cell>
          <table:table-cell office:value-type="float" office:value="0.000411207637727022" calcext:value-type="float">
            <text:p>0.000411207637727022</text:p>
          </table:table-cell>
        </table:table-row>
        <table:table-row table:style-name="ro1">
          <table:table-cell office:value-type="string" calcext:value-type="string">
            <text:p>Pectobacterium</text:p>
          </table:table-cell>
          <table:table-cell office:value-type="float" office:value="0.00026739950408715" calcext:value-type="float">
            <text:p>0.00026739950408715</text:p>
          </table:table-cell>
          <table:table-cell office:value-type="float" office:value="0.000502335629197554" calcext:value-type="float">
            <text:p>0.000502335629197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iococcus</text:p>
          </table:table-cell>
          <table:table-cell office:value-type="float" office:value="0.0000625482709481667" calcext:value-type="float">
            <text:p>6.25482709481667E-05</text:p>
          </table:table-cell>
          <table:table-cell office:value-type="float" office:value="0.000153211348116357" calcext:value-type="float">
            <text:p>0.000153211348116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91034020535" calcext:value-type="float">
            <text:p>0.0000491034020535</text:p>
          </table:table-cell>
          <table:table-cell office:value-type="float" office:value="0.0000513357408176335" calcext:value-type="float">
            <text:p>5.13357408176335E-05</text:p>
          </table:table-cell>
          <table:table-cell office:value-type="float" office:value="0.00000473444498101667" calcext:value-type="float">
            <text:p>4.73444498101667E-06</text:p>
          </table:table-cell>
          <table:table-cell office:value-type="float" office:value="0.0000115969744187716" calcext:value-type="float">
            <text:p>1.1596974418771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66274710293333" calcext:value-type="float">
            <text:p>2.66274710293333E-06</text:p>
          </table:table-cell>
          <table:table-cell office:value-type="float" office:value="0.00000652237171626082" calcext:value-type="float">
            <text:p>6.5223717162608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375283027204" calcext:value-type="float">
            <text:p>0.00031375283027204</text:p>
          </table:table-cell>
          <table:table-cell office:value-type="float" office:value="0.000440646314547134" calcext:value-type="float">
            <text:p>0.000440646314547134</text:p>
          </table:table-cell>
          <table:table-cell office:value-type="float" office:value="0.0000519448584989" calcext:value-type="float">
            <text:p>0.0000519448584989</text:p>
          </table:table-cell>
          <table:table-cell office:value-type="float" office:value="0.000049020372069995" calcext:value-type="float">
            <text:p>4.9020372069995E-05</text:p>
          </table:table-cell>
        </table:table-row>
        <table:table-row table:style-name="ro1">
          <table:table-cell office:value-type="string" calcext:value-type="string">
            <text:p>Pedobacter</text:p>
          </table:table-cell>
          <table:table-cell office:value-type="float" office:value="0.000142381630236817" calcext:value-type="float">
            <text:p>0.000142381630236817</text:p>
          </table:table-cell>
          <table:table-cell office:value-type="float" office:value="0.000135937075567706" calcext:value-type="float">
            <text:p>0.000135937075567706</text:p>
          </table:table-cell>
          <table:table-cell office:value-type="float" office:value="0.00000504851624108333" calcext:value-type="float">
            <text:p>5.04851624108333E-06</text:p>
          </table:table-cell>
          <table:table-cell office:value-type="float" office:value="0.0000123662887488079" calcext:value-type="float">
            <text:p>1.23662887488079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49809353901667" calcext:value-type="float">
            <text:p>3.49809353901667E-06</text:p>
          </table:table-cell>
          <table:table-cell office:value-type="float" office:value="0.00000856854424311743" calcext:value-type="float">
            <text:p>8.56854424311743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518718201838" calcext:value-type="float">
            <text:p>1.518718201838E-05</text:p>
          </table:table-cell>
          <table:table-cell office:value-type="float" office:value="0.0000339595713797601" calcext:value-type="float">
            <text:p>3.39595713797601E-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sphaeracea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445851353158" calcext:value-type="float">
            <text:p>4.45851353158E-06</text:p>
          </table:table-cell>
          <table:table-cell office:value-type="float" office:value="0.00000996953933521554" calcext:value-type="float">
            <text:p>9.96953933521554E-06</text:p>
          </table:table-cell>
          <table:table-cell office:value-type="float" office:value="0.0000154802284088" calcext:value-type="float">
            <text:p>0.0000154802284088</text:p>
          </table:table-cell>
          <table:table-cell office:value-type="float" office:value="0.0000286460284102403" calcext:value-type="float">
            <text:p>2.86460284102403E-05</text:p>
          </table:table-cell>
        </table:table-row>
        <table:table-row table:style-name="ro1">
          <table:table-cell office:value-type="string" calcext:value-type="string">
            <text:p>Peptococcace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472399567148333" calcext:value-type="float">
            <text:p>4.72399567148333E-05</text:p>
          </table:table-cell>
          <table:table-cell office:value-type="float" office:value="0.0000526403946028371" calcext:value-type="float">
            <text:p>5.26403946028371E-05</text:p>
          </table:table-cell>
          <table:table-cell office:value-type="float" office:value="0.0000516940161843333" calcext:value-type="float">
            <text:p>5.16940161843333E-05</text:p>
          </table:table-cell>
          <table:table-cell office:value-type="float" office:value="0.0000801374072048501" calcext:value-type="float">
            <text:p>8.01374072048501E-05</text:p>
          </table:table-cell>
          <table:table-cell office:value-type="float" office:value="0.00005369183078735" calcext:value-type="float">
            <text:p>5.369183078735E-05</text:p>
          </table:table-cell>
          <table:table-cell office:value-type="float" office:value="0.0000763637207875037" calcext:value-type="float">
            <text:p>7.63637207875037E-05</text:p>
          </table:table-cell>
          <table:table-cell office:value-type="float" office:value="0.00000518508148355" calcext:value-type="float">
            <text:p>5.18508148355E-06</text:p>
          </table:table-cell>
          <table:table-cell office:value-type="float" office:value="0.0000127008039094507" calcext:value-type="float">
            <text:p>1.27008039094507E-05</text:p>
          </table:table-cell>
          <table:table-cell office:value-type="float" office:value="0.000133686517801067" calcext:value-type="float">
            <text:p>0.000133686517801067</text:p>
          </table:table-cell>
          <table:table-cell office:value-type="float" office:value="0.000123035794869162" calcext:value-type="float">
            <text:p>0.000123035794869162</text:p>
          </table:table-cell>
          <table:table-cell office:value-type="float" office:value="0.000302473451825333" calcext:value-type="float">
            <text:p>0.000302473451825333</text:p>
          </table:table-cell>
          <table:table-cell office:value-type="float" office:value="0.000146217376517878" calcext:value-type="float">
            <text:p>0.00014621737651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office:value-type="float" office:value="0.00024779099253505" calcext:value-type="float">
            <text:p>0.00024779099253505</text:p>
          </table:table-cell>
          <table:table-cell office:value-type="float" office:value="0.000443761866099823" calcext:value-type="float">
            <text:p>0.000443761866099823</text:p>
          </table:table-cell>
        </table:table-row>
        <table:table-row table:style-name="ro1">
          <table:table-cell office:value-type="string" calcext:value-type="string">
            <text:p>Peptoniphilus</text:p>
          </table:table-cell>
          <table:table-cell office:value-type="float" office:value="0.0000527109227573333" calcext:value-type="float">
            <text:p>5.27109227573333E-05</text:p>
          </table:table-cell>
          <table:table-cell office:value-type="float" office:value="0.000129114864626724" calcext:value-type="float">
            <text:p>0.0001291148646267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tostreptococcus</text:p>
          </table:table-cell>
          <table:table-cell office:value-type="float" office:value="0.0000368976459301667" calcext:value-type="float">
            <text:p>3.68976459301667E-05</text:p>
          </table:table-cell>
          <table:table-cell office:value-type="float" office:value="0.0000903804052387887" calcext:value-type="float">
            <text:p>9.03804052387887E-0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Peredibacter</text:p>
          </table:table-cell>
          <table:table-cell office:value-type="float" office:value="0.000448540917005667" calcext:value-type="float">
            <text:p>0.000448540917005667</text:p>
          </table:table-cell>
          <table:table-cell office:value-type="float" office:value="0.000432419954389992" calcext:value-type="float">
            <text:p>0.00043241995438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89544622336667" calcext:value-type="float">
            <text:p>3.89544622336667E-05</text:p>
          </table:table-cell>
          <table:table-cell office:value-type="float" office:value="0.0000954185556770012" calcext:value-type="float">
            <text:p>9.54185556770012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60307129911718" calcext:value-type="float">
            <text:p>0.00060307129911718</text:p>
          </table:table-cell>
          <table:table-cell office:value-type="float" office:value="0.000718210874364561" calcext:value-type="float">
            <text:p>0.000718210874364561</text:p>
          </table:table-cell>
          <table:table-cell office:value-type="float" office:value="0.0000477366585185667" calcext:value-type="float">
            <text:p>4.77366585185667E-05</text:p>
          </table:table-cell>
          <table:table-cell office:value-type="float" office:value="0.0000472280279658194" calcext:value-type="float">
            <text:p>4.72280279658194E-05</text:p>
          </table:table-cell>
        </table:table-row>
        <table:table-row table:style-name="ro1">
          <table:table-cell office:value-type="string" calcext:value-type="string">
            <text:p>Perlucidibaca</text:p>
          </table:table-cell>
          <table:table-cell office:value-type="float" office:value="0.000137048399169333" calcext:value-type="float">
            <text:p>0.000137048399169333</text:p>
          </table:table-cell>
          <table:table-cell office:value-type="float" office:value="0.000335698648030137" calcext:value-type="float">
            <text:p>0.00033569864803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1661634288535" calcext:value-type="float">
            <text:p>1.661634288535E-05</text:p>
          </table:table-cell>
          <table:table-cell office:value-type="float" office:value="0.0000407015614602331" calcext:value-type="float">
            <text:p>4.07015614602331E-05</text:p>
          </table:table-cell>
        </table:table-row>
        <table:table-row table:style-name="ro1">
          <table:table-cell office:value-type="string" calcext:value-type="string">
            <text:p>Phyllobacterium</text:p>
          </table:table-cell>
          <table:table-cell office:value-type="float" office:value="0.0000583594061246333" calcext:value-type="float">
            <text:p>5.83594061246333E-05</text:p>
          </table:table-cell>
          <table:table-cell office:value-type="float" office:value="0.000108029550486864" calcext:value-type="float">
            <text:p>0.0001080295504868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ellul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office:value-type="float" office:value="0.0001205169648072" calcext:value-type="float">
            <text:p>0.0001205169648072</text:p>
          </table:table-cell>
          <table:table-cell office:value-type="float" office:value="0.000168097028895113" calcext:value-type="float">
            <text:p>0.000168097028895113</text:p>
          </table:table-cell>
          <table:table-cell office:value-type="float" office:value="0.0000374127830408" calcext:value-type="float">
            <text:p>0.0000374127830408</text:p>
          </table:table-cell>
          <table:table-cell office:value-type="float" office:value="0.0000530491351609122" calcext:value-type="float">
            <text:p>5.30491351609122E-05</text:p>
          </table:table-cell>
        </table:table-row>
        <table:table-row table:style-name="ro1">
          <table:table-cell office:value-type="string" calcext:value-type="string">
            <text:p>Pirellulace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648988980035" calcext:value-type="float">
            <text:p>1.648988980035E-05</text:p>
          </table:table-cell>
          <table:table-cell office:value-type="float" office:value="0.0000270059850499075" calcext:value-type="float">
            <text:p>2.70059850499075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ococcaceae</text:p>
          </table:table-cell>
          <table:table-cell office:value-type="float" office:value="0.000579452676001167" calcext:value-type="float">
            <text:p>0.000579452676001167</text:p>
          </table:table-cell>
          <table:table-cell office:value-type="float" office:value="0.000538861817703624" calcext:value-type="float">
            <text:p>0.000538861817703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20465435855" calcext:value-type="float">
            <text:p>6.20465435855E-06</text:p>
          </table:table-cell>
          <table:table-cell office:value-type="float" office:value="0.00000962564601263173" calcext:value-type="float">
            <text:p>9.6256460126317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85912674621" calcext:value-type="float">
            <text:p>0.0000785912674621</text:p>
          </table:table-cell>
          <table:table-cell office:value-type="float" office:value="0.00017174347326283" calcext:value-type="float">
            <text:p>0.00017174347326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284870735044" calcext:value-type="float">
            <text:p>2.284870735044E-05</text:p>
          </table:table-cell>
          <table:table-cell office:value-type="float" office:value="0.000018339691515782" calcext:value-type="float">
            <text:p>1.8339691515782E-05</text:p>
          </table:table-cell>
          <table:table-cell office:value-type="float" office:value="0.0000137424212451333" calcext:value-type="float">
            <text:p>1.37424212451333E-05</text:p>
          </table:table-cell>
          <table:table-cell office:value-type="float" office:value="0.0000177007501739585" calcext:value-type="float">
            <text:p>1.77007501739585E-05</text:p>
          </table:table-cell>
        </table:table-row>
        <table:table-row table:style-name="ro1">
          <table:table-cell office:value-type="string" calcext:value-type="string">
            <text:p>Pontibacter</text:p>
          </table:table-cell>
          <table:table-cell office:value-type="float" office:value="0.0000645520243155333" calcext:value-type="float">
            <text:p>6.45520243155333E-05</text:p>
          </table:table-cell>
          <table:table-cell office:value-type="float" office:value="0.000122946978859666" calcext:value-type="float">
            <text:p>0.000122946978859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93465508968333" calcext:value-type="float">
            <text:p>1.93465508968333E-06</text:p>
          </table:table-cell>
          <table:table-cell office:value-type="float" office:value="0.00000473891779800259" calcext:value-type="float">
            <text:p>4.73891779800259E-06</text:p>
          </table:table-cell>
          <table:table-cell office:value-type="float" office:value="0.0000256631553618667" calcext:value-type="float">
            <text:p>2.56631553618667E-05</text:p>
          </table:table-cell>
          <table:table-cell office:value-type="float" office:value="0.0000367083659228" calcext:value-type="float">
            <text:p>0.000036708365922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phyromonas</text:p>
          </table:table-cell>
          <table:table-cell office:value-type="float" office:value="0.000232528407002167" calcext:value-type="float">
            <text:p>0.000232528407002167</text:p>
          </table:table-cell>
          <table:table-cell office:value-type="float" office:value="0.000194302622577611" calcext:value-type="float">
            <text:p>0.000194302622577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216413679075" calcext:value-type="float">
            <text:p>0.0000216413679075</text:p>
          </table:table-cell>
          <table:table-cell office:value-type="float" office:value="0.0000530103087092183" calcext:value-type="float">
            <text:p>5.30103087092183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votella</text:p>
          </table:table-cell>
          <table:table-cell office:value-type="float" office:value="0.000202980753437983" calcext:value-type="float">
            <text:p>0.000202980753437983</text:p>
          </table:table-cell>
          <table:table-cell office:value-type="float" office:value="0.000394180888234102" calcext:value-type="float">
            <text:p>0.00039418088823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901190238" calcext:value-type="float">
            <text:p>0.000015901190238</text:p>
          </table:table-cell>
          <table:table-cell office:value-type="float" office:value="0.000038949802386025" calcext:value-type="float">
            <text:p>3.894980238602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18104381079166" calcext:value-type="float">
            <text:p>3.18104381079166E-05</text:p>
          </table:table-cell>
          <table:table-cell office:value-type="float" office:value="0.000077919341858781" calcext:value-type="float">
            <text:p>7.7919341858781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390118072374" calcext:value-type="float">
            <text:p>4.390118072374E-05</text:p>
          </table:table-cell>
          <table:table-cell office:value-type="float" office:value="0.0000644684089313004" calcext:value-type="float">
            <text:p>6.44684089313004E-05</text:p>
          </table:table-cell>
          <table:table-cell office:value-type="float" office:value="0.00000253952774941667" calcext:value-type="float">
            <text:p>2.53952774941667E-06</text:p>
          </table:table-cell>
          <table:table-cell office:value-type="float" office:value="0.00000622054717370937" calcext:value-type="float">
            <text:p>6.22054717370937E-06</text:p>
          </table:table-cell>
        </table:table-row>
        <table:table-row table:style-name="ro1">
          <table:table-cell office:value-type="string" calcext:value-type="string">
            <text:p>Prevotellaceae</text:p>
          </table:table-cell>
          <table:table-cell office:value-type="float" office:value="0.000173325828305767" calcext:value-type="float">
            <text:p>0.000173325828305767</text:p>
          </table:table-cell>
          <table:table-cell office:value-type="float" office:value="0.000272281680528369" calcext:value-type="float">
            <text:p>0.0002722816805283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office:value-type="float" office:value="0.00001024196645756" calcext:value-type="float">
            <text:p>1.024196645756E-05</text:p>
          </table:table-cell>
          <table:table-cell office:value-type="float" office:value="0.0000229017332223769" calcext:value-type="float">
            <text:p>2.29017332223769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ionicimona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30281184340833" calcext:value-type="float">
            <text:p>7.30281184340833E-05</text:p>
          </table:table-cell>
          <table:table-cell office:value-type="float" office:value="0.000152138334090522" calcext:value-type="float">
            <text:p>0.0001521383340905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6620120088198" calcext:value-type="float">
            <text:p>6.620120088198E-05</text:p>
          </table:table-cell>
          <table:table-cell office:value-type="float" office:value="0.000135911689722529" calcext:value-type="float">
            <text:p>0.000135911689722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thecobacter</text:p>
          </table:table-cell>
          <table:table-cell office:value-type="float" office:value="0.000262222834315167" calcext:value-type="float">
            <text:p>0.000262222834315167</text:p>
          </table:table-cell>
          <table:table-cell office:value-type="float" office:value="0.000446076887992259" calcext:value-type="float">
            <text:p>0.00044607688799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67151100663333" calcext:value-type="float">
            <text:p>2.67151100663333E-05</text:p>
          </table:table-cell>
          <table:table-cell office:value-type="float" office:value="0.0000654383880848071" calcext:value-type="float">
            <text:p>6.54383880848071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116772290317067" calcext:value-type="float">
            <text:p>0.000116772290317067</text:p>
          </table:table-cell>
          <table:table-cell office:value-type="float" office:value="0.000114723902637644" calcext:value-type="float">
            <text:p>0.0001147239026376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Prote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58247760983333" calcext:value-type="float">
            <text:p>8.58247760983333E-05</text:p>
          </table:table-cell>
          <table:table-cell office:value-type="float" office:value="0.00021022690872953" calcext:value-type="float">
            <text:p>0.00021022690872953</text:p>
          </table:table-cell>
          <table:table-cell office:value-type="float" office:value="0.0000121413454843833" calcext:value-type="float">
            <text:p>1.21413454843833E-05</text:p>
          </table:table-cell>
          <table:table-cell office:value-type="float" office:value="0.0000216673385939549" calcext:value-type="float">
            <text:p>2.16673385939549E-05</text:p>
          </table:table-cell>
          <table:table-cell office:value-type="float" office:value="0.0000123052674256" calcext:value-type="float">
            <text:p>0.0000123052674256</text:p>
          </table:table-cell>
          <table:table-cell office:value-type="float" office:value="0.0000138609893605764" calcext:value-type="float">
            <text:p>1.3860989360576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5358671707333" calcext:value-type="float">
            <text:p>0.00155358671707333</text:p>
          </table:table-cell>
          <table:table-cell office:value-type="float" office:value="0.00380549472799532" calcext:value-type="float">
            <text:p>0.0038054947279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27751095598333" calcext:value-type="float">
            <text:p>6.27751095598333E-06</text:p>
          </table:table-cell>
          <table:table-cell office:value-type="float" office:value="0.00000978193417098891" calcext:value-type="float">
            <text:p>9.78193417098891E-06</text:p>
          </table:table-cell>
          <table:table-cell office:value-type="float" office:value="0.002415438037966" calcext:value-type="float">
            <text:p>0.002415438037966</text:p>
          </table:table-cell>
          <table:table-cell office:value-type="float" office:value="0.00491557594018337" calcext:value-type="float">
            <text:p>0.00491557594018337</text:p>
          </table:table-cell>
          <table:table-cell office:value-type="float" office:value="0.00002936435192918" calcext:value-type="float">
            <text:p>2.936435192918E-05</text:p>
          </table:table-cell>
          <table:table-cell office:value-type="float" office:value="0.0000421447295203485" calcext:value-type="float">
            <text:p>4.21447295203485E-05</text:p>
          </table:table-cell>
          <table:table-cell office:value-type="float" office:value="0.0000335242214510167" calcext:value-type="float">
            <text:p>3.35242214510167E-05</text:p>
          </table:table-cell>
          <table:table-cell office:value-type="float" office:value="0.0000500884703845654" calcext:value-type="float">
            <text:p>5.00884703845654E-05</text:p>
          </table:table-cell>
        </table:table-row>
        <table:table-row table:style-name="ro1">
          <table:table-cell office:value-type="string" calcext:value-type="string">
            <text:p>Pseudoflavonifractor</text:p>
          </table:table-cell>
          <table:table-cell office:value-type="float" office:value="0.000648125987774667" calcext:value-type="float">
            <text:p>0.000648125987774667</text:p>
          </table:table-cell>
          <table:table-cell office:value-type="float" office:value="0.000596103255752824" calcext:value-type="float">
            <text:p>0.000596103255752824</text:p>
          </table:table-cell>
          <table:table-cell office:value-type="float" office:value="0.000433992808508717" calcext:value-type="float">
            <text:p>0.000433992808508717</text:p>
          </table:table-cell>
          <table:table-cell office:value-type="float" office:value="0.000927876910273963" calcext:value-type="float">
            <text:p>0.000927876910273963</text:p>
          </table:table-cell>
          <table:table-cell office:value-type="float" office:value="0.00139891107221485" calcext:value-type="float">
            <text:p>0.00139891107221485</text:p>
          </table:table-cell>
          <table:table-cell office:value-type="float" office:value="0.00135861891315804" calcext:value-type="float">
            <text:p>0.00135861891315804</text:p>
          </table:table-cell>
          <table:table-cell office:value-type="float" office:value="0.00039525593431495" calcext:value-type="float">
            <text:p>0.00039525593431495</text:p>
          </table:table-cell>
          <table:table-cell office:value-type="float" office:value="0.000582222278626424" calcext:value-type="float">
            <text:p>0.000582222278626424</text:p>
          </table:table-cell>
          <table:table-cell office:value-type="float" office:value="0.0000490536985225833" calcext:value-type="float">
            <text:p>4.90536985225833E-05</text:p>
          </table:table-cell>
          <table:table-cell office:value-type="float" office:value="0.0000601047418157803" calcext:value-type="float">
            <text:p>6.01047418157803E-05</text:p>
          </table:table-cell>
          <table:table-cell office:value-type="float" office:value="0.00394870229486683" calcext:value-type="float">
            <text:p>0.00394870229486683</text:p>
          </table:table-cell>
          <table:table-cell office:value-type="float" office:value="0.0034036022929723" calcext:value-type="float">
            <text:p>0.0034036022929723</text:p>
          </table:table-cell>
          <table:table-cell office:value-type="float" office:value="0.00368784177889333" calcext:value-type="float">
            <text:p>0.00368784177889333</text:p>
          </table:table-cell>
          <table:table-cell office:value-type="float" office:value="0.0035115213423202" calcext:value-type="float">
            <text:p>0.0035115213423202</text:p>
          </table:table-cell>
          <table:table-cell office:value-type="float" office:value="0.0008320456665405" calcext:value-type="float">
            <text:p>0.0008320456665405</text:p>
          </table:table-cell>
          <table:table-cell office:value-type="float" office:value="0.000554253711419522" calcext:value-type="float">
            <text:p>0.000554253711419522</text:p>
          </table:table-cell>
          <table:table-cell office:value-type="float" office:value="0.0013193752129072" calcext:value-type="float">
            <text:p>0.0013193752129072</text:p>
          </table:table-cell>
          <table:table-cell office:value-type="float" office:value="0.00122943780312025" calcext:value-type="float">
            <text:p>0.00122943780312025</text:p>
          </table:table-cell>
          <table:table-cell office:value-type="float" office:value="0.00005190971098262" calcext:value-type="float">
            <text:p>5.190971098262E-05</text:p>
          </table:table-cell>
          <table:table-cell office:value-type="float" office:value="0.0000748792238594431" calcext:value-type="float">
            <text:p>7.48792238594431E-05</text:p>
          </table:table-cell>
          <table:table-cell office:value-type="float" office:value="0.000228017837806433" calcext:value-type="float">
            <text:p>0.000228017837806433</text:p>
          </table:table-cell>
          <table:table-cell office:value-type="float" office:value="0.000442070361368182" calcext:value-type="float">
            <text:p>0.000442070361368182</text:p>
          </table:table-cell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float" office:value="0.0231295336608491" calcext:value-type="float">
            <text:p>0.0231295336608491</text:p>
          </table:table-cell>
          <table:table-cell office:value-type="float" office:value="0.0177682642537565" calcext:value-type="float">
            <text:p>0.0177682642537565</text:p>
          </table:table-cell>
          <table:table-cell office:value-type="float" office:value="0.0000142779446011333" calcext:value-type="float">
            <text:p>1.42779446011333E-05</text:p>
          </table:table-cell>
          <table:table-cell office:value-type="float" office:value="0.0000205645583361454" calcext:value-type="float">
            <text:p>2.05645583361454E-05</text:p>
          </table:table-cell>
          <table:table-cell office:value-type="float" office:value="0.000533705240578633" calcext:value-type="float">
            <text:p>0.000533705240578633</text:p>
          </table:table-cell>
          <table:table-cell office:value-type="float" office:value="0.000771601898366269" calcext:value-type="float">
            <text:p>0.000771601898366269</text:p>
          </table:table-cell>
          <table:table-cell office:value-type="float" office:value="0.000205421946040633" calcext:value-type="float">
            <text:p>0.000205421946040633</text:p>
          </table:table-cell>
          <table:table-cell office:value-type="float" office:value="0.000331609722512769" calcext:value-type="float">
            <text:p>0.000331609722512769</text:p>
          </table:table-cell>
          <table:table-cell office:value-type="float" office:value="0.00141600903380678" calcext:value-type="float">
            <text:p>0.00141600903380678</text:p>
          </table:table-cell>
          <table:table-cell office:value-type="float" office:value="0.00202610254546728" calcext:value-type="float">
            <text:p>0.00202610254546728</text:p>
          </table:table-cell>
          <table:table-cell office:value-type="float" office:value="0.00000495751410413333" calcext:value-type="float">
            <text:p>4.95751410413333E-06</text:p>
          </table:table-cell>
          <table:table-cell office:value-type="float" office:value="0.0000121433799477775" calcext:value-type="float">
            <text:p>1.21433799477775E-05</text:p>
          </table:table-cell>
          <table:table-cell office:value-type="float" office:value="0.00003949645542305" calcext:value-type="float">
            <text:p>3.949645542305E-05</text:p>
          </table:table-cell>
          <table:table-cell office:value-type="float" office:value="0.0000645804839010137" calcext:value-type="float">
            <text:p>6.45804839010137E-05</text:p>
          </table:table-cell>
          <table:table-cell office:value-type="float" office:value="0.00000683256125391667" calcext:value-type="float">
            <text:p>6.83256125391667E-06</text:p>
          </table:table-cell>
          <table:table-cell office:value-type="float" office:value="0.0000167362887084066" calcext:value-type="float">
            <text:p>1.67362887084066E-05</text:p>
          </table:table-cell>
          <table:table-cell office:value-type="float" office:value="0.0001818206490062" calcext:value-type="float">
            <text:p>0.0001818206490062</text:p>
          </table:table-cell>
          <table:table-cell office:value-type="float" office:value="0.000189348476401313" calcext:value-type="float">
            <text:p>0.000189348476401313</text:p>
          </table:table-cell>
          <table:table-cell office:value-type="float" office:value="0.0938723559208332" calcext:value-type="float">
            <text:p>0.0938723559208332</text:p>
          </table:table-cell>
          <table:table-cell office:value-type="float" office:value="0.113301551214455" calcext:value-type="float">
            <text:p>0.113301551214455</text:p>
          </table:table-cell>
          <table:table-cell office:value-type="float" office:value="0.0144241216329787" calcext:value-type="float">
            <text:p>0.0144241216329787</text:p>
          </table:table-cell>
          <table:table-cell office:value-type="float" office:value="0.0297190167977058" calcext:value-type="float">
            <text:p>0.0297190167977058</text:p>
          </table:table-cell>
        </table:table-row>
        <table:table-row table:style-name="ro1">
          <table:table-cell office:value-type="string" calcext:value-type="string">
            <text:p>Pseudonocardiaceae</text:p>
          </table:table-cell>
          <table:table-cell office:value-type="float" office:value="0.000390722382127067" calcext:value-type="float">
            <text:p>0.000390722382127067</text:p>
          </table:table-cell>
          <table:table-cell office:value-type="float" office:value="0.000505680376767566" calcext:value-type="float">
            <text:p>0.00050568037676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17299992146667" calcext:value-type="float">
            <text:p>9.17299992146667E-06</text:p>
          </table:table-cell>
          <table:table-cell office:value-type="float" office:value="0.0000151061861224953" calcext:value-type="float">
            <text:p>1.51061861224953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108514131951833" calcext:value-type="float">
            <text:p>1.08514131951833E-05</text:p>
          </table:table-cell>
          <table:table-cell office:value-type="float" office:value="0.0000265804253163036" calcext:value-type="float">
            <text:p>2.6580425316303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11119407628" calcext:value-type="float">
            <text:p>3.11119407628E-06</text:p>
          </table:table-cell>
          <table:table-cell office:value-type="float" office:value="0.00000695684144575675" calcext:value-type="float">
            <text:p>6.95684144575675E-06</text:p>
          </table:table-cell>
          <table:table-cell office:value-type="float" office:value="0.00001536294968634" calcext:value-type="float">
            <text:p>1.536294968634E-05</text:p>
          </table:table-cell>
          <table:table-cell office:value-type="float" office:value="0.0000343525998335653" calcext:value-type="float">
            <text:p>3.43525998335653E-05</text:p>
          </table:table-cell>
          <table:table-cell office:value-type="float" office:value="0.0000233661104533667" calcext:value-type="float">
            <text:p>2.33661104533667E-05</text:p>
          </table:table-cell>
          <table:table-cell office:value-type="float" office:value="0.0000509322173588049" calcext:value-type="float">
            <text:p>5.09322173588049E-05</text:p>
          </table:table-cell>
        </table:table-row>
        <table:table-row table:style-name="ro1">
          <table:table-cell office:value-type="string" calcext:value-type="string">
            <text:p>Pseudoxanthomonas</text:p>
          </table:table-cell>
          <table:table-cell office:value-type="float" office:value="0.0000765284916158167" calcext:value-type="float">
            <text:p>7.65284916158167E-05</text:p>
          </table:table-cell>
          <table:table-cell office:value-type="float" office:value="0.000152994336604774" calcext:value-type="float">
            <text:p>0.000152994336604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74612473491667" calcext:value-type="float">
            <text:p>8.74612473491667E-05</text:p>
          </table:table-cell>
          <table:table-cell office:value-type="float" office:value="0.000103649660369226" calcext:value-type="float">
            <text:p>0.0001036496603692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07765222875" calcext:value-type="float">
            <text:p>0.0000607765222875</text:p>
          </table:table-cell>
          <table:table-cell office:value-type="float" office:value="0.000081959978433086" calcext:value-type="float">
            <text:p>8.1959978433086E-05</text:p>
          </table:table-cell>
          <table:table-cell office:value-type="float" office:value="0.0011423764715282" calcext:value-type="float">
            <text:p>0.0011423764715282</text:p>
          </table:table-cell>
          <table:table-cell office:value-type="float" office:value="0.00103637059175475" calcext:value-type="float">
            <text:p>0.00103637059175475</text:p>
          </table:table-cell>
          <table:table-cell office:value-type="float" office:value="0.00133680172146687" calcext:value-type="float">
            <text:p>0.00133680172146687</text:p>
          </table:table-cell>
          <table:table-cell office:value-type="float" office:value="0.00190561092066993" calcext:value-type="float">
            <text:p>0.00190561092066993</text:p>
          </table:table-cell>
        </table:table-row>
        <table:table-row table:style-name="ro1">
          <table:table-cell office:value-type="string" calcext:value-type="string">
            <text:p>Psychrobacter</text:p>
          </table:table-cell>
          <table:table-cell office:value-type="float" office:value="0.0000263554613786667" calcext:value-type="float">
            <text:p>2.63554613786667E-05</text:p>
          </table:table-cell>
          <table:table-cell office:value-type="float" office:value="0.0000645574323133622" calcext:value-type="float">
            <text:p>6.4557432313362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28556142776167" calcext:value-type="float">
            <text:p>3.28556142776167E-05</text:p>
          </table:table-cell>
          <table:table-cell office:value-type="float" office:value="0.0000633869295635452" calcext:value-type="float">
            <text:p>6.3386929563545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0049334096" calcext:value-type="float">
            <text:p>0.0000080049334096</text:p>
          </table:table-cell>
          <table:table-cell office:value-type="float" office:value="0.000012462666772497" calcext:value-type="float">
            <text:p>1.246266677249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office:value-type="float" office:value="0.00000728705428808333" calcext:value-type="float">
            <text:p>7.28705428808333E-06</text:p>
          </table:table-cell>
          <table:table-cell office:value-type="float" office:value="0.0000120413336315345" calcext:value-type="float">
            <text:p>1.20413336315345E-05</text:p>
          </table:table-cell>
        </table:table-row>
        <table:table-row table:style-name="ro1">
          <table:table-cell office:value-type="string" calcext:value-type="string">
            <text:p>Pygmaiobac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22705268679333" calcext:value-type="float">
            <text:p>0.000122705268679333</text:p>
          </table:table-cell>
          <table:table-cell office:value-type="float" office:value="0.000149222835449925" calcext:value-type="float">
            <text:p>0.000149222835449925</text:p>
          </table:table-cell>
          <table:table-cell office:value-type="float" office:value="0.0000258470080921667" calcext:value-type="float">
            <text:p>2.58470080921667E-05</text:p>
          </table:table-cell>
          <table:table-cell office:value-type="float" office:value="0.0000400687036024274" calcext:value-type="float">
            <text:p>4.00687036024274E-05</text:p>
          </table:table-cell>
          <table:table-cell office:value-type="float" office:value="0.0000646768964421667" calcext:value-type="float">
            <text:p>6.46768964421667E-05</text:p>
          </table:table-cell>
          <table:table-cell office:value-type="float" office:value="0.000146756768004113" calcext:value-type="float">
            <text:p>0.00014675676800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12749810385" calcext:value-type="float">
            <text:p>0.0004212749810385</text:p>
          </table:table-cell>
          <table:table-cell office:value-type="float" office:value="0.0003860988030645" calcext:value-type="float">
            <text:p>0.0003860988030645</text:p>
          </table:table-cell>
          <table:table-cell office:value-type="float" office:value="0.000416480900067333" calcext:value-type="float">
            <text:p>0.000416480900067333</text:p>
          </table:table-cell>
          <table:table-cell office:value-type="float" office:value="0.000332011068287711" calcext:value-type="float">
            <text:p>0.000332011068287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464518548421167" calcext:value-type="float">
            <text:p>4.64518548421167E-05</text:p>
          </table:table-cell>
          <table:table-cell office:value-type="float" office:value="0.0000900808611431895" calcext:value-type="float">
            <text:p>9.00808611431895E-05</text:p>
          </table:table-cell>
        </table:table-row>
        <table:table-row table:style-name="ro1">
          <table:table-cell office:value-type="string" calcext:value-type="string">
            <text:p>Qipengyuania</text:p>
          </table:table-cell>
          <table:table-cell office:value-type="float" office:value="0.000254904891534333" calcext:value-type="float">
            <text:p>0.000254904891534333</text:p>
          </table:table-cell>
          <table:table-cell office:value-type="float" office:value="0.000356502439156744" calcext:value-type="float">
            <text:p>0.0003565024391567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303743640368" calcext:value-type="float">
            <text:p>3.03743640368E-06</text:p>
          </table:table-cell>
          <table:table-cell office:value-type="float" office:value="0.00000679191427596097" calcext:value-type="float">
            <text:p>6.791914275960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1997255958667" calcext:value-type="float">
            <text:p>1.01997255958667E-05</text:p>
          </table:table-cell>
          <table:table-cell office:value-type="float" office:value="0.000016210768984648" calcext:value-type="float">
            <text:p>1.6210768984648E-05</text:p>
          </table:table-cell>
        </table:table-row>
        <table:table-row table:style-name="ro1">
          <table:table-cell office:value-type="string" calcext:value-type="string">
            <text:p>RB41</text:p>
          </table:table-cell>
          <table:table-cell office:value-type="float" office:value="0.000182136092088333" calcext:value-type="float">
            <text:p>0.000182136092088333</text:p>
          </table:table-cell>
          <table:table-cell office:value-type="float" office:value="0.000446140489360985" calcext:value-type="float">
            <text:p>0.00044614048936098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Reyran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2121057163276" calcext:value-type="float">
            <text:p>2.121057163276E-05</text:p>
          </table:table-cell>
          <table:table-cell office:value-type="float" office:value="0.0000250907536222335" calcext:value-type="float">
            <text:p>2.50907536222335E-05</text:p>
          </table:table-cell>
          <table:table-cell office:value-type="float" office:value="0.0000154802284088" calcext:value-type="float">
            <text:p>0.0000154802284088</text:p>
          </table:table-cell>
          <table:table-cell office:value-type="float" office:value="0.0000286460284102403" calcext:value-type="float">
            <text:p>2.86460284102403E-05</text:p>
          </table:table-cell>
        </table:table-row>
        <table:table-row table:style-name="ro1">
          <table:table-cell office:value-type="string" calcext:value-type="string">
            <text:p>Rheinheimera</text:p>
          </table:table-cell>
          <table:table-cell office:value-type="float" office:value="0.00245511377616167" calcext:value-type="float">
            <text:p>0.00245511377616167</text:p>
          </table:table-cell>
          <table:table-cell office:value-type="float" office:value="0.00237521385785874" calcext:value-type="float">
            <text:p>0.0023752138578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38650916552667" calcext:value-type="float">
            <text:p>4.38650916552667E-05</text:p>
          </table:table-cell>
          <table:table-cell office:value-type="float" office:value="0.0000928052100287223" calcext:value-type="float">
            <text:p>9.28052100287223E-05</text:p>
          </table:table-cell>
          <table:table-cell office:value-type="float" office:value="0.0000119163764247833" calcext:value-type="float">
            <text:p>1.19163764247833E-05</text:p>
          </table:table-cell>
          <table:table-cell office:value-type="float" office:value="0.0000208901216668246" calcext:value-type="float">
            <text:p>2.08901216668246E-05</text:p>
          </table:table-cell>
          <table:table-cell office:value-type="float" office:value="0.00009236835649915" calcext:value-type="float">
            <text:p>9.236835649915E-05</text:p>
          </table:table-cell>
          <table:table-cell office:value-type="float" office:value="0.000174414684743359" calcext:value-type="float">
            <text:p>0.0001744146847433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office:value-type="float" office:value="0.00001305679133638" calcext:value-type="float">
            <text:p>1.305679133638E-05</text:p>
          </table:table-cell>
          <table:table-cell office:value-type="float" office:value="0.000012155448965115" calcext:value-type="float">
            <text:p>1.2155448965115E-05</text:p>
          </table:table-cell>
          <table:table-cell office:value-type="float" office:value="0.0000191431303866167" calcext:value-type="float">
            <text:p>1.91431303866167E-05</text:p>
          </table:table-cell>
          <table:table-cell office:value-type="float" office:value="0.0000169667360284894" calcext:value-type="float">
            <text:p>1.69667360284894E-05</text:p>
          </table:table-cell>
        </table:table-row>
        <table:table-row table:style-name="ro1">
          <table:table-cell office:value-type="string" calcext:value-type="string">
            <text:p>Rhizobiace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6661965099" calcext:value-type="float">
            <text:p>0.00006661965099</text:p>
          </table:table-cell>
          <table:table-cell office:value-type="float" office:value="0.000104120098906434" calcext:value-type="float">
            <text:p>0.00010412009890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7487280736" calcext:value-type="float">
            <text:p>6.07487280736E-06</text:p>
          </table:table-cell>
          <table:table-cell office:value-type="float" office:value="0.0000135838285519219" calcext:value-type="float">
            <text:p>1.35838285519219E-05</text:p>
          </table:table-cell>
          <table:table-cell office:value-type="float" office:value="0.000344561410249" calcext:value-type="float">
            <text:p>0.000344561410249</text:p>
          </table:table-cell>
          <table:table-cell office:value-type="float" office:value="0.00020484245938326" calcext:value-type="float">
            <text:p>0.00020484245938326</text:p>
          </table:table-cell>
          <table:table-cell office:value-type="float" office:value="0.0000838498986785" calcext:value-type="float">
            <text:p>0.0000838498986785</text:p>
          </table:table-cell>
          <table:table-cell office:value-type="float" office:value="0.000190849835414906" calcext:value-type="float">
            <text:p>0.000190849835414906</text:p>
          </table:table-cell>
        </table:table-row>
        <table:table-row table:style-name="ro1">
          <table:table-cell office:value-type="string" calcext:value-type="string">
            <text:p>Rhodobacter</text:p>
          </table:table-cell>
          <table:table-cell office:value-type="float" office:value="0.0000843374764118333" calcext:value-type="float">
            <text:p>8.43374764118333E-05</text:p>
          </table:table-cell>
          <table:table-cell office:value-type="float" office:value="0.000206583783403004" calcext:value-type="float">
            <text:p>0.00020658378340300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office:value-type="float" office:value="0.0000178539916781333" calcext:value-type="float">
            <text:p>1.78539916781333E-05</text:p>
          </table:table-cell>
          <table:table-cell office:value-type="float" office:value="0.0000342332331227361" calcext:value-type="float">
            <text:p>3.42332331227361E-05</text:p>
          </table:table-cell>
        </table:table-row>
        <table:table-row table:style-name="ro1">
          <table:table-cell office:value-type="string" calcext:value-type="string">
            <text:p>Rhodococcus</text:p>
          </table:table-cell>
          <table:table-cell office:value-type="float" office:value="0.000142849865632833" calcext:value-type="float">
            <text:p>0.000142849865632833</text:p>
          </table:table-cell>
          <table:table-cell office:value-type="float" office:value="0.000169019907311046" calcext:value-type="float">
            <text:p>0.00016901990731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0814359259367" calcext:value-type="float">
            <text:p>0.000350814359259367</text:p>
          </table:table-cell>
          <table:table-cell office:value-type="float" office:value="0.0007969899513259" calcext:value-type="float">
            <text:p>0.0007969899513259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333229611453333" calcext:value-type="float">
            <text:p>3.33229611453333E-05</text:p>
          </table:table-cell>
          <table:table-cell office:value-type="float" office:value="0.0000625511802742965" calcext:value-type="float">
            <text:p>6.25511802742965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11119407628" calcext:value-type="float">
            <text:p>3.11119407628E-06</text:p>
          </table:table-cell>
          <table:table-cell office:value-type="float" office:value="0.00000695684144575675" calcext:value-type="float">
            <text:p>6.95684144575675E-06</text:p>
          </table:table-cell>
          <table:table-cell office:value-type="float" office:value="0.0000231535077564" calcext:value-type="float">
            <text:p>0.0000231535077564</text:p>
          </table:table-cell>
          <table:table-cell office:value-type="float" office:value="0.000051772817260879" calcext:value-type="float">
            <text:p>5.1772817260879E-05</text:p>
          </table:table-cell>
          <table:table-cell office:value-type="float" office:value="0.0000919914093083167" calcext:value-type="float">
            <text:p>9.19914093083167E-05</text:p>
          </table:table-cell>
          <table:table-cell office:value-type="float" office:value="0.000115127787936719" calcext:value-type="float">
            <text:p>0.000115127787936719</text:p>
          </table:table-cell>
        </table:table-row>
        <table:table-row table:style-name="ro1">
          <table:table-cell office:value-type="string" calcext:value-type="string">
            <text:p>Rhodocyclaceae</text:p>
          </table:table-cell>
          <table:table-cell office:value-type="float" office:value="0.0000895752835537333" calcext:value-type="float">
            <text:p>8.95752835537333E-05</text:p>
          </table:table-cell>
          <table:table-cell office:value-type="float" office:value="0.000204311982207123" calcext:value-type="float">
            <text:p>0.000204311982207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84079661883333" calcext:value-type="float">
            <text:p>5.84079661883333E-06</text:p>
          </table:table-cell>
          <table:table-cell office:value-type="float" office:value="0.0000094927122425917" calcext:value-type="float">
            <text:p>9.4927122425917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dopirellul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office:value-type="float" office:value="0.0000308589225013333" calcext:value-type="float">
            <text:p>3.08589225013333E-05</text:p>
          </table:table-cell>
          <table:table-cell office:value-type="float" office:value="0.000075588614140357" calcext:value-type="float">
            <text:p>7.5588614140357E-05</text:p>
          </table:table-cell>
        </table:table-row>
        <table:table-row table:style-name="ro1">
          <table:table-cell office:value-type="string" calcext:value-type="string">
            <text:p>Rhodospirillaceae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303743640368" calcext:value-type="float">
            <text:p>3.03743640368E-06</text:p>
          </table:table-cell>
          <table:table-cell office:value-type="float" office:value="0.00000679191427596097" calcext:value-type="float">
            <text:p>6.79191427596097E-06</text:p>
          </table:table-cell>
          <table:table-cell office:value-type="float" office:value="0.00001630756059278" calcext:value-type="float">
            <text:p>1.630756059278E-05</text:p>
          </table:table-cell>
          <table:table-cell office:value-type="float" office:value="0.0000364648140326528" calcext:value-type="float">
            <text:p>3.6464814032652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ettsiacea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3751813222558" calcext:value-type="float">
            <text:p>3.751813222558E-05</text:p>
          </table:table-cell>
          <table:table-cell office:value-type="float" office:value="0.0000598970104977925" calcext:value-type="float">
            <text:p>5.98970104977925E-05</text:p>
          </table:table-cell>
          <table:table-cell office:value-type="float" office:value="0.0000226015182167833" calcext:value-type="float">
            <text:p>2.26015182167833E-05</text:p>
          </table:table-cell>
          <table:table-cell office:value-type="float" office:value="0.0000455785468928162" calcext:value-type="float">
            <text:p>4.55785468928162E-05</text:p>
          </table:table-cell>
        </table:table-row>
        <table:table-row table:style-name="ro1">
          <table:table-cell office:value-type="string" calcext:value-type="string">
            <text:p>Rikenellaceae</text:p>
          </table:table-cell>
          <table:table-cell office:value-type="float" office:value="0.0000223122381224" calcext:value-type="float">
            <text:p>0.0000223122381224</text:p>
          </table:table-cell>
          <table:table-cell office:value-type="float" office:value="0.0000411525127774616" calcext:value-type="float">
            <text:p>4.1152512777461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844013348395" calcext:value-type="float">
            <text:p>0.0000844013348395</text:p>
          </table:table-cell>
          <table:table-cell office:value-type="float" office:value="0.000206740203966564" calcext:value-type="float">
            <text:p>0.0002067402039665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Romboutsia</text:p>
          </table:table-cell>
          <table:table-cell office:value-type="float" office:value="0.000779810309215433" calcext:value-type="float">
            <text:p>0.000779810309215433</text:p>
          </table:table-cell>
          <table:table-cell office:value-type="float" office:value="0.00117336809164255" calcext:value-type="float">
            <text:p>0.00117336809164255</text:p>
          </table:table-cell>
          <table:table-cell office:value-type="float" office:value="0.00000592837184128333" calcext:value-type="float">
            <text:p>5.92837184128333E-06</text:p>
          </table:table-cell>
          <table:table-cell office:value-type="float" office:value="0.00000918477079838194" calcext:value-type="float">
            <text:p>9.18477079838194E-06</text:p>
          </table:table-cell>
          <table:table-cell office:value-type="float" office:value="0.000303116794970667" calcext:value-type="float">
            <text:p>0.000303116794970667</text:p>
          </table:table-cell>
          <table:table-cell office:value-type="float" office:value="0.000345062466965381" calcext:value-type="float">
            <text:p>0.000345062466965381</text:p>
          </table:table-cell>
          <table:table-cell office:value-type="float" office:value="0.00061911928530515" calcext:value-type="float">
            <text:p>0.00061911928530515</text:p>
          </table:table-cell>
          <table:table-cell office:value-type="float" office:value="0.0007704988307347" calcext:value-type="float">
            <text:p>0.0007704988307347</text:p>
          </table:table-cell>
          <table:table-cell office:value-type="float" office:value="0.000194292081195167" calcext:value-type="float">
            <text:p>0.000194292081195167</text:p>
          </table:table-cell>
          <table:table-cell office:value-type="float" office:value="0.00039289039832052" calcext:value-type="float">
            <text:p>0.00039289039832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08094230814833" calcext:value-type="float">
            <text:p>0.000308094230814833</text:p>
          </table:table-cell>
          <table:table-cell office:value-type="float" office:value="0.000492745563829875" calcext:value-type="float">
            <text:p>0.000492745563829875</text:p>
          </table:table-cell>
          <table:table-cell office:value-type="float" office:value="0.00001537731560138" calcext:value-type="float">
            <text:p>1.537731560138E-05</text:p>
          </table:table-cell>
          <table:table-cell office:value-type="float" office:value="0.0000149610135288374" calcext:value-type="float">
            <text:p>1.49610135288374E-05</text:p>
          </table:table-cell>
          <table:table-cell office:value-type="float" office:value="0.00005392120719558" calcext:value-type="float">
            <text:p>5.392120719558E-05</text:p>
          </table:table-cell>
          <table:table-cell office:value-type="float" office:value="0.0000535884137728639" calcext:value-type="float">
            <text:p>5.35884137728639E-05</text:p>
          </table:table-cell>
          <table:table-cell office:value-type="float" office:value="0.000157601220558067" calcext:value-type="float">
            <text:p>0.000157601220558067</text:p>
          </table:table-cell>
          <table:table-cell office:value-type="float" office:value="0.000326968177640713" calcext:value-type="float">
            <text:p>0.000326968177640713</text:p>
          </table:table-cell>
        </table:table-row>
        <table:table-row table:style-name="ro1">
          <table:table-cell office:value-type="string" calcext:value-type="string">
            <text:p>Roseburia</text:p>
          </table:table-cell>
          <table:table-cell office:value-type="float" office:value="0.000127179152968067" calcext:value-type="float">
            <text:p>0.000127179152968067</text:p>
          </table:table-cell>
          <table:table-cell office:value-type="float" office:value="0.000303600559252444" calcext:value-type="float">
            <text:p>0.0003036005592524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hia</text:p>
          </table:table-cell>
          <table:table-cell office:value-type="float" office:value="0.0000738824253118333" calcext:value-type="float">
            <text:p>7.38824253118333E-05</text:p>
          </table:table-cell>
          <table:table-cell office:value-type="float" office:value="0.000114538690742278" calcext:value-type="float">
            <text:p>0.00011453869074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24494490018333" calcext:value-type="float">
            <text:p>8.24494490018333E-06</text:p>
          </table:table-cell>
          <table:table-cell office:value-type="float" office:value="0.0000135029925249711" calcext:value-type="float">
            <text:p>1.35029925249711E-05</text:p>
          </table:table-cell>
          <table:table-cell office:value-type="float" office:value="0.0000426737675816667" calcext:value-type="float">
            <text:p>4.26737675816667E-05</text:p>
          </table:table-cell>
          <table:table-cell office:value-type="float" office:value="0.000104528955977206" calcext:value-type="float">
            <text:p>0.000104528955977206</text:p>
          </table:table-cell>
          <table:table-cell office:value-type="float" office:value="0.0000922277019601833" calcext:value-type="float">
            <text:p>9.22277019601833E-05</text:p>
          </table:table-cell>
          <table:table-cell office:value-type="float" office:value="0.000215791931466488" calcext:value-type="float">
            <text:p>0.0002157919314664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298836427626" calcext:value-type="float">
            <text:p>1.298836427626E-05</text:p>
          </table:table-cell>
          <table:table-cell office:value-type="float" office:value="0.0000119498123674339" calcext:value-type="float">
            <text:p>1.19498123674339E-05</text:p>
          </table:table-cell>
          <table:table-cell office:value-type="float" office:value="0.0000251970221309333" calcext:value-type="float">
            <text:p>2.51970221309333E-05</text:p>
          </table:table-cell>
          <table:table-cell office:value-type="float" office:value="0.0000222150369607135" calcext:value-type="float">
            <text:p>2.22150369607135E-05</text:p>
          </table:table-cell>
        </table:table-row>
        <table:table-row table:style-name="ro1">
          <table:table-cell office:value-type="string" calcext:value-type="string">
            <text:p>Rubellimicrobium</text:p>
          </table:table-cell>
          <table:table-cell office:value-type="float" office:value="0.000793406190957667" calcext:value-type="float">
            <text:p>0.000793406190957667</text:p>
          </table:table-cell>
          <table:table-cell office:value-type="float" office:value="0.00133084513088326" calcext:value-type="float">
            <text:p>0.001330845130883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38457300284333" calcext:value-type="float">
            <text:p>1.38457300284333E-05</text:p>
          </table:table-cell>
          <table:table-cell office:value-type="float" office:value="0.0000215118192933793" calcext:value-type="float">
            <text:p>2.15118192933793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735165367336" calcext:value-type="float">
            <text:p>1.735165367336E-05</text:p>
          </table:table-cell>
          <table:table-cell office:value-type="float" office:value="0.0000268791033743365" calcext:value-type="float">
            <text:p>2.6879103374336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robacter</text:p>
          </table:table-cell>
          <table:table-cell office:value-type="float" office:value="0.0000568950879128333" calcext:value-type="float">
            <text:p>5.68950879128333E-05</text:p>
          </table:table-cell>
          <table:table-cell office:value-type="float" office:value="0.0000888191729389331" calcext:value-type="float">
            <text:p>8.8819172938933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office:value-type="float" office:value="0.00000426737675816667" calcext:value-type="float">
            <text:p>4.26737675816667E-06</text:p>
          </table:table-cell>
          <table:table-cell office:value-type="float" office:value="0.0000104528955977206" calcext:value-type="float">
            <text:p>1.04528955977206E-05</text:p>
          </table:table-cell>
          <table:table-cell office:value-type="float" office:value="0.0000226489213191167" calcext:value-type="float">
            <text:p>2.26489213191167E-05</text:p>
          </table:table-cell>
          <table:table-cell office:value-type="float" office:value="0.0000365189335485859" calcext:value-type="float">
            <text:p>3.65189335485859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Ruminiclostridium</text:p>
          </table:table-cell>
          <table:table-cell office:value-type="float" office:value="0.0148285234368092" calcext:value-type="float">
            <text:p>0.0148285234368092</text:p>
          </table:table-cell>
          <table:table-cell office:value-type="float" office:value="0.010586457742317" calcext:value-type="float">
            <text:p>0.010586457742317</text:p>
          </table:table-cell>
          <table:table-cell office:value-type="float" office:value="0.00847091863443943" calcext:value-type="float">
            <text:p>0.00847091863443943</text:p>
          </table:table-cell>
          <table:table-cell office:value-type="float" office:value="0.014190196686116" calcext:value-type="float">
            <text:p>0.014190196686116</text:p>
          </table:table-cell>
          <table:table-cell office:value-type="float" office:value="0.0197378433813696" calcext:value-type="float">
            <text:p>0.0197378433813696</text:p>
          </table:table-cell>
          <table:table-cell office:value-type="float" office:value="0.0182464559441066" calcext:value-type="float">
            <text:p>0.0182464559441066</text:p>
          </table:table-cell>
          <table:table-cell office:value-type="float" office:value="0.0109854520434171" calcext:value-type="float">
            <text:p>0.0109854520434171</text:p>
          </table:table-cell>
          <table:table-cell office:value-type="float" office:value="0.017008306321641" calcext:value-type="float">
            <text:p>0.017008306321641</text:p>
          </table:table-cell>
          <table:table-cell office:value-type="float" office:value="0.00306278218122662" calcext:value-type="float">
            <text:p>0.00306278218122662</text:p>
          </table:table-cell>
          <table:table-cell office:value-type="float" office:value="0.00546538891631788" calcext:value-type="float">
            <text:p>0.00546538891631788</text:p>
          </table:table-cell>
          <table:table-cell office:value-type="float" office:value="0.052220314549469" calcext:value-type="float">
            <text:p>0.052220314549469</text:p>
          </table:table-cell>
          <table:table-cell office:value-type="float" office:value="0.0347599308160431" calcext:value-type="float">
            <text:p>0.0347599308160431</text:p>
          </table:table-cell>
          <table:table-cell office:value-type="float" office:value="0.0578169120196511" calcext:value-type="float">
            <text:p>0.0578169120196511</text:p>
          </table:table-cell>
          <table:table-cell office:value-type="float" office:value="0.0208462614645333" calcext:value-type="float">
            <text:p>0.0208462614645333</text:p>
          </table:table-cell>
          <table:table-cell office:value-type="float" office:value="0.0341139741093216" calcext:value-type="float">
            <text:p>0.0341139741093216</text:p>
          </table:table-cell>
          <table:table-cell office:value-type="float" office:value="0.0183150077654269" calcext:value-type="float">
            <text:p>0.0183150077654269</text:p>
          </table:table-cell>
          <table:table-cell office:value-type="float" office:value="0.0251624996211606" calcext:value-type="float">
            <text:p>0.0251624996211606</text:p>
          </table:table-cell>
          <table:table-cell office:value-type="float" office:value="0.0202966863586368" calcext:value-type="float">
            <text:p>0.0202966863586368</text:p>
          </table:table-cell>
          <table:table-cell office:value-type="float" office:value="0.00376493502236458" calcext:value-type="float">
            <text:p>0.00376493502236458</text:p>
          </table:table-cell>
          <table:table-cell office:value-type="float" office:value="0.00387375637348465" calcext:value-type="float">
            <text:p>0.00387375637348465</text:p>
          </table:table-cell>
          <table:table-cell office:value-type="float" office:value="0.0118657225949482" calcext:value-type="float">
            <text:p>0.0118657225949482</text:p>
          </table:table-cell>
          <table:table-cell office:value-type="float" office:value="0.0242989027769165" calcext:value-type="float">
            <text:p>0.0242989027769165</text:p>
          </table:table-cell>
        </table:table-row>
        <table:table-row table:style-name="ro1">
          <table:table-cell office:value-type="string" calcext:value-type="string">
            <text:p>Ruminococcaceae</text:p>
          </table:table-cell>
          <table:table-cell office:value-type="float" office:value="0.00892020420627207" calcext:value-type="float">
            <text:p>0.00892020420627207</text:p>
          </table:table-cell>
          <table:table-cell office:value-type="float" office:value="0.00531306845775318" calcext:value-type="float">
            <text:p>0.00531306845775318</text:p>
          </table:table-cell>
          <table:table-cell office:value-type="float" office:value="0.00389950068299155" calcext:value-type="float">
            <text:p>0.00389950068299155</text:p>
          </table:table-cell>
          <table:table-cell office:value-type="float" office:value="0.00555618742303488" calcext:value-type="float">
            <text:p>0.00555618742303488</text:p>
          </table:table-cell>
          <table:table-cell office:value-type="float" office:value="0.0577725671434404" calcext:value-type="float">
            <text:p>0.0577725671434404</text:p>
          </table:table-cell>
          <table:table-cell office:value-type="float" office:value="0.0603305875817487" calcext:value-type="float">
            <text:p>0.0603305875817487</text:p>
          </table:table-cell>
          <table:table-cell office:value-type="float" office:value="0.0517543695652104" calcext:value-type="float">
            <text:p>0.0517543695652104</text:p>
          </table:table-cell>
          <table:table-cell office:value-type="float" office:value="0.081627289711474" calcext:value-type="float">
            <text:p>0.081627289711474</text:p>
          </table:table-cell>
          <table:table-cell office:value-type="float" office:value="0.0107657905143802" calcext:value-type="float">
            <text:p>0.0107657905143802</text:p>
          </table:table-cell>
          <table:table-cell office:value-type="float" office:value="0.0186275835293361" calcext:value-type="float">
            <text:p>0.0186275835293361</text:p>
          </table:table-cell>
          <table:table-cell office:value-type="float" office:value="0.0441274955799589" calcext:value-type="float">
            <text:p>0.0441274955799589</text:p>
          </table:table-cell>
          <table:table-cell office:value-type="float" office:value="0.0386393023802597" calcext:value-type="float">
            <text:p>0.0386393023802597</text:p>
          </table:table-cell>
          <table:table-cell office:value-type="float" office:value="0.178083001036179" calcext:value-type="float">
            <text:p>0.178083001036179</text:p>
          </table:table-cell>
          <table:table-cell office:value-type="float" office:value="0.0648489054518938" calcext:value-type="float">
            <text:p>0.0648489054518938</text:p>
          </table:table-cell>
          <table:table-cell office:value-type="float" office:value="0.143833566322812" calcext:value-type="float">
            <text:p>0.143833566322812</text:p>
          </table:table-cell>
          <table:table-cell office:value-type="float" office:value="0.0755585791487029" calcext:value-type="float">
            <text:p>0.0755585791487029</text:p>
          </table:table-cell>
          <table:table-cell office:value-type="float" office:value="0.0121427878651013" calcext:value-type="float">
            <text:p>0.0121427878651013</text:p>
          </table:table-cell>
          <table:table-cell office:value-type="float" office:value="0.011648238154059" calcext:value-type="float">
            <text:p>0.011648238154059</text:p>
          </table:table-cell>
          <table:table-cell office:value-type="float" office:value="0.0041827353874939" calcext:value-type="float">
            <text:p>0.0041827353874939</text:p>
          </table:table-cell>
          <table:table-cell office:value-type="float" office:value="0.00455663260062689" calcext:value-type="float">
            <text:p>0.00455663260062689</text:p>
          </table:table-cell>
          <table:table-cell office:value-type="float" office:value="0.0301665065106574" calcext:value-type="float">
            <text:p>0.0301665065106574</text:p>
          </table:table-cell>
          <table:table-cell office:value-type="float" office:value="0.059724078274323" calcext:value-type="float">
            <text:p>0.059724078274323</text:p>
          </table:table-cell>
        </table:table-row>
        <table:table-row table:style-name="ro1">
          <table:table-cell office:value-type="string" calcext:value-type="string">
            <text:p>Ruminococcus</text:p>
          </table:table-cell>
          <table:table-cell office:value-type="float" office:value="0.0576947959125607" calcext:value-type="float">
            <text:p>0.0576947959125607</text:p>
          </table:table-cell>
          <table:table-cell office:value-type="float" office:value="0.0410308687994763" calcext:value-type="float">
            <text:p>0.0410308687994763</text:p>
          </table:table-cell>
          <table:table-cell office:value-type="float" office:value="0.0236469232963174" calcext:value-type="float">
            <text:p>0.0236469232963174</text:p>
          </table:table-cell>
          <table:table-cell office:value-type="float" office:value="0.0387251060674262" calcext:value-type="float">
            <text:p>0.0387251060674262</text:p>
          </table:table-cell>
          <table:table-cell office:value-type="float" office:value="0.015242356436515" calcext:value-type="float">
            <text:p>0.015242356436515</text:p>
          </table:table-cell>
          <table:table-cell office:value-type="float" office:value="0.0122963881082279" calcext:value-type="float">
            <text:p>0.0122963881082279</text:p>
          </table:table-cell>
          <table:table-cell office:value-type="float" office:value="0.0168848819828951" calcext:value-type="float">
            <text:p>0.0168848819828951</text:p>
          </table:table-cell>
          <table:table-cell office:value-type="float" office:value="0.0288249658785017" calcext:value-type="float">
            <text:p>0.0288249658785017</text:p>
          </table:table-cell>
          <table:table-cell office:value-type="float" office:value="0.00384125932642052" calcext:value-type="float">
            <text:p>0.00384125932642052</text:p>
          </table:table-cell>
          <table:table-cell office:value-type="float" office:value="0.00633355175269539" calcext:value-type="float">
            <text:p>0.00633355175269539</text:p>
          </table:table-cell>
          <table:table-cell office:value-type="float" office:value="0.137419699970315" calcext:value-type="float">
            <text:p>0.137419699970315</text:p>
          </table:table-cell>
          <table:table-cell office:value-type="float" office:value="0.0404872340208517" calcext:value-type="float">
            <text:p>0.0404872340208517</text:p>
          </table:table-cell>
          <table:table-cell office:value-type="float" office:value="0.0537042923759901" calcext:value-type="float">
            <text:p>0.0537042923759901</text:p>
          </table:table-cell>
          <table:table-cell office:value-type="float" office:value="0.0292262863065997" calcext:value-type="float">
            <text:p>0.0292262863065997</text:p>
          </table:table-cell>
          <table:table-cell office:value-type="float" office:value="0.0548464036739939" calcext:value-type="float">
            <text:p>0.0548464036739939</text:p>
          </table:table-cell>
          <table:table-cell office:value-type="float" office:value="0.0264748502147755" calcext:value-type="float">
            <text:p>0.0264748502147755</text:p>
          </table:table-cell>
          <table:table-cell office:value-type="float" office:value="0.0788609977195578" calcext:value-type="float">
            <text:p>0.0788609977195578</text:p>
          </table:table-cell>
          <table:table-cell office:value-type="float" office:value="0.0653086092843337" calcext:value-type="float">
            <text:p>0.0653086092843337</text:p>
          </table:table-cell>
          <table:table-cell office:value-type="float" office:value="0.013815317990235" calcext:value-type="float">
            <text:p>0.013815317990235</text:p>
          </table:table-cell>
          <table:table-cell office:value-type="float" office:value="0.0179302962104458" calcext:value-type="float">
            <text:p>0.0179302962104458</text:p>
          </table:table-cell>
          <table:table-cell office:value-type="float" office:value="0.00728389669678865" calcext:value-type="float">
            <text:p>0.00728389669678865</text:p>
          </table:table-cell>
          <table:table-cell office:value-type="float" office:value="0.00990890726381526" calcext:value-type="float">
            <text:p>0.00990890726381526</text:p>
          </table:table-cell>
        </table:table-row>
        <table:table-row table:style-name="ro1">
          <table:table-cell office:value-type="string" calcext:value-type="string">
            <text:p>SC-I-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96865266472667" calcext:value-type="float">
            <text:p>1.96865266472667E-05</text:p>
          </table:table-cell>
          <table:table-cell office:value-type="float" office:value="0.0000308289125169935" calcext:value-type="float">
            <text:p>3.0828912516993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harimonadacea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624520309175" calcext:value-type="float">
            <text:p>6.24520309175E-06</text:p>
          </table:table-cell>
          <table:table-cell office:value-type="float" office:value="0.0000103360909181107" calcext:value-type="float">
            <text:p>1.0336090918110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harimonadales</text:p>
          </table:table-cell>
          <table:table-cell office:value-type="float" office:value="0.0000669367143672167" calcext:value-type="float">
            <text:p>6.69367143672167E-05</text:p>
          </table:table-cell>
          <table:table-cell office:value-type="float" office:value="0.000123457538332389" calcext:value-type="float">
            <text:p>0.00012345753833238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haropolyspora</text:p>
          </table:table-cell>
          <table:table-cell office:value-type="float" office:value="0.00289450242211833" calcext:value-type="float">
            <text:p>0.00289450242211833</text:p>
          </table:table-cell>
          <table:table-cell office:value-type="float" office:value="0.00190828263521586" calcext:value-type="float">
            <text:p>0.00190828263521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48823872316667" calcext:value-type="float">
            <text:p>7.48823872316667E-05</text:p>
          </table:table-cell>
          <table:table-cell office:value-type="float" office:value="0.000155915741833719" calcext:value-type="float">
            <text:p>0.000155915741833719</text:p>
          </table:table-cell>
          <table:table-cell office:value-type="float" office:value="0.0000170695070326667" calcext:value-type="float">
            <text:p>1.70695070326667E-05</text:p>
          </table:table-cell>
          <table:table-cell office:value-type="float" office:value="0.0000418115823908823" calcext:value-type="float">
            <text:p>4.18115823908823E-05</text:p>
          </table:table-cell>
          <table:table-cell office:value-type="float" office:value="0.0001208888036785" calcext:value-type="float">
            <text:p>0.0001208888036785</text:p>
          </table:table-cell>
          <table:table-cell office:value-type="float" office:value="0.00016892687498594" calcext:value-type="float">
            <text:p>0.000168926874985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681978286782" calcext:value-type="float">
            <text:p>4.681978286782E-05</text:p>
          </table:table-cell>
          <table:table-cell office:value-type="float" office:value="0.000030304779729505" calcext:value-type="float">
            <text:p>3.0304779729505E-05</text:p>
          </table:table-cell>
          <table:table-cell office:value-type="float" office:value="0.0001128824378514" calcext:value-type="float">
            <text:p>0.0001128824378514</text:p>
          </table:table-cell>
          <table:table-cell office:value-type="float" office:value="0.000107778635468434" calcext:value-type="float">
            <text:p>0.000107778635468434</text:p>
          </table:table-cell>
        </table:table-row>
        <table:table-row table:style-name="ro1">
          <table:table-cell office:value-type="string" calcext:value-type="string">
            <text:p>Schlegelella</text:p>
          </table:table-cell>
          <table:table-cell office:value-type="float" office:value="0.000733615775684133" calcext:value-type="float">
            <text:p>0.000733615775684133</text:p>
          </table:table-cell>
          <table:table-cell office:value-type="float" office:value="0.00128188276983967" calcext:value-type="float">
            <text:p>0.00128188276983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853475351631667" calcext:value-type="float">
            <text:p>8.53475351631667E-06</text:p>
          </table:table-cell>
          <table:table-cell office:value-type="float" office:value="0.0000209057911954003" calcext:value-type="float">
            <text:p>2.09057911954003E-05</text:p>
          </table:table-cell>
          <table:table-cell office:value-type="float" office:value="0.0000108206839537833" calcext:value-type="float">
            <text:p>1.08206839537833E-05</text:p>
          </table:table-cell>
          <table:table-cell office:value-type="float" office:value="0.0000265051543546908" calcext:value-type="float">
            <text:p>2.65051543546908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04763735062882" calcext:value-type="float">
            <text:p>4.763735062882E-05</text:p>
          </table:table-cell>
          <table:table-cell office:value-type="float" office:value="0.0000149949901096269" calcext:value-type="float">
            <text:p>1.49949901096269E-05</text:p>
          </table:table-cell>
          <table:table-cell office:value-type="float" office:value="0.0000789873704909833" calcext:value-type="float">
            <text:p>7.89873704909833E-05</text:p>
          </table:table-cell>
          <table:table-cell office:value-type="float" office:value="0.000184724290856742" calcext:value-type="float">
            <text:p>0.000184724290856742</text:p>
          </table:table-cell>
        </table:table-row>
        <table:table-row table:style-name="ro1">
          <table:table-cell office:value-type="string" calcext:value-type="string">
            <text:p>Sediminibacterium</text:p>
          </table:table-cell>
          <table:table-cell office:value-type="float" office:value="0.0006414781790055" calcext:value-type="float">
            <text:p>0.0006414781790055</text:p>
          </table:table-cell>
          <table:table-cell office:value-type="float" office:value="0.000858476421974383" calcext:value-type="float">
            <text:p>0.0008584764219743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93465508968333" calcext:value-type="float">
            <text:p>1.93465508968333E-06</text:p>
          </table:table-cell>
          <table:table-cell office:value-type="float" office:value="0.00000473891779800259" calcext:value-type="float">
            <text:p>4.73891779800259E-06</text:p>
          </table:table-cell>
          <table:table-cell office:value-type="float" office:value="0.00010141585529605" calcext:value-type="float">
            <text:p>0.00010141585529605</text:p>
          </table:table-cell>
          <table:table-cell office:value-type="float" office:value="0.000141947969628374" calcext:value-type="float">
            <text:p>0.000141947969628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661575953146" calcext:value-type="float">
            <text:p>4.661575953146E-05</text:p>
          </table:table-cell>
          <table:table-cell office:value-type="float" office:value="0.0000373630321914988" calcext:value-type="float">
            <text:p>3.73630321914988E-05</text:p>
          </table:table-cell>
          <table:table-cell office:value-type="float" office:value="0.0000932816158258" calcext:value-type="float">
            <text:p>0.0000932816158258</text:p>
          </table:table-cell>
          <table:table-cell office:value-type="float" office:value="0.000148091736475006" calcext:value-type="float">
            <text:p>0.000148091736475006</text:p>
          </table:table-cell>
        </table:table-row>
        <table:table-row table:style-name="ro1">
          <table:table-cell office:value-type="string" calcext:value-type="string">
            <text:p>Segetibacter</text:p>
          </table:table-cell>
          <table:table-cell office:value-type="float" office:value="0.000026857173551" calcext:value-type="float">
            <text:p>0.000026857173551</text:p>
          </table:table-cell>
          <table:table-cell office:value-type="float" office:value="0.0000657863711333222" calcext:value-type="float">
            <text:p>6.5786371133322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nomonas</text:p>
          </table:table-cell>
          <table:table-cell office:value-type="float" office:value="0.0000669799241905" calcext:value-type="float">
            <text:p>0.0000669799241905</text:p>
          </table:table-cell>
          <table:table-cell office:value-type="float" office:value="0.000104005507438798" calcext:value-type="float">
            <text:p>0.0001040055074387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2979150706667" calcext:value-type="float">
            <text:p>3.02979150706667E-05</text:p>
          </table:table-cell>
          <table:table-cell office:value-type="float" office:value="0.0000742144321933139" calcext:value-type="float">
            <text:p>7.42144321933139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limonas</text:p>
          </table:table-cell>
          <table:table-cell office:value-type="float" office:value="0.010882482838595" calcext:value-type="float">
            <text:p>0.010882482838595</text:p>
          </table:table-cell>
          <table:table-cell office:value-type="float" office:value="0.00772183723572104" calcext:value-type="float">
            <text:p>0.00772183723572104</text:p>
          </table:table-cell>
          <table:table-cell office:value-type="float" office:value="0.0050816080344523" calcext:value-type="float">
            <text:p>0.0050816080344523</text:p>
          </table:table-cell>
          <table:table-cell office:value-type="float" office:value="0.00967448985121116" calcext:value-type="float">
            <text:p>0.00967448985121116</text:p>
          </table:table-cell>
          <table:table-cell office:value-type="float" office:value="0.00919998378687467" calcext:value-type="float">
            <text:p>0.00919998378687467</text:p>
          </table:table-cell>
          <table:table-cell office:value-type="float" office:value="0.0077087696942057" calcext:value-type="float">
            <text:p>0.0077087696942057</text:p>
          </table:table-cell>
          <table:table-cell office:value-type="float" office:value="0.00259386927207343" calcext:value-type="float">
            <text:p>0.00259386927207343</text:p>
          </table:table-cell>
          <table:table-cell office:value-type="float" office:value="0.00428252673870851" calcext:value-type="float">
            <text:p>0.00428252673870851</text:p>
          </table:table-cell>
          <table:table-cell office:value-type="float" office:value="0.001185017220781" calcext:value-type="float">
            <text:p>0.001185017220781</text:p>
          </table:table-cell>
          <table:table-cell office:value-type="float" office:value="0.00182736209712366" calcext:value-type="float">
            <text:p>0.00182736209712366</text:p>
          </table:table-cell>
          <table:table-cell office:value-type="float" office:value="0.0196257886025967" calcext:value-type="float">
            <text:p>0.0196257886025967</text:p>
          </table:table-cell>
          <table:table-cell office:value-type="float" office:value="0.00929618534460554" calcext:value-type="float">
            <text:p>0.00929618534460554</text:p>
          </table:table-cell>
          <table:table-cell office:value-type="float" office:value="0.01167931879732" calcext:value-type="float">
            <text:p>0.01167931879732</text:p>
          </table:table-cell>
          <table:table-cell office:value-type="float" office:value="0.00346371756484988" calcext:value-type="float">
            <text:p>0.00346371756484988</text:p>
          </table:table-cell>
          <table:table-cell office:value-type="float" office:value="0.0222453176474333" calcext:value-type="float">
            <text:p>0.0222453176474333</text:p>
          </table:table-cell>
          <table:table-cell office:value-type="float" office:value="0.0108454147307533" calcext:value-type="float">
            <text:p>0.0108454147307533</text:p>
          </table:table-cell>
          <table:table-cell office:value-type="float" office:value="0.013496319226386" calcext:value-type="float">
            <text:p>0.013496319226386</text:p>
          </table:table-cell>
          <table:table-cell office:value-type="float" office:value="0.00889062194479019" calcext:value-type="float">
            <text:p>0.00889062194479019</text:p>
          </table:table-cell>
          <table:table-cell office:value-type="float" office:value="0.0018907807440362" calcext:value-type="float">
            <text:p>0.0018907807440362</text:p>
          </table:table-cell>
          <table:table-cell office:value-type="float" office:value="0.00239964447859868" calcext:value-type="float">
            <text:p>0.00239964447859868</text:p>
          </table:table-cell>
          <table:table-cell office:value-type="float" office:value="0.00412526315704043" calcext:value-type="float">
            <text:p>0.00412526315704043</text:p>
          </table:table-cell>
          <table:table-cell office:value-type="float" office:value="0.00578828645599687" calcext:value-type="float">
            <text:p>0.00578828645599687</text:p>
          </table:table-cell>
        </table:table-row>
        <table:table-row table:style-name="ro1">
          <table:table-cell office:value-type="string" calcext:value-type="string">
            <text:p>Shewanella</text:p>
          </table:table-cell>
          <table:table-cell office:value-type="float" office:value="0.0049499765378312" calcext:value-type="float">
            <text:p>0.0049499765378312</text:p>
          </table:table-cell>
          <table:table-cell office:value-type="float" office:value="0.00335205965518336" calcext:value-type="float">
            <text:p>0.00335205965518336</text:p>
          </table:table-cell>
          <table:table-cell office:value-type="float" office:value="0.0000024754435995" calcext:value-type="float">
            <text:p>0.0000024754435995</text:p>
          </table:table-cell>
          <table:table-cell office:value-type="float" office:value="0.00000606357370581352" calcext:value-type="float">
            <text:p>6.06357370581352E-06</text:p>
          </table:table-cell>
          <table:table-cell office:value-type="float" office:value="0.0000946021715365666" calcext:value-type="float">
            <text:p>9.46021715365666E-05</text:p>
          </table:table-cell>
          <table:table-cell office:value-type="float" office:value="0.000158249115728637" calcext:value-type="float">
            <text:p>0.000158249115728637</text:p>
          </table:table-cell>
          <table:table-cell office:value-type="float" office:value="0.0000512085210978333" calcext:value-type="float">
            <text:p>5.12085210978333E-05</text:p>
          </table:table-cell>
          <table:table-cell office:value-type="float" office:value="0.000125434747172239" calcext:value-type="float">
            <text:p>0.000125434747172239</text:p>
          </table:table-cell>
          <table:table-cell office:value-type="float" office:value="0.0003148237522955" calcext:value-type="float">
            <text:p>0.0003148237522955</text:p>
          </table:table-cell>
          <table:table-cell office:value-type="float" office:value="0.00055488803230796" calcext:value-type="float">
            <text:p>0.000554888032307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204348519882" calcext:value-type="float">
            <text:p>1.204348519882E-05</text:p>
          </table:table-cell>
          <table:table-cell office:value-type="float" office:value="0.0000197827046750842" calcext:value-type="float">
            <text:p>1.97827046750842E-05</text:p>
          </table:table-cell>
          <table:table-cell office:value-type="float" office:value="0.00004919011023826" calcext:value-type="float">
            <text:p>4.919011023826E-05</text:p>
          </table:table-cell>
          <table:table-cell office:value-type="float" office:value="0.0000399699358582574" calcext:value-type="float">
            <text:p>3.99699358582574E-05</text:p>
          </table:table-cell>
          <table:table-cell office:value-type="float" office:value="0.0000597113442135167" calcext:value-type="float">
            <text:p>5.97113442135167E-05</text:p>
          </table:table-cell>
          <table:table-cell office:value-type="float" office:value="0.0000886643527235196" calcext:value-type="float">
            <text:p>8.86643527235196E-05</text:p>
          </table:table-cell>
        </table:table-row>
        <table:table-row table:style-name="ro1">
          <table:table-cell office:value-type="string" calcext:value-type="string">
            <text:p>Shin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18733822516667" calcext:value-type="float">
            <text:p>1.18733822516667E-05</text:p>
          </table:table-cell>
          <table:table-cell office:value-type="float" office:value="0.0000290837280376013" calcext:value-type="float">
            <text:p>2.9083728037601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926173944905" calcext:value-type="float">
            <text:p>6.926173944905E-05</text:p>
          </table:table-cell>
          <table:table-cell office:value-type="float" office:value="0.00012708718528392" calcext:value-type="float">
            <text:p>0.000127087185283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347604757018" calcext:value-type="float">
            <text:p>9.347604757018E-05</text:p>
          </table:table-cell>
          <table:table-cell office:value-type="float" office:value="0.0000836455563084841" calcext:value-type="float">
            <text:p>8.36455563084841E-05</text:p>
          </table:table-cell>
          <table:table-cell office:value-type="float" office:value="0.00003784280558345" calcext:value-type="float">
            <text:p>3.784280558345E-05</text:p>
          </table:table-cell>
          <table:table-cell office:value-type="float" office:value="0.0000494203101108125" calcext:value-type="float">
            <text:p>4.94203101108125E-05</text:p>
          </table:table-cell>
        </table:table-row>
        <table:table-row table:style-name="ro1">
          <table:table-cell office:value-type="string" calcext:value-type="string">
            <text:p>Shuttleworthia</text:p>
          </table:table-cell>
          <table:table-cell office:value-type="float" office:value="0.000453769405732333" calcext:value-type="float">
            <text:p>0.000453769405732333</text:p>
          </table:table-cell>
          <table:table-cell office:value-type="float" office:value="0.000603956066396556" calcext:value-type="float">
            <text:p>0.000603956066396556</text:p>
          </table:table-cell>
          <table:table-cell office:value-type="float" office:value="0.0009803944690346" calcext:value-type="float">
            <text:p>0.0009803944690346</text:p>
          </table:table-cell>
          <table:table-cell office:value-type="float" office:value="0.00144945520216661" calcext:value-type="float">
            <text:p>0.00144945520216661</text:p>
          </table:table-cell>
          <table:table-cell office:value-type="float" office:value="0.00950972287190283" calcext:value-type="float">
            <text:p>0.00950972287190283</text:p>
          </table:table-cell>
          <table:table-cell office:value-type="float" office:value="0.00880922579324797" calcext:value-type="float">
            <text:p>0.00880922579324797</text:p>
          </table:table-cell>
          <table:table-cell office:value-type="float" office:value="0.00540781004211493" calcext:value-type="float">
            <text:p>0.00540781004211493</text:p>
          </table:table-cell>
          <table:table-cell office:value-type="float" office:value="0.00751544834423458" calcext:value-type="float">
            <text:p>0.00751544834423458</text:p>
          </table:table-cell>
          <table:table-cell office:value-type="float" office:value="0.00113405638739072" calcext:value-type="float">
            <text:p>0.00113405638739072</text:p>
          </table:table-cell>
          <table:table-cell office:value-type="float" office:value="0.00187880726520094" calcext:value-type="float">
            <text:p>0.00187880726520094</text:p>
          </table:table-cell>
          <table:table-cell office:value-type="float" office:value="0.00814413193195353" calcext:value-type="float">
            <text:p>0.00814413193195353</text:p>
          </table:table-cell>
          <table:table-cell office:value-type="float" office:value="0.00897529498855194" calcext:value-type="float">
            <text:p>0.00897529498855194</text:p>
          </table:table-cell>
          <table:table-cell office:value-type="float" office:value="0.0110718918355133" calcext:value-type="float">
            <text:p>0.0110718918355133</text:p>
          </table:table-cell>
          <table:table-cell office:value-type="float" office:value="0.00362913710359424" calcext:value-type="float">
            <text:p>0.00362913710359424</text:p>
          </table:table-cell>
          <table:table-cell office:value-type="float" office:value="0.0228077623746217" calcext:value-type="float">
            <text:p>0.0228077623746217</text:p>
          </table:table-cell>
          <table:table-cell office:value-type="float" office:value="0.020383860508735" calcext:value-type="float">
            <text:p>0.020383860508735</text:p>
          </table:table-cell>
          <table:table-cell office:value-type="float" office:value="0.0034829572007736" calcext:value-type="float">
            <text:p>0.0034829572007736</text:p>
          </table:table-cell>
          <table:table-cell office:value-type="float" office:value="0.00456856475508387" calcext:value-type="float">
            <text:p>0.00456856475508387</text:p>
          </table:table-cell>
          <table:table-cell office:value-type="float" office:value="0.00120053072126536" calcext:value-type="float">
            <text:p>0.00120053072126536</text:p>
          </table:table-cell>
          <table:table-cell office:value-type="float" office:value="0.00131127471653876" calcext:value-type="float">
            <text:p>0.00131127471653876</text:p>
          </table:table-cell>
          <table:table-cell office:value-type="float" office:value="0.00337383955179207" calcext:value-type="float">
            <text:p>0.00337383955179207</text:p>
          </table:table-cell>
          <table:table-cell office:value-type="float" office:value="0.00534642226173808" calcext:value-type="float">
            <text:p>0.00534642226173808</text:p>
          </table:table-cell>
        </table:table-row>
        <table:table-row table:style-name="ro1">
          <table:table-cell office:value-type="string" calcext:value-type="string">
            <text:p>Silanimona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446244802715" calcext:value-type="float">
            <text:p>2.446244802715E-05</text:p>
          </table:table-cell>
          <table:table-cell office:value-type="float" office:value="0.0000504037402100751" calcext:value-type="float">
            <text:p>5.04037402100751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223067044458" calcext:value-type="float">
            <text:p>1.223067044458E-05</text:p>
          </table:table-cell>
          <table:table-cell office:value-type="float" office:value="0.0000273486105244785" calcext:value-type="float">
            <text:p>2.73486105244785E-05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Skermanella</text:p>
          </table:table-cell>
          <table:table-cell office:value-type="float" office:value="0.000183192317851667" calcext:value-type="float">
            <text:p>0.000183192317851667</text:p>
          </table:table-cell>
          <table:table-cell office:value-type="float" office:value="0.000448727703534333" calcext:value-type="float">
            <text:p>0.000448727703534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22148445808333" calcext:value-type="float">
            <text:p>3.22148445808333E-05</text:p>
          </table:table-cell>
          <table:table-cell office:value-type="float" office:value="0.0000676271361216306" calcext:value-type="float">
            <text:p>6.76271361216306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monadaceae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office:value-type="float" office:value="0.00011065106879788" calcext:value-type="float">
            <text:p>0.00011065106879788</text:p>
          </table:table-cell>
          <table:table-cell office:value-type="float" office:value="0.000137069224629175" calcext:value-type="float">
            <text:p>0.000137069224629175</text:p>
          </table:table-cell>
          <table:table-cell office:value-type="float" office:value="0.00019222925289215" calcext:value-type="float">
            <text:p>0.00019222925289215</text:p>
          </table:table-cell>
          <table:table-cell office:value-type="float" office:value="0.000336620027630233" calcext:value-type="float">
            <text:p>0.000336620027630233</text:p>
          </table:table-cell>
        </table:table-row>
        <table:table-row table:style-name="ro1">
          <table:table-cell office:value-type="string" calcext:value-type="string">
            <text:p>Solirubrobacte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298482074455" calcext:value-type="float">
            <text:p>1.298482074455E-05</text:p>
          </table:table-cell>
          <table:table-cell office:value-type="float" office:value="0.0000318061852256535" calcext:value-type="float">
            <text:p>3.18061852256535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ingoaurantiacus</text:p>
          </table:table-cell>
          <table:table-cell office:value-type="float" office:value="0.00183192317851667" calcext:value-type="float">
            <text:p>0.00183192317851667</text:p>
          </table:table-cell>
          <table:table-cell office:value-type="float" office:value="0.00448727703534333" calcext:value-type="float">
            <text:p>0.004487277035343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1024196645756" calcext:value-type="float">
            <text:p>1.024196645756E-05</text:p>
          </table:table-cell>
          <table:table-cell office:value-type="float" office:value="0.0000229017332223769" calcext:value-type="float">
            <text:p>2.29017332223769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ingobacteriaceae</text:p>
          </table:table-cell>
          <table:table-cell office:value-type="float" office:value="0.00000426028646166667" calcext:value-type="float">
            <text:p>4.26028646166667E-06</text:p>
          </table:table-cell>
          <table:table-cell office:value-type="float" office:value="0.0000104355279891705" calcext:value-type="float">
            <text:p>1.04355279891705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99810078226" calcext:value-type="float">
            <text:p>0.0000199810078226</text:p>
          </table:table-cell>
          <table:table-cell office:value-type="float" office:value="0.0000329740360912318" calcext:value-type="float">
            <text:p>3.29740360912318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ingobacterium</text:p>
          </table:table-cell>
          <table:table-cell office:value-type="float" office:value="0.000738167989173667" calcext:value-type="float">
            <text:p>0.000738167989173667</text:p>
          </table:table-cell>
          <table:table-cell office:value-type="float" office:value="0.000652100012444328" calcext:value-type="float">
            <text:p>0.00065210001244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85957343969833" calcext:value-type="float">
            <text:p>3.85957343969833E-05</text:p>
          </table:table-cell>
          <table:table-cell office:value-type="float" office:value="0.0000481151999191291" calcext:value-type="float">
            <text:p>4.81151999191291E-05</text:p>
          </table:table-cell>
          <table:table-cell office:value-type="float" office:value="0.0000280059838615333" calcext:value-type="float">
            <text:p>2.80059838615333E-05</text:p>
          </table:table-cell>
          <table:table-cell office:value-type="float" office:value="0.0000502496290724765" calcext:value-type="float">
            <text:p>5.02496290724765E-05</text:p>
          </table:table-cell>
          <table:table-cell office:value-type="float" office:value="0.00009860663336665" calcext:value-type="float">
            <text:p>9.860663336665E-05</text:p>
          </table:table-cell>
          <table:table-cell office:value-type="float" office:value="0.000127404662141778" calcext:value-type="float">
            <text:p>0.000127404662141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651213251892" calcext:value-type="float">
            <text:p>2.651213251892E-05</text:p>
          </table:table-cell>
          <table:table-cell office:value-type="float" office:value="0.0000268533061637371" calcext:value-type="float">
            <text:p>2.68533061637371E-05</text:p>
          </table:table-cell>
          <table:table-cell office:value-type="float" office:value="0.0007076796401094" calcext:value-type="float">
            <text:p>0.0007076796401094</text:p>
          </table:table-cell>
          <table:table-cell office:value-type="float" office:value="0.000602936302935806" calcext:value-type="float">
            <text:p>0.000602936302935806</text:p>
          </table:table-cell>
          <table:table-cell office:value-type="float" office:value="0.000607716257089933" calcext:value-type="float">
            <text:p>0.000607716257089933</text:p>
          </table:table-cell>
          <table:table-cell office:value-type="float" office:value="0.000801452234688257" calcext:value-type="float">
            <text:p>0.000801452234688257</text:p>
          </table:table-cell>
        </table:table-row>
        <table:table-row table:style-name="ro1">
          <table:table-cell office:value-type="string" calcext:value-type="string">
            <text:p>Sphingobium</text:p>
          </table:table-cell>
          <table:table-cell office:value-type="float" office:value="0.0036080786433717" calcext:value-type="float">
            <text:p>0.0036080786433717</text:p>
          </table:table-cell>
          <table:table-cell office:value-type="float" office:value="0.00528600446292821" calcext:value-type="float">
            <text:p>0.00528600446292821</text:p>
          </table:table-cell>
          <table:table-cell office:value-type="float" office:value="0.00000592837184128333" calcext:value-type="float">
            <text:p>5.92837184128333E-06</text:p>
          </table:table-cell>
          <table:table-cell office:value-type="float" office:value="0.00000918477079838194" calcext:value-type="float">
            <text:p>9.18477079838194E-06</text:p>
          </table:table-cell>
          <table:table-cell office:value-type="float" office:value="0.000110484742645167" calcext:value-type="float">
            <text:p>0.000110484742645167</text:p>
          </table:table-cell>
          <table:table-cell office:value-type="float" office:value="0.000178160585267095" calcext:value-type="float">
            <text:p>0.000178160585267095</text:p>
          </table:table-cell>
          <table:table-cell office:value-type="float" office:value="0.0000128021302744833" calcext:value-type="float">
            <text:p>1.28021302744833E-05</text:p>
          </table:table-cell>
          <table:table-cell office:value-type="float" office:value="0.0000313586867931209" calcext:value-type="float">
            <text:p>3.13586867931209E-05</text:p>
          </table:table-cell>
          <table:table-cell office:value-type="float" office:value="0.000294504586348633" calcext:value-type="float">
            <text:p>0.000294504586348633</text:p>
          </table:table-cell>
          <table:table-cell office:value-type="float" office:value="0.000391213449540541" calcext:value-type="float">
            <text:p>0.0003912134495405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89562354668" calcext:value-type="float">
            <text:p>5.89562354668E-06</text:p>
          </table:table-cell>
          <table:table-cell office:value-type="float" office:value="0.00000809355478725134" calcext:value-type="float">
            <text:p>8.09355478725134E-06</text:p>
          </table:table-cell>
          <table:table-cell office:value-type="float" office:value="0.00003017636675506" calcext:value-type="float">
            <text:p>3.017636675506E-05</text:p>
          </table:table-cell>
          <table:table-cell office:value-type="float" office:value="0.0000419408282747199" calcext:value-type="float">
            <text:p>4.19408282747199E-05</text:p>
          </table:table-cell>
          <table:table-cell office:value-type="float" office:value="0.0000258629449819" calcext:value-type="float">
            <text:p>0.0000258629449819</text:p>
          </table:table-cell>
          <table:table-cell office:value-type="float" office:value="0.0000360279791209246" calcext:value-type="float">
            <text:p>3.60279791209246E-05</text:p>
          </table:table-cell>
        </table:table-row>
        <table:table-row table:style-name="ro1">
          <table:table-cell office:value-type="string" calcext:value-type="string">
            <text:p>Sphingomonadaceae</text:p>
          </table:table-cell>
          <table:table-cell office:value-type="float" office:value="0.0000516703107833333" calcext:value-type="float">
            <text:p>5.16703107833333E-05</text:p>
          </table:table-cell>
          <table:table-cell office:value-type="float" office:value="0.000126565896270194" calcext:value-type="float">
            <text:p>0.00012656589627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12128980801667" calcext:value-type="float">
            <text:p>7.12128980801667E-06</text:p>
          </table:table-cell>
          <table:table-cell office:value-type="float" office:value="0.0000174435263401232" calcext:value-type="float">
            <text:p>1.74435263401232E-05</text:p>
          </table:table-cell>
        </table:table-row>
        <table:table-row table:style-name="ro1">
          <table:table-cell office:value-type="string" calcext:value-type="string">
            <text:p>Sphingomonas</text:p>
          </table:table-cell>
          <table:table-cell office:value-type="float" office:value="0.00969193692745727" calcext:value-type="float">
            <text:p>0.00969193692745727</text:p>
          </table:table-cell>
          <table:table-cell office:value-type="float" office:value="0.012582376518725" calcext:value-type="float">
            <text:p>0.012582376518725</text:p>
          </table:table-cell>
          <table:table-cell office:value-type="float" office:value="0.00000587412916035" calcext:value-type="float">
            <text:p>5.87412916035E-06</text:p>
          </table:table-cell>
          <table:table-cell office:value-type="float" office:value="0.0000143886191260609" calcext:value-type="float">
            <text:p>1.43886191260609E-05</text:p>
          </table:table-cell>
          <table:table-cell office:value-type="float" office:value="0.000186425326437567" calcext:value-type="float">
            <text:p>0.000186425326437567</text:p>
          </table:table-cell>
          <table:table-cell office:value-type="float" office:value="0.000321811461352853" calcext:value-type="float">
            <text:p>0.000321811461352853</text:p>
          </table:table-cell>
          <table:table-cell office:value-type="float" office:value="0.0000298716373071667" calcext:value-type="float">
            <text:p>2.98716373071667E-05</text:p>
          </table:table-cell>
          <table:table-cell office:value-type="float" office:value="0.0000731702691840441" calcext:value-type="float">
            <text:p>7.31702691840441E-05</text:p>
          </table:table-cell>
          <table:table-cell office:value-type="float" office:value="0.000713175948632" calcext:value-type="float">
            <text:p>0.000713175948632</text:p>
          </table:table-cell>
          <table:table-cell office:value-type="float" office:value="0.000722455166252899" calcext:value-type="float">
            <text:p>0.0007224551662528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143121091642" calcext:value-type="float">
            <text:p>1.143121091642E-05</text:p>
          </table:table-cell>
          <table:table-cell office:value-type="float" office:value="0.0000156614263369927" calcext:value-type="float">
            <text:p>1.56614263369927E-05</text:p>
          </table:table-cell>
          <table:table-cell office:value-type="float" office:value="0.00008071107538878" calcext:value-type="float">
            <text:p>8.071107538878E-05</text:p>
          </table:table-cell>
          <table:table-cell office:value-type="float" office:value="0.0000678438171409193" calcext:value-type="float">
            <text:p>6.78438171409193E-05</text:p>
          </table:table-cell>
          <table:table-cell office:value-type="float" office:value="0.000162448727522117" calcext:value-type="float">
            <text:p>0.000162448727522117</text:p>
          </table:table-cell>
          <table:table-cell office:value-type="float" office:value="0.000202002788247088" calcext:value-type="float">
            <text:p>0.000202002788247088</text:p>
          </table:table-cell>
        </table:table-row>
        <table:table-row table:style-name="ro1">
          <table:table-cell office:value-type="string" calcext:value-type="string">
            <text:p>Sphingopyxis</text:p>
          </table:table-cell>
          <table:table-cell office:value-type="float" office:value="0.00218768460852717" calcext:value-type="float">
            <text:p>0.00218768460852717</text:p>
          </table:table-cell>
          <table:table-cell office:value-type="float" office:value="0.00441235590741537" calcext:value-type="float">
            <text:p>0.00441235590741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507838211835" calcext:value-type="float">
            <text:p>5.507838211835E-05</text:p>
          </table:table-cell>
          <table:table-cell office:value-type="float" office:value="0.000106936674351038" calcext:value-type="float">
            <text:p>0.000106936674351038</text:p>
          </table:table-cell>
          <table:table-cell office:value-type="float" office:value="0.0000128021302744833" calcext:value-type="float">
            <text:p>1.28021302744833E-05</text:p>
          </table:table-cell>
          <table:table-cell office:value-type="float" office:value="0.0000313586867931209" calcext:value-type="float">
            <text:p>3.13586867931209E-05</text:p>
          </table:table-cell>
          <table:table-cell office:value-type="float" office:value="0.000132519971178183" calcext:value-type="float">
            <text:p>0.000132519971178183</text:p>
          </table:table-cell>
          <table:table-cell office:value-type="float" office:value="0.000158546977423071" calcext:value-type="float">
            <text:p>0.0001585469774230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4802284088" calcext:value-type="float">
            <text:p>0.0000154802284088</text:p>
          </table:table-cell>
          <table:table-cell office:value-type="float" office:value="0.0000286460284102403" calcext:value-type="float">
            <text:p>2.86460284102403E-05</text:p>
          </table:table-cell>
        </table:table-row>
        <table:table-row table:style-name="ro1">
          <table:table-cell office:value-type="string" calcext:value-type="string">
            <text:p>Sphingosinicell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1808968850404" calcext:value-type="float">
            <text:p>1.808968850404E-05</text:p>
          </table:table-cell>
          <table:table-cell office:value-type="float" office:value="0.0000303657069124945" calcext:value-type="float">
            <text:p>3.03657069124945E-05</text:p>
          </table:table-cell>
          <table:table-cell office:value-type="float" office:value="0.00002146540374025" calcext:value-type="float">
            <text:p>2.146540374025E-05</text:p>
          </table:table-cell>
          <table:table-cell office:value-type="float" office:value="0.0000358221945216729" calcext:value-type="float">
            <text:p>3.58221945216729E-05</text:p>
          </table:table-cell>
        </table:table-row>
        <table:table-row table:style-name="ro1">
          <table:table-cell office:value-type="string" calcext:value-type="string">
            <text:p>Sporolactobacillaceae</text:p>
          </table:table-cell>
          <table:table-cell office:value-type="float" office:value="0.0000468631510783333" calcext:value-type="float">
            <text:p>4.68631510783333E-05</text:p>
          </table:table-cell>
          <table:table-cell office:value-type="float" office:value="0.000114790807880876" calcext:value-type="float">
            <text:p>0.0001147908078808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00815378029638" calcext:value-type="float">
            <text:p>8.15378029638E-06</text:p>
          </table:table-cell>
          <table:table-cell office:value-type="float" office:value="0.0000182324070163041" calcext:value-type="float">
            <text:p>1.82324070163041E-05</text:p>
          </table:table-cell>
          <table:table-cell office:value-type="float" office:value="0.0000204308235798333" calcext:value-type="float">
            <text:p>2.04308235798333E-05</text:p>
          </table:table-cell>
          <table:table-cell office:value-type="float" office:value="0.0000434428524276887" calcext:value-type="float">
            <text:p>4.34428524276887E-05</text:p>
          </table:table-cell>
        </table:table-row>
        <table:table-row table:style-name="ro1">
          <table:table-cell office:value-type="string" calcext:value-type="string">
            <text:p>Staphylococcus</text:p>
          </table:table-cell>
          <table:table-cell office:value-type="float" office:value="0.0105934151978183" calcext:value-type="float">
            <text:p>0.0105934151978183</text:p>
          </table:table-cell>
          <table:table-cell office:value-type="float" office:value="0.0116399432542863" calcext:value-type="float">
            <text:p>0.011639943254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7415013382333" calcext:value-type="float">
            <text:p>0.000427415013382333</text:p>
          </table:table-cell>
          <table:table-cell office:value-type="float" office:value="0.000694715741866719" calcext:value-type="float">
            <text:p>0.000694715741866719</text:p>
          </table:table-cell>
          <table:table-cell office:value-type="float" office:value="0.0000468693725416333" calcext:value-type="float">
            <text:p>4.68693725416333E-05</text:p>
          </table:table-cell>
          <table:table-cell office:value-type="float" office:value="0.0000619081015020408" calcext:value-type="float">
            <text:p>6.19081015020408E-05</text:p>
          </table:table-cell>
          <table:table-cell office:value-type="float" office:value="0.000473669612351967" calcext:value-type="float">
            <text:p>0.000473669612351967</text:p>
          </table:table-cell>
          <table:table-cell office:value-type="float" office:value="0.000572653589519557" calcext:value-type="float">
            <text:p>0.00057265358951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8390782973333" calcext:value-type="float">
            <text:p>3.48390782973333E-06</text:p>
          </table:table-cell>
          <table:table-cell office:value-type="float" office:value="0.0000085337964937338" calcext:value-type="float">
            <text:p>8.533796493733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97050676261" calcext:value-type="float">
            <text:p>0.0000297050676261</text:p>
          </table:table-cell>
          <table:table-cell office:value-type="float" office:value="0.0000377239257913733" calcext:value-type="float">
            <text:p>3.77239257913733E-05</text:p>
          </table:table-cell>
          <table:table-cell office:value-type="float" office:value="0.00876633505411636" calcext:value-type="float">
            <text:p>0.00876633505411636</text:p>
          </table:table-cell>
          <table:table-cell office:value-type="float" office:value="0.011692263000184" calcext:value-type="float">
            <text:p>0.011692263000184</text:p>
          </table:table-cell>
          <table:table-cell office:value-type="float" office:value="0.0012489942033055" calcext:value-type="float">
            <text:p>0.0012489942033055</text:p>
          </table:table-cell>
          <table:table-cell office:value-type="float" office:value="0.00172199916428579" calcext:value-type="float">
            <text:p>0.00172199916428579</text:p>
          </table:table-cell>
        </table:table-row>
        <table:table-row table:style-name="ro1">
          <table:table-cell office:value-type="string" calcext:value-type="string">
            <text:p>Stenotrophomonas</text:p>
          </table:table-cell>
          <table:table-cell office:value-type="float" office:value="0.0015089185586221" calcext:value-type="float">
            <text:p>0.0015089185586221</text:p>
          </table:table-cell>
          <table:table-cell office:value-type="float" office:value="0.00119567445331305" calcext:value-type="float">
            <text:p>0.00119567445331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901190238" calcext:value-type="float">
            <text:p>0.000015901190238</text:p>
          </table:table-cell>
          <table:table-cell office:value-type="float" office:value="0.0000287823864603764" calcext:value-type="float">
            <text:p>2.87823864603764E-05</text:p>
          </table:table-cell>
          <table:table-cell office:value-type="float" office:value="0.0000128021302744833" calcext:value-type="float">
            <text:p>1.28021302744833E-05</text:p>
          </table:table-cell>
          <table:table-cell office:value-type="float" office:value="0.0000313586867931209" calcext:value-type="float">
            <text:p>3.13586867931209E-05</text:p>
          </table:table-cell>
          <table:table-cell office:value-type="float" office:value="0.000140695558619317" calcext:value-type="float">
            <text:p>0.000140695558619317</text:p>
          </table:table-cell>
          <table:table-cell office:value-type="float" office:value="0.000233465275547619" calcext:value-type="float">
            <text:p>0.0002334652755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79439660605" calcext:value-type="float">
            <text:p>1.179439660605E-05</text:p>
          </table:table-cell>
          <table:table-cell office:value-type="float" office:value="0.0000187180204366352" calcext:value-type="float">
            <text:p>1.8718020436635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431026709248" calcext:value-type="float">
            <text:p>6.431026709248E-05</text:p>
          </table:table-cell>
          <table:table-cell office:value-type="float" office:value="0.0000445896812193851" calcext:value-type="float">
            <text:p>4.45896812193851E-05</text:p>
          </table:table-cell>
          <table:table-cell office:value-type="float" office:value="0.0081478095652524" calcext:value-type="float">
            <text:p>0.0081478095652524</text:p>
          </table:table-cell>
          <table:table-cell office:value-type="float" office:value="0.0120168358930997" calcext:value-type="float">
            <text:p>0.0120168358930997</text:p>
          </table:table-cell>
          <table:table-cell office:value-type="float" office:value="0.00226595978586547" calcext:value-type="float">
            <text:p>0.00226595978586547</text:p>
          </table:table-cell>
          <table:table-cell office:value-type="float" office:value="0.00496180322528816" calcext:value-type="float">
            <text:p>0.00496180322528816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float" office:value="0.00104112736183833" calcext:value-type="float">
            <text:p>0.00104112736183833</text:p>
          </table:table-cell>
          <table:table-cell office:value-type="float" office:value="0.000930972148092177" calcext:value-type="float">
            <text:p>0.000930972148092177</text:p>
          </table:table-cell>
          <table:table-cell office:value-type="float" office:value="0.0000104809321702167" calcext:value-type="float">
            <text:p>1.04809321702167E-05</text:p>
          </table:table-cell>
          <table:table-cell office:value-type="float" office:value="0.0000184402097676156" calcext:value-type="float">
            <text:p>1.84402097676156E-05</text:p>
          </table:table-cell>
          <table:table-cell office:value-type="float" office:value="0.0012382111547145" calcext:value-type="float">
            <text:p>0.0012382111547145</text:p>
          </table:table-cell>
          <table:table-cell office:value-type="float" office:value="0.00131181515098571" calcext:value-type="float">
            <text:p>0.00131181515098571</text:p>
          </table:table-cell>
          <table:table-cell office:value-type="float" office:value="0.000113776219945967" calcext:value-type="float">
            <text:p>0.000113776219945967</text:p>
          </table:table-cell>
          <table:table-cell office:value-type="float" office:value="0.000107190087148629" calcext:value-type="float">
            <text:p>0.000107190087148629</text:p>
          </table:table-cell>
          <table:table-cell office:value-type="float" office:value="0.0002018299567284" calcext:value-type="float">
            <text:p>0.0002018299567284</text:p>
          </table:table-cell>
          <table:table-cell office:value-type="float" office:value="0.000412188850355632" calcext:value-type="float">
            <text:p>0.000412188850355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34079020510833" calcext:value-type="float">
            <text:p>1.34079020510833E-05</text:p>
          </table:table-cell>
          <table:table-cell office:value-type="float" office:value="0.0000151159348044244" calcext:value-type="float">
            <text:p>1.5115934804424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107101764816" calcext:value-type="float">
            <text:p>0.0056107101764816</text:p>
          </table:table-cell>
          <table:table-cell office:value-type="float" office:value="0.00717457632434784" calcext:value-type="float">
            <text:p>0.00717457632434784</text:p>
          </table:table-cell>
          <table:table-cell office:value-type="float" office:value="0.00439962301929807" calcext:value-type="float">
            <text:p>0.00439962301929807</text:p>
          </table:table-cell>
          <table:table-cell office:value-type="float" office:value="0.00621788546782951" calcext:value-type="float">
            <text:p>0.00621788546782951</text:p>
          </table:table-cell>
        </table:table-row>
        <table:table-row table:style-name="ro1">
          <table:table-cell office:value-type="string" calcext:value-type="string">
            <text:p>Streptomyces</text:p>
          </table:table-cell>
          <table:table-cell office:value-type="float" office:value="0.000115622056017583" calcext:value-type="float">
            <text:p>0.000115622056017583</text:p>
          </table:table-cell>
          <table:table-cell office:value-type="float" office:value="0.000180248548444436" calcext:value-type="float">
            <text:p>0.000180248548444436</text:p>
          </table:table-cell>
          <table:table-cell office:value-type="float" office:value="0.00000377193379501667" calcext:value-type="float">
            <text:p>3.77193379501667E-06</text:p>
          </table:table-cell>
          <table:table-cell office:value-type="float" office:value="0.00000923931314135055" calcext:value-type="float">
            <text:p>9.23931314135055E-06</text:p>
          </table:table-cell>
          <table:table-cell office:value-type="float" office:value="0.0000413292200144167" calcext:value-type="float">
            <text:p>4.13292200144167E-05</text:p>
          </table:table-cell>
          <table:table-cell office:value-type="float" office:value="0.0000483831866063683" calcext:value-type="float">
            <text:p>4.83831866063683E-05</text:p>
          </table:table-cell>
          <table:table-cell office:value-type="float" office:value="0.0000066691000707" calcext:value-type="float">
            <text:p>0.0000066691000707</text:p>
          </table:table-cell>
          <table:table-cell office:value-type="float" office:value="0.0000116174142637435" calcext:value-type="float">
            <text:p>1.16174142637435E-05</text:p>
          </table:table-cell>
          <table:table-cell office:value-type="float" office:value="0.0000147066393123167" calcext:value-type="float">
            <text:p>1.47066393123167E-05</text:p>
          </table:table-cell>
          <table:table-cell office:value-type="float" office:value="0.0000360237621463315" calcext:value-type="float">
            <text:p>3.60237621463315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4400908184" calcext:value-type="float">
            <text:p>0.0000034400908184</text:p>
          </table:table-cell>
          <table:table-cell office:value-type="float" office:value="0.00000769227691871528" calcext:value-type="float">
            <text:p>7.69227691871528E-06</text:p>
          </table:table-cell>
          <table:table-cell office:value-type="float" office:value="0.0006048988424237" calcext:value-type="float">
            <text:p>0.0006048988424237</text:p>
          </table:table-cell>
          <table:table-cell office:value-type="float" office:value="0.000873060008033505" calcext:value-type="float">
            <text:p>0.000873060008033505</text:p>
          </table:table-cell>
          <table:table-cell office:value-type="float" office:value="0.000135566301776317" calcext:value-type="float">
            <text:p>0.000135566301776317</text:p>
          </table:table-cell>
          <table:table-cell office:value-type="float" office:value="0.000164561023312929" calcext:value-type="float">
            <text:p>0.000164561023312929</text:p>
          </table:table-cell>
        </table:table-row>
        <table:table-row table:style-name="ro1">
          <table:table-cell office:value-type="string" calcext:value-type="string">
            <text:p>Subdoligranulum</text:p>
          </table:table-cell>
          <table:table-cell office:value-type="float" office:value="0.000380314774610667" calcext:value-type="float">
            <text:p>0.000380314774610667</text:p>
          </table:table-cell>
          <table:table-cell office:value-type="float" office:value="0.000425087418668747" calcext:value-type="float">
            <text:p>0.000425087418668747</text:p>
          </table:table-cell>
          <table:table-cell office:value-type="float" office:value="0.0000123772179974667" calcext:value-type="float">
            <text:p>1.23772179974667E-05</text:p>
          </table:table-cell>
          <table:table-cell office:value-type="float" office:value="0.0000303178685289859" calcext:value-type="float">
            <text:p>3.03178685289859E-05</text:p>
          </table:table-cell>
          <table:table-cell office:value-type="float" office:value="0.00299132921728467" calcext:value-type="float">
            <text:p>0.00299132921728467</text:p>
          </table:table-cell>
          <table:table-cell office:value-type="float" office:value="0.00375822931612043" calcext:value-type="float">
            <text:p>0.00375822931612043</text:p>
          </table:table-cell>
          <table:table-cell office:value-type="float" office:value="0.00146564879532272" calcext:value-type="float">
            <text:p>0.00146564879532272</text:p>
          </table:table-cell>
          <table:table-cell office:value-type="float" office:value="0.00217173609778305" calcext:value-type="float">
            <text:p>0.00217173609778305</text:p>
          </table:table-cell>
          <table:table-cell office:value-type="float" office:value="0.00194513796383582" calcext:value-type="float">
            <text:p>0.00194513796383582</text:p>
          </table:table-cell>
          <table:table-cell office:value-type="float" office:value="0.0040280882596295" calcext:value-type="float">
            <text:p>0.0040280882596295</text:p>
          </table:table-cell>
          <table:table-cell office:value-type="float" office:value="0.000110535266587283" calcext:value-type="float">
            <text:p>0.000110535266587283</text:p>
          </table:table-cell>
          <table:table-cell office:value-type="float" office:value="0.000171838207161548" calcext:value-type="float">
            <text:p>0.000171838207161548</text:p>
          </table:table-cell>
          <table:table-cell office:value-type="float" office:value="0.0138032497680075" calcext:value-type="float">
            <text:p>0.0138032497680075</text:p>
          </table:table-cell>
          <table:table-cell office:value-type="float" office:value="0.0170454259074541" calcext:value-type="float">
            <text:p>0.0170454259074541</text:p>
          </table:table-cell>
          <table:table-cell office:value-type="float" office:value="0.013570145351655" calcext:value-type="float">
            <text:p>0.013570145351655</text:p>
          </table:table-cell>
          <table:table-cell office:value-type="float" office:value="0.0102402367797958" calcext:value-type="float">
            <text:p>0.0102402367797958</text:p>
          </table:table-cell>
          <table:table-cell office:value-type="float" office:value="0.00010039380098888" calcext:value-type="float">
            <text:p>0.00010039380098888</text:p>
          </table:table-cell>
          <table:table-cell office:value-type="float" office:value="0.0001651150470418" calcext:value-type="float">
            <text:p>0.0001651150470418</text:p>
          </table:table-cell>
          <table:table-cell office:value-type="float" office:value="0.00011529253160736" calcext:value-type="float">
            <text:p>0.00011529253160736</text:p>
          </table:table-cell>
          <table:table-cell office:value-type="float" office:value="0.000139079608237589" calcext:value-type="float">
            <text:p>0.000139079608237589</text:p>
          </table:table-cell>
          <table:table-cell office:value-type="float" office:value="0.00202763599893877" calcext:value-type="float">
            <text:p>0.00202763599893877</text:p>
          </table:table-cell>
          <table:table-cell office:value-type="float" office:value="0.00261088128208178" calcext:value-type="float">
            <text:p>0.00261088128208178</text:p>
          </table:table-cell>
        </table:table-row>
        <table:table-row table:style-name="ro1">
          <table:table-cell office:value-type="string" calcext:value-type="string">
            <text:p>Subgrou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298482074455" calcext:value-type="float">
            <text:p>1.298482074455E-05</text:p>
          </table:table-cell>
          <table:table-cell office:value-type="float" office:value="0.0000318061852256535" calcext:value-type="float">
            <text:p>3.18061852256535E-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302694587215" calcext:value-type="float">
            <text:p>3.02694587215E-06</text:p>
          </table:table-cell>
          <table:table-cell office:value-type="float" office:value="0.00000741447286579131" calcext:value-type="float">
            <text:p>7.41447286579131E-06</text:p>
          </table:table-cell>
        </table:table-row>
        <table:table-row table:style-name="ro1">
          <table:table-cell office:value-type="string" calcext:value-type="string">
            <text:p>Subgroup_25</text:p>
          </table:table-cell>
          <table:table-cell office:value-type="float" office:value="0.000116938071772833" calcext:value-type="float">
            <text:p>0.000116938071772833</text:p>
          </table:table-cell>
          <table:table-cell office:value-type="float" office:value="0.000286438607348398" calcext:value-type="float">
            <text:p>0.0002864386073483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432827358151667" calcext:value-type="float">
            <text:p>4.32827358151667E-06</text:p>
          </table:table-cell>
          <table:table-cell office:value-type="float" office:value="0.0000106020617418845" calcext:value-type="float">
            <text:p>1.0602061741884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group_6</text:p>
          </table:table-cell>
          <table:table-cell office:value-type="float" office:value="0.000129435809916833" calcext:value-type="float">
            <text:p>0.000129435809916833</text:p>
          </table:table-cell>
          <table:table-cell office:value-type="float" office:value="0.000245408404955829" calcext:value-type="float">
            <text:p>0.0002454084049558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91235324339666" calcext:value-type="float">
            <text:p>4.91235324339666E-05</text:p>
          </table:table-cell>
          <table:table-cell office:value-type="float" office:value="0.000110791053201102" calcext:value-type="float">
            <text:p>0.0001107910532011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67093278528" calcext:value-type="float">
            <text:p>4.67093278528E-06</text:p>
          </table:table-cell>
          <table:table-cell office:value-type="float" office:value="0.0000104445232262185" calcext:value-type="float">
            <text:p>1.04445232262185E-05</text:p>
          </table:table-cell>
          <table:table-cell office:value-type="float" office:value="0.00000474752653866667" calcext:value-type="float">
            <text:p>4.74752653866667E-06</text:p>
          </table:table-cell>
          <table:table-cell office:value-type="float" office:value="0.0000116290175600549" calcext:value-type="float">
            <text:p>1.16290175600549E-05</text:p>
          </table:table-cell>
        </table:table-row>
        <table:table-row table:style-name="ro1">
          <table:table-cell office:value-type="string" calcext:value-type="string">
            <text:p>Subgroup_7</text:p>
          </table:table-cell>
          <table:table-cell office:value-type="float" office:value="0.00000895239118368333" calcext:value-type="float">
            <text:p>8.95239118368333E-06</text:p>
          </table:table-cell>
          <table:table-cell office:value-type="float" office:value="0.0000219287903778149" calcext:value-type="float">
            <text:p>2.1928790377814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fobacill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890503668875" calcext:value-type="float">
            <text:p>8.90503668875E-06</text:p>
          </table:table-cell>
          <table:table-cell office:value-type="float" office:value="0.000021812796028201" calcext:value-type="float">
            <text:p>2.181279602820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6801535671667" calcext:value-type="float">
            <text:p>0.00226801535671667</text:p>
          </table:table-cell>
          <table:table-cell office:value-type="float" office:value="0.0055554803527522" calcext:value-type="float">
            <text:p>0.005555480352752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0485</text:p>
          </table:table-cell>
          <table:table-cell office:value-type="float" office:value="0.00000527109227573333" calcext:value-type="float">
            <text:p>5.27109227573333E-06</text:p>
          </table:table-cell>
          <table:table-cell office:value-type="float" office:value="0.0000129114864626724" calcext:value-type="float">
            <text:p>1.29114864626724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1295106021" calcext:value-type="float">
            <text:p>0.0021295106021</text:p>
          </table:table-cell>
          <table:table-cell office:value-type="float" office:value="0.00521621437699198" calcext:value-type="float">
            <text:p>0.0052162143769919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283202588486" calcext:value-type="float">
            <text:p>0.0000283202588486</text:p>
          </table:table-cell>
          <table:table-cell office:value-type="float" office:value="0.0000532001547028229" calcext:value-type="float">
            <text:p>5.32001547028229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3-20</text:p>
          </table:table-cell>
          <table:table-cell office:value-type="float" office:value="0.000140050018079333" calcext:value-type="float">
            <text:p>0.000140050018079333</text:p>
          </table:table-cell>
          <table:table-cell office:value-type="float" office:value="0.000218204232395792" calcext:value-type="float">
            <text:p>0.0002182042323957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80049334096" calcext:value-type="float">
            <text:p>0.0000080049334096</text:p>
          </table:table-cell>
          <table:table-cell office:value-type="float" office:value="0.000012462666772497" calcext:value-type="float">
            <text:p>1.246266677249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512098322878" calcext:value-type="float">
            <text:p>5.12098322878E-06</text:p>
          </table:table-cell>
          <table:table-cell office:value-type="float" office:value="0.0000114508666111884" calcext:value-type="float">
            <text:p>1.14508666111884E-05</text:p>
          </table:table-cell>
          <table:table-cell office:value-type="float" office:value="0.00000474752653866667" calcext:value-type="float">
            <text:p>4.74752653866667E-06</text:p>
          </table:table-cell>
          <table:table-cell office:value-type="float" office:value="0.0000116290175600549" calcext:value-type="float">
            <text:p>1.16290175600549E-05</text:p>
          </table:table-cell>
        </table:table-row>
        <table:table-row table:style-name="ro1">
          <table:table-cell office:value-type="string" calcext:value-type="string">
            <text:p>Tannerella</text:p>
          </table:table-cell>
          <table:table-cell office:value-type="float" office:value="0.00007309045549965" calcext:value-type="float">
            <text:p>7.309045549965E-05</text:p>
          </table:table-cell>
          <table:table-cell office:value-type="float" office:value="0.00015019318934169" calcext:value-type="float">
            <text:p>0.0001501931893416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diphaga</text:p>
          </table:table-cell>
          <table:table-cell office:value-type="float" office:value="0.0001576305990815" calcext:value-type="float">
            <text:p>0.0001576305990815</text:p>
          </table:table-cell>
          <table:table-cell office:value-type="float" office:value="0.000386114535598902" calcext:value-type="float">
            <text:p>0.0003861145355989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pidiphilus</text:p>
          </table:table-cell>
          <table:table-cell office:value-type="float" office:value="0.0000030356015348" calcext:value-type="float">
            <text:p>0.0000030356015348</text:p>
          </table:table-cell>
          <table:table-cell office:value-type="float" office:value="0.00000743567482266947" calcext:value-type="float">
            <text:p>7.4356748226694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96834556291667" calcext:value-type="float">
            <text:p>2.96834556291667E-06</text:p>
          </table:table-cell>
          <table:table-cell office:value-type="float" office:value="0.00000727093200940033" calcext:value-type="float">
            <text:p>7.270932009400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128766922475" calcext:value-type="float">
            <text:p>5.128766922475E-05</text:p>
          </table:table-cell>
          <table:table-cell office:value-type="float" office:value="0.000115160051641486" calcext:value-type="float">
            <text:p>0.00011516005164148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saracoccus</text:p>
          </table:table-cell>
          <table:table-cell office:value-type="float" office:value="0.0000632531073088333" calcext:value-type="float">
            <text:p>6.32531073088333E-05</text:p>
          </table:table-cell>
          <table:table-cell office:value-type="float" office:value="0.000154937837552151" calcext:value-type="float">
            <text:p>0.00015493783755215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40768901482" calcext:value-type="float">
            <text:p>0.0000040768901482</text:p>
          </table:table-cell>
          <table:table-cell office:value-type="float" office:value="0.00000911620350817439" calcext:value-type="float">
            <text:p>9.1162035081743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moactinomyc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27659933726667" calcext:value-type="float">
            <text:p>5.27659933726667E-06</text:p>
          </table:table-cell>
          <table:table-cell office:value-type="float" office:value="0.0000129249759534112" calcext:value-type="float">
            <text:p>1.292497595341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67665982808333" calcext:value-type="float">
            <text:p>3.67665982808333E-06</text:p>
          </table:table-cell>
          <table:table-cell office:value-type="float" office:value="0.00000900594053659309" calcext:value-type="float">
            <text:p>9.00594053659309E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office:value-type="float" office:value="0.0000348535292425" calcext:value-type="float">
            <text:p>0.0000348535292425</text:p>
          </table:table-cell>
          <table:table-cell office:value-type="float" office:value="0.0000522662268535703" calcext:value-type="float">
            <text:p>5.22662268535703E-05</text:p>
          </table:table-cell>
        </table:table-row>
        <table:table-row table:style-name="ro1">
          <table:table-cell office:value-type="string" calcext:value-type="string">
            <text:p>Thermopolyspor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40148002287833" calcext:value-type="float">
            <text:p>2.40148002287833E-05</text:p>
          </table:table-cell>
          <table:table-cell office:value-type="float" office:value="0.0000373880003174685" calcext:value-type="float">
            <text:p>3.73880003174685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mus</text:p>
          </table:table-cell>
          <table:table-cell office:value-type="float" office:value="0.0006123487236965" calcext:value-type="float">
            <text:p>0.0006123487236965</text:p>
          </table:table-cell>
          <table:table-cell office:value-type="float" office:value="0.00061168096825877" calcext:value-type="float">
            <text:p>0.00061168096825877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office:value-type="float" office:value="0.0000240147277361333" calcext:value-type="float">
            <text:p>2.40147277361333E-05</text:p>
          </table:table-cell>
          <table:table-cell office:value-type="float" office:value="0.0000499190286141683" calcext:value-type="float">
            <text:p>4.99190286141683E-05</text:p>
          </table:table-cell>
          <table:table-cell office:value-type="float" office:value="0.0000147367853641667" calcext:value-type="float">
            <text:p>1.47367853641667E-05</text:p>
          </table:table-cell>
          <table:table-cell office:value-type="float" office:value="0.0000307633236776997" calcext:value-type="float">
            <text:p>3.07633236776997E-05</text:p>
          </table:table-cell>
          <table:table-cell office:value-type="float" office:value="0.0003757976272775" calcext:value-type="float">
            <text:p>0.0003757976272775</text:p>
          </table:table-cell>
          <table:table-cell office:value-type="float" office:value="0.000321191392954576" calcext:value-type="float">
            <text:p>0.00032119139295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33160090086667" calcext:value-type="float">
            <text:p>3.33160090086667E-06</text:p>
          </table:table-cell>
          <table:table-cell office:value-type="float" office:value="0.0000081607222337201" calcext:value-type="float">
            <text:p>8.160722233720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654540408998" calcext:value-type="float">
            <text:p>2.654540408998E-05</text:p>
          </table:table-cell>
          <table:table-cell office:value-type="float" office:value="0.0000243327674358929" calcext:value-type="float">
            <text:p>2.43327674358929E-05</text:p>
          </table:table-cell>
          <table:table-cell office:value-type="float" office:value="0.00007106315156822" calcext:value-type="float">
            <text:p>7.106315156822E-05</text:p>
          </table:table-cell>
          <table:table-cell office:value-type="float" office:value="0.0000551767094729404" calcext:value-type="float">
            <text:p>5.51767094729404E-05</text:p>
          </table:table-cell>
          <table:table-cell office:value-type="float" office:value="0.0003728817179101" calcext:value-type="float">
            <text:p>0.0003728817179101</text:p>
          </table:table-cell>
          <table:table-cell office:value-type="float" office:value="0.000482457927474499" calcext:value-type="float">
            <text:p>0.000482457927474499</text:p>
          </table:table-cell>
        </table:table-row>
        <table:table-row table:style-name="ro1">
          <table:table-cell office:value-type="string" calcext:value-type="string">
            <text:p>Thiobacillus</text:p>
          </table:table-cell>
          <table:table-cell office:value-type="float" office:value="0.0000170411458466667" calcext:value-type="float">
            <text:p>1.70411458466667E-05</text:p>
          </table:table-cell>
          <table:table-cell office:value-type="float" office:value="0.0000417421119566822" calcext:value-type="float">
            <text:p>4.1742111956682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8733822516667" calcext:value-type="float">
            <text:p>1.18733822516667E-05</text:p>
          </table:table-cell>
          <table:table-cell office:value-type="float" office:value="0.0000290837280376013" calcext:value-type="float">
            <text:p>2.9083728037601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561594280625" calcext:value-type="float">
            <text:p>5.561594280625E-05</text:p>
          </table:table-cell>
          <table:table-cell office:value-type="float" office:value="0.000125733568636719" calcext:value-type="float">
            <text:p>0.000125733568636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445851353158" calcext:value-type="float">
            <text:p>4.45851353158E-06</text:p>
          </table:table-cell>
          <table:table-cell office:value-type="float" office:value="0.00000996953933521554" calcext:value-type="float">
            <text:p>9.96953933521554E-06</text:p>
          </table:table-cell>
          <table:table-cell office:value-type="float" office:value="0.00000835893860078333" calcext:value-type="float">
            <text:p>8.35893860078333E-06</text:p>
          </table:table-cell>
          <table:table-cell office:value-type="float" office:value="0.0000131278015238566" calcext:value-type="float">
            <text:p>1.31278015238566E-05</text:p>
          </table:table-cell>
        </table:table-row>
        <table:table-row table:style-name="ro1">
          <table:table-cell office:value-type="string" calcext:value-type="string">
            <text:p>Thiovirga</text:p>
          </table:table-cell>
          <table:table-cell office:value-type="float" office:value="0.0000878676028686667" calcext:value-type="float">
            <text:p>8.78676028686667E-05</text:p>
          </table:table-cell>
          <table:table-cell office:value-type="float" office:value="0.000161393642856743" calcext:value-type="float">
            <text:p>0.0001613936428567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sierella</text:p>
          </table:table-cell>
          <table:table-cell office:value-type="float" office:value="0.0000134285867755333" calcext:value-type="float">
            <text:p>1.34285867755333E-05</text:p>
          </table:table-cell>
          <table:table-cell office:value-type="float" office:value="0.0000328931855667427" calcext:value-type="float">
            <text:p>3.2893185566742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38055046983333" calcext:value-type="float">
            <text:p>2.38055046983333E-05</text:p>
          </table:table-cell>
          <table:table-cell office:value-type="float" office:value="0.0000583113395803443" calcext:value-type="float">
            <text:p>5.83113395803443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ponema</text:p>
          </table:table-cell>
          <table:table-cell office:value-type="float" office:value="0.0001290245317185" calcext:value-type="float">
            <text:p>0.0001290245317185</text:p>
          </table:table-cell>
          <table:table-cell office:value-type="float" office:value="0.000210120754330506" calcext:value-type="float">
            <text:p>0.00021012075433050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hococcus</text:p>
          </table:table-cell>
          <table:table-cell office:value-type="float" office:value="0.0000449988588305167" calcext:value-type="float">
            <text:p>4.49988588305167E-05</text:p>
          </table:table-cell>
          <table:table-cell office:value-type="float" office:value="0.0000520048782492286" calcext:value-type="float">
            <text:p>5.20048782492286E-05</text:p>
          </table:table-cell>
          <table:table-cell office:value-type="float" office:value="0.00000293706458018333" calcext:value-type="float">
            <text:p>2.93706458018333E-06</text:p>
          </table:table-cell>
          <table:table-cell office:value-type="float" office:value="0.00000719430956305085" calcext:value-type="float">
            <text:p>7.1943095630508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73444498101667" calcext:value-type="float">
            <text:p>4.73444498101667E-06</text:p>
          </table:table-cell>
          <table:table-cell office:value-type="float" office:value="0.0000115969744187716" calcext:value-type="float">
            <text:p>1.15969744187716E-05</text:p>
          </table:table-cell>
          <table:table-cell office:value-type="float" office:value="0.0000294132786246667" calcext:value-type="float">
            <text:p>2.94132786246667E-05</text:p>
          </table:table-cell>
          <table:table-cell office:value-type="float" office:value="0.0000720475242927447" calcext:value-type="float">
            <text:p>7.20475242927447E-05</text:p>
          </table:table-cell>
          <table:table-cell office:value-type="float" office:value="0.0000041622962556" calcext:value-type="float">
            <text:p>0.0000041622962556</text:p>
          </table:table-cell>
          <table:table-cell office:value-type="float" office:value="0.000010195501984517" calcext:value-type="float">
            <text:p>1.0195501984517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879352796342" calcext:value-type="float">
            <text:p>8.79352796342E-06</text:p>
          </table:table-cell>
          <table:table-cell office:value-type="float" office:value="0.0000196629262882524" calcext:value-type="float">
            <text:p>1.96629262882524E-05</text:p>
          </table:table-cell>
          <table:table-cell office:value-type="float" office:value="0.00000957949676036" calcext:value-type="float">
            <text:p>9.57949676036E-06</text:p>
          </table:table-cell>
          <table:table-cell office:value-type="float" office:value="0.000013169439173798" calcext:value-type="float">
            <text:p>1.3169439173798E-05</text:p>
          </table:table-cell>
          <table:table-cell office:value-type="float" office:value="0.00003808752717275" calcext:value-type="float">
            <text:p>3.808752717275E-05</text:p>
          </table:table-cell>
          <table:table-cell office:value-type="float" office:value="0.0000599187894533288" calcext:value-type="float">
            <text:p>5.99187894533288E-05</text:p>
          </table:table-cell>
        </table:table-row>
        <table:table-row table:style-name="ro1">
          <table:table-cell office:value-type="string" calcext:value-type="string">
            <text:p>Truepera</text:p>
          </table:table-cell>
          <table:table-cell office:value-type="float" office:value="0.0003314027829405" calcext:value-type="float">
            <text:p>0.0003314027829405</text:p>
          </table:table-cell>
          <table:table-cell office:value-type="float" office:value="0.000543894590216128" calcext:value-type="float">
            <text:p>0.00054389459021612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mebacillu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60829280773333" calcext:value-type="float">
            <text:p>9.60829280773333E-05</text:p>
          </table:table-cell>
          <table:table-cell office:value-type="float" office:value="0.000214467226182432" calcext:value-type="float">
            <text:p>0.00021446722618243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icibacter</text:p>
          </table:table-cell>
          <table:table-cell office:value-type="float" office:value="0.000121476282956667" calcext:value-type="float">
            <text:p>0.000121476282956667</text:p>
          </table:table-cell>
          <table:table-cell office:value-type="float" office:value="0.000240439654808884" calcext:value-type="float">
            <text:p>0.000240439654808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5129081329" calcext:value-type="float">
            <text:p>0.0000085129081329</text:p>
          </table:table-cell>
          <table:table-cell office:value-type="float" office:value="0.0000137445654529152" calcext:value-type="float">
            <text:p>1.3744565452915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98612717182167" calcext:value-type="float">
            <text:p>8.98612717182167E-05</text:p>
          </table:table-cell>
          <table:table-cell office:value-type="float" office:value="0.00012800165721912" calcext:value-type="float">
            <text:p>0.000128001657219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912944631686" calcext:value-type="float">
            <text:p>9.12944631686E-06</text:p>
          </table:table-cell>
          <table:table-cell office:value-type="float" office:value="0.0000125066477286581" calcext:value-type="float">
            <text:p>1.2506647728658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zzerella</text:p>
          </table:table-cell>
          <table:table-cell office:value-type="float" office:value="0.0009815046439125" calcext:value-type="float">
            <text:p>0.0009815046439125</text:p>
          </table:table-cell>
          <table:table-cell office:value-type="float" office:value="0.000979294779644432" calcext:value-type="float">
            <text:p>0.000979294779644432</text:p>
          </table:table-cell>
          <table:table-cell office:value-type="float" office:value="0.0008611846711727" calcext:value-type="float">
            <text:p>0.0008611846711727</text:p>
          </table:table-cell>
          <table:table-cell office:value-type="float" office:value="0.00181750988619876" calcext:value-type="float">
            <text:p>0.00181750988619876</text:p>
          </table:table-cell>
          <table:table-cell office:value-type="float" office:value="0.00052917288802455" calcext:value-type="float">
            <text:p>0.00052917288802455</text:p>
          </table:table-cell>
          <table:table-cell office:value-type="float" office:value="0.000366277971143447" calcext:value-type="float">
            <text:p>0.000366277971143447</text:p>
          </table:table-cell>
          <table:table-cell office:value-type="float" office:value="0.000726402046164383" calcext:value-type="float">
            <text:p>0.000726402046164383</text:p>
          </table:table-cell>
          <table:table-cell office:value-type="float" office:value="0.0013944543277452" calcext:value-type="float">
            <text:p>0.0013944543277452</text:p>
          </table:table-cell>
          <table:table-cell office:value-type="float" office:value="0.0002314618930288" calcext:value-type="float">
            <text:p>0.0002314618930288</text:p>
          </table:table-cell>
          <table:table-cell office:value-type="float" office:value="0.000344227769926255" calcext:value-type="float">
            <text:p>0.000344227769926255</text:p>
          </table:table-cell>
          <table:table-cell office:value-type="float" office:value="0.0015393123664575" calcext:value-type="float">
            <text:p>0.0015393123664575</text:p>
          </table:table-cell>
          <table:table-cell office:value-type="float" office:value="0.00117783923780711" calcext:value-type="float">
            <text:p>0.00117783923780711</text:p>
          </table:table-cell>
          <table:table-cell office:value-type="float" office:value="0.00138421300324258" calcext:value-type="float">
            <text:p>0.00138421300324258</text:p>
          </table:table-cell>
          <table:table-cell office:value-type="float" office:value="0.000864265397799138" calcext:value-type="float">
            <text:p>0.000864265397799138</text:p>
          </table:table-cell>
          <table:table-cell office:value-type="float" office:value="0.00341861543925764" calcext:value-type="float">
            <text:p>0.00341861543925764</text:p>
          </table:table-cell>
          <table:table-cell office:value-type="float" office:value="0.00296235510460323" calcext:value-type="float">
            <text:p>0.00296235510460323</text:p>
          </table:table-cell>
          <table:table-cell office:value-type="float" office:value="0.00117891746829028" calcext:value-type="float">
            <text:p>0.00117891746829028</text:p>
          </table:table-cell>
          <table:table-cell office:value-type="float" office:value="0.00126054628898004" calcext:value-type="float">
            <text:p>0.00126054628898004</text:p>
          </table:table-cell>
          <table:table-cell office:value-type="float" office:value="0.00042061616962408" calcext:value-type="float">
            <text:p>0.00042061616962408</text:p>
          </table:table-cell>
          <table:table-cell office:value-type="float" office:value="0.000410543848012969" calcext:value-type="float">
            <text:p>0.000410543848012969</text:p>
          </table:table-cell>
          <table:table-cell office:value-type="float" office:value="0.00160961577756141" calcext:value-type="float">
            <text:p>0.00160961577756141</text:p>
          </table:table-cell>
          <table:table-cell office:value-type="float" office:value="0.0030992316764932" calcext:value-type="float">
            <text:p>0.0030992316764932</text:p>
          </table:table-cell>
        </table:table-row>
        <table:table-row table:style-name="ro1">
          <table:table-cell office:value-type="string" calcext:value-type="string">
            <text:p>UBA124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01201269825578" calcext:value-type="float">
            <text:p>1.201269825578E-05</text:p>
          </table:table-cell>
          <table:table-cell office:value-type="float" office:value="0.000018116704491665" calcext:value-type="float">
            <text:p>1.8116704491665E-05</text:p>
          </table:table-cell>
          <table:table-cell office:value-type="float" office:value="0.0000498302315264167" calcext:value-type="float">
            <text:p>4.98302315264167E-05</text:p>
          </table:table-cell>
          <table:table-cell office:value-type="float" office:value="0.0000821640902597256" calcext:value-type="float">
            <text:p>8.21640902597256E-05</text:p>
          </table:table-cell>
        </table:table-row>
        <table:table-row table:style-name="ro1">
          <table:table-cell office:value-type="string" calcext:value-type="string">
            <text:p>UC5-1-2E3</text:p>
          </table:table-cell>
          <table:table-cell office:value-type="float" office:value="0.00000271949004123333" calcext:value-type="float">
            <text:p>2.71949004123333E-06</text:p>
          </table:table-cell>
          <table:table-cell office:value-type="float" office:value="0.00000666136296160205" calcext:value-type="float">
            <text:p>6.66136296160205E-06</text:p>
          </table:table-cell>
          <table:table-cell office:value-type="float" office:value="0.0000499251318425" calcext:value-type="float">
            <text:p>0.0000499251318425</text:p>
          </table:table-cell>
          <table:table-cell office:value-type="float" office:value="0.0000704804924284169" calcext:value-type="float">
            <text:p>7.04804924284169E-05</text:p>
          </table:table-cell>
          <table:table-cell office:value-type="float" office:value="0.000356918053837167" calcext:value-type="float">
            <text:p>0.000356918053837167</text:p>
          </table:table-cell>
          <table:table-cell office:value-type="float" office:value="0.000482605656905739" calcext:value-type="float">
            <text:p>0.000482605656905739</text:p>
          </table:table-cell>
          <table:table-cell office:value-type="float" office:value="0.000140950708810167" calcext:value-type="float">
            <text:p>0.000140950708810167</text:p>
          </table:table-cell>
          <table:table-cell office:value-type="float" office:value="0.000257562968733967" calcext:value-type="float">
            <text:p>0.000257562968733967</text:p>
          </table:table-cell>
          <table:table-cell office:value-type="float" office:value="0.0000267299876201167" calcext:value-type="float">
            <text:p>2.67299876201167E-05</text:p>
          </table:table-cell>
          <table:table-cell office:value-type="float" office:value="0.0000348098681630124" calcext:value-type="float">
            <text:p>3.48098681630124E-05</text:p>
          </table:table-cell>
          <table:table-cell office:value-type="float" office:value="0.00078383424960895" calcext:value-type="float">
            <text:p>0.00078383424960895</text:p>
          </table:table-cell>
          <table:table-cell office:value-type="float" office:value="0.00100244223167863" calcext:value-type="float">
            <text:p>0.00100244223167863</text:p>
          </table:table-cell>
          <table:table-cell office:value-type="float" office:value="0.000990581856234667" calcext:value-type="float">
            <text:p>0.000990581856234667</text:p>
          </table:table-cell>
          <table:table-cell office:value-type="float" office:value="0.000316790122413559" calcext:value-type="float">
            <text:p>0.000316790122413559</text:p>
          </table:table-cell>
          <table:table-cell office:value-type="float" office:value="0.0006800680603965" calcext:value-type="float">
            <text:p>0.0006800680603965</text:p>
          </table:table-cell>
          <table:table-cell office:value-type="float" office:value="0.000821552151499911" calcext:value-type="float">
            <text:p>0.000821552151499911</text:p>
          </table:table-cell>
          <table:table-cell office:value-type="float" office:value="0.0003931660769884" calcext:value-type="float">
            <text:p>0.0003931660769884</text:p>
          </table:table-cell>
          <table:table-cell office:value-type="float" office:value="0.000533924290268563" calcext:value-type="float">
            <text:p>0.000533924290268563</text:p>
          </table:table-cell>
          <table:table-cell office:value-type="float" office:value="0.00019378812248464" calcext:value-type="float">
            <text:p>0.00019378812248464</text:p>
          </table:table-cell>
          <table:table-cell office:value-type="float" office:value="0.000263427502560965" calcext:value-type="float">
            <text:p>0.000263427502560965</text:p>
          </table:table-cell>
          <table:table-cell office:value-type="float" office:value="0.0000920663062644667" calcext:value-type="float">
            <text:p>9.20663062644667E-05</text:p>
          </table:table-cell>
          <table:table-cell office:value-type="float" office:value="0.000194430920515069" calcext:value-type="float">
            <text:p>0.000194430920515069</text:p>
          </table:table-cell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649241037226667" calcext:value-type="float">
            <text:p>6.49241037226667E-06</text:p>
          </table:table-cell>
          <table:table-cell office:value-type="float" office:value="0.0000159030926128063" calcext:value-type="float">
            <text:p>1.59030926128063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38589179594" calcext:value-type="float">
            <text:p>0.0000038589179594</text:p>
          </table:table-cell>
          <table:table-cell office:value-type="float" office:value="0.00000862880287681317" calcext:value-type="float">
            <text:p>8.6288028768131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illonella</text:p>
          </table:table-cell>
          <table:table-cell office:value-type="float" office:value="0.000367072055476833" calcext:value-type="float">
            <text:p>0.000367072055476833</text:p>
          </table:table-cell>
          <table:table-cell office:value-type="float" office:value="0.000597052457642387" calcext:value-type="float">
            <text:p>0.000597052457642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3649230538" calcext:value-type="float">
            <text:p>0.000043649230538</text:p>
          </table:table-cell>
          <table:table-cell office:value-type="float" office:value="0.0000654334947870326" calcext:value-type="float">
            <text:p>6.54334947870326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604237006408" calcext:value-type="float">
            <text:p>6.04237006408E-06</text:p>
          </table:table-cell>
          <table:table-cell office:value-type="float" office:value="0.00000827997360105885" calcext:value-type="float">
            <text:p>8.27997360105885E-06</text:p>
          </table:table-cell>
          <table:table-cell office:value-type="float" office:value="0.00003077040939212" calcext:value-type="float">
            <text:p>3.077040939212E-05</text:p>
          </table:table-cell>
          <table:table-cell office:value-type="float" office:value="0.0000344662729366803" calcext:value-type="float">
            <text:p>3.44662729366803E-05</text:p>
          </table:table-cell>
          <table:table-cell office:value-type="float" office:value="0.00000361141206211667" calcext:value-type="float">
            <text:p>3.61141206211667E-06</text:p>
          </table:table-cell>
          <table:table-cell office:value-type="float" office:value="0.00000884611680311822" calcext:value-type="float">
            <text:p>8.84611680311822E-06</text:p>
          </table:table-cell>
        </table:table-row>
        <table:table-row table:style-name="ro1">
          <table:table-cell office:value-type="string" calcext:value-type="string">
            <text:p>Vibri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64506774040667" calcext:value-type="float">
            <text:p>7.64506774040667E-05</text:p>
          </table:table-cell>
          <table:table-cell office:value-type="float" office:value="0.0000878377507526079" calcext:value-type="float">
            <text:p>8.78377507526079E-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caniibacterium</text:p>
          </table:table-cell>
          <table:table-cell office:value-type="float" office:value="0.0000127808593849833" calcext:value-type="float">
            <text:p>1.27808593849833E-05</text:p>
          </table:table-cell>
          <table:table-cell office:value-type="float" office:value="0.0000313065839674708" calcext:value-type="float">
            <text:p>3.1306583967470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2159834044552" calcext:value-type="float">
            <text:p>2.159834044552E-05</text:p>
          </table:table-cell>
          <table:table-cell office:value-type="float" office:value="0.0000406015054803162" calcext:value-type="float">
            <text:p>4.06015054803162E-05</text:p>
          </table:table-cell>
          <table:table-cell office:value-type="float" office:value="0.00001239432163918" calcext:value-type="float">
            <text:p>1.239432163918E-05</text:p>
          </table:table-cell>
          <table:table-cell office:value-type="float" office:value="0.000011365183189808" calcext:value-type="float">
            <text:p>1.1365183189808E-05</text:p>
          </table:table-cell>
          <table:table-cell office:value-type="float" office:value="0.0000419963559934833" calcext:value-type="float">
            <text:p>4.19963559934833E-05</text:p>
          </table:table-cell>
          <table:table-cell office:value-type="float" office:value="0.0000560038945172386" calcext:value-type="float">
            <text:p>5.60038945172386E-05</text:p>
          </table:table-cell>
        </table:table-row>
        <table:table-row table:style-name="ro1">
          <table:table-cell office:value-type="string" calcext:value-type="string">
            <text:p>Weiss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251793094172333" calcext:value-type="float">
            <text:p>2.51793094172333E-05</text:p>
          </table:table-cell>
          <table:table-cell office:value-type="float" office:value="0.0000286231751883317" calcext:value-type="float">
            <text:p>2.86231751883317E-05</text:p>
          </table:table-cell>
          <table:table-cell office:value-type="float" office:value="0.0000166714404538667" calcext:value-type="float">
            <text:p>1.66714404538667E-05</text:p>
          </table:table-cell>
          <table:table-cell office:value-type="float" office:value="0.0000308919344457658" calcext:value-type="float">
            <text:p>3.08919344457658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341628062695" calcext:value-type="float">
            <text:p>3.41628062695E-06</text:p>
          </table:table-cell>
          <table:table-cell office:value-type="float" office:value="0.00000836814435418291" calcext:value-type="float">
            <text:p>8.36814435418291E-06</text:p>
          </table:table-cell>
          <table:table-cell office:value-type="float" office:value="0.0000029311759878" calcext:value-type="float">
            <text:p>0.0000029311759878</text:p>
          </table:table-cell>
          <table:table-cell office:value-type="float" office:value="0.00000655430876273589" calcext:value-type="float">
            <text:p>6.55430876273589E-06</text:p>
          </table:table-cell>
          <table:table-cell office:value-type="float" office:value="0.00026830777395946" calcext:value-type="float">
            <text:p>0.00026830777395946</text:p>
          </table:table-cell>
          <table:table-cell office:value-type="float" office:value="0.000317946391385" calcext:value-type="float">
            <text:p>0.000317946391385</text:p>
          </table:table-cell>
          <table:table-cell office:value-type="float" office:value="0.0000821442330196167" calcext:value-type="float">
            <text:p>8.21442330196167E-05</text:p>
          </table:table-cell>
          <table:table-cell office:value-type="float" office:value="0.000102592213900344" calcext:value-type="float">
            <text:p>0.000102592213900344</text:p>
          </table:table-cell>
        </table:table-row>
        <table:table-row table:style-name="ro1">
          <table:table-cell office:value-type="string" calcext:value-type="string">
            <text:p>Woeseia</text:p>
          </table:table-cell>
          <table:table-cell office:value-type="float" office:value="0.000137826753992833" calcext:value-type="float">
            <text:p>0.000137826753992833</text:p>
          </table:table-cell>
          <table:table-cell office:value-type="float" office:value="0.000325243343275284" calcext:value-type="float">
            <text:p>0.00032524334327528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0.0000170411458466667" calcext:value-type="float">
            <text:p>1.70411458466667E-05</text:p>
          </table:table-cell>
          <table:table-cell office:value-type="float" office:value="0.0000417421119566822" calcext:value-type="float">
            <text:p>4.1742111956682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21584788603167" calcext:value-type="float">
            <text:p>9.21584788603167E-05</text:p>
          </table:table-cell>
          <table:table-cell office:value-type="float" office:value="0.000125703654255032" calcext:value-type="float">
            <text:p>0.000125703654255032</text:p>
          </table:table-cell>
          <table:table-cell office:value-type="float" office:value="0.0000339488894397833" calcext:value-type="float">
            <text:p>3.39488894397833E-05</text:p>
          </table:table-cell>
          <table:table-cell office:value-type="float" office:value="0.0000609203410841202" calcext:value-type="float">
            <text:p>6.09203410841202E-05</text:p>
          </table:table-cell>
          <table:table-cell office:value-type="float" office:value="0.00003068458397015" calcext:value-type="float">
            <text:p>3.068458397015E-05</text:p>
          </table:table-cell>
          <table:table-cell office:value-type="float" office:value="0.0000445244024855981" calcext:value-type="float">
            <text:p>4.4524402485598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3532085665167" calcext:value-type="float">
            <text:p>0.000303532085665167</text:p>
          </table:table-cell>
          <table:table-cell office:value-type="float" office:value="0.000105188553360476" calcext:value-type="float">
            <text:p>0.000105188553360476</text:p>
          </table:table-cell>
          <table:table-cell office:value-type="float" office:value="0.000565170136823667" calcext:value-type="float">
            <text:p>0.000565170136823667</text:p>
          </table:table-cell>
          <table:table-cell office:value-type="float" office:value="0.000268728823928496" calcext:value-type="float">
            <text:p>0.000268728823928496</text:p>
          </table:table-cell>
          <table:table-cell office:value-type="float" office:value="0.00000622238815258" calcext:value-type="float">
            <text:p>6.22238815258E-06</text:p>
          </table:table-cell>
          <table:table-cell office:value-type="float" office:value="0.0000139136828915582" calcext:value-type="float">
            <text:p>1.3913682891558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7263434065217" calcext:value-type="float">
            <text:p>0.000307263434065217</text:p>
          </table:table-cell>
          <table:table-cell office:value-type="float" office:value="0.000626912431387867" calcext:value-type="float">
            <text:p>0.000626912431387867</text:p>
          </table:table-cell>
        </table:table-row>
        <table:table-row table:style-name="ro1">
          <table:table-cell office:value-type="string" calcext:value-type="string">
            <text:p>Xanthobacteraceae</text:p>
          </table:table-cell>
          <table:table-cell office:value-type="float" office:value="0.0000979016414841667" calcext:value-type="float">
            <text:p>9.79016414841667E-05</text:p>
          </table:table-cell>
          <table:table-cell office:value-type="float" office:value="0.000239809066617102" calcext:value-type="float">
            <text:p>0.000239809066617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70882405135" calcext:value-type="float">
            <text:p>0.0000670882405135</text:p>
          </table:table-cell>
          <table:table-cell office:value-type="float" office:value="0.000164331956999189" calcext:value-type="float">
            <text:p>0.0001643319569991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7844294704" calcext:value-type="float">
            <text:p>0.0000027844294704</text:p>
          </table:table-cell>
          <table:table-cell office:value-type="float" office:value="0.00000622617357436814" calcext:value-type="float">
            <text:p>6.2261735743681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37376326933333" calcext:value-type="float">
            <text:p>2.37376326933333E-06</text:p>
          </table:table-cell>
          <table:table-cell office:value-type="float" office:value="0.00000581450878002746" calcext:value-type="float">
            <text:p>5.81450878002746E-06</text:p>
          </table:table-cell>
        </table:table-row>
        <table:table-row table:style-name="ro1">
          <table:table-cell office:value-type="string" calcext:value-type="string">
            <text:p>Xanthomonadaceae</text:p>
          </table:table-cell>
          <table:table-cell office:value-type="float" office:value="0.0001355983936255" calcext:value-type="float">
            <text:p>0.0001355983936255</text:p>
          </table:table-cell>
          <table:table-cell office:value-type="float" office:value="0.000183472329294193" calcext:value-type="float">
            <text:p>0.000183472329294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313454075843333" calcext:value-type="float">
            <text:p>3.13454075843333E-06</text:p>
          </table:table-cell>
          <table:table-cell office:value-type="float" office:value="0.00000767802543611825" calcext:value-type="float">
            <text:p>7.67802543611825E-06</text:p>
          </table:table-cell>
          <table:table-cell office:value-type="float" office:value="0.00001107725337905" calcext:value-type="float">
            <text:p>1.107725337905E-05</text:p>
          </table:table-cell>
          <table:table-cell office:value-type="float" office:value="0.000018030137180234" calcext:value-type="float">
            <text:p>1.8030137180234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55688589408" calcext:value-type="float">
            <text:p>0.0000055688589408</text:p>
          </table:table-cell>
          <table:table-cell office:value-type="float" office:value="0.0000124523471487363" calcext:value-type="float">
            <text:p>1.24523471487363E-05</text:p>
          </table:table-cell>
          <table:table-cell office:value-type="float" office:value="0.00003413476688848" calcext:value-type="float">
            <text:p>3.413476688848E-05</text:p>
          </table:table-cell>
          <table:table-cell office:value-type="float" office:value="0.0000535772881876523" calcext:value-type="float">
            <text:p>5.35772881876523E-05</text:p>
          </table:table-cell>
          <table:table-cell office:value-type="float" office:value="0.0000102967736631" calcext:value-type="float">
            <text:p>0.0000102967736631</text:p>
          </table:table-cell>
          <table:table-cell office:value-type="float" office:value="0.0000116988754184881" calcext:value-type="float">
            <text:p>1.16988754184881E-05</text:p>
          </table:table-cell>
        </table:table-row>
        <table:table-row table:style-name="ro1">
          <table:table-cell office:value-type="string" calcext:value-type="string">
            <text:p>bacteriap25</text:p>
          </table:table-cell>
          <table:table-cell office:value-type="float" office:value="0.0001604499124325" calcext:value-type="float">
            <text:p>0.0001604499124325</text:p>
          </table:table-cell>
          <table:table-cell office:value-type="float" office:value="0.000393020414733868" calcext:value-type="float">
            <text:p>0.0003930204147338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216413679075" calcext:value-type="float">
            <text:p>2.16413679075E-06</text:p>
          </table:table-cell>
          <table:table-cell office:value-type="float" office:value="0.00000530103087092183" calcext:value-type="float">
            <text:p>5.30103087092183E-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classified_k__norank_d__Bacteria</text:p>
          </table:table-cell>
          <table:table-cell office:value-type="float" office:value="0.000471923459438333" calcext:value-type="float">
            <text:p>0.000471923459438333</text:p>
          </table:table-cell>
          <table:table-cell office:value-type="float" office:value="0.000313029623948262" calcext:value-type="float">
            <text:p>0.000313029623948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302892349455" calcext:value-type="float">
            <text:p>0.00019302892349455</text:p>
          </table:table-cell>
          <table:table-cell office:value-type="float" office:value="0.00018366536865641" calcext:value-type="float">
            <text:p>0.00018366536865641</text:p>
          </table:table-cell>
          <table:table-cell office:value-type="float" office:value="0.000111161583331933" calcext:value-type="float">
            <text:p>0.000111161583331933</text:p>
          </table:table-cell>
          <table:table-cell office:value-type="float" office:value="0.000209641928145316" calcext:value-type="float">
            <text:p>0.000209641928145316</text:p>
          </table:table-cell>
          <table:table-cell office:value-type="float" office:value="0.000858307547343" calcext:value-type="float">
            <text:p>0.000858307547343</text:p>
          </table:table-cell>
          <table:table-cell office:value-type="float" office:value="0.0010753489723584" calcext:value-type="float">
            <text:p>0.0010753489723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77364883892833" calcext:value-type="float">
            <text:p>0.000877364883892833</text:p>
          </table:table-cell>
          <table:table-cell office:value-type="float" office:value="0.00102449965830322" calcext:value-type="float">
            <text:p>0.00102449965830322</text:p>
          </table:table-cell>
          <table:table-cell office:value-type="float" office:value="0.000684179904420667" calcext:value-type="float">
            <text:p>0.000684179904420667</text:p>
          </table:table-cell>
          <table:table-cell office:value-type="float" office:value="0.000737407410530388" calcext:value-type="float">
            <text:p>0.000737407410530388</text:p>
          </table:table-cell>
          <table:table-cell office:value-type="float" office:value="0.0000146891515101" calcext:value-type="float">
            <text:p>0.0000146891515101</text:p>
          </table:table-cell>
          <table:table-cell office:value-type="float" office:value="0.0000179590638122555" calcext:value-type="float">
            <text:p>1.79590638122555E-05</text:p>
          </table:table-cell>
          <table:table-cell office:value-type="float" office:value="0.00023401802870572" calcext:value-type="float">
            <text:p>0.00023401802870572</text:p>
          </table:table-cell>
          <table:table-cell office:value-type="float" office:value="0.000302088689427059" calcext:value-type="float">
            <text:p>0.000302088689427059</text:p>
          </table:table-cell>
          <table:table-cell office:value-type="float" office:value="0.0000586895043011667" calcext:value-type="float">
            <text:p>5.86895043011667E-05</text:p>
          </table:table-cell>
          <table:table-cell office:value-type="float" office:value="0.00010050587848571" calcext:value-type="float">
            <text:p>0.0001005058784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0T22:51:04.017863981</dc:date>
    <meta:editing-duration>PT13S</meta:editing-duration>
    <meta:editing-cycles>1</meta:editing-cycles>
    <meta:document-statistic meta:table-count="1" meta:cell-count="8441" meta:object-count="0"/>
  </office:meta>
</office:document-meta>
</file>